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A3A9FA7389CE261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2" svg:font-family="'Times New Roman'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5.004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1.956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3.388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4.946cm"/>
    </style:style>
    <style:style style:name="co12" style:family="table-column">
      <style:table-column-properties fo:break-before="auto" style:column-width="3.743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3.131cm"/>
    </style:style>
    <style:style style:name="co15" style:family="table-column">
      <style:table-column-properties fo:break-before="auto" style:column-width="2.757cm"/>
    </style:style>
    <style:style style:name="co16" style:family="table-column">
      <style:table-column-properties fo:break-before="auto" style:column-width="2.859cm"/>
    </style:style>
    <style:style style:name="co17" style:family="table-column">
      <style:table-column-properties fo:break-before="auto" style:column-width="2.889cm"/>
    </style:style>
    <style:style style:name="co18" style:family="table-column">
      <style:table-column-properties fo:break-before="auto" style:column-width="5.701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4.357cm"/>
    </style:style>
    <style:style style:name="co21" style:family="table-column">
      <style:table-column-properties fo:break-before="auto" style:column-width="4.466cm"/>
    </style:style>
    <style:style style:name="co22" style:family="table-column">
      <style:table-column-properties fo:break-before="auto" style:column-width="3.157cm"/>
    </style:style>
    <style:style style:name="co23" style:family="table-column">
      <style:table-column-properties fo:break-before="auto" style:column-width="5.069cm"/>
    </style:style>
    <style:style style:name="co24" style:family="table-column">
      <style:table-column-properties fo:break-before="auto" style:column-width="4.482cm"/>
    </style:style>
    <style:style style:name="co25" style:family="table-column">
      <style:table-column-properties fo:break-before="auto" style:column-width="4.598cm"/>
    </style:style>
    <style:style style:name="co26" style:family="table-column">
      <style:table-column-properties fo:break-before="auto" style:column-width="5.027cm"/>
    </style:style>
    <style:style style:name="co27" style:family="table-column">
      <style:table-column-properties fo:break-before="auto" style:column-width="5.613cm"/>
    </style:style>
    <style:style style:name="co28" style:family="table-column">
      <style:table-column-properties fo:break-before="auto" style:column-width="5.907cm"/>
    </style:style>
    <style:style style:name="co29" style:family="table-column">
      <style:table-column-properties fo:break-before="auto" style:column-width="3.392cm"/>
    </style:style>
    <style:style style:name="co30" style:family="table-column">
      <style:table-column-properties fo:break-before="auto" style:column-width="5.697cm"/>
    </style:style>
    <style:style style:name="co31" style:family="table-column">
      <style:table-column-properties fo:break-before="auto" style:column-width="5.152cm"/>
    </style:style>
    <style:style style:name="co32" style:family="table-column">
      <style:table-column-properties fo:break-before="auto" style:column-width="0.811cm"/>
    </style:style>
    <style:style style:name="co33" style:family="table-column">
      <style:table-column-properties fo:break-before="auto" style:column-width="1.764cm"/>
    </style:style>
    <style:style style:name="co34" style:family="table-column">
      <style:table-column-properties fo:break-before="auto" style:column-width="1.185cm"/>
    </style:style>
    <style:style style:name="co35" style:family="table-column">
      <style:table-column-properties fo:break-before="auto" style:column-width="1.05cm"/>
    </style:style>
    <style:style style:name="co36" style:family="table-column">
      <style:table-column-properties fo:break-before="auto" style:column-width="1.9cm"/>
    </style:style>
    <style:style style:name="co37" style:family="table-column">
      <style:table-column-properties fo:break-before="auto" style:column-width="1.662cm"/>
    </style:style>
    <style:style style:name="co38" style:family="table-column">
      <style:table-column-properties fo:break-before="auto" style:column-width="1.152cm"/>
    </style:style>
    <style:style style:name="co39" style:family="table-column">
      <style:table-column-properties fo:break-before="auto" style:column-width="1.39cm"/>
    </style:style>
    <style:style style:name="co40" style:family="table-column">
      <style:table-column-properties fo:break-before="auto" style:column-width="0.573cm"/>
    </style:style>
    <style:style style:name="co41" style:family="table-column">
      <style:table-column-properties fo:break-before="auto" style:column-width="0.709cm"/>
    </style:style>
    <style:style style:name="co42" style:family="table-column">
      <style:table-column-properties fo:break-before="auto" style:column-width="0.778cm"/>
    </style:style>
    <style:style style:name="co43" style:family="table-column">
      <style:table-column-properties fo:break-before="auto" style:column-width="1.595cm"/>
    </style:style>
    <style:style style:name="co44" style:family="table-column">
      <style:table-column-properties fo:break-before="auto" style:column-width="1.288cm"/>
    </style:style>
    <style:style style:name="co45" style:family="table-column">
      <style:table-column-properties fo:break-before="auto" style:column-width="1.423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125cm"/>
    </style:style>
    <style:style style:name="co49" style:family="table-column">
      <style:table-column-properties fo:break-before="auto" style:column-width="3.902cm"/>
    </style:style>
    <style:style style:name="co50" style:family="table-column">
      <style:table-column-properties fo:break-before="auto" style:column-width="0.552cm"/>
    </style:style>
    <style:style style:name="co51" style:family="table-column">
      <style:table-column-properties fo:break-before="auto" style:column-width="0.961cm"/>
    </style:style>
    <style:style style:name="co52" style:family="table-column">
      <style:table-column-properties fo:break-before="auto" style:column-width="0.661cm"/>
    </style:style>
    <style:style style:name="co53" style:family="table-column">
      <style:table-column-properties fo:break-before="auto" style:column-width="1.547cm"/>
    </style:style>
    <style:style style:name="co54" style:family="table-column">
      <style:table-column-properties fo:break-before="auto" style:column-width="1.289cm"/>
    </style:style>
    <style:style style:name="co55" style:family="table-column">
      <style:table-column-properties fo:break-before="auto" style:column-width="1.859cm"/>
    </style:style>
    <style:style style:name="co56" style:family="table-column">
      <style:table-column-properties fo:break-before="auto" style:column-width="1.887cm"/>
    </style:style>
    <style:style style:name="co57" style:family="table-column">
      <style:table-column-properties fo:break-before="auto" style:column-width="2.641cm"/>
    </style:style>
    <style:style style:name="co58" style:family="table-column">
      <style:table-column-properties fo:break-before="auto" style:column-width="2.464cm"/>
    </style:style>
    <style:style style:name="co59" style:family="table-column">
      <style:table-column-properties fo:break-before="auto" style:column-width="0.743cm"/>
    </style:style>
    <style:style style:name="co60" style:family="table-column">
      <style:table-column-properties fo:break-before="auto" style:column-width="2.635cm"/>
    </style:style>
    <style:style style:name="co61" style:family="table-column">
      <style:table-column-properties fo:break-before="auto" style:column-width="1.513cm"/>
    </style:style>
    <style:style style:name="co62" style:family="table-column">
      <style:table-column-properties fo:break-before="auto" style:column-width="6.653cm"/>
    </style:style>
    <style:style style:name="co63" style:family="table-column">
      <style:table-column-properties fo:break-before="auto" style:column-width="4.203cm"/>
    </style:style>
    <style:style style:name="co64" style:family="table-column">
      <style:table-column-properties fo:break-before="auto" style:column-width="2.752cm"/>
    </style:style>
    <style:style style:name="co65" style:family="table-column">
      <style:table-column-properties fo:break-before="auto" style:column-width="3.318cm"/>
    </style:style>
    <style:style style:name="co66" style:family="table-column">
      <style:table-column-properties fo:break-before="auto" style:column-width="0.697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194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369cm" fo:break-before="auto" style:use-optimal-row-height="true"/>
    </style:style>
    <style:style style:name="ro10" style:family="table-row">
      <style:table-row-properties style:row-height="0.605cm" fo:break-before="auto" style:use-optimal-row-height="true"/>
    </style:style>
    <style:style style:name="ro11" style:family="table-row">
      <style:table-row-properties style:row-height="0.778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729fcf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3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0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4pt" fo:font-weight="bold" style:font-size-asian="24pt" style:font-weight-asian="bold" style:font-size-complex="24pt" style:font-weight-complex="bold"/>
    </style:style>
    <style:style style:name="ce4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4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7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cell-protect="protected" style:print-content="true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5983b0" style:font-name="Times New Roman" fo:font-size="24pt" fo:font-weight="bold" style:font-size-asian="24pt" style:font-weight-asian="bold" style:font-size-complex="24pt" style:font-weight-complex="bold"/>
    </style:style>
    <style:style style:name="ce79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2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4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3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21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92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9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2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2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10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3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7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Symbol" fo:font-size="28pt" style:font-name-asian="Symbol" style:font-size-asian="28pt" style:font-name-complex="Symbol" style:font-size-complex="28pt"/>
    </style:style>
    <style:style style:name="ce1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89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9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19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1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1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1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20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2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2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2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2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2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21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2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2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2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22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2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22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22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22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22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22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2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22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23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23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2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23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23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23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23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40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3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13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14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14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14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14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14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14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14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4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15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15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15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15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15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15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15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266" style:family="table-cell" style:parent-style-name="Default" style:data-style-name="N185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5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5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16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16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1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16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16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16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1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16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16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17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17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17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17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17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17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17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1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18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16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4pt" fo:font-weight="bold" style:font-size-asian="24pt" style:font-weight-asian="bold" style:font-size-complex="24pt" style:font-weight-complex="bold"/>
    </style:style>
    <style:style style:name="ce297" style:family="table-cell" style:parent-style-name="Default" style:data-style-name="N125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98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99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300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Times New Roman" fo:font-size="48pt" style:font-size-asian="48pt" style:font-size-complex="48pt"/>
    </style:style>
    <style:style style:name="ce24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3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24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3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24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3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25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3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25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3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3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26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31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26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3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26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26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3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26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254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name-asian="Symbol" style:font-size-asian="28pt" style:font-name-complex="Symbol" style:font-size-complex="28pt"/>
    </style:style>
    <style:style style:name="ce25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Symbol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1" style:family="table-cell" style:parent-style-name="Default" style:data-style-name="N16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2" style:family="table-cell" style:parent-style-name="Default" style:data-style-name="N168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80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28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369" style:family="table-cell" style:parent-style-name="Default">
      <style:table-cell-properties style:cell-protect="hidden-and-protected" style:print-content="true"/>
    </style:style>
    <style:style style:name="ce29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1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344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8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91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292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29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29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8pt" style:font-size-asian="8pt" style:font-size-complex="8pt"/>
    </style:style>
    <style:style style:name="ce3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1" style:family="table-cell" style:parent-style-name="Default" style:data-style-name="N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3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05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8pt" style:font-name-asian="Symbol1" style:font-size-asian="8pt" style:font-name-complex="Symbol1" style:font-size-complex="8pt"/>
    </style:style>
    <style:style style:name="ce30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9" style:family="table-cell" style:parent-style-name="Default" style:data-style-name="N10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2" style:family="table-cell" style:parent-style-name="Default" style:data-style-name="N10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4" style:family="table-cell" style:parent-style-name="Default" style:data-style-name="N10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8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20" style:family="table-cell" style:parent-style-name="Default" style:data-style-name="N1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1" style:family="table-cell" style:parent-style-name="Default" style:data-style-name="N125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2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2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25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2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28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9" style:family="table-cell" style:parent-style-name="Default" style:data-style-name="N10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0" style:family="table-cell" style:parent-style-name="Default" style:data-style-name="N1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1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3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34" style:family="table-cell" style:parent-style-name="Default" style:data-style-name="N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5" style:family="table-cell" style:parent-style-name="Default" style:data-style-name="N165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6" style:family="table-cell" style:parent-style-name="Default" style:data-style-name="N165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7" style:family="table-cell" style:parent-style-name="Default" style:data-style-name="N10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8" style:family="table-cell" style:parent-style-name="Default" style:data-style-name="N19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0" style:family="table-cell" style:parent-style-name="Default" style:data-style-name="N19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1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4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BR4"/>
      <style:map style:condition="is-true-formula(IF([.$E4]=&quot;VRAI&quot;))" style:apply-style-name="VRAI" style:base-cell-address="Données.BR4"/>
    </style:style>
    <style:style style:name="ce343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BR4"/>
      <style:map style:condition="is-true-formula(IF([.$E4]=&quot;VRAI&quot;))" style:apply-style-name="VRAI" style:base-cell-address="Données.BR4"/>
    </style:style>
    <style:style style:name="ce39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345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</style:style>
    <style:style style:name="ce34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</style:style>
    <style:style style:name="ce349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/>
    </style:style>
    <style:style style:name="ce35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351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</style:style>
    <style:style style:name="ce42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27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28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04" style:family="table-cell" style:parent-style-name="Default">
      <style:table-cell-properties style:cell-protect="hidden-and-protected" style:print-content="true"/>
      <style:text-properties style:font-name="Times New Roman"/>
    </style:style>
    <style:style style:name="ce43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432" style:family="table-cell" style:parent-style-name="Default">
      <style:table-cell-properties style:cell-protect="protected" style:print-content="true"/>
      <style:text-properties style:font-name="Times New Roman"/>
    </style:style>
    <style:style style:name="ce433" style:family="table-cell" style:parent-style-name="Default">
      <style:table-cell-properties style:cell-protect="hidden-and-protected" style:print-content="true" fo:background-color="transparent"/>
      <style:text-properties style:text-outline="false" style:text-line-through-style="none" style:text-line-through-type="none" style:font-name="Times New Roman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start" fo:margin-left="0cm"/>
      <style:text-properties style:font-name="Times New Roman" fo:font-size="18pt" style:font-size-asian="18pt" style:font-size-complex="18pt"/>
    </style:style>
    <style:style style:name="ce435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11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3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3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39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440" style:family="table-cell" style:parent-style-name="Default">
      <style:table-cell-properties style:cell-protect="hidden-and-protected" style:print-content="true"/>
      <style:text-properties style:font-name="Times New Roman" fo:font-size="6pt" style:font-size-asian="6pt" style:font-size-complex="6pt"/>
    </style:style>
    <style:style style:name="ce44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42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4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1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445" style:family="table-cell" style:parent-style-name="Default" style:data-style-name="N157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81" style:family="table-cell" style:parent-style-name="Default">
      <style:table-cell-properties style:cell-protect="protected" style:print-content="true"/>
    </style:style>
    <style:style style:name="ce8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46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textarea-vertical-align="middle" draw:auto-grow-height="false" fo:min-height="0.964cm" fo:min-width="4.621cm"/>
    </style:style>
    <style:style style:name="gr6" style:family="graphic">
      <style:graphic-properties svg:stroke-width="0.3cm" draw:marker-start-width="0.65cm" draw:marker-end="Arrow" draw:marker-end-width="0.65cm" draw:textarea-horizontal-align="center" draw:textarea-vertical-align="middle" fo:padding-top="0.15cm" fo:padding-bottom="0.15cm" fo:padding-left="0.15cm" fo:padding-right="0.15cm"/>
    </style:style>
    <style:style style:name="gr7" style:family="graphic">
      <style:graphic-properties draw:textarea-vertical-align="middle" draw:auto-grow-height="false" fo:min-height="0.963cm" fo:min-width="4.62cm"/>
    </style:style>
    <style:style style:name="gr8" style:family="graphic">
      <style:graphic-properties draw:textarea-vertical-align="middle" draw:auto-grow-height="false" fo:min-height="0.953cm" fo:min-width="4.584cm"/>
    </style:style>
    <style:style style:name="gr9" style:family="graphic">
      <style:graphic-properties draw:textarea-vertical-align="middle" draw:auto-grow-height="false" fo:min-height="0.952cm" fo:min-width="4.583cm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  <style:style style:name="T11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13" style:family="text">
      <style:text-properties style:text-position="-33% 58%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style:text-position="-33% 58%"/>
    </style:style>
    <style:style style:name="T16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18" style:family="text">
      <style:text-properties style:text-position="0% 100%"/>
    </style:style>
  </office:automatic-styles>
  <office:body>
    <office:spreadsheet>
      <table:table table:name="Aide" table:style-name="ta1" table:protected="true" table:protection-key="TDiqq4RySBoWdGe6y42SHfEMX5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cm" svg:y="18.52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19.907cm" svg:x2="9cm" svg:y2="20.739cm">
              <text:p/>
            </draw:line>
            <draw:line draw:style-name="gr3" draw:text-style-name="P3" svg:x1="20.619cm" svg:y1="18.916cm" svg:x2="15.5cm" svg:y2="20.835cm">
              <text:p/>
            </draw:line>
          </draw:g>
        </table:shapes>
        <table:table-column table:style-name="co1" table:number-columns-repeated="1022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6"/>
          <table:covered-table-cell table:number-columns-repeated="5" table:style-name="ce37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/>
          <table:table-cell table:style-name="ce25"/>
          <table:table-cell table:style-name="ce36"/>
          <table:table-cell table:style-name="ce37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covered-table-cell table:style-name="ce6"/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6"/>
          <table:table-cell table:style-name="ce33" office:value-type="string" calcext:value-type="string">
            <text:p><text:span text:style-name="T5">◊</text:span> TOUJOURS UTILISER LA DERNIÈRE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35" office:value-type="string" calcext:value-type="string">
            <text:p>VERSION DE LIBREOFFICE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33" office:value-type="string" calcext:value-type="string">
            <text:p>Ne pas utiliser la version pour un passionné de technologie 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6"/>
          <table:table-cell table:style-name="ce33" office:value-type="string" calcext:value-type="string">
            <text:p><text:span text:style-name="T5">◊</text:span> ACTIVER LES MACROS :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6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6"/>
          <table:table-cell table:style-name="ce26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office:value-type="string" calcext:value-type="string">
            <text:p>Après la première activation :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office:value-type="string" calcext:value-type="string">
            <text:p>fermer le fichier puis le rouvrir.</text:p>
          </table:table-cell>
          <table:table-cell table:style-name="ce26" table:number-columns-repeated="6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0" table:number-columns-repeated="8"/>
          <table:table-cell table:number-columns-repeated="1016"/>
        </table:table-row>
        <table:table-row table:style-name="ro5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0"/>
          <table:table-cell table:number-columns-repeated="1016"/>
        </table:table-row>
        <table:table-row table:style-name="ro5">
          <table:covered-table-cell table:style-name="ce12"/>
          <table:covered-table-cell table:number-columns-repeated="7" table:style-name="ce10"/>
          <table:table-cell table:number-columns-repeated="1016"/>
        </table:table-row>
        <table:table-row table:style-name="ro5">
          <table:table-cell table:style-name="ce12"/>
          <table:table-cell table:style-name="ce10" table:number-columns-repeated="7"/>
          <table:table-cell table:number-columns-repeated="1016"/>
        </table:table-row>
        <table:table-row table:style-name="ro5">
          <table:table-cell table:style-name="ce13"/>
          <table:table-cell table:style-name="ce29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6" table:end-x="0.093cm" table:end-y="0.22cm" draw:z-index="2" draw:style-name="gr4" draw:text-style-name="P4" svg:width="3.395cm" svg:height="0.98cm" svg:x="1.214cm" svg:y="0.3cm" draw:control="control3"/>
          </table:table-cell>
          <table:table-cell table:number-columns-repeated="2"/>
          <table:table-cell>
            <draw:control table:end-cell-address="Aide.F26" table:end-x="1.505cm" table:end-y="0.258cm" draw:z-index="3" draw:style-name="gr4" draw:text-style-name="P4" svg:width="3.495cm" svg:height="1.051cm" svg:x="0.269cm" svg:y="0.267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9"/>
          <table:table-cell table:number-columns-repeated="1023"/>
        </table:table-row>
        <table:table-row table:style-name="ro6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24" office:value-type="string" calcext:value-type="string" table:number-columns-spanned="6" table:number-rows-spanned="1">
            <text:p>Barème</text:p>
          </table:table-cell>
          <table:covered-table-cell table:number-columns-repeated="5" table:style-name="ce39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9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9"/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%" table:style-name="ta2" table:protected="true" table:protection-key="TDiqq4RySBoWdGe6y42SHfEMX5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807cm" svg:height="1.517cm" svg:x="17.556cm" svg:y="16.326cm" draw:control="control5"/>
          <draw:control draw:z-index="1" draw:style-name="gr4" draw:text-style-name="P1" svg:width="4.764cm" svg:height="1.514cm" svg:x="22.883cm" svg:y="16.32cm" draw:control="control6"/>
          <draw:control draw:z-index="2" draw:style-name="gr1" draw:text-style-name="P1" svg:width="4.247cm" svg:height="1.5cm" svg:x="0.194cm" svg:y="16.363cm" draw:control="control7"/>
          <draw:control draw:z-index="3" draw:style-name="gr1" draw:text-style-name="P1" svg:width="11.496cm" svg:height="1.5cm" svg:x="4.741cm" svg:y="16.401cm" draw:control="control8"/>
        </table:shapes>
        <table:table-column table:style-name="co2" table:default-cell-style-name="ce56"/>
        <table:table-column table:style-name="co3" table:number-columns-repeated="3" table:default-cell-style-name="ce56"/>
        <table:table-column table:style-name="co4" table:number-columns-repeated="2" table:default-cell-style-name="ce56"/>
        <table:table-column table:style-name="co1" table:number-columns-repeated="19" table:default-cell-style-name="ce56"/>
        <table:table-column table:style-name="co5" table:default-cell-style-name="ce56"/>
        <table:table-column table:style-name="co1" table:number-columns-repeated="38" table:default-cell-style-name="ce56"/>
        <table:table-row table:style-name="ro7">
          <table:table-cell table:style-name="ce40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G$1];[.$AA$1]);[$Synthèse.C2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1"/>
          <table:table-cell table:style-name="ce49" office:value-type="string" calcext:value-type="string" table:number-columns-spanned="3" table:number-rows-spanned="1">
            <text:p>Calculs avec des proportions</text:p>
          </table:table-cell>
          <table:covered-table-cell table:style-name="ce52"/>
          <table:covered-table-cell table:style-name="ce48"/>
          <table:covered-table-cell table:number-columns-repeated="2"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Prix (€)</text:p>
          </table:table-cell>
          <table:table-cell table:style-name="ce48" office:value-type="string" calcext:value-type="string">
            <text:p>Montant (€)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</text:p>
          </table:table-cell>
          <table:table-cell table:number-columns-repeated="58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79" table:formula="of:=INDEX([$Données.AI$1:$Données.AI$1048576];[$Données.AL3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3]+2)" office:value-type="float" office:value="170" calcext:value-type="float">
            <text:p>170</text:p>
          </table:table-cell>
          <table:table-cell table:style-name="ce84"/>
          <table:table-cell table:style-name="ce201" table:formula="of:=IF(ISBLANK([.D4]);&quot;&quot;;IF(OR(ISNUMBER([.D4]);ISERROR(VALUE([.D4])));&quot;FAUX&quot;;IF(AND([$Synthèse.$G$1];[.$AA$1]);IF(VALUE([.D4])=INDEX([$Données.AK$1:$Données.AK$1048576];[$Données.AL3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3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82" table:formula="of:=INDEX([$Données.AI$1:$Données.AI$1048576];[$Données.AL4]+2)" office:value-type="percentage" office:value="0.3" calcext:value-type="percentage">
            <text:p>30%</text:p>
          </table:table-cell>
          <table:table-cell table:style-name="ce181" table:formula="of:=INDEX([$Données.AJ$1:$Données.AJ$1048576];[$Données.AL4]+2)" office:value-type="float" office:value="990" calcext:value-type="float">
            <text:p>990</text:p>
          </table:table-cell>
          <table:table-cell table:style-name="ce84"/>
          <table:table-cell table:style-name="ce94" table:formula="of:=IF(ISBLANK([.D5]);&quot;&quot;;IF(OR(ISNUMBER([.D5]);ISERROR(VALUE([.D5])));&quot;FAUX&quot;;IF(AND([$Synthèse.$G$1];[.$AA$1]);IF(VALUE([.D5])=INDEX([$Données.AK$1:$Données.AK$1048576];[$Données.AL4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4]+2);&quot;&quot;)">
            <text:p/>
          </table:table-cell>
          <table:table-cell table:number-columns-repeated="5"/>
          <table:table-cell table:style-name="ce102"/>
          <table:table-cell table:number-columns-repeated="52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79" table:formula="of:=INDEX([$Données.AI$1:$Données.AI$1048576];[$Données.AL5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5]+2)" office:value-type="float" office:value="790" calcext:value-type="float">
            <text:p>790</text:p>
          </table:table-cell>
          <table:table-cell table:style-name="ce84"/>
          <table:table-cell table:style-name="ce201" table:formula="of:=IF(ISBLANK([.D6]);&quot;&quot;;IF(OR(ISNUMBER([.D6]);ISERROR(VALUE([.D6])));&quot;FAUX&quot;;IF(AND([$Synthèse.$G$1];[.$AA$1]);IF(VALUE([.D6])=INDEX([$Données.AK$1:$Données.AK$1048576];[$Données.AL5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5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82" table:formula="of:=INDEX([$Données.AI$1:$Données.AI$1048576];[$Données.AL6]+2)" office:value-type="percentage" office:value="0.3" calcext:value-type="percentage">
            <text:p>30%</text:p>
          </table:table-cell>
          <table:table-cell table:style-name="ce181" table:formula="of:=INDEX([$Données.AJ$1:$Données.AJ$1048576];[$Données.AL6]+2)" office:value-type="float" office:value="840" calcext:value-type="float">
            <text:p>840</text:p>
          </table:table-cell>
          <table:table-cell table:style-name="ce84"/>
          <table:table-cell table:style-name="ce94" table:formula="of:=IF(ISBLANK([.D7]);&quot;&quot;;IF(OR(ISNUMBER([.D7]);ISERROR(VALUE([.D7])));&quot;FAUX&quot;;IF(AND([$Synthèse.$G$1];[.$AA$1]);IF(VALUE([.D7])=INDEX([$Données.AK$1:$Données.AK$1048576];[$Données.AL6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6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79" table:formula="of:=INDEX([$Données.AI$1:$Données.AI$1048576];[$Données.AL7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7]+2)" office:value-type="float" office:value="790" calcext:value-type="float">
            <text:p>790</text:p>
          </table:table-cell>
          <table:table-cell table:style-name="ce84"/>
          <table:table-cell table:style-name="ce201" table:formula="of:=IF(ISBLANK([.D8]);&quot;&quot;;IF(OR(ISNUMBER([.D8]);ISERROR(VALUE([.D8])));&quot;FAUX&quot;;IF(AND([$Synthèse.$G$1];[.$AA$1]);IF(VALUE([.D8])=INDEX([$Données.AK$1:$Données.AK$1048576];[$Données.AL7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7]+2);&quot;&quot;)">
            <text:p/>
          </table:table-cell>
          <table:table-cell table:number-columns-repeated="9"/>
          <table:table-cell table:style-name="ce55"/>
          <table:table-cell table:number-columns-repeated="48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82" table:formula="of:=INDEX([$Données.AI$1:$Données.AI$1048576];[$Données.AL8]+2)" office:value-type="percentage" office:value="0.2" calcext:value-type="percentage">
            <text:p>20%</text:p>
          </table:table-cell>
          <table:table-cell table:style-name="ce181" table:formula="of:=INDEX([$Données.AJ$1:$Données.AJ$1048576];[$Données.AL8]+2)" office:value-type="float" office:value="220" calcext:value-type="float">
            <text:p>220</text:p>
          </table:table-cell>
          <table:table-cell table:style-name="ce84"/>
          <table:table-cell table:style-name="ce94" table:formula="of:=IF(ISBLANK([.D9]);&quot;&quot;;IF(OR(ISNUMBER([.D9]);ISERROR(VALUE([.D9])));&quot;FAUX&quot;;IF(AND([$Synthèse.$G$1];[.$AA$1]);IF(VALUE([.D9])=INDEX([$Données.AK$1:$Données.AK$1048576];[$Données.AL8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8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79" table:formula="of:=INDEX([$Données.AI$1:$Données.AI$1048576];[$Données.AL9]+2)" office:value-type="percentage" office:value="0.1" calcext:value-type="percentage">
            <text:p>10%</text:p>
          </table:table-cell>
          <table:table-cell table:style-name="ce83" table:formula="of:=INDEX([$Données.AJ$1:$Données.AJ$1048576];[$Données.AL9]+2)" office:value-type="float" office:value="770" calcext:value-type="float">
            <text:p>770</text:p>
          </table:table-cell>
          <table:table-cell table:style-name="ce84"/>
          <table:table-cell table:style-name="ce201" table:formula="of:=IF(ISBLANK([.D10]);&quot;&quot;;IF(OR(ISNUMBER([.D10]);ISERROR(VALUE([.D10])));&quot;FAUX&quot;;IF(AND([$Synthèse.$G$1];[.$AA$1]);IF(VALUE([.D10])=INDEX([$Données.AK$1:$Données.AK$1048576];[$Données.AL9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9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82" table:formula="of:=INDEX([$Données.AI$1:$Données.AI$1048576];[$Données.AL10]+2)" office:value-type="percentage" office:value="0.5" calcext:value-type="percentage">
            <text:p>50%</text:p>
          </table:table-cell>
          <table:table-cell table:style-name="ce181" table:formula="of:=INDEX([$Données.AJ$1:$Données.AJ$1048576];[$Données.AL10]+2)" office:value-type="float" office:value="110" calcext:value-type="float">
            <text:p>110</text:p>
          </table:table-cell>
          <table:table-cell table:style-name="ce84"/>
          <table:table-cell table:style-name="ce94" table:formula="of:=IF(ISBLANK([.D11]);&quot;&quot;;IF(OR(ISNUMBER([.D11]);ISERROR(VALUE([.D11])));&quot;FAUX&quot;;IF(AND([$Synthèse.$G$1];[.$AA$1]);IF(VALUE([.D11])=INDEX([$Données.AK$1:$Données.AK$1048576];[$Données.AL10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10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79" table:formula="of:=INDEX([$Données.AI$1:$Données.AI$1048576];[$Données.AL11]+2)" office:value-type="percentage" office:value="0.7" calcext:value-type="percentage">
            <text:p>70%</text:p>
          </table:table-cell>
          <table:table-cell table:style-name="ce83" table:formula="of:=INDEX([$Données.AJ$1:$Données.AJ$1048576];[$Données.AL11]+2)" office:value-type="float" office:value="650" calcext:value-type="float">
            <text:p>650</text:p>
          </table:table-cell>
          <table:table-cell table:style-name="ce84"/>
          <table:table-cell table:style-name="ce201" table:formula="of:=IF(ISBLANK([.D12]);&quot;&quot;;IF(OR(ISNUMBER([.D12]);ISERROR(VALUE([.D12])));&quot;FAUX&quot;;IF(AND([$Synthèse.$G$1];[.$AA$1]);IF(VALUE([.D12])=INDEX([$Données.AK$1:$Données.AK$1048576];[$Données.AL11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11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82" table:formula="of:=INDEX([$Données.AI$1:$Données.AI$1048576];[$Données.AL12]+2)" office:value-type="percentage" office:value="0.8" calcext:value-type="percentage">
            <text:p>80%</text:p>
          </table:table-cell>
          <table:table-cell table:style-name="ce181" table:formula="of:=INDEX([$Données.AJ$1:$Données.AJ$1048576];[$Données.AL12]+2)" office:value-type="float" office:value="890" calcext:value-type="float">
            <text:p>890</text:p>
          </table:table-cell>
          <table:table-cell table:style-name="ce84"/>
          <table:table-cell table:style-name="ce94" table:formula="of:=IF(ISBLANK([.D13]);&quot;&quot;;IF(OR(ISNUMBER([.D13]);ISERROR(VALUE([.D13])));&quot;FAUX&quot;;IF(AND([$Synthèse.$G$1];[.$AA$1]);IF(VALUE([.D13])=INDEX([$Données.AK$1:$Données.AK$1048576];[$Données.AL12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12]+2);&quot;&quot;)">
            <text:p/>
          </table:table-cell>
          <table:table-cell table:number-columns-repeated="58"/>
        </table:table-row>
        <table:table-row table:style-name="ro7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7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7">
          <table:table-cell table:style-name="ce53" table:number-columns-repeated="3"/>
          <table:table-cell table:number-columns-repeated="61"/>
        </table:table-row>
        <table:table-row table:style-name="ro7">
          <table:table-cell table:style-name="ce55"/>
          <table:table-cell table:style-name="ce53" table:number-columns-repeated="2"/>
          <table:table-cell table:number-columns-repeated="61"/>
        </table:table-row>
        <table:table-row table:style-name="ro7" table:number-rows-repeated="64">
          <table:table-cell table:style-name="ce53" table:number-columns-repeated="3"/>
          <table:table-cell table:number-columns-repeated="61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%'.E4:'%'.F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</calcext:conditional-formats>
      </table:table>
      <table:table table:name="% --&gt; x" table:style-name="ta3" table:protected="true" table:protection-key="TDiqq4RySBoWdGe6y42SHfEMX5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% --&gt; x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% --&gt; x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coeff_multi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94cm" svg:x="21.832cm" svg:y="16.458cm" draw:control="control9"/>
          <draw:control draw:z-index="1" draw:style-name="gr4" draw:text-style-name="P1" svg:width="4.695cm" svg:height="1.5cm" svg:x="26.966cm" svg:y="16.467cm" draw:control="control10"/>
          <draw:control draw:z-index="2" draw:style-name="gr1" draw:text-style-name="P1" svg:width="11.496cm" svg:height="1.5cm" svg:x="5.078cm" svg:y="16.394cm" draw:control="control11"/>
          <draw:control draw:z-index="3" draw:style-name="gr1" draw:text-style-name="P1" svg:width="4.247cm" svg:height="1.5cm" svg:x="0.241cm" svg:y="16.393cm" draw:control="control12"/>
        </table:shapes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6" table:default-cell-style-name="ce56"/>
        <table:table-column table:style-name="co11" table:default-cell-style-name="ce56"/>
        <table:table-column table:style-name="co12" table:default-cell-style-name="ce56"/>
        <table:table-column table:style-name="co9" table:default-cell-style-name="ce56"/>
        <table:table-column table:style-name="co13" table:default-cell-style-name="ce56"/>
        <table:table-column table:style-name="co1" table:number-columns-repeated="15" table:default-cell-style-name="ce56"/>
        <table:table-column table:style-name="co14" table:default-cell-style-name="ce56"/>
        <table:table-column table:style-name="co1" table:number-columns-repeated="38" table:default-cell-style-name="ce56"/>
        <table:table-row table:style-name="ro7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G$1];[.$AA$1]);[$Synthèse.C3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9" office:value-type="string" calcext:value-type="string" table:number-columns-spanned="8" table:number-rows-spanned="1">
            <text:p>Du taux d’évolution au coefficient multiplicateur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8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<text:span text:style-name="T9">R (</text:span><text:span text:style-name="T10"></text:span>)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<text:span text:style-name="T9">R (</text:span><text:span text:style-name="T10"></text:span>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180" table:formula="of:=INDEX([$Données.F$1:$Données.F$1048576];[$Données.H3]+2)" office:value-type="string" office:string-value="-4%" calcext:value-type="string">
            <text:p>-4%</text:p>
          </table:table-cell>
          <table:table-cell table:style-name="ce84"/>
          <table:table-cell table:style-name="ce190" table:formula="of:=IF(ISBLANK([.C4]);&quot;&quot;;IF(OR(ISNUMBER([.C4]);ISERROR(VALUE([.C4])));&quot;FAUX&quot;;IF(AND([$Synthèse.$G$1];[.$AA$1]);IF(VALUE([.C4])=INDEX([$Données.G$1:$Données.G$1048576];[$Données.H3]+2);&quot;VRAI&quot;;&quot;FAUX&quot;);&quot;&quot;)))">
            <text:p/>
          </table:table-cell>
          <table:table-cell table:style-name="ce101" table:formula="of:=IF(AND([$Synthèse.$G$1];[.$AA$1];[.$AA$2]);INDEX([$Données.G$1:$Données.G$1048576];[$Données.H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F$1:$Données.F$1048576];[$Données.H13]+2)" office:value-type="string" office:string-value="+60%" calcext:value-type="string">
            <text:p>+60%</text:p>
          </table:table-cell>
          <table:table-cell table:style-name="ce84"/>
          <table:table-cell table:style-name="ce215" table:formula="of:=IF(ISBLANK([.H4]);&quot;&quot;;IF(OR(ISNUMBER([.H4]);ISERROR(VALUE([.H4])));&quot;FAUX&quot;;IF(AND([$Synthèse.$G$1];[.$AA$1]);IF(VALUE([.H4])=INDEX([$Données.G$1:$Données.G$1048576];[$Données.H13]+2);&quot;VRAI&quot;;&quot;FAUX&quot;);&quot;&quot;)))">
            <text:p/>
          </table:table-cell>
          <table:table-cell table:style-name="ce226" table:formula="of:=IF(AND([$Synthèse.$G$1];[.$AA$1];[.$AA$2]);INDEX([$Données.G$1:$Données.G$1048576];[$Données.H13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181" table:formula="of:=INDEX([$Données.F$1:$Données.F$1048576];[$Données.H4]+2)" office:value-type="string" office:string-value="+600%" calcext:value-type="string">
            <text:p>+600%</text:p>
          </table:table-cell>
          <table:table-cell table:style-name="ce84"/>
          <table:table-cell table:style-name="ce191" table:formula="of:=IF(ISBLANK([.C5]);&quot;&quot;;IF(OR(ISNUMBER([.C5]);ISERROR(VALUE([.C5])));&quot;FAUX&quot;;IF(AND([$Synthèse.$G$1];[.$AA$1]);IF(VALUE([.C5])=INDEX([$Données.G$1:$Données.G$1048576];[$Données.H4]+2);&quot;VRAI&quot;;&quot;FAUX&quot;);&quot;&quot;)))">
            <text:p/>
          </table:table-cell>
          <table:table-cell table:style-name="ce202" table:formula="of:=IF(AND([$Synthèse.$G$1];[.$AA$1];[.$AA$2]);INDEX([$Données.G$1:$Données.G$1048576];[$Données.H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F$1:$Données.F$1048576];[$Données.H14]+2)" office:value-type="string" office:string-value="-21%" calcext:value-type="string">
            <text:p>-21%</text:p>
          </table:table-cell>
          <table:table-cell table:style-name="ce84"/>
          <table:table-cell table:style-name="ce216" table:formula="of:=IF(ISBLANK([.H5]);&quot;&quot;;IF(OR(ISNUMBER([.H5]);ISERROR(VALUE([.H5])));&quot;FAUX&quot;;IF(AND([$Synthèse.$G$1];[.$AA$1]);IF(VALUE([.H5])=INDEX([$Données.G$1:$Données.G$1048576];[$Données.H14]+2);&quot;VRAI&quot;;&quot;FAUX&quot;);&quot;&quot;)))">
            <text:p/>
          </table:table-cell>
          <table:table-cell table:style-name="ce227" table:formula="of:=IF(AND([$Synthèse.$G$1];[.$AA$1];[.$AA$2]);INDEX([$Données.G$1:$Données.G$1048576];[$Données.H14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180" table:formula="of:=INDEX([$Données.F$1:$Données.F$1048576];[$Données.H5]+2)" office:value-type="string" office:string-value="+75%" calcext:value-type="string">
            <text:p>+75%</text:p>
          </table:table-cell>
          <table:table-cell table:style-name="ce84"/>
          <table:table-cell table:style-name="ce192" table:formula="of:=IF(ISBLANK([.C6]);&quot;&quot;;IF(OR(ISNUMBER([.C6]);ISERROR(VALUE([.C6])));&quot;FAUX&quot;;IF(AND([$Synthèse.$G$1];[.$AA$1]);IF(VALUE([.C6])=INDEX([$Données.G$1:$Données.G$1048576];[$Données.H5]+2);&quot;VRAI&quot;;&quot;FAUX&quot;);&quot;&quot;)))">
            <text:p/>
          </table:table-cell>
          <table:table-cell table:style-name="ce203" table:formula="of:=IF(AND([$Synthèse.$G$1];[.$AA$1];[.$AA$2]);INDEX([$Données.G$1:$Données.G$1048576];[$Données.H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F$1:$Données.F$1048576];[$Données.H15]+2)" office:value-type="string" office:string-value="+40%" calcext:value-type="string">
            <text:p>+40%</text:p>
          </table:table-cell>
          <table:table-cell table:style-name="ce84"/>
          <table:table-cell table:style-name="ce217" table:formula="of:=IF(ISBLANK([.H6]);&quot;&quot;;IF(OR(ISNUMBER([.H6]);ISERROR(VALUE([.H6])));&quot;FAUX&quot;;IF(AND([$Synthèse.$G$1];[.$AA$1]);IF(VALUE([.H6])=INDEX([$Données.G$1:$Données.G$1048576];[$Données.H15]+2);&quot;VRAI&quot;;&quot;FAUX&quot;);&quot;&quot;)))">
            <text:p/>
          </table:table-cell>
          <table:table-cell table:style-name="ce228" table:formula="of:=IF(AND([$Synthèse.$G$1];[.$AA$1];[.$AA$2]);INDEX([$Données.G$1:$Données.G$1048576];[$Données.H15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181" table:formula="of:=INDEX([$Données.F$1:$Données.F$1048576];[$Données.H6]+2)" office:value-type="string" office:string-value="-89%" calcext:value-type="string">
            <text:p>-89%</text:p>
          </table:table-cell>
          <table:table-cell table:style-name="ce84"/>
          <table:table-cell table:style-name="ce193" table:formula="of:=IF(ISBLANK([.C7]);&quot;&quot;;IF(OR(ISNUMBER([.C7]);ISERROR(VALUE([.C7])));&quot;FAUX&quot;;IF(AND([$Synthèse.$G$1];[.$AA$1]);IF(VALUE([.C7])=INDEX([$Données.G$1:$Données.G$1048576];[$Données.H6]+2);&quot;VRAI&quot;;&quot;FAUX&quot;);&quot;&quot;)))">
            <text:p/>
          </table:table-cell>
          <table:table-cell table:style-name="ce204" table:formula="of:=IF(AND([$Synthèse.$G$1];[.$AA$1];[.$AA$2]);INDEX([$Données.G$1:$Données.G$1048576];[$Données.H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F$1:$Données.F$1048576];[$Données.H16]+2)" office:value-type="string" office:string-value="+90%" calcext:value-type="string">
            <text:p>+90%</text:p>
          </table:table-cell>
          <table:table-cell table:style-name="ce84"/>
          <table:table-cell table:style-name="ce218" table:formula="of:=IF(ISBLANK([.H7]);&quot;&quot;;IF(OR(ISNUMBER([.H7]);ISERROR(VALUE([.H7])));&quot;FAUX&quot;;IF(AND([$Synthèse.$G$1];[.$AA$1]);IF(VALUE([.H7])=INDEX([$Données.G$1:$Données.G$1048576];[$Données.H16]+2);&quot;VRAI&quot;;&quot;FAUX&quot;);&quot;&quot;)))">
            <text:p/>
          </table:table-cell>
          <table:table-cell table:style-name="ce229" table:formula="of:=IF(AND([$Synthèse.$G$1];[.$AA$1];[.$AA$2]);INDEX([$Données.G$1:$Données.G$1048576];[$Données.H16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180" table:formula="of:=INDEX([$Données.F$1:$Données.F$1048576];[$Données.H7]+2)" office:value-type="string" office:string-value="+33%" calcext:value-type="string">
            <text:p>+33%</text:p>
          </table:table-cell>
          <table:table-cell table:style-name="ce84"/>
          <table:table-cell table:style-name="ce194" table:formula="of:=IF(ISBLANK([.C8]);&quot;&quot;;IF(OR(ISNUMBER([.C8]);ISERROR(VALUE([.C8])));&quot;FAUX&quot;;IF(AND([$Synthèse.$G$1];[.$AA$1]);IF(VALUE([.C8])=INDEX([$Données.G$1:$Données.G$1048576];[$Données.H7]+2);&quot;VRAI&quot;;&quot;FAUX&quot;);&quot;&quot;)))">
            <text:p/>
          </table:table-cell>
          <table:table-cell table:style-name="ce205" table:formula="of:=IF(AND([$Synthèse.$G$1];[.$AA$1];[.$AA$2]);INDEX([$Données.G$1:$Données.G$1048576];[$Données.H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F$1:$Données.F$1048576];[$Données.H17]+2)" office:value-type="string" office:string-value="+16%" calcext:value-type="string">
            <text:p>+16%</text:p>
          </table:table-cell>
          <table:table-cell table:style-name="ce84"/>
          <table:table-cell table:style-name="ce219" table:formula="of:=IF(ISBLANK([.H8]);&quot;&quot;;IF(OR(ISNUMBER([.H8]);ISERROR(VALUE([.H8])));&quot;FAUX&quot;;IF(AND([$Synthèse.$G$1];[.$AA$1]);IF(VALUE([.H8])=INDEX([$Données.G$1:$Données.G$1048576];[$Données.H17]+2);&quot;VRAI&quot;;&quot;FAUX&quot;);&quot;&quot;)))">
            <text:p/>
          </table:table-cell>
          <table:table-cell table:style-name="ce230" table:formula="of:=IF(AND([$Synthèse.$G$1];[.$AA$1];[.$AA$2]);INDEX([$Données.G$1:$Données.G$1048576];[$Données.H17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181" table:formula="of:=INDEX([$Données.F$1:$Données.F$1048576];[$Données.H8]+2)" office:value-type="string" office:string-value="+56%" calcext:value-type="string">
            <text:p>+56%</text:p>
          </table:table-cell>
          <table:table-cell table:style-name="ce84"/>
          <table:table-cell table:style-name="ce195" table:formula="of:=IF(ISBLANK([.C9]);&quot;&quot;;IF(OR(ISNUMBER([.C9]);ISERROR(VALUE([.C9])));&quot;FAUX&quot;;IF(AND([$Synthèse.$G$1];[.$AA$1]);IF(VALUE([.C9])=INDEX([$Données.G$1:$Données.G$1048576];[$Données.H8]+2);&quot;VRAI&quot;;&quot;FAUX&quot;);&quot;&quot;)))">
            <text:p/>
          </table:table-cell>
          <table:table-cell table:style-name="ce206" table:formula="of:=IF(AND([$Synthèse.$G$1];[.$AA$1];[.$AA$2]);INDEX([$Données.G$1:$Données.G$1048576];[$Données.H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F$1:$Données.F$1048576];[$Données.H18]+2)" office:value-type="string" office:string-value="+800%" calcext:value-type="string">
            <text:p>+800%</text:p>
          </table:table-cell>
          <table:table-cell table:style-name="ce84"/>
          <table:table-cell table:style-name="ce220" table:formula="of:=IF(ISBLANK([.H9]);&quot;&quot;;IF(OR(ISNUMBER([.H9]);ISERROR(VALUE([.H9])));&quot;FAUX&quot;;IF(AND([$Synthèse.$G$1];[.$AA$1]);IF(VALUE([.H9])=INDEX([$Données.G$1:$Données.G$1048576];[$Données.H18]+2);&quot;VRAI&quot;;&quot;FAUX&quot;);&quot;&quot;)))">
            <text:p/>
          </table:table-cell>
          <table:table-cell table:style-name="ce231" table:formula="of:=IF(AND([$Synthèse.$G$1];[.$AA$1];[.$AA$2]);INDEX([$Données.G$1:$Données.G$1048576];[$Données.H18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180" table:formula="of:=INDEX([$Données.F$1:$Données.F$1048576];[$Données.H9]+2)" office:value-type="string" office:string-value="-67%" calcext:value-type="string">
            <text:p>-67%</text:p>
          </table:table-cell>
          <table:table-cell table:style-name="ce84"/>
          <table:table-cell table:style-name="ce196" table:formula="of:=IF(ISBLANK([.C10]);&quot;&quot;;IF(OR(ISNUMBER([.C10]);ISERROR(VALUE([.C10])));&quot;FAUX&quot;;IF(AND([$Synthèse.$G$1];[.$AA$1]);IF(VALUE([.C10])=INDEX([$Données.G$1:$Données.G$1048576];[$Données.H9]+2);&quot;VRAI&quot;;&quot;FAUX&quot;);&quot;&quot;)))">
            <text:p/>
          </table:table-cell>
          <table:table-cell table:style-name="ce207" table:formula="of:=IF(AND([$Synthèse.$G$1];[.$AA$1];[.$AA$2]);INDEX([$Données.G$1:$Données.G$1048576];[$Données.H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F$1:$Données.F$1048576];[$Données.H19]+2)" office:value-type="string" office:string-value="+10%" calcext:value-type="string">
            <text:p>+10%</text:p>
          </table:table-cell>
          <table:table-cell table:style-name="ce84"/>
          <table:table-cell table:style-name="ce221" table:formula="of:=IF(ISBLANK([.H10]);&quot;&quot;;IF(OR(ISNUMBER([.H10]);ISERROR(VALUE([.H10])));&quot;FAUX&quot;;IF(AND([$Synthèse.$G$1];[.$AA$1]);IF(VALUE([.H10])=INDEX([$Données.G$1:$Données.G$1048576];[$Données.H19]+2);&quot;VRAI&quot;;&quot;FAUX&quot;);&quot;&quot;)))">
            <text:p/>
          </table:table-cell>
          <table:table-cell table:style-name="ce232" table:formula="of:=IF(AND([$Synthèse.$G$1];[.$AA$1];[.$AA$2]);INDEX([$Données.G$1:$Données.G$1048576];[$Données.H19]+2);&quot;&quot;)">
            <text:p/>
          </table:table-cell>
          <table:table-cell table:style-name="ce238"/>
          <table:table-cell table:number-columns-repeated="53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181" table:formula="of:=INDEX([$Données.F$1:$Données.F$1048576];[$Données.H10]+2)" office:value-type="string" office:string-value="+30%" calcext:value-type="string">
            <text:p>+30%</text:p>
          </table:table-cell>
          <table:table-cell table:style-name="ce84"/>
          <table:table-cell table:style-name="ce197" table:formula="of:=IF(ISBLANK([.C11]);&quot;&quot;;IF(OR(ISNUMBER([.C11]);ISERROR(VALUE([.C11])));&quot;FAUX&quot;;IF(AND([$Synthèse.$G$1];[.$AA$1]);IF(VALUE([.C11])=INDEX([$Données.G$1:$Données.G$1048576];[$Données.H10]+2);&quot;VRAI&quot;;&quot;FAUX&quot;);&quot;&quot;)))">
            <text:p/>
          </table:table-cell>
          <table:table-cell table:style-name="ce208" table:formula="of:=IF(AND([$Synthèse.$G$1];[.$AA$1];[.$AA$2]);INDEX([$Données.G$1:$Données.G$1048576];[$Données.H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F$1:$Données.F$1048576];[$Données.H20]+2)" office:value-type="string" office:string-value="+80%" calcext:value-type="string">
            <text:p>+80%</text:p>
          </table:table-cell>
          <table:table-cell table:style-name="ce84"/>
          <table:table-cell table:style-name="ce222" table:formula="of:=IF(ISBLANK([.H11]);&quot;&quot;;IF(OR(ISNUMBER([.H11]);ISERROR(VALUE([.H11])));&quot;FAUX&quot;;IF(AND([$Synthèse.$G$1];[.$AA$1]);IF(VALUE([.H11])=INDEX([$Données.G$1:$Données.G$1048576];[$Données.H20]+2);&quot;VRAI&quot;;&quot;FAUX&quot;);&quot;&quot;)))">
            <text:p/>
          </table:table-cell>
          <table:table-cell table:style-name="ce233" table:formula="of:=IF(AND([$Synthèse.$G$1];[.$AA$1];[.$AA$2]);INDEX([$Données.G$1:$Données.G$1048576];[$Données.H20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80" table:formula="of:=INDEX([$Données.F$1:$Données.F$1048576];[$Données.H11]+2)" office:value-type="string" office:string-value="+700%" calcext:value-type="string">
            <text:p>+700%</text:p>
          </table:table-cell>
          <table:table-cell table:style-name="ce84"/>
          <table:table-cell table:style-name="ce198" table:formula="of:=IF(ISBLANK([.C12]);&quot;&quot;;IF(OR(ISNUMBER([.C12]);ISERROR(VALUE([.C12])));&quot;FAUX&quot;;IF(AND([$Synthèse.$G$1];[.$AA$1]);IF(VALUE([.C12])=INDEX([$Données.G$1:$Données.G$1048576];[$Données.H11]+2);&quot;VRAI&quot;;&quot;FAUX&quot;);&quot;&quot;)))">
            <text:p/>
          </table:table-cell>
          <table:table-cell table:style-name="ce209" table:formula="of:=IF(AND([$Synthèse.$G$1];[.$AA$1];[.$AA$2]);INDEX([$Données.G$1:$Données.G$1048576];[$Données.H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F$1:$Données.F$1048576];[$Données.H21]+2)" office:value-type="string" office:string-value="+20%" calcext:value-type="string">
            <text:p>+20%</text:p>
          </table:table-cell>
          <table:table-cell table:style-name="ce84"/>
          <table:table-cell table:style-name="ce223" table:formula="of:=IF(ISBLANK([.H12]);&quot;&quot;;IF(OR(ISNUMBER([.H12]);ISERROR(VALUE([.H12])));&quot;FAUX&quot;;IF(AND([$Synthèse.$G$1];[.$AA$1]);IF(VALUE([.H12])=INDEX([$Données.G$1:$Données.G$1048576];[$Données.H21]+2);&quot;VRAI&quot;;&quot;FAUX&quot;);&quot;&quot;)))">
            <text:p/>
          </table:table-cell>
          <table:table-cell table:style-name="ce234" table:formula="of:=IF(AND([$Synthèse.$G$1];[.$AA$1];[.$AA$2]);INDEX([$Données.G$1:$Données.G$1048576];[$Données.H21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181" table:formula="of:=INDEX([$Données.F$1:$Données.F$1048576];[$Données.H12]+2)" office:value-type="string" office:string-value="-44%" calcext:value-type="string">
            <text:p>-44%</text:p>
          </table:table-cell>
          <table:table-cell table:style-name="ce84"/>
          <table:table-cell table:style-name="ce199" table:formula="of:=IF(ISBLANK([.C13]);&quot;&quot;;IF(OR(ISNUMBER([.C13]);ISERROR(VALUE([.C13])));&quot;FAUX&quot;;IF(AND([$Synthèse.$G$1];[.$AA$1]);IF(VALUE([.C13])=INDEX([$Données.G$1:$Données.G$1048576];[$Données.H12]+2);&quot;VRAI&quot;;&quot;FAUX&quot;);&quot;&quot;)))">
            <text:p/>
          </table:table-cell>
          <table:table-cell table:style-name="ce210" table:formula="of:=IF(AND([$Synthèse.$G$1];[.$AA$1];[.$AA$2]);INDEX([$Données.G$1:$Données.G$1048576];[$Données.H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F$1:$Données.F$1048576];[$Données.H22]+2)" office:value-type="string" office:string-value="+500%" calcext:value-type="string">
            <text:p>+500%</text:p>
          </table:table-cell>
          <table:table-cell table:style-name="ce84"/>
          <table:table-cell table:style-name="ce224" table:formula="of:=IF(ISBLANK([.H13]);&quot;&quot;;IF(OR(ISNUMBER([.H13]);ISERROR(VALUE([.H13])));&quot;FAUX&quot;;IF(AND([$Synthèse.$G$1];[.$AA$1]);IF(VALUE([.H13])=INDEX([$Données.G$1:$Données.G$1048576];[$Données.H22]+2);&quot;VRAI&quot;;&quot;FAUX&quot;);&quot;&quot;)))">
            <text:p/>
          </table:table-cell>
          <table:table-cell table:style-name="ce237" table:formula="of:=IF(AND([$Synthèse.$G$1];[.$AA$1];[.$AA$2]);INDEX([$Données.G$1:$Données.G$1048576];[$Données.H22]+2);&quot;&quot;)">
            <text:p/>
          </table:table-cell>
          <table:table-cell table:number-columns-repeated="54"/>
        </table:table-row>
        <table:table-row table:style-name="ro7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7">
          <table:table-cell table:style-name="ce17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7">
          <table:table-cell table:style-name="ce55"/>
          <table:table-cell table:style-name="ce53"/>
          <table:table-cell table:number-columns-repeated="62"/>
        </table:table-row>
        <table:table-row table:style-name="ro7">
          <table:table-cell table:style-name="ce53" office:value-type="string" calcext:value-type="string">
            <text:p>Pour obtenir une virgule avec le pavé numérique :</text:p>
          </table:table-cell>
          <table:table-cell table:style-name="ce53"/>
          <table:table-cell table:number-columns-repeated="62"/>
        </table:table-row>
        <table:table-row table:style-name="ro7">
          <table:table-cell table:style-name="ce53" office:value-type="string" calcext:value-type="string">
            <text:p>Menu <text:span text:style-name="T7">O</text:span><text:span text:style-name="T8">utils</text:span> ; <text:span text:style-name="T7">O</text:span><text:span text:style-name="T8">ptions</text:span> ; <text:span text:style-name="T8">Paramètres linguistiques</text:span> ; <text:span text:style-name="T8">Langues</text:span> ; cocher la case <text:span text:style-name="T8">Identique au paramètre linguistique (,)</text:span> et validez par <text:span text:style-name="T8">OK</text:span>.</text:p>
          </table:table-cell>
          <table:table-cell table:style-name="ce53"/>
          <table:table-cell table:number-columns-repeated="62"/>
        </table:table-row>
        <table:table-row table:style-name="ro7">
          <table:table-cell table:style-name="ce53" table:number-columns-repeated="2"/>
          <table:table-cell table:number-columns-repeated="62"/>
        </table:table-row>
        <table:table-row table:style-name="ro7" table:number-rows-repeated="3">
          <table:table-cell table:style-name="ce53"/>
          <table:table-cell table:style-name="ce182"/>
          <table:table-cell table:style-name="ce187"/>
          <table:table-cell table:style-name="ce182" table:number-columns-repeated="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7" table:number-rows-repeated="4">
          <table:table-cell table:style-name="ce53"/>
          <table:table-cell table:style-name="ce183"/>
          <table:table-cell table:style-name="ce187"/>
          <table:table-cell table:style-name="ce183"/>
          <table:table-cell table:style-name="ce18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7" table:number-rows-repeated="62">
          <table:table-cell table:style-name="ce53" table:number-columns-repeated="2"/>
          <table:table-cell table:number-columns-repeated="62"/>
        </table:table-row>
        <table:table-row table:style-name="ro7" table:number-rows-repeated="1048486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4" table:protected="true" table:protection-key="TDiqq4RySBoWdGe6y42SHfEMX5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x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x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Coeff_multi_pourcent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27cm" svg:x="21.692cm" svg:y="16.154cm" draw:control="control13"/>
          <draw:control draw:z-index="1" draw:style-name="gr4" draw:text-style-name="P1" svg:width="4.695cm" svg:height="1.478cm" svg:x="26.862cm" svg:y="16.121cm" draw:control="control14"/>
          <draw:control draw:z-index="2" draw:style-name="gr1" draw:text-style-name="P1" svg:width="11.496cm" svg:height="1.5cm" svg:x="5.312cm" svg:y="16.253cm" draw:control="control15"/>
          <draw:control draw:z-index="3" draw:style-name="gr1" draw:text-style-name="P1" svg:width="4.247cm" svg:height="1.5cm" svg:x="0.48cm" svg:y="16.22cm" draw:control="control16"/>
        </table:shapes>
        <table:table-column table:style-name="co6" table:default-cell-style-name="ce56"/>
        <table:table-column table:style-name="co15" table:default-cell-style-name="ce56"/>
        <table:table-column table:style-name="co8" table:default-cell-style-name="ce56"/>
        <table:table-column table:style-name="co9" table:default-cell-style-name="ce56"/>
        <table:table-column table:style-name="co14" table:default-cell-style-name="ce56"/>
        <table:table-column table:style-name="co6" table:default-cell-style-name="ce56"/>
        <table:table-column table:style-name="co11" table:default-cell-style-name="ce56"/>
        <table:table-column table:style-name="co12" table:default-cell-style-name="ce56"/>
        <table:table-column table:style-name="co9" table:default-cell-style-name="ce56"/>
        <table:table-column table:style-name="co13" table:default-cell-style-name="ce56"/>
        <table:table-column table:style-name="co1" table:number-columns-repeated="15" table:default-cell-style-name="ce56"/>
        <table:table-column table:style-name="co16" table:default-cell-style-name="ce56"/>
        <table:table-column table:style-name="co1" table:number-columns-repeated="38" table:default-cell-style-name="ce56"/>
        <table:table-row table:style-name="ro7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G$1];[.$AA$1]);[$Synthèse.C4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9" office:value-type="string" calcext:value-type="string" table:number-columns-spanned="8" table:number-rows-spanned="1">
            <text:p>Du coefficient multiplicateur au taux d’évolution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%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%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180" table:formula="of:=INDEX([$Données.S$1:$Données.S$1048576];[$Données.X3]+2)" office:value-type="float" office:value="1.5" calcext:value-type="float">
            <text:p>1,5</text:p>
          </table:table-cell>
          <table:table-cell table:style-name="ce84"/>
          <table:table-cell table:style-name="ce137" table:formula="of:=IF(ISBLANK([.C4]);&quot;&quot;;IF(OR(ISNUMBER([.C4]);ISERROR(VALUE([.C4])));&quot;FAUX&quot;;IF(AND([$Synthèse.$G$1];[.$AA$1]);IF([.C4]=INDEX([$Données.W$1:$Données.W$1048576];[$Données.X3]+2);&quot;VRAI&quot;;&quot;FAUX&quot;);&quot;&quot;)))">
            <text:p/>
          </table:table-cell>
          <table:table-cell table:style-name="ce147" table:formula="of:=IF(AND([$Synthèse.$G$1];[.$AA$1];[.$AA$2]);INDEX([$Données.W$1:$Données.W$1048576];[$Données.X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S$1:$Données.S$1048576];[$Données.X13]+2)" office:value-type="float" office:value="6" calcext:value-type="float">
            <text:p>6</text:p>
          </table:table-cell>
          <table:table-cell table:style-name="ce266"/>
          <table:table-cell table:style-name="ce158" table:formula="of:=IF(ISBLANK([.H4]);&quot;&quot;;IF(OR(ISNUMBER([.C4]);ISERROR(VALUE([.C4])));&quot;FAUX&quot;;IF(AND([$Synthèse.$G$1];[.$AA$1]);IF([.H4]=INDEX([$Données.W$1:$Données.W$1048576];[$Données.X13]+2);&quot;VRAI&quot;;&quot;FAUX&quot;);&quot;&quot;)))">
            <text:p/>
          </table:table-cell>
          <table:table-cell table:style-name="ce169" table:formula="of:=IF(AND([$Synthèse.$G$1];[.$AA$1];[.$AA$2]);INDEX([$Données.W$1:$Données.W$1048576];[$Données.X13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181" table:formula="of:=INDEX([$Données.S$1:$Données.S$1048576];[$Données.X4]+2)" office:value-type="float" office:value="1.7" calcext:value-type="float">
            <text:p>1,7</text:p>
          </table:table-cell>
          <table:table-cell table:style-name="ce84"/>
          <table:table-cell table:style-name="ce138" table:formula="of:=IF(ISBLANK([.C5]);&quot;&quot;;IF(OR(ISNUMBER([.C5]);ISERROR(VALUE([.C5])));&quot;FAUX&quot;;IF(AND([$Synthèse.$G$1];[.$AA$1]);IF([.C5]=INDEX([$Données.W$1:$Données.W$1048576];[$Données.X4]+2);&quot;VRAI&quot;;&quot;FAUX&quot;);&quot;&quot;)))">
            <text:p/>
          </table:table-cell>
          <table:table-cell table:style-name="ce148" table:formula="of:=IF(AND([$Synthèse.$G$1];[.$AA$1];[.$AA$2]);INDEX([$Données.W$1:$Données.W$1048576];[$Données.X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S$1:$Données.S$1048576];[$Données.X14]+2)" office:value-type="float" office:value="0.39" calcext:value-type="float">
            <text:p>0,39</text:p>
          </table:table-cell>
          <table:table-cell table:style-name="ce266"/>
          <table:table-cell table:style-name="ce159" table:formula="of:=IF(ISBLANK([.H5]);&quot;&quot;;IF(OR(ISNUMBER([.C5]);ISERROR(VALUE([.C5])));&quot;FAUX&quot;;IF(AND([$Synthèse.$G$1];[.$AA$1]);IF([.H5]=INDEX([$Données.W$1:$Données.W$1048576];[$Données.X14]+2);&quot;VRAI&quot;;&quot;FAUX&quot;);&quot;&quot;)))">
            <text:p/>
          </table:table-cell>
          <table:table-cell table:style-name="ce170" table:formula="of:=IF(AND([$Synthèse.$G$1];[.$AA$1];[.$AA$2]);INDEX([$Données.W$1:$Données.W$1048576];[$Données.X14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180" table:formula="of:=INDEX([$Données.S$1:$Données.S$1048576];[$Données.X5]+2)" office:value-type="float" office:value="0.96" calcext:value-type="float">
            <text:p>0,96</text:p>
          </table:table-cell>
          <table:table-cell table:style-name="ce84"/>
          <table:table-cell table:style-name="ce139" table:formula="of:=IF(ISBLANK([.C6]);&quot;&quot;;IF(OR(ISNUMBER([.C6]);ISERROR(VALUE([.C6])));&quot;FAUX&quot;;IF(AND([$Synthèse.$G$1];[.$AA$1]);IF([.C6]=INDEX([$Données.W$1:$Données.W$1048576];[$Données.X5]+2);&quot;VRAI&quot;;&quot;FAUX&quot;);&quot;&quot;)))">
            <text:p/>
          </table:table-cell>
          <table:table-cell table:style-name="ce149" table:formula="of:=IF(AND([$Synthèse.$G$1];[.$AA$1];[.$AA$2]);INDEX([$Données.W$1:$Données.W$1048576];[$Données.X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S$1:$Données.S$1048576];[$Données.X15]+2)" office:value-type="float" office:value="8" calcext:value-type="float">
            <text:p>8</text:p>
          </table:table-cell>
          <table:table-cell table:style-name="ce266"/>
          <table:table-cell table:style-name="ce160" table:formula="of:=IF(ISBLANK([.H6]);&quot;&quot;;IF(OR(ISNUMBER([.C6]);ISERROR(VALUE([.C6])));&quot;FAUX&quot;;IF(AND([$Synthèse.$G$1];[.$AA$1]);IF([.H6]=INDEX([$Données.W$1:$Données.W$1048576];[$Données.X15]+2);&quot;VRAI&quot;;&quot;FAUX&quot;);&quot;&quot;)))">
            <text:p/>
          </table:table-cell>
          <table:table-cell table:style-name="ce171" table:formula="of:=IF(AND([$Synthèse.$G$1];[.$AA$1];[.$AA$2]);INDEX([$Données.W$1:$Données.W$1048576];[$Données.X15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181" table:formula="of:=INDEX([$Données.S$1:$Données.S$1048576];[$Données.X6]+2)" office:value-type="float" office:value="1.8" calcext:value-type="float">
            <text:p>1,8</text:p>
          </table:table-cell>
          <table:table-cell table:style-name="ce84"/>
          <table:table-cell table:style-name="ce140" table:formula="of:=IF(ISBLANK([.C7]);&quot;&quot;;IF(OR(ISNUMBER([.C7]);ISERROR(VALUE([.C7])));&quot;FAUX&quot;;IF(AND([$Synthèse.$G$1];[.$AA$1]);IF([.C7]=INDEX([$Données.W$1:$Données.W$1048576];[$Données.X6]+2);&quot;VRAI&quot;;&quot;FAUX&quot;);&quot;&quot;)))">
            <text:p/>
          </table:table-cell>
          <table:table-cell table:style-name="ce150" table:formula="of:=IF(AND([$Synthèse.$G$1];[.$AA$1];[.$AA$2]);INDEX([$Données.W$1:$Données.W$1048576];[$Données.X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S$1:$Données.S$1048576];[$Données.X16]+2)" office:value-type="float" office:value="0.14" calcext:value-type="float">
            <text:p>0,14</text:p>
          </table:table-cell>
          <table:table-cell table:style-name="ce266"/>
          <table:table-cell table:style-name="ce161" table:formula="of:=IF(ISBLANK([.H7]);&quot;&quot;;IF(OR(ISNUMBER([.C7]);ISERROR(VALUE([.C7])));&quot;FAUX&quot;;IF(AND([$Synthèse.$G$1];[.$AA$1]);IF([.H7]=INDEX([$Données.W$1:$Données.W$1048576];[$Données.X16]+2);&quot;VRAI&quot;;&quot;FAUX&quot;);&quot;&quot;)))">
            <text:p/>
          </table:table-cell>
          <table:table-cell table:style-name="ce172" table:formula="of:=IF(AND([$Synthèse.$G$1];[.$AA$1];[.$AA$2]);INDEX([$Données.W$1:$Données.W$1048576];[$Données.X16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180" table:formula="of:=INDEX([$Données.S$1:$Données.S$1048576];[$Données.X7]+2)" office:value-type="float" office:value="0.72" calcext:value-type="float">
            <text:p>0,72</text:p>
          </table:table-cell>
          <table:table-cell table:style-name="ce84"/>
          <table:table-cell table:style-name="ce141" table:formula="of:=IF(ISBLANK([.C8]);&quot;&quot;;IF(OR(ISNUMBER([.C8]);ISERROR(VALUE([.C8])));&quot;FAUX&quot;;IF(AND([$Synthèse.$G$1];[.$AA$1]);IF([.C8]=INDEX([$Données.W$1:$Données.W$1048576];[$Données.X7]+2);&quot;VRAI&quot;;&quot;FAUX&quot;);&quot;&quot;)))">
            <text:p/>
          </table:table-cell>
          <table:table-cell table:style-name="ce151" table:formula="of:=IF(AND([$Synthèse.$G$1];[.$AA$1];[.$AA$2]);INDEX([$Données.W$1:$Données.W$1048576];[$Données.X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S$1:$Données.S$1048576];[$Données.X17]+2)" office:value-type="float" office:value="1.2" calcext:value-type="float">
            <text:p>1,2</text:p>
          </table:table-cell>
          <table:table-cell table:style-name="ce266"/>
          <table:table-cell table:style-name="ce162" table:formula="of:=IF(ISBLANK([.H8]);&quot;&quot;;IF(OR(ISNUMBER([.C8]);ISERROR(VALUE([.C8])));&quot;FAUX&quot;;IF(AND([$Synthèse.$G$1];[.$AA$1]);IF([.H8]=INDEX([$Données.W$1:$Données.W$1048576];[$Données.X17]+2);&quot;VRAI&quot;;&quot;FAUX&quot;);&quot;&quot;)))">
            <text:p/>
          </table:table-cell>
          <table:table-cell table:style-name="ce173" table:formula="of:=IF(AND([$Synthèse.$G$1];[.$AA$1];[.$AA$2]);INDEX([$Données.W$1:$Données.W$1048576];[$Données.X17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181" table:formula="of:=INDEX([$Données.S$1:$Données.S$1048576];[$Données.X8]+2)" office:value-type="float" office:value="1.6" calcext:value-type="float">
            <text:p>1,6</text:p>
          </table:table-cell>
          <table:table-cell table:style-name="ce84"/>
          <table:table-cell table:style-name="ce142" table:formula="of:=IF(ISBLANK([.C9]);&quot;&quot;;IF(OR(ISNUMBER([.C9]);ISERROR(VALUE([.C9])));&quot;FAUX&quot;;IF(AND([$Synthèse.$G$1];[.$AA$1]);IF([.C9]=INDEX([$Données.W$1:$Données.W$1048576];[$Données.X8]+2);&quot;VRAI&quot;;&quot;FAUX&quot;);&quot;&quot;)))">
            <text:p/>
          </table:table-cell>
          <table:table-cell table:style-name="ce152" table:formula="of:=IF(AND([$Synthèse.$G$1];[.$AA$1];[.$AA$2]);INDEX([$Données.W$1:$Données.W$1048576];[$Données.X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S$1:$Données.S$1048576];[$Données.X18]+2)" office:value-type="float" office:value="9" calcext:value-type="float">
            <text:p>9</text:p>
          </table:table-cell>
          <table:table-cell table:style-name="ce266"/>
          <table:table-cell table:style-name="ce163" table:formula="of:=IF(ISBLANK([.H9]);&quot;&quot;;IF(OR(ISNUMBER([.C9]);ISERROR(VALUE([.C9])));&quot;FAUX&quot;;IF(AND([$Synthèse.$G$1];[.$AA$1]);IF([.H9]=INDEX([$Données.W$1:$Données.W$1048576];[$Données.X18]+2);&quot;VRAI&quot;;&quot;FAUX&quot;);&quot;&quot;)))">
            <text:p/>
          </table:table-cell>
          <table:table-cell table:style-name="ce176" table:formula="of:=IF(AND([$Synthèse.$G$1];[.$AA$1];[.$AA$2]);INDEX([$Données.W$1:$Données.W$1048576];[$Données.X18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180" table:formula="of:=INDEX([$Données.S$1:$Données.S$1048576];[$Données.X9]+2)" office:value-type="float" office:value="1.3" calcext:value-type="float">
            <text:p>1,3</text:p>
          </table:table-cell>
          <table:table-cell table:style-name="ce84"/>
          <table:table-cell table:style-name="ce143" table:formula="of:=IF(ISBLANK([.C10]);&quot;&quot;;IF(OR(ISNUMBER([.C10]);ISERROR(VALUE([.C10])));&quot;FAUX&quot;;IF(AND([$Synthèse.$G$1];[.$AA$1]);IF([.C10]=INDEX([$Données.W$1:$Données.W$1048576];[$Données.X9]+2);&quot;VRAI&quot;;&quot;FAUX&quot;);&quot;&quot;)))">
            <text:p/>
          </table:table-cell>
          <table:table-cell table:style-name="ce153" table:formula="of:=IF(AND([$Synthèse.$G$1];[.$AA$1];[.$AA$2]);INDEX([$Données.W$1:$Données.W$1048576];[$Données.X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S$1:$Données.S$1048576];[$Données.X19]+2)" office:value-type="float" office:value="0.53" calcext:value-type="float">
            <text:p>0,53</text:p>
          </table:table-cell>
          <table:table-cell table:style-name="ce266"/>
          <table:table-cell table:style-name="ce164" table:formula="of:=IF(ISBLANK([.H10]);&quot;&quot;;IF(OR(ISNUMBER([.C10]);ISERROR(VALUE([.C10])));&quot;FAUX&quot;;IF(AND([$Synthèse.$G$1];[.$AA$1]);IF([.H10]=INDEX([$Données.W$1:$Données.W$1048576];[$Données.X19]+2);&quot;VRAI&quot;;&quot;FAUX&quot;);&quot;&quot;)))">
            <text:p/>
          </table:table-cell>
          <table:table-cell table:style-name="ce178" table:formula="of:=IF(AND([$Synthèse.$G$1];[.$AA$1];[.$AA$2]);INDEX([$Données.W$1:$Données.W$1048576];[$Données.X19]+2);&quot;&quot;)">
            <text:p/>
          </table:table-cell>
          <table:table-cell table:style-name="ce238"/>
          <table:table-cell table:number-columns-repeated="53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181" table:formula="of:=INDEX([$Données.S$1:$Données.S$1048576];[$Données.X10]+2)" office:value-type="float" office:value="1.4" calcext:value-type="float">
            <text:p>1,4</text:p>
          </table:table-cell>
          <table:table-cell table:style-name="ce84"/>
          <table:table-cell table:style-name="ce144" table:formula="of:=IF(ISBLANK([.C11]);&quot;&quot;;IF(OR(ISNUMBER([.C11]);ISERROR(VALUE([.C11])));&quot;FAUX&quot;;IF(AND([$Synthèse.$G$1];[.$AA$1]);IF([.C11]=INDEX([$Données.W$1:$Données.W$1048576];[$Données.X10]+2);&quot;VRAI&quot;;&quot;FAUX&quot;);&quot;&quot;)))">
            <text:p/>
          </table:table-cell>
          <table:table-cell table:style-name="ce154" table:formula="of:=IF(AND([$Synthèse.$G$1];[.$AA$1];[.$AA$2]);INDEX([$Données.W$1:$Données.W$1048576];[$Données.X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S$1:$Données.S$1048576];[$Données.X20]+2)" office:value-type="float" office:value="10" calcext:value-type="float">
            <text:p>10</text:p>
          </table:table-cell>
          <table:table-cell table:style-name="ce266"/>
          <table:table-cell table:style-name="ce165" table:formula="of:=IF(ISBLANK([.H11]);&quot;&quot;;IF(OR(ISNUMBER([.C11]);ISERROR(VALUE([.C11])));&quot;FAUX&quot;;IF(AND([$Synthèse.$G$1];[.$AA$1]);IF([.H11]=INDEX([$Données.W$1:$Données.W$1048576];[$Données.X20]+2);&quot;VRAI&quot;;&quot;FAUX&quot;);&quot;&quot;)))">
            <text:p/>
          </table:table-cell>
          <table:table-cell table:style-name="ce179" table:formula="of:=IF(AND([$Synthèse.$G$1];[.$AA$1];[.$AA$2]);INDEX([$Données.W$1:$Données.W$1048576];[$Données.X20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80" table:formula="of:=INDEX([$Données.S$1:$Données.S$1048576];[$Données.X11]+2)" office:value-type="float" office:value="7" calcext:value-type="float">
            <text:p>7</text:p>
          </table:table-cell>
          <table:table-cell table:style-name="ce84"/>
          <table:table-cell table:style-name="ce145" table:formula="of:=IF(ISBLANK([.C12]);&quot;&quot;;IF(OR(ISNUMBER([.C12]);ISERROR(VALUE([.C12])));&quot;FAUX&quot;;IF(AND([$Synthèse.$G$1];[.$AA$1]);IF([.C12]=INDEX([$Données.W$1:$Données.W$1048576];[$Données.X11]+2);&quot;VRAI&quot;;&quot;FAUX&quot;);&quot;&quot;)))">
            <text:p/>
          </table:table-cell>
          <table:table-cell table:style-name="ce155" table:formula="of:=IF(AND([$Synthèse.$G$1];[.$AA$1];[.$AA$2]);INDEX([$Données.W$1:$Données.W$1048576];[$Données.X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S$1:$Données.S$1048576];[$Données.X21]+2)" office:value-type="float" office:value="1.91" calcext:value-type="float">
            <text:p>1,91</text:p>
          </table:table-cell>
          <table:table-cell table:style-name="ce266"/>
          <table:table-cell table:style-name="ce166" table:formula="of:=IF(ISBLANK([.H12]);&quot;&quot;;IF(OR(ISNUMBER([.C12]);ISERROR(VALUE([.C12])));&quot;FAUX&quot;;IF(AND([$Synthèse.$G$1];[.$AA$1]);IF([.H12]=INDEX([$Données.W$1:$Données.W$1048576];[$Données.X21]+2);&quot;VRAI&quot;;&quot;FAUX&quot;);&quot;&quot;)))">
            <text:p/>
          </table:table-cell>
          <table:table-cell table:style-name="ce184" table:formula="of:=IF(AND([$Synthèse.$G$1];[.$AA$1];[.$AA$2]);INDEX([$Données.W$1:$Données.W$1048576];[$Données.X21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181" table:formula="of:=INDEX([$Données.S$1:$Données.S$1048576];[$Données.X12]+2)" office:value-type="float" office:value="1.31" calcext:value-type="float">
            <text:p>1,31</text:p>
          </table:table-cell>
          <table:table-cell table:style-name="ce84"/>
          <table:table-cell table:style-name="ce146" table:formula="of:=IF(ISBLANK([.C13]);&quot;&quot;;IF(OR(ISNUMBER([.C13]);ISERROR(VALUE([.C13])));&quot;FAUX&quot;;IF(AND([$Synthèse.$G$1];[.$AA$1]);IF([.C13]=INDEX([$Données.W$1:$Données.W$1048576];[$Données.X12]+2);&quot;VRAI&quot;;&quot;FAUX&quot;);&quot;&quot;)))">
            <text:p/>
          </table:table-cell>
          <table:table-cell table:style-name="ce156" table:formula="of:=IF(AND([$Synthèse.$G$1];[.$AA$1];[.$AA$2]);INDEX([$Données.W$1:$Données.W$1048576];[$Données.X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S$1:$Données.S$1048576];[$Données.X22]+2)" office:value-type="float" office:value="1.73" calcext:value-type="float">
            <text:p>1,73</text:p>
          </table:table-cell>
          <table:table-cell table:style-name="ce266"/>
          <table:table-cell table:style-name="ce167" table:formula="of:=IF(ISBLANK([.H13]);&quot;&quot;;IF(OR(ISNUMBER([.C13]);ISERROR(VALUE([.C13])));&quot;FAUX&quot;;IF(AND([$Synthèse.$G$1];[.$AA$1]);IF([.H13]=INDEX([$Données.W$1:$Données.W$1048576];[$Données.X22]+2);&quot;VRAI&quot;;&quot;FAUX&quot;);&quot;&quot;)))">
            <text:p/>
          </table:table-cell>
          <table:table-cell table:style-name="ce186" table:formula="of:=IF(AND([$Synthèse.$G$1];[.$AA$1];[.$AA$2]);INDEX([$Données.W$1:$Données.W$1048576];[$Données.X22]+2);&quot;&quot;)">
            <text:p/>
          </table:table-cell>
          <table:table-cell table:number-columns-repeated="54"/>
        </table:table-row>
        <table:table-row table:style-name="ro7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7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7" table:number-rows-repeated="66">
          <table:table-cell table:style-name="ce53" table:number-columns-repeated="2"/>
          <table:table-cell table:number-columns-repeated="62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5" table:protected="true" table:protection-key="TDiqq4RySBoWdGe6y42SHfEMX5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% successifs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8" form:id="control18" form:label="Réponses" form:input-required="false" form:linked-cell="'% successifs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successifs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758cm" svg:height="1.487cm" svg:x="17.573cm" svg:y="16.468cm" draw:control="control17"/>
          <draw:control draw:z-index="1" draw:style-name="gr4" draw:text-style-name="P1" svg:width="4.891cm" svg:height="1.452cm" svg:x="22.705cm" svg:y="16.427cm" draw:control="control18"/>
          <draw:control draw:z-index="2" draw:style-name="gr1" draw:text-style-name="P1" svg:width="11.496cm" svg:height="1.5cm" svg:x="4.882cm" svg:y="16.467cm" draw:control="control19"/>
          <draw:control draw:z-index="3" draw:style-name="gr1" draw:text-style-name="P1" svg:width="4.247cm" svg:height="1.5cm" svg:x="0.23cm" svg:y="16.419cm" draw:control="control20"/>
        </table:shapes>
        <table:table-column table:style-name="co17" table:default-cell-style-name="ce56"/>
        <table:table-column table:style-name="co18" table:number-columns-repeated="2" table:default-cell-style-name="ce56"/>
        <table:table-column table:style-name="co19" table:default-cell-style-name="ce56"/>
        <table:table-column table:style-name="co20" table:default-cell-style-name="ce56"/>
        <table:table-column table:style-name="co21" table:default-cell-style-name="ce56"/>
        <table:table-column table:style-name="co1" table:number-columns-repeated="19" table:default-cell-style-name="ce56"/>
        <table:table-column table:style-name="co22" table:default-cell-style-name="ce56"/>
        <table:table-column table:style-name="co1" table:number-columns-repeated="38" table:default-cell-style-name="ce56"/>
        <table:table-row table:style-name="ro7">
          <table:table-cell table:style-name="ce168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G$1];[.$AA$1]);[$Synthèse.C5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9" office:value-type="string" calcext:value-type="string" table:number-columns-spanned="4" table:number-rows-spanned="1">
            <text:p>Évolutions successives</text:p>
          </table:table-cell>
          <table:covered-table-cell table:number-columns-repeated="2" table:style-name="ce52"/>
          <table:covered-table-cell table:style-name="ce48"/>
          <table:covered-table-cell table:style-name="ce300"/>
          <table:covered-table-cell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1</text:p>
          </table:table-cell>
          <table:table-cell table:style-name="ce48" office:value-type="string" calcext:value-type="string">
            <text:p>%2</text:p>
          </table:table-cell>
          <table:table-cell table:style-name="ce48" office:value-type="string" calcext:value-type="string">
            <text:p>%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</text:p>
          </table:table-cell>
          <table:table-cell table:number-columns-repeated="58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97" table:formula="of:=INDEX([$Données.AR$1:$Données.AR$1048576];[$Données.BC3]+2)" office:value-type="string" office:string-value="+10%" calcext:value-type="string">
            <text:p>+10%</text:p>
          </table:table-cell>
          <table:table-cell table:style-name="ce298" table:formula="of:=INDEX([$Données.AW$1:$Données.AW$1048576];[$Données.BC3]+2)" office:value-type="string" office:string-value="-30%" calcext:value-type="string">
            <text:p>-30%</text:p>
          </table:table-cell>
          <table:table-cell table:style-name="ce266"/>
          <table:table-cell table:style-name="ce244" table:formula="of:=IF(ISBLANK([.D4]);&quot;&quot;;IF(OR(ISNUMBER([.D4]);ISERROR(VALUE([.D4])));&quot;FAUX&quot;;IF(AND([$Synthèse.$G$1];[.$AA$1]);IF([.D4]=INDEX([$Données.BB$1:$Données.BB$1048576];[$Données.BC3]+2);&quot;VRAI&quot;;&quot;FAUX&quot;);&quot;&quot;)))">
            <text:p/>
          </table:table-cell>
          <table:table-cell table:style-name="ce311" table:formula="of:=IF(AND([$Synthèse.$G$1];[.$AA$1];[.$AA$2]);INDEX([$Données.BB$1:$Données.BB$1048576];[$Données.BC3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82" table:formula="of:=INDEX([$Données.AR$1:$Données.AR$1048576];[$Données.BC4]+2)" office:value-type="string" office:string-value="-10%" calcext:value-type="string">
            <text:p>-10%</text:p>
          </table:table-cell>
          <table:table-cell table:style-name="ce299" table:formula="of:=INDEX([$Données.AW$1:$Données.AW$1048576];[$Données.BC4]+2)" office:value-type="string" office:string-value="+90%" calcext:value-type="string">
            <text:p>+90%</text:p>
          </table:table-cell>
          <table:table-cell table:style-name="ce266"/>
          <table:table-cell table:style-name="ce302" table:formula="of:=IF(ISBLANK([.D5]);&quot;&quot;;IF(OR(ISNUMBER([.D5]);ISERROR(VALUE([.D5])));&quot;FAUX&quot;;IF(AND([$Synthèse.$G$1];[.$AA$1]);IF([.D5]=INDEX([$Données.BB$1:$Données.BB$1048576];[$Données.BC4]+2);&quot;VRAI&quot;;&quot;FAUX&quot;);&quot;&quot;)))">
            <text:p/>
          </table:table-cell>
          <table:table-cell table:style-name="ce260" table:formula="of:=IF(AND([$Synthèse.$G$1];[.$AA$1];[.$AA$2]);INDEX([$Données.BB$1:$Données.BB$1048576];[$Données.BC4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297" table:formula="of:=INDEX([$Données.AR$1:$Données.AR$1048576];[$Données.BC5]+2)" office:value-type="string" office:string-value="-50%" calcext:value-type="string">
            <text:p>-50%</text:p>
          </table:table-cell>
          <table:table-cell table:style-name="ce298" table:formula="of:=INDEX([$Données.AW$1:$Données.AW$1048576];[$Données.BC5]+2)" office:value-type="string" office:string-value="-20%" calcext:value-type="string">
            <text:p>-20%</text:p>
          </table:table-cell>
          <table:table-cell table:style-name="ce266"/>
          <table:table-cell table:style-name="ce246" table:formula="of:=IF(ISBLANK([.D6]);&quot;&quot;;IF(OR(ISNUMBER([.D6]);ISERROR(VALUE([.D6])));&quot;FAUX&quot;;IF(AND([$Synthèse.$G$1];[.$AA$1]);IF([.D6]=INDEX([$Données.BB$1:$Données.BB$1048576];[$Données.BC5]+2);&quot;VRAI&quot;;&quot;FAUX&quot;);&quot;&quot;)))">
            <text:p/>
          </table:table-cell>
          <table:table-cell table:style-name="ce313" table:formula="of:=IF(AND([$Synthèse.$G$1];[.$AA$1];[.$AA$2]);INDEX([$Données.BB$1:$Données.BB$1048576];[$Données.BC5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82" table:formula="of:=INDEX([$Données.AR$1:$Données.AR$1048576];[$Données.BC6]+2)" office:value-type="string" office:string-value="+10%" calcext:value-type="string">
            <text:p>+10%</text:p>
          </table:table-cell>
          <table:table-cell table:style-name="ce299" table:formula="of:=INDEX([$Données.AW$1:$Données.AW$1048576];[$Données.BC6]+2)" office:value-type="string" office:string-value="-60%" calcext:value-type="string">
            <text:p>-60%</text:p>
          </table:table-cell>
          <table:table-cell table:style-name="ce266"/>
          <table:table-cell table:style-name="ce304" table:formula="of:=IF(ISBLANK([.D7]);&quot;&quot;;IF(OR(ISNUMBER([.D7]);ISERROR(VALUE([.D7])));&quot;FAUX&quot;;IF(AND([$Synthèse.$G$1];[.$AA$1]);IF([.D7]=INDEX([$Données.BB$1:$Données.BB$1048576];[$Données.BC6]+2);&quot;VRAI&quot;;&quot;FAUX&quot;);&quot;&quot;)))">
            <text:p/>
          </table:table-cell>
          <table:table-cell table:style-name="ce262" table:formula="of:=IF(AND([$Synthèse.$G$1];[.$AA$1];[.$AA$2]);INDEX([$Données.BB$1:$Données.BB$1048576];[$Données.BC6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297" table:formula="of:=INDEX([$Données.AR$1:$Données.AR$1048576];[$Données.BC7]+2)" office:value-type="string" office:string-value="-30%" calcext:value-type="string">
            <text:p>-30%</text:p>
          </table:table-cell>
          <table:table-cell table:style-name="ce298" table:formula="of:=INDEX([$Données.AW$1:$Données.AW$1048576];[$Données.BC7]+2)" office:value-type="string" office:string-value="+90%" calcext:value-type="string">
            <text:p>+90%</text:p>
          </table:table-cell>
          <table:table-cell table:style-name="ce266"/>
          <table:table-cell table:style-name="ce248" table:formula="of:=IF(ISBLANK([.D8]);&quot;&quot;;IF(OR(ISNUMBER([.D8]);ISERROR(VALUE([.D8])));&quot;FAUX&quot;;IF(AND([$Synthèse.$G$1];[.$AA$1]);IF([.D8]=INDEX([$Données.BB$1:$Données.BB$1048576];[$Données.BC7]+2);&quot;VRAI&quot;;&quot;FAUX&quot;);&quot;&quot;)))">
            <text:p/>
          </table:table-cell>
          <table:table-cell table:style-name="ce315" table:formula="of:=IF(AND([$Synthèse.$G$1];[.$AA$1];[.$AA$2]);INDEX([$Données.BB$1:$Données.BB$1048576];[$Données.BC7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82" table:formula="of:=INDEX([$Données.AR$1:$Données.AR$1048576];[$Données.BC8]+2)" office:value-type="string" office:string-value="+70%" calcext:value-type="string">
            <text:p>+70%</text:p>
          </table:table-cell>
          <table:table-cell table:style-name="ce299" table:formula="of:=INDEX([$Données.AW$1:$Données.AW$1048576];[$Données.BC8]+2)" office:value-type="string" office:string-value="-40%" calcext:value-type="string">
            <text:p>-40%</text:p>
          </table:table-cell>
          <table:table-cell table:style-name="ce266"/>
          <table:table-cell table:style-name="ce306" table:formula="of:=IF(ISBLANK([.D9]);&quot;&quot;;IF(OR(ISNUMBER([.D9]);ISERROR(VALUE([.D9])));&quot;FAUX&quot;;IF(AND([$Synthèse.$G$1];[.$AA$1]);IF([.D9]=INDEX([$Données.BB$1:$Données.BB$1048576];[$Données.BC8]+2);&quot;VRAI&quot;;&quot;FAUX&quot;);&quot;&quot;)))">
            <text:p/>
          </table:table-cell>
          <table:table-cell table:style-name="ce264" table:formula="of:=IF(AND([$Synthèse.$G$1];[.$AA$1];[.$AA$2]);INDEX([$Données.BB$1:$Données.BB$1048576];[$Données.BC8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297" table:formula="of:=INDEX([$Données.AR$1:$Données.AR$1048576];[$Données.BC9]+2)" office:value-type="string" office:string-value="+10%" calcext:value-type="string">
            <text:p>+10%</text:p>
          </table:table-cell>
          <table:table-cell table:style-name="ce298" table:formula="of:=INDEX([$Données.AW$1:$Données.AW$1048576];[$Données.BC9]+2)" office:value-type="string" office:string-value="+10%" calcext:value-type="string">
            <text:p>+10%</text:p>
          </table:table-cell>
          <table:table-cell table:style-name="ce266"/>
          <table:table-cell table:style-name="ce250" table:formula="of:=IF(ISBLANK([.D10]);&quot;&quot;;IF(OR(ISNUMBER([.D10]);ISERROR(VALUE([.D10])));&quot;FAUX&quot;;IF(AND([$Synthèse.$G$1];[.$AA$1]);IF([.D10]=INDEX([$Données.BB$1:$Données.BB$1048576];[$Données.BC9]+2);&quot;VRAI&quot;;&quot;FAUX&quot;);&quot;&quot;)))">
            <text:p/>
          </table:table-cell>
          <table:table-cell table:style-name="ce317" table:formula="of:=IF(AND([$Synthèse.$G$1];[.$AA$1];[.$AA$2]);INDEX([$Données.BB$1:$Données.BB$1048576];[$Données.BC9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82" table:formula="of:=INDEX([$Données.AR$1:$Données.AR$1048576];[$Données.BC10]+2)" office:value-type="string" office:string-value="+10%" calcext:value-type="string">
            <text:p>+10%</text:p>
          </table:table-cell>
          <table:table-cell table:style-name="ce299" table:formula="of:=INDEX([$Données.AW$1:$Données.AW$1048576];[$Données.BC10]+2)" office:value-type="string" office:string-value="+60%" calcext:value-type="string">
            <text:p>+60%</text:p>
          </table:table-cell>
          <table:table-cell table:style-name="ce266"/>
          <table:table-cell table:style-name="ce308" table:formula="of:=IF(ISBLANK([.D11]);&quot;&quot;;IF(OR(ISNUMBER([.D11]);ISERROR(VALUE([.D11])));&quot;FAUX&quot;;IF(AND([$Synthèse.$G$1];[.$AA$1]);IF([.D11]=INDEX([$Données.BB$1:$Données.BB$1048576];[$Données.BC10]+2);&quot;VRAI&quot;;&quot;FAUX&quot;);&quot;&quot;)))">
            <text:p/>
          </table:table-cell>
          <table:table-cell table:style-name="ce267" table:formula="of:=IF(AND([$Synthèse.$G$1];[.$AA$1];[.$AA$2]);INDEX([$Données.BB$1:$Données.BB$1048576];[$Données.BC10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297" table:formula="of:=INDEX([$Données.AR$1:$Données.AR$1048576];[$Données.BC11]+2)" office:value-type="string" office:string-value="+70%" calcext:value-type="string">
            <text:p>+70%</text:p>
          </table:table-cell>
          <table:table-cell table:style-name="ce298" table:formula="of:=INDEX([$Données.AW$1:$Données.AW$1048576];[$Données.BC11]+2)" office:value-type="string" office:string-value="+70%" calcext:value-type="string">
            <text:p>+70%</text:p>
          </table:table-cell>
          <table:table-cell table:style-name="ce266"/>
          <table:table-cell table:style-name="ce252" table:formula="of:=IF(ISBLANK([.D12]);&quot;&quot;;IF(OR(ISNUMBER([.D12]);ISERROR(VALUE([.D12])));&quot;FAUX&quot;;IF(AND([$Synthèse.$G$1];[.$AA$1]);IF([.D12]=INDEX([$Données.BB$1:$Données.BB$1048576];[$Données.BC11]+2);&quot;VRAI&quot;;&quot;FAUX&quot;);&quot;&quot;)))">
            <text:p/>
          </table:table-cell>
          <table:table-cell table:style-name="ce319" table:formula="of:=IF(AND([$Synthèse.$G$1];[.$AA$1];[.$AA$2]);INDEX([$Données.BB$1:$Données.BB$1048576];[$Données.BC11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82" table:formula="of:=INDEX([$Données.AR$1:$Données.AR$1048576];[$Données.BC12]+2)" office:value-type="string" office:string-value="-10%" calcext:value-type="string">
            <text:p>-10%</text:p>
          </table:table-cell>
          <table:table-cell table:style-name="ce299" table:formula="of:=INDEX([$Données.AW$1:$Données.AW$1048576];[$Données.BC12]+2)" office:value-type="string" office:string-value="+80%" calcext:value-type="string">
            <text:p>+80%</text:p>
          </table:table-cell>
          <table:table-cell table:style-name="ce266"/>
          <table:table-cell table:style-name="ce310" table:formula="of:=IF(ISBLANK([.D13]);&quot;&quot;;IF(OR(ISNUMBER([.D13]);ISERROR(VALUE([.D13])));&quot;FAUX&quot;;IF(AND([$Synthèse.$G$1];[.$AA$1]);IF([.D13]=INDEX([$Données.BB$1:$Données.BB$1048576];[$Données.BC12]+2);&quot;VRAI&quot;;&quot;FAUX&quot;);&quot;&quot;)))">
            <text:p/>
          </table:table-cell>
          <table:table-cell table:style-name="ce269" table:formula="of:=IF(AND([$Synthèse.$G$1];[.$AA$1];[.$AA$2]);INDEX([$Données.BB$1:$Données.BB$1048576];[$Données.BC12]+2);&quot;&quot;)">
            <text:p/>
          </table:table-cell>
          <table:table-cell table:number-columns-repeated="58"/>
        </table:table-row>
        <table:table-row table:style-name="ro7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7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7" table:number-rows-repeated="66">
          <table:table-cell table:style-name="ce53" table:number-columns-repeated="3"/>
          <table:table-cell table:number-columns-repeated="61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x1 &lt;--&gt; x2" table:style-name="ta6" table:protected="true" table:protection-key="TDiqq4RySBoWdGe6y42SHfEMX5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21" form:id="control21" form:label="Résultat" form:input-required="false" form:linked-cell="'x1 &lt;--&gt; x2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2" form:id="control22" form:label="Réponses" form:input-required="false" form:linked-cell="'x1 &lt;--&gt; x2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3" form:id="control23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reciproque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27cm" svg:x="21.692cm" svg:y="16.154cm" draw:control="control21"/>
          <draw:control draw:z-index="1" draw:style-name="gr4" draw:text-style-name="P1" svg:width="4.695cm" svg:height="1.478cm" svg:x="26.862cm" svg:y="16.121cm" draw:control="control22"/>
          <draw:control draw:z-index="2" draw:style-name="gr1" draw:text-style-name="P1" svg:width="11.496cm" svg:height="1.5cm" svg:x="5.312cm" svg:y="16.253cm" draw:control="control23"/>
          <draw:control draw:z-index="3" draw:style-name="gr1" draw:text-style-name="P1" svg:width="4.247cm" svg:height="1.5cm" svg:x="0.48cm" svg:y="16.22cm" draw:control="control24"/>
          <draw:custom-shape draw:z-index="4" draw:style-name="gr5" draw:text-style-name="P3" svg:width="4.62cm" svg:height="0.963cm" svg:x="1.823cm" svg:y="20.951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5" draw:style-name="gr6" draw:text-style-name="P3" svg:x1="2.168cm" svg:y1="22.557cm" svg:x2="6.703cm" svg:y2="22.557cm">
            <text:p/>
          </draw:line>
          <draw:custom-shape draw:z-index="6" draw:style-name="gr7" draw:text-style-name="P3" svg:width="4.62cm" svg:height="0.963cm" svg:x="1.856cm" svg:y="23.407cm">
            <text:p/>
  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7" draw:style-name="gr8" draw:text-style-name="P3" svg:width="4.583cm" svg:height="0.952cm" svg:x="21.105cm" svg:y="20.933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8" draw:style-name="gr6" draw:text-style-name="P3" svg:x1="21.447cm" svg:y1="22.521cm" svg:x2="25.945cm" svg:y2="22.521cm">
            <text:p/>
          </draw:line>
          <draw:custom-shape draw:z-index="9" draw:style-name="gr9" draw:text-style-name="P3" svg:width="4.583cm" svg:height="0.952cm" svg:x="21.111cm" svg:y="23.388cm">
            <text:p/>
  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table:shapes>
        <table:table-column table:style-name="co6" table:default-cell-style-name="ce56"/>
        <table:table-column table:style-name="co23" table:default-cell-style-name="ce56"/>
        <table:table-column table:style-name="co24" table:default-cell-style-name="ce56"/>
        <table:table-column table:style-name="co9" table:default-cell-style-name="ce56"/>
        <table:table-column table:style-name="co25" table:default-cell-style-name="ce56"/>
        <table:table-column table:style-name="co6" table:default-cell-style-name="ce56"/>
        <table:table-column table:style-name="co26" table:default-cell-style-name="ce56"/>
        <table:table-column table:style-name="co27" table:default-cell-style-name="ce56"/>
        <table:table-column table:style-name="co9" table:default-cell-style-name="ce56"/>
        <table:table-column table:style-name="co28" table:default-cell-style-name="ce56"/>
        <table:table-column table:style-name="co1" table:number-columns-repeated="2" table:default-cell-style-name="ce56"/>
        <table:table-column table:style-name="co29" table:default-cell-style-name="ce56"/>
        <table:table-column table:style-name="co30" table:default-cell-style-name="ce56"/>
        <table:table-column table:style-name="co31" table:default-cell-style-name="ce56"/>
        <table:table-column table:style-name="co1" table:number-columns-repeated="10" table:default-cell-style-name="ce56"/>
        <table:table-column table:style-name="co16" table:default-cell-style-name="ce56"/>
        <table:table-column table:style-name="co1" table:number-columns-repeated="38" table:default-cell-style-name="ce56"/>
        <table:table-row table:style-name="ro7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G$1];[.$AA$1]);[$Synthèse.C6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9" office:value-type="string" calcext:value-type="string" table:number-columns-spanned="8" table:number-rows-spanned="1">
            <text:p>Évolution réciproque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9"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x<text:span text:style-name="T13">1</text:span></text:p>
          </table:table-cell>
          <table:table-cell table:style-name="ce255" office:value-type="string" calcext:value-type="string">
            <text:p>x<text:span text:style-name="T13">2</text:span>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R (x)</text:p>
          </table:table-cell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<text:span text:style-name="T14">±</text:span> t<text:span text:style-name="T13">1 </text:span><text:span text:style-name="T18">%</text:span></text:p>
          </table:table-cell>
          <table:table-cell table:style-name="ce255" office:value-type="string" calcext:value-type="string">
            <text:p><text:span text:style-name="T14">±</text:span> t<text:span text:style-name="T13">2 </text:span><text:span text:style-name="T18">%</text:span>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180" table:formula="of:=INDEX([$Données.BJ$1:$Données.BJ$1048576];[$Données.BO3]+2)" office:value-type="float" office:value="0.2" calcext:value-type="float">
            <text:p>0,2</text:p>
          </table:table-cell>
          <table:table-cell table:style-name="ce84"/>
          <table:table-cell table:style-name="ce277" table:formula="of:=IF(ISBLANK([.C4]);&quot;&quot;;IF(ISNUMBER([.C4]);&quot;FAUX&quot;;IF(AND([$Synthèse.$G$1];[.$AA$1]);IF([.C4]=INDEX([$Données.BL$1:$Données.BL$1048576];[$Données.BO3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BI$1:$Données.BI$1048576];[$Données.BO13]+2)" office:value-type="string" office:string-value="+30%" calcext:value-type="string">
            <text:p>+30%</text:p>
          </table:table-cell>
          <table:table-cell table:style-name="ce84"/>
          <table:table-cell table:style-name="ce283" table:formula="of:=IF(ISBLANK([.H4]);&quot;&quot;;IF(ISNUMBER([.H4]);&quot;FAUX&quot;;IF(AND([$Synthèse.$G$1];[.$AA$1]);IF([.H4]=INDEX([$Données.BN$1:$Données.BN$1048576];[$Données.BO13]+2);&quot;VRAI&quot;;&quot;FAUX&quot;);&quot;&quot;)))">
            <text:p/>
          </table:table-cell>
          <table:table-cell table:style-name="ce283" table:formula="of:=IF(AND([$Synthèse.$G$1];[.$AA$1];[.$AA$2]);INDEX([$Données.BN$1:$Données.BN$1048576];[$Données.BO13]+2);&quot;&quot;)">
            <text:p/>
          </table:table-cell>
          <table:table-cell table:number-columns-repeated="2"/>
          <table:table-cell table:style-name="ce102"/>
          <table:table-cell/>
          <table:table-cell table:style-name="ce102"/>
          <table:table-cell table:number-columns-repeated="49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181" table:formula="of:=INDEX([$Données.BJ$1:$Données.BJ$1048576];[$Données.BO4]+2)" office:value-type="float" office:value="0.16" calcext:value-type="float">
            <text:p>0,16</text:p>
          </table:table-cell>
          <table:table-cell table:style-name="ce84"/>
          <table:table-cell table:style-name="ce278" table:formula="of:=IF(ISBLANK([.C5]);&quot;&quot;;IF(ISNUMBER([.C5]);&quot;FAUX&quot;;IF(AND([$Synthèse.$G$1];[.$AA$1]);IF([.C5]=INDEX([$Données.BL$1:$Données.BL$1048576];[$Données.BO4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BI$1:$Données.BI$1048576];[$Données.BO14]+2)" office:value-type="string" office:string-value="+80%" calcext:value-type="string">
            <text:p>+80%</text:p>
          </table:table-cell>
          <table:table-cell table:style-name="ce84"/>
          <table:table-cell table:style-name="ce285" table:formula="of:=IF(ISBLANK([.H5]);&quot;&quot;;IF(ISNUMBER([.H5]);&quot;FAUX&quot;;IF(AND([$Synthèse.$G$1];[.$AA$1]);IF([.H5]=INDEX([$Données.BN$1:$Données.BN$1048576];[$Données.BO14]+2);&quot;VRAI&quot;;&quot;FAUX&quot;);&quot;&quot;)))">
            <text:p/>
          </table:table-cell>
          <table:table-cell table:style-name="ce285" table:formula="of:=IF(AND([$Synthèse.$G$1];[.$AA$1];[.$AA$2]);INDEX([$Données.BN$1:$Données.BN$1048576];[$Données.BO14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180" table:formula="of:=INDEX([$Données.BJ$1:$Données.BJ$1048576];[$Données.BO5]+2)" office:value-type="float" office:value="5" calcext:value-type="float">
            <text:p>5</text:p>
          </table:table-cell>
          <table:table-cell table:style-name="ce84"/>
          <table:table-cell table:style-name="ce277" table:formula="of:=IF(ISBLANK([.C6]);&quot;&quot;;IF(ISNUMBER([.C6]);&quot;FAUX&quot;;IF(AND([$Synthèse.$G$1];[.$AA$1]);IF([.C6]=INDEX([$Données.BL$1:$Données.BL$1048576];[$Données.BO5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BI$1:$Données.BI$1048576];[$Données.BO15]+2)" office:value-type="string" office:string-value="-20%" calcext:value-type="string">
            <text:p>-20%</text:p>
          </table:table-cell>
          <table:table-cell table:style-name="ce84"/>
          <table:table-cell table:style-name="ce283" table:formula="of:=IF(ISBLANK([.H6]);&quot;&quot;;IF(ISNUMBER([.H6]);&quot;FAUX&quot;;IF(AND([$Synthèse.$G$1];[.$AA$1]);IF([.H6]=INDEX([$Données.BN$1:$Données.BN$1048576];[$Données.BO15]+2);&quot;VRAI&quot;;&quot;FAUX&quot;);&quot;&quot;)))">
            <text:p/>
          </table:table-cell>
          <table:table-cell table:style-name="ce283" table:formula="of:=IF(AND([$Synthèse.$G$1];[.$AA$1];[.$AA$2]);INDEX([$Données.BN$1:$Données.BN$1048576];[$Données.BO15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181" table:formula="of:=INDEX([$Données.BJ$1:$Données.BJ$1048576];[$Données.BO6]+2)" office:value-type="float" office:value="2" calcext:value-type="float">
            <text:p>2</text:p>
          </table:table-cell>
          <table:table-cell table:style-name="ce84"/>
          <table:table-cell table:style-name="ce278" table:formula="of:=IF(ISBLANK([.C7]);&quot;&quot;;IF(ISNUMBER([.C7]);&quot;FAUX&quot;;IF(AND([$Synthèse.$G$1];[.$AA$1]);IF([.C7]=INDEX([$Données.BL$1:$Données.BL$1048576];[$Données.BO6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BI$1:$Données.BI$1048576];[$Données.BO16]+2)" office:value-type="string" office:string-value="-75%" calcext:value-type="string">
            <text:p>-75%</text:p>
          </table:table-cell>
          <table:table-cell table:style-name="ce84"/>
          <table:table-cell table:style-name="ce285" table:formula="of:=IF(ISBLANK([.H7]);&quot;&quot;;IF(ISNUMBER([.H7]);&quot;FAUX&quot;;IF(AND([$Synthèse.$G$1];[.$AA$1]);IF([.H7]=INDEX([$Données.BN$1:$Données.BN$1048576];[$Données.BO16]+2);&quot;VRAI&quot;;&quot;FAUX&quot;);&quot;&quot;)))">
            <text:p/>
          </table:table-cell>
          <table:table-cell table:style-name="ce285" table:formula="of:=IF(AND([$Synthèse.$G$1];[.$AA$1];[.$AA$2]);INDEX([$Données.BN$1:$Données.BN$1048576];[$Données.BO16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180" table:formula="of:=INDEX([$Données.BJ$1:$Données.BJ$1048576];[$Données.BO7]+2)" office:value-type="float" office:value="1.1" calcext:value-type="float">
            <text:p>1,1</text:p>
          </table:table-cell>
          <table:table-cell table:style-name="ce84"/>
          <table:table-cell table:style-name="ce277" table:formula="of:=IF(ISBLANK([.C8]);&quot;&quot;;IF(ISNUMBER([.C8]);&quot;FAUX&quot;;IF(AND([$Synthèse.$G$1];[.$AA$1]);IF([.C8]=INDEX([$Données.BL$1:$Données.BL$1048576];[$Données.BO7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BI$1:$Données.BI$1048576];[$Données.BO17]+2)" office:value-type="string" office:string-value="+60%" calcext:value-type="string">
            <text:p>+60%</text:p>
          </table:table-cell>
          <table:table-cell table:style-name="ce84"/>
          <table:table-cell table:style-name="ce283" table:formula="of:=IF(ISBLANK([.H8]);&quot;&quot;;IF(ISNUMBER([.H8]);&quot;FAUX&quot;;IF(AND([$Synthèse.$G$1];[.$AA$1]);IF([.H8]=INDEX([$Données.BN$1:$Données.BN$1048576];[$Données.BO17]+2);&quot;VRAI&quot;;&quot;FAUX&quot;);&quot;&quot;)))">
            <text:p/>
          </table:table-cell>
          <table:table-cell table:style-name="ce283" table:formula="of:=IF(AND([$Synthèse.$G$1];[.$AA$1];[.$AA$2]);INDEX([$Données.BN$1:$Données.BN$1048576];[$Données.BO17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181" table:formula="of:=INDEX([$Données.BJ$1:$Données.BJ$1048576];[$Données.BO8]+2)" office:value-type="float" office:value="6" calcext:value-type="float">
            <text:p>6</text:p>
          </table:table-cell>
          <table:table-cell table:style-name="ce84"/>
          <table:table-cell table:style-name="ce278" table:formula="of:=IF(ISBLANK([.C9]);&quot;&quot;;IF(ISNUMBER([.C9]);&quot;FAUX&quot;;IF(AND([$Synthèse.$G$1];[.$AA$1]);IF([.C9]=INDEX([$Données.BL$1:$Données.BL$1048576];[$Données.BO8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BI$1:$Données.BI$1048576];[$Données.BO18]+2)" office:value-type="string" office:string-value="-10%" calcext:value-type="string">
            <text:p>-10%</text:p>
          </table:table-cell>
          <table:table-cell table:style-name="ce84"/>
          <table:table-cell table:style-name="ce285" table:formula="of:=IF(ISBLANK([.H9]);&quot;&quot;;IF(ISNUMBER([.H9]);&quot;FAUX&quot;;IF(AND([$Synthèse.$G$1];[.$AA$1]);IF([.H9]=INDEX([$Données.BN$1:$Données.BN$1048576];[$Données.BO18]+2);&quot;VRAI&quot;;&quot;FAUX&quot;);&quot;&quot;)))">
            <text:p/>
          </table:table-cell>
          <table:table-cell table:style-name="ce285" table:formula="of:=IF(AND([$Synthèse.$G$1];[.$AA$1];[.$AA$2]);INDEX([$Données.BN$1:$Données.BN$1048576];[$Données.BO18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180" table:formula="of:=INDEX([$Données.BJ$1:$Données.BJ$1048576];[$Données.BO9]+2)" office:value-type="float" office:value="1.7" calcext:value-type="float">
            <text:p>1,7</text:p>
          </table:table-cell>
          <table:table-cell table:style-name="ce84"/>
          <table:table-cell table:style-name="ce277" table:formula="of:=IF(ISBLANK([.C10]);&quot;&quot;;IF(ISNUMBER([.C10]);&quot;FAUX&quot;;IF(AND([$Synthèse.$G$1];[.$AA$1]);IF([.C10]=INDEX([$Données.BL$1:$Données.BL$1048576];[$Données.BO9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BI$1:$Données.BI$1048576];[$Données.BO19]+2)" office:value-type="string" office:string-value="+25%" calcext:value-type="string">
            <text:p>+25%</text:p>
          </table:table-cell>
          <table:table-cell table:style-name="ce84"/>
          <table:table-cell table:style-name="ce283" table:formula="of:=IF(ISBLANK([.H10]);&quot;&quot;;IF(ISNUMBER([.H10]);&quot;FAUX&quot;;IF(AND([$Synthèse.$G$1];[.$AA$1]);IF([.H10]=INDEX([$Données.BN$1:$Données.BN$1048576];[$Données.BO19]+2);&quot;VRAI&quot;;&quot;FAUX&quot;);&quot;&quot;)))">
            <text:p/>
          </table:table-cell>
          <table:table-cell table:style-name="ce283" table:formula="of:=IF(AND([$Synthèse.$G$1];[.$AA$1];[.$AA$2]);INDEX([$Données.BN$1:$Données.BN$1048576];[$Données.BO19]+2);&quot;&quot;)">
            <text:p/>
          </table:table-cell>
          <table:table-cell table:style-name="ce238"/>
          <table:table-cell/>
          <table:table-cell table:style-name="ce102"/>
          <table:table-cell table:number-columns-repeated="51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181" table:formula="of:=INDEX([$Données.BJ$1:$Données.BJ$1048576];[$Données.BO10]+2)" office:value-type="float" office:value="4" calcext:value-type="float">
            <text:p>4</text:p>
          </table:table-cell>
          <table:table-cell table:style-name="ce84"/>
          <table:table-cell table:style-name="ce278" table:formula="of:=IF(ISBLANK([.C11]);&quot;&quot;;IF(ISNUMBER([.C11]);&quot;FAUX&quot;;IF(AND([$Synthèse.$G$1];[.$AA$1]);IF([.C11]=INDEX([$Données.BL$1:$Données.BL$1048576];[$Données.BO10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BI$1:$Données.BI$1048576];[$Données.BO20]+2)" office:value-type="string" office:string-value="-60%" calcext:value-type="string">
            <text:p>-60%</text:p>
          </table:table-cell>
          <table:table-cell table:style-name="ce84"/>
          <table:table-cell table:style-name="ce285" table:formula="of:=IF(ISBLANK([.H11]);&quot;&quot;;IF(ISNUMBER([.H11]);&quot;FAUX&quot;;IF(AND([$Synthèse.$G$1];[.$AA$1]);IF([.H11]=INDEX([$Données.BN$1:$Données.BN$1048576];[$Données.BO20]+2);&quot;VRAI&quot;;&quot;FAUX&quot;);&quot;&quot;)))">
            <text:p/>
          </table:table-cell>
          <table:table-cell table:style-name="ce285" table:formula="of:=IF(AND([$Synthèse.$G$1];[.$AA$1];[.$AA$2]);INDEX([$Données.BN$1:$Données.BN$1048576];[$Données.BO20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80" table:formula="of:=INDEX([$Données.BJ$1:$Données.BJ$1048576];[$Données.BO11]+2)" office:value-type="float" office:value="1.4" calcext:value-type="float">
            <text:p>1,4</text:p>
          </table:table-cell>
          <table:table-cell table:style-name="ce84"/>
          <table:table-cell table:style-name="ce277" table:formula="of:=IF(ISBLANK([.C12]);&quot;&quot;;IF(ISNUMBER([.C12]);&quot;FAUX&quot;;IF(AND([$Synthèse.$G$1];[.$AA$1]);IF([.C12]=INDEX([$Données.BL$1:$Données.BL$1048576];[$Données.BO11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BI$1:$Données.BI$1048576];[$Données.BO21]+2)" office:value-type="string" office:string-value="-40%" calcext:value-type="string">
            <text:p>-40%</text:p>
          </table:table-cell>
          <table:table-cell table:style-name="ce84"/>
          <table:table-cell table:style-name="ce283" table:formula="of:=IF(ISBLANK([.H12]);&quot;&quot;;IF(ISNUMBER([.H12]);&quot;FAUX&quot;;IF(AND([$Synthèse.$G$1];[.$AA$1]);IF([.H12]=INDEX([$Données.BN$1:$Données.BN$1048576];[$Données.BO21]+2);&quot;VRAI&quot;;&quot;FAUX&quot;);&quot;&quot;)))">
            <text:p/>
          </table:table-cell>
          <table:table-cell table:style-name="ce283" table:formula="of:=IF(AND([$Synthèse.$G$1];[.$AA$1];[.$AA$2]);INDEX([$Données.BN$1:$Données.BN$1048576];[$Données.BO21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181" table:formula="of:=INDEX([$Données.BJ$1:$Données.BJ$1048576];[$Données.BO12]+2)" office:value-type="float" office:value="6.25" calcext:value-type="float">
            <text:p>6,25</text:p>
          </table:table-cell>
          <table:table-cell table:style-name="ce84"/>
          <table:table-cell table:style-name="ce278" table:formula="of:=IF(ISBLANK([.C13]);&quot;&quot;;IF(ISNUMBER([.C13]);&quot;FAUX&quot;;IF(AND([$Synthèse.$G$1];[.$AA$1]);IF([.C13]=INDEX([$Données.BL$1:$Données.BL$1048576];[$Données.BO12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BI$1:$Données.BI$1048576];[$Données.BO22]+2)" office:value-type="string" office:string-value="-90%" calcext:value-type="string">
            <text:p>-90%</text:p>
          </table:table-cell>
          <table:table-cell table:style-name="ce84"/>
          <table:table-cell table:style-name="ce285" table:formula="of:=IF(ISBLANK([.H13]);&quot;&quot;;IF(ISNUMBER([.H13]);&quot;FAUX&quot;;IF(AND([$Synthèse.$G$1];[.$AA$1]);IF([.H13]=INDEX([$Données.BN$1:$Données.BN$1048576];[$Données.BO22]+2);&quot;VRAI&quot;;&quot;FAUX&quot;);&quot;&quot;)))">
            <text:p/>
          </table:table-cell>
          <table:table-cell table:style-name="ce285" table:formula="of:=IF(AND([$Synthèse.$G$1];[.$AA$1];[.$AA$2]);INDEX([$Données.BN$1:$Données.BN$1048576];[$Données.BO22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7">
          <table:table-cell table:style-name="ce53" table:number-columns-repeated="2"/>
          <table:table-cell/>
          <table:table-cell table:style-name="ce53" table:number-columns-repeated="7"/>
          <table:table-cell table:number-columns-repeated="3"/>
          <table:table-cell table:style-name="ce102" table:number-columns-repeated="2"/>
          <table:table-cell table:number-columns-repeated="49"/>
        </table:table-row>
        <table:table-row table:style-name="ro7">
          <table:table-cell table:style-name="Default"/>
          <table:table-cell table:style-name="ce53"/>
          <table:table-cell/>
          <table:table-cell table:style-name="ce200" table:number-columns-repeated="7"/>
          <table:table-cell table:number-columns-repeated="3"/>
          <table:table-cell table:style-name="ce102"/>
          <table:table-cell table:number-columns-repeated="50"/>
        </table:table-row>
        <table:table-row table:style-name="ro3">
          <table:table-cell table:style-name="ce53"/>
          <table:table-cell table:style-name="ce256" office:value-type="string" calcext:value-type="string">
            <text:p> <text:span text:style-name="T14">x</text:span><text:span text:style-name="T15">1</text:span></text:p>
          </table:table-cell>
          <table:table-cell table:number-columns-repeated="3"/>
          <table:table-cell table:style-name="ce53"/>
          <table:table-cell table:style-name="ce280" office:value-type="string" calcext:value-type="string">
            <text:p>= <text:span text:style-name="T14">±</text:span> t<text:span text:style-name="T13">1 </text:span><text:span text:style-name="T18">%</text:span></text:p>
          </table:table-cell>
          <table:table-cell table:number-columns-repeated="6"/>
          <table:table-cell table:style-name="ce102"/>
          <table:table-cell table:number-columns-repeated="50"/>
        </table:table-row>
        <table:table-row table:style-name="ro7">
          <table:table-cell table:style-name="ce53"/>
          <table:table-cell table:style-name="Default"/>
          <table:table-cell table:number-columns-repeated="3"/>
          <table:table-cell table:style-name="ce53"/>
          <table:table-cell table:style-name="Default"/>
          <table:table-cell table:number-columns-repeated="6"/>
          <table:table-cell table:style-name="ce102"/>
          <table:table-cell table:number-columns-repeated="50"/>
        </table:table-row>
        <table:table-row table:style-name="ro9">
          <table:table-cell table:style-name="ce254" office:value-type="string" calcext:value-type="string">
            <text:p><text:span text:style-name="T11">P</text:span><text:span text:style-name="T12">1</text:span></text:p>
          </table:table-cell>
          <table:table-cell table:style-name="ce257"/>
          <table:table-cell table:style-name="ce258" office:value-type="string" calcext:value-type="string">
            <text:p><text:span text:style-name="T16">P</text:span><text:span text:style-name="T17">2</text:span></text:p>
          </table:table-cell>
          <table:table-cell table:number-columns-repeated="2"/>
          <table:table-cell table:style-name="ce254" office:value-type="string" calcext:value-type="string">
            <text:p><text:span text:style-name="T11">P</text:span><text:span text:style-name="T12">1</text:span></text:p>
          </table:table-cell>
          <table:table-cell table:style-name="ce257"/>
          <table:table-cell table:style-name="ce258" office:value-type="string" calcext:value-type="string">
            <text:p><text:span text:style-name="T16">P</text:span><text:span text:style-name="T17">2</text:span></text:p>
          </table:table-cell>
          <table:table-cell table:number-columns-repeated="56"/>
        </table:table-row>
        <table:table-row table:style-name="ro7">
          <table:table-cell table:style-name="ce53"/>
          <table:table-cell table:style-name="Default"/>
          <table:table-cell table:number-columns-repeated="3"/>
          <table:table-cell table:style-name="ce53"/>
          <table:table-cell table:style-name="Default"/>
          <table:table-cell table:number-columns-repeated="57"/>
        </table:table-row>
        <table:table-row table:style-name="ro3">
          <table:table-cell table:style-name="ce53"/>
          <table:table-cell table:style-name="ce256" office:value-type="string" calcext:value-type="string">
            <text:p> <text:span text:style-name="T14">x</text:span><text:span text:style-name="T15">2</text:span></text:p>
          </table:table-cell>
          <table:table-cell table:number-columns-repeated="3"/>
          <table:table-cell table:style-name="ce53"/>
          <table:table-cell table:style-name="ce280" office:value-type="string" calcext:value-type="string">
            <text:p>= <text:span text:style-name="T14">±</text:span> t<text:span text:style-name="T13">2 </text:span><text:span text:style-name="T18">%</text:span></text:p>
          </table:table-cell>
          <table:table-cell table:number-columns-repeated="57"/>
        </table:table-row>
        <table:table-row table:style-name="ro7">
          <table:table-cell table:style-name="ce53" table:number-columns-repeated="2"/>
          <table:table-cell table:number-columns-repeated="62"/>
        </table:table-row>
        <table:table-row table:style-name="ro7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 table:number-columns-repeated="8"/>
          <table:table-cell table:number-columns-repeated="54"/>
        </table:table-row>
        <table:table-row table:style-name="ro7" table:number-rows-repeated="59">
          <table:table-cell table:style-name="ce53" table:number-columns-repeated="2"/>
          <table:table-cell table:number-columns-repeated="62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x1 &lt;--&gt; x2'.D4:'x1 &lt;--&gt; x2'.E13">
            <calcext:condition calcext:apply-style-name="FAUX" calcext:value="formula-is(IF([.$D4]=&quot;FAUX&quot;))" calcext:base-cell-address="'x1 &lt;--&gt; x2'.D4"/>
            <calcext:condition calcext:apply-style-name="VRAI" calcext:value="formula-is(IF([.$D4]=&quot;VRAI&quot;))" calcext:base-cell-address="'x1 &lt;--&gt; x2'.D4"/>
          </calcext:conditional-format>
          <calcext:conditional-format calcext:target-range-address="'x1 &lt;--&gt; x2'.I4:'x1 &lt;--&gt; x2'.J13">
            <calcext:condition calcext:apply-style-name="FAUX" calcext:value="formula-is(IF([.$I4]=&quot;FAUX&quot;))" calcext:base-cell-address="'x1 &lt;--&gt; x2'.I4"/>
            <calcext:condition calcext:apply-style-name="VRAI" calcext:value="formula-is(IF([.$I4]=&quot;VRAI&quot;))" calcext:base-cell-address="'x1 &lt;--&gt; x2'.I4"/>
          </calcext:conditional-format>
        </calcext:conditional-formats>
      </table:table>
      <table:table table:name="Données" table:style-name="ta7" table:protected="true" table:protection-key="TDiqq4RySBoWdGe6y42SHfEMX5M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2" table:default-cell-style-name="ce369"/>
        <table:table-column table:style-name="co33" table:default-cell-style-name="ce295"/>
        <table:table-column table:style-name="co34" table:default-cell-style-name="ce295"/>
        <table:table-column table:style-name="co35" table:default-cell-style-name="ce293"/>
        <table:table-column table:style-name="co36" table:default-cell-style-name="ce295"/>
        <table:table-column table:style-name="co37" table:default-cell-style-name="ce295"/>
        <table:table-column table:style-name="co38" table:default-cell-style-name="ce295"/>
        <table:table-column table:style-name="co39" table:default-cell-style-name="ce295"/>
        <table:table-column table:style-name="co33" table:default-cell-style-name="ce295"/>
        <table:table-column table:style-name="co40" table:default-cell-style-name="ce295"/>
        <table:table-column table:style-name="co35" table:default-cell-style-name="ce295"/>
        <table:table-column table:style-name="co41" table:default-cell-style-name="ce295"/>
        <table:table-column table:style-name="co37" table:default-cell-style-name="ce295"/>
        <table:table-column table:style-name="co38" table:default-cell-style-name="ce295"/>
        <table:table-column table:style-name="co39" table:default-cell-style-name="ce295"/>
        <table:table-column table:style-name="co32" table:default-cell-style-name="ce295"/>
        <table:table-column table:style-name="co33" table:default-cell-style-name="ce295"/>
        <table:table-column table:style-name="co42" table:default-cell-style-name="ce295"/>
        <table:table-column table:style-name="co38" table:default-cell-style-name="ce295"/>
        <table:table-column table:style-name="co43" table:default-cell-style-name="ce295"/>
        <table:table-column table:style-name="co37" table:default-cell-style-name="ce295"/>
        <table:table-column table:style-name="co35" table:default-cell-style-name="ce295"/>
        <table:table-column table:style-name="co44" table:default-cell-style-name="ce295"/>
        <table:table-column table:style-name="co39" table:default-cell-style-name="ce295"/>
        <table:table-column table:style-name="co33" table:default-cell-style-name="ce295"/>
        <table:table-column table:style-name="co45" table:default-cell-style-name="ce295"/>
        <table:table-column table:style-name="co38" table:default-cell-style-name="ce295"/>
        <table:table-column table:style-name="co33" table:default-cell-style-name="ce295"/>
        <table:table-column table:style-name="co40" table:default-cell-style-name="ce295"/>
        <table:table-column table:style-name="co46" table:default-cell-style-name="ce295"/>
        <table:table-column table:style-name="co47" table:default-cell-style-name="ce295"/>
        <table:table-column table:style-name="co39" table:default-cell-style-name="ce295"/>
        <table:table-column table:style-name="co32" table:default-cell-style-name="ce295"/>
        <table:table-column table:style-name="co1" table:number-columns-repeated="4" table:default-cell-style-name="ce295"/>
        <table:table-column table:style-name="co1" table:default-cell-style-name="ce293"/>
        <table:table-column table:style-name="co1" table:number-columns-repeated="17" table:default-cell-style-name="ce295"/>
        <table:table-column table:style-name="co48" table:default-cell-style-name="ce295"/>
        <table:table-column table:style-name="co49" table:default-cell-style-name="ce295"/>
        <table:table-column table:style-name="co50" table:default-cell-style-name="ce295"/>
        <table:table-column table:style-name="co51" table:default-cell-style-name="ce295"/>
        <table:table-column table:style-name="co52" table:default-cell-style-name="ce295"/>
        <table:table-column table:style-name="co53" table:default-cell-style-name="ce295"/>
        <table:table-column table:style-name="co54" table:default-cell-style-name="ce295"/>
        <table:table-column table:style-name="co55" table:default-cell-style-name="ce295"/>
        <table:table-column table:style-name="co56" table:default-cell-style-name="ce295"/>
        <table:table-column table:style-name="co57" table:default-cell-style-name="ce295"/>
        <table:table-column table:style-name="co58" table:default-cell-style-name="ce295"/>
        <table:table-column table:style-name="co44" table:default-cell-style-name="ce295"/>
        <table:table-column table:style-name="co59" table:default-cell-style-name="ce369"/>
        <table:table-column table:style-name="co1" table:default-cell-style-name="ce369"/>
        <table:table-column table:style-name="co1" table:number-columns-repeated="5" table:default-cell-style-name="ce394"/>
        <table:table-column table:style-name="co60" table:default-cell-style-name="ce394"/>
        <table:table-column table:style-name="co1" table:number-columns-repeated="2" table:default-cell-style-name="ce394"/>
        <table:table-row table:style-name="ro7">
          <table:table-cell/>
          <table:table-cell table:style-name="ce341" office:value-type="string" calcext:value-type="string" table:number-columns-spanned="55" table:number-rows-spanned="1">
            <text:p>KELLER Stéphane - Lycée agricole Louis Pasteur</text:p>
          </table:table-cell>
          <table:covered-table-cell table:style-name="ce369"/>
          <table:covered-table-cell table:style-name="ce341"/>
          <table:covered-table-cell table:style-name="ce294"/>
          <table:covered-table-cell table:style-name="ce341"/>
          <table:covered-table-cell table:number-columns-repeated="14" table:style-name="ce344"/>
          <table:covered-table-cell table:number-columns-repeated="2" table:style-name="ce307"/>
          <table:covered-table-cell table:number-columns-repeated="2"/>
          <table:covered-table-cell table:number-columns-repeated="9" table:style-name="ce318"/>
          <table:covered-table-cell table:number-columns-repeated="2" table:style-name="ce341"/>
          <table:covered-table-cell table:number-columns-repeated="2" table:style-name="ce344"/>
          <table:covered-table-cell table:style-name="ce341"/>
          <table:covered-table-cell table:style-name="ce294"/>
          <table:covered-table-cell table:style-name="ce341"/>
          <table:covered-table-cell table:number-columns-repeated="6" table:style-name="ce344"/>
          <table:covered-table-cell table:number-columns-repeated="10"/>
          <table:table-cell table:number-columns-repeated="13"/>
          <table:table-cell table:style-name="ce341" office:value-type="string" calcext:value-type="string" table:number-columns-spanned="8" table:number-rows-spanned="1">
            <text:p>Barême</text:p>
          </table:table-cell>
          <table:covered-table-cell table:number-columns-repeated="7"/>
        </table:table-row>
        <table:table-row table:style-name="ro10">
          <table:table-cell table:style-name="ce295"/>
          <table:table-cell table:style-name="ce344" office:value-type="string" calcext:value-type="string">
            <text:p>Rang</text:p>
          </table:table-cell>
          <table:table-cell table:style-name="ce344"/>
          <table:table-cell table:style-name="ce290"/>
          <table:table-cell table:style-name="ce344"/>
          <table:table-cell table:style-name="ce344" office:value-type="string" calcext:value-type="string">
            <text:p>%</text:p>
          </table:table-cell>
          <table:table-cell table:style-name="ce359" office:value-type="string" calcext:value-type="string">
            <text:p>x</text:p>
          </table:table-cell>
          <table:table-cell table:style-name="ce344" office:value-type="string" calcext:value-type="string">
            <text:p>choix</text:p>
          </table:table-cell>
          <table:table-cell table:style-name="ce344" office:value-type="string" calcext:value-type="string">
            <text:p>Rang</text:p>
          </table:table-cell>
          <table:table-cell table:style-name="ce344"/>
          <table:table-cell table:style-name="ce290"/>
          <table:table-cell table:style-name="ce344"/>
          <table:table-cell table:style-name="ce344" office:value-type="string" calcext:value-type="string">
            <text:p>%</text:p>
          </table:table-cell>
          <table:table-cell table:style-name="ce359" office:value-type="string" calcext:value-type="string">
            <text:p>×</text:p>
          </table:table-cell>
          <table:table-cell table:style-name="ce344" office:value-type="string" calcext:value-type="string">
            <text:p>choix</text:p>
          </table:table-cell>
          <table:table-cell/>
          <table:table-cell table:style-name="ce344" office:value-type="string" calcext:value-type="string">
            <text:p>Rang</text:p>
          </table:table-cell>
          <table:table-cell table:style-name="ce344" table:number-columns-repeated="2"/>
          <table:table-cell table:style-name="ce359" office:value-type="string" calcext:value-type="string">
            <text:p>x</text:p>
          </table:table-cell>
          <table:table-cell table:style-name="ce344" table:number-columns-repeated="2"/>
          <table:table-cell table:style-name="ce344" office:value-type="string" calcext:value-type="string">
            <text:p>%</text:p>
          </table:table-cell>
          <table:table-cell table:style-name="ce344" office:value-type="string" calcext:value-type="string">
            <text:p>choix</text:p>
          </table:table-cell>
          <table:table-cell table:style-name="ce344" office:value-type="string" calcext:value-type="string">
            <text:p>Rang</text:p>
          </table:table-cell>
          <table:table-cell table:style-name="ce344" table:number-columns-repeated="2"/>
          <table:table-cell table:style-name="ce359" office:value-type="string" calcext:value-type="string">
            <text:p>x</text:p>
          </table:table-cell>
          <table:table-cell table:style-name="ce344" table:number-columns-repeated="2"/>
          <table:table-cell table:style-name="ce344" office:value-type="string" calcext:value-type="string">
            <text:p>%</text:p>
          </table:table-cell>
          <table:table-cell table:style-name="ce344" office:value-type="string" calcext:value-type="string">
            <text:p>choix</text:p>
          </table:table-cell>
          <table:table-cell/>
          <table:table-cell table:style-name="ce344" office:value-type="string" calcext:value-type="string">
            <text:p>Rang</text:p>
          </table:table-cell>
          <table:table-cell table:style-name="ce290" office:value-type="string" calcext:value-type="string">
            <text:p>%</text:p>
          </table:table-cell>
          <table:table-cell table:style-name="ce344" office:value-type="string" calcext:value-type="string">
            <text:p>P</text:p>
          </table:table-cell>
          <table:table-cell table:style-name="ce344" office:value-type="string" calcext:value-type="string">
            <text:p>Résultat</text:p>
          </table:table-cell>
          <table:table-cell table:style-name="ce344" office:value-type="string" calcext:value-type="string">
            <text:p>choix</text:p>
          </table:table-cell>
          <table:table-cell table:style-name="ce369"/>
          <table:table-cell table:style-name="ce344" office:value-type="string" calcext:value-type="string">
            <text:p>Rang</text:p>
          </table:table-cell>
          <table:table-cell table:style-name="ce344"/>
          <table:table-cell table:style-name="ce290"/>
          <table:table-cell table:style-name="ce344"/>
          <table:table-cell table:style-name="ce344" office:value-type="string" calcext:value-type="string">
            <text:p>%1</text:p>
          </table:table-cell>
          <table:table-cell table:style-name="ce359" office:value-type="string" calcext:value-type="string">
            <text:p>x1</text:p>
          </table:table-cell>
          <table:table-cell table:style-name="ce344"/>
          <table:table-cell table:style-name="ce290"/>
          <table:table-cell table:style-name="ce344"/>
          <table:table-cell table:style-name="ce344" office:value-type="string" calcext:value-type="string">
            <text:p>%2</text:p>
          </table:table-cell>
          <table:table-cell table:style-name="ce359" office:value-type="string" calcext:value-type="string">
            <text:p>×2</text:p>
          </table:table-cell>
          <table:table-cell table:style-name="ce344" office:value-type="string" calcext:value-type="string">
            <text:p>x = x1 x 2</text:p>
          </table:table-cell>
          <table:table-cell table:style-name="ce344" table:number-columns-repeated="2"/>
          <table:table-cell table:style-name="ce344" office:value-type="string" calcext:value-type="string">
            <text:p>%</text:p>
          </table:table-cell>
          <table:table-cell table:style-name="ce344" office:value-type="string" calcext:value-type="string">
            <text:p>choix</text:p>
          </table:table-cell>
          <table:table-cell/>
          <table:table-cell table:style-name="ce344" office:value-type="string" calcext:value-type="string">
            <text:p>Rang</text:p>
          </table:table-cell>
          <table:table-cell table:style-name="ce344"/>
          <table:table-cell table:style-name="ce290"/>
          <table:table-cell table:style-name="ce344"/>
          <table:table-cell table:style-name="ce344" office:value-type="string" calcext:value-type="string">
            <text:p>%</text:p>
          </table:table-cell>
          <table:table-cell table:style-name="ce359" office:value-type="string" calcext:value-type="string">
            <text:p>x<text:span text:style-name="T13">1</text:span></text:p>
          </table:table-cell>
          <table:table-cell table:style-name="ce359" office:value-type="string" calcext:value-type="string">
            <text:p>x<text:span text:style-name="T13">2 </text:span><text:span text:style-name="T18">(Frac)</text:span></text:p>
          </table:table-cell>
          <table:table-cell table:style-name="ce359" office:value-type="string" calcext:value-type="string">
            <text:p>x<text:span text:style-name="T13">2</text:span><text:span text:style-name="T18"> (Text)</text:span></text:p>
          </table:table-cell>
          <table:table-cell table:style-name="ce359" office:value-type="string" calcext:value-type="string">
            <text:p><text:span text:style-name="T18">t</text:span><text:span text:style-name="T13">2 </text:span><text:span text:style-name="T18">(Frac)</text:span></text:p>
          </table:table-cell>
          <table:table-cell table:style-name="ce359" office:value-type="string" calcext:value-type="string">
            <text:p><text:span text:style-name="T18">t</text:span><text:span text:style-name="T13">2</text:span><text:span text:style-name="T18"> (Text)</text:span></text:p>
          </table:table-cell>
          <table:table-cell table:style-name="ce344" office:value-type="string" calcext:value-type="string">
            <text:p>choix</text:p>
          </table:table-cell>
          <table:table-cell table:style-name="ce295"/>
          <table:table-cell/>
          <table:table-cell table:style-name="ce359" office:value-type="string" calcext:value-type="string">
            <text:p>%</text:p>
          </table:table-cell>
          <table:table-cell table:style-name="ce359" office:value-type="string" calcext:value-type="string" table:number-columns-spanned="2" table:number-rows-spanned="1">
            <text:p>% --&gt; x</text:p>
          </table:table-cell>
          <table:covered-table-cell table:style-name="ce359"/>
          <table:table-cell table:style-name="ce359" office:value-type="string" calcext:value-type="string" table:number-columns-spanned="2" table:number-rows-spanned="1">
            <text:p>x --&gt; %</text:p>
          </table:table-cell>
          <table:covered-table-cell table:style-name="ce359"/>
          <table:table-cell table:style-name="ce359" office:value-type="string" calcext:value-type="string">
            <text:p>% successifs</text:p>
          </table:table-cell>
          <table:table-cell table:style-name="ce359" office:value-type="string" calcext:value-type="string" table:number-columns-spanned="2" table:number-rows-spanned="1">
            <text:p>x1 &lt;--&gt; x2</text:p>
          </table:table-cell>
          <table:covered-table-cell table:style-name="ce359"/>
        </table:table-row>
        <table:table-row table:style-name="ro5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478260450304339" calcext:value-type="float">
            <text:p>0,47826045030433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3:.E3])" office:value-type="string" office:string-value="+10%" calcext:value-type="string">
            <text:p>+10%</text:p>
          </table:table-cell>
          <table:table-cell table:style-name="ce296" office:value-type="float" office:value="1.1" calcext:value-type="float">
            <text:p>1,1</text:p>
          </table:table-cell>
          <table:table-cell table:style-name="ce287" table:formula="of:=RANK([.B3];[.$B$3:.$B$26];0)" office:value-type="float" office:value="10" calcext:value-type="float">
            <text:p>10</text:p>
          </table:table-cell>
          <table:table-cell table:style-name="ce287" office:value-type="float" office:value="0.657711896301785" calcext:value-type="float">
            <text:p>0,65771189630178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3:.L3])" office:value-type="string" office:string-value="-10%" calcext:value-type="string">
            <text:p>-10%</text:p>
          </table:table-cell>
          <table:table-cell table:style-name="ce296" office:value-type="float" office:value="0.9" calcext:value-type="float">
            <text:p>0,9</text:p>
          </table:table-cell>
          <table:table-cell table:style-name="ce287" table:formula="of:=RANK([.I3];[.$I$3:.$I$25];0)" office:value-type="float" office:value="7" calcext:value-type="float">
            <text:p>7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754317475952086" calcext:value-type="float">
            <text:p>0,754317475952086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3]" office:value-type="float" office:value="1.1" calcext:value-type="float">
            <text:p>1,1</text:p>
          </table:table-cell>
          <table:table-cell table:style-name="ce287" table:formula="of:=COM.MICROSOFT.CONCAT([.R3:.S3])" office:value-type="string" office:string-value=" x 1,1" calcext:value-type="string">
            <text:p><text:s/>x 1,1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U3:.V3])" office:value-type="string" office:string-value="+10" calcext:value-type="string">
            <text:p>+10</text:p>
          </table:table-cell>
          <table:table-cell table:style-name="ce287" table:formula="of:=RANK([.Q3];[.$Q$3:.$Q$26];0)" office:value-type="float" office:value="5" calcext:value-type="float">
            <text:p>5</text:p>
          </table:table-cell>
          <table:table-cell table:style-name="ce287" office:value-type="float" office:value="0.813360024133614" calcext:value-type="float">
            <text:p>0,813360024133614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9" calcext:value-type="float">
            <text:p>0,9</text:p>
          </table:table-cell>
          <table:table-cell table:style-name="ce287" table:formula="of:=COM.MICROSOFT.CONCAT([.Z3:.AA3])" office:value-type="string" office:string-value=" x 0,9" calcext:value-type="string">
            <text:p><text:s/>x 0,9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AC3:.AD3])" office:value-type="string" office:string-value="-10" calcext:value-type="string">
            <text:p>-10</text:p>
          </table:table-cell>
          <table:table-cell table:style-name="ce287" table:formula="of:=RANK([.Y3];[.$Y$3:.$Y$26];0)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950434727116513" calcext:value-type="float">
            <text:p>0,950434727116513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170" calcext:value-type="float">
            <text:p>170</text:p>
          </table:table-cell>
          <table:table-cell table:style-name="ce296" table:formula="of:=[.AI3]*[.AJ3]" office:value-type="float" office:value="85" calcext:value-type="float">
            <text:p>85</text:p>
          </table:table-cell>
          <table:table-cell table:style-name="ce287" table:formula="of:=RANK([.AH3];[.$AH$3:.$AH$27];0)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674768030496486" calcext:value-type="float">
            <text:p>0,67476803049648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:.AQ3])" office:value-type="string" office:string-value="-10%" calcext:value-type="string">
            <text:p>-10%</text:p>
          </table:table-cell>
          <table:table-cell table:style-name="ce325" table:formula="of:=IF([.AO3]=&quot;+&quot;;1+[.AP3]/100;1-[.AP3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:.AV3])" office:value-type="string" office:string-value="+80%" calcext:value-type="string">
            <text:p>+80%</text:p>
          </table:table-cell>
          <table:table-cell table:style-name="ce325" table:formula="of:=IF([.AT3]=&quot;+&quot;;1+[.AU3]/100;1-[.AU3]/100)" office:value-type="float" office:value="1.8" calcext:value-type="float">
            <text:p>1,8</text:p>
          </table:table-cell>
          <table:table-cell table:style-name="ce296" table:formula="of:=[.AX3]*[.AS3]" office:value-type="float" office:value="1.62" calcext:value-type="float">
            <text:p>1,62</text:p>
          </table:table-cell>
          <table:table-cell table:style-name="ce309" table:formula="of:=IF([.AY3]&lt;1;&quot;-&quot;;&quot;+&quot;)" office:value-type="string" office:string-value="+" calcext:value-type="string">
            <text:p>+</text:p>
          </table:table-cell>
          <table:table-cell table:style-name="ce296" table:formula="of:=ROUND(100*IF([.AY3]&gt;=1;[.AY3]-1;1-[.AY3]);0)" office:value-type="float" office:value="62" calcext:value-type="float">
            <text:p>62</text:p>
          </table:table-cell>
          <table:table-cell table:style-name="ce296" table:formula="of:=IF([.BA3]=0;&quot;0&quot;;COM.MICROSOFT.CONCAT([.AZ3:.BA3]))" office:value-type="string" office:string-value="+62" calcext:value-type="string">
            <text:p>+62</text:p>
          </table:table-cell>
          <table:table-cell table:style-name="ce287" table:formula="of:=RANK([.AN3];[.$AN$3:.$AN$32];0)" office:value-type="float" office:value="10" calcext:value-type="float">
            <text:p>10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0857862737112059" calcext:value-type="float">
            <text:p>0,08578627371120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3:.BH3])" office:value-type="string" office:string-value="+10%" calcext:value-type="string">
            <text:p>+10%</text:p>
          </table:table-cell>
          <table:table-cell table:style-name="ce296" table:formula="of:=1+[.BG3]/100" office:value-type="float" office:value="1.1" calcext:value-type="float">
            <text:p>1,1</text:p>
          </table:table-cell>
          <table:table-cell table:style-name="ce335" table:formula="of:=1/[.BJ3]" office:value-type="float" office:value="0.909090909090909" calcext:value-type="float">
            <text:p>10/11</text:p>
          </table:table-cell>
          <table:table-cell table:style-name="ce309" office:value-type="string" calcext:value-type="string">
            <text:p>10/11</text:p>
          </table:table-cell>
          <table:table-cell table:style-name="ce338" table:formula="of:=(1-[.BK3])*100" office:value-type="float" office:value="9.09090909090909" calcext:value-type="float">
            <text:p>100/11</text:p>
          </table:table-cell>
          <table:table-cell table:style-name="ce309" office:value-type="string" calcext:value-type="string">
            <text:p>-100/11</text:p>
          </table:table-cell>
          <table:table-cell table:style-name="ce287" table:formula="of:=RANK([.BE3];[.$BE$3:.$BE$29];0)" office:value-type="float" office:value="26" calcext:value-type="float">
            <text:p>26</text:p>
          </table:table-cell>
          <table:table-cell table:style-name="ce284" office:value-type="float" office:value="1" calcext:value-type="float">
            <text:p>1</text:p>
          </table:table-cell>
          <table:table-cell/>
          <table:table-cell table:style-name="ce391" office:value-type="string" calcext:value-type="string">
            <text:p>V/F</text:p>
          </table:table-cell>
          <table:table-cell table:style-name="ce391" office:value-type="string" calcext:value-type="string" table:number-columns-spanned="2" table:number-rows-spanned="1">
            <text:p>V/F</text:p>
          </table:table-cell>
          <table:covered-table-cell table:style-name="ce391" office:value-type="string" calcext:value-type="string">
            <text:p>V/F</text:p>
          </table:covered-table-cell>
          <table:table-cell table:style-name="ce391" office:value-type="string" calcext:value-type="string" table:number-columns-spanned="2" table:number-rows-spanned="1">
            <text:p>V/F</text:p>
          </table:table-cell>
          <table:covered-table-cell table:style-name="ce391"/>
          <table:table-cell table:style-name="ce391" office:value-type="string" calcext:value-type="string">
            <text:p>V/F</text:p>
          </table:table-cell>
          <table:table-cell table:style-name="ce391" office:value-type="string" calcext:value-type="string" table:number-columns-spanned="2" table:number-rows-spanned="1">
            <text:p>V/F</text:p>
          </table:table-cell>
          <table:covered-table-cell/>
        </table:table-row>
        <table:table-row table:style-name="ro5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187774900477836" calcext:value-type="float">
            <text:p>0,18777490047783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4:.E4])" office:value-type="string" office:string-value="+20%" calcext:value-type="string">
            <text:p>+20%</text:p>
          </table:table-cell>
          <table:table-cell table:style-name="ce296" office:value-type="float" office:value="1.2" calcext:value-type="float">
            <text:p>1,2</text:p>
          </table:table-cell>
          <table:table-cell table:style-name="ce287" table:formula="of:=RANK([.B4];[.$B$3:.$B$26];0)" office:value-type="float" office:value="21" calcext:value-type="float">
            <text:p>21</text:p>
          </table:table-cell>
          <table:table-cell table:style-name="ce287" office:value-type="float" office:value="0.516280638291397" calcext:value-type="float">
            <text:p>0,51628063829139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4:.L4])" office:value-type="string" office:string-value="-20%" calcext:value-type="string">
            <text:p>-20%</text:p>
          </table:table-cell>
          <table:table-cell table:style-name="ce296" office:value-type="float" office:value="0.8" calcext:value-type="float">
            <text:p>0,8</text:p>
          </table:table-cell>
          <table:table-cell table:style-name="ce287" table:formula="of:=RANK([.I4];[.$I$3:.$I$25];0)" office:value-type="float" office:value="13" calcext:value-type="float">
            <text:p>13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60911115163654" calcext:value-type="float">
            <text:p>0,60911115163654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4]" office:value-type="float" office:value="1.2" calcext:value-type="float">
            <text:p>1,2</text:p>
          </table:table-cell>
          <table:table-cell table:style-name="ce287" table:formula="of:=COM.MICROSOFT.CONCAT([.R4:.S4])" office:value-type="string" office:string-value=" x 1,2" calcext:value-type="string">
            <text:p><text:s/>x 1,2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U4:.V4])" office:value-type="string" office:string-value="+20" calcext:value-type="string">
            <text:p>+20</text:p>
          </table:table-cell>
          <table:table-cell table:style-name="ce287" table:formula="of:=RANK([.Q4];[.$Q$3:.$Q$26];0)" office:value-type="float" office:value="7" calcext:value-type="float">
            <text:p>7</text:p>
          </table:table-cell>
          <table:table-cell table:style-name="ce287" office:value-type="float" office:value="0.189791579634338" calcext:value-type="float">
            <text:p>0,189791579634338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8" calcext:value-type="float">
            <text:p>0,8</text:p>
          </table:table-cell>
          <table:table-cell table:style-name="ce287" table:formula="of:=COM.MICROSOFT.CONCAT([.Z4:.AA4])" office:value-type="string" office:string-value=" x 0,8" calcext:value-type="string">
            <text:p><text:s/>x 0,8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AC4:.AD4])" office:value-type="string" office:string-value="-20" calcext:value-type="string">
            <text:p>-20</text:p>
          </table:table-cell>
          <table:table-cell table:style-name="ce287" table:formula="of:=RANK([.Y4];[.$Y$3:.$Y$26];0)" office:value-type="float" office:value="21" calcext:value-type="float">
            <text:p>21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71940656423986" calcext:value-type="float">
            <text:p>0,71940656423986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130" calcext:value-type="float">
            <text:p>130</text:p>
          </table:table-cell>
          <table:table-cell table:style-name="ce296" table:formula="of:=[.AI4]*[.AJ4]" office:value-type="float" office:value="26" calcext:value-type="float">
            <text:p>26</text:p>
          </table:table-cell>
          <table:table-cell table:style-name="ce287" table:formula="of:=RANK([.AH4];[.$AH$3:.$AH$27];0)" office:value-type="float" office:value="9" calcext:value-type="float">
            <text:p>9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825873517265381" calcext:value-type="float">
            <text:p>0,82587351726538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4:.AQ4])" office:value-type="string" office:string-value="-10%" calcext:value-type="string">
            <text:p>-10%</text:p>
          </table:table-cell>
          <table:table-cell table:style-name="ce325" table:formula="of:=IF([.AO4]=&quot;+&quot;;1+[.AP4]/100;1-[.AP4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4:.AV4])" office:value-type="string" office:string-value="+40%" calcext:value-type="string">
            <text:p>+40%</text:p>
          </table:table-cell>
          <table:table-cell table:style-name="ce325" table:formula="of:=IF([.AT4]=&quot;+&quot;;1+[.AU4]/100;1-[.AU4]/100)" office:value-type="float" office:value="1.4" calcext:value-type="float">
            <text:p>1,4</text:p>
          </table:table-cell>
          <table:table-cell table:style-name="ce296" table:formula="of:=[.AX4]*[.AS4]" office:value-type="float" office:value="1.26" calcext:value-type="float">
            <text:p>1,26</text:p>
          </table:table-cell>
          <table:table-cell table:style-name="ce309" table:formula="of:=IF([.AY4]&lt;1;&quot;-&quot;;&quot;+&quot;)" office:value-type="string" office:string-value="+" calcext:value-type="string">
            <text:p>+</text:p>
          </table:table-cell>
          <table:table-cell table:style-name="ce296" table:formula="of:=ROUND(100*IF([.AY4]&gt;=1;[.AY4]-1;1-[.AY4]);0)" office:value-type="float" office:value="26" calcext:value-type="float">
            <text:p>26</text:p>
          </table:table-cell>
          <table:table-cell table:style-name="ce309" table:formula="of:=IF([.BA4]=0;&quot;0&quot;;COM.MICROSOFT.CONCAT([.AZ4:.BA4]))" office:value-type="string" office:string-value="+26" calcext:value-type="string">
            <text:p>+26</text:p>
          </table:table-cell>
          <table:table-cell table:style-name="ce287" table:formula="of:=RANK([.AN4];[.$AN$3:.$AN$32];0)" office:value-type="float" office:value="4" calcext:value-type="float">
            <text:p>4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198660510816222" calcext:value-type="float">
            <text:p>0,19866051081622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4:.BH4])" office:value-type="string" office:string-value="+20%" calcext:value-type="string">
            <text:p>+20%</text:p>
          </table:table-cell>
          <table:table-cell table:style-name="ce296" table:formula="of:=1+[.BG4]/100" office:value-type="float" office:value="1.2" calcext:value-type="float">
            <text:p>1,2</text:p>
          </table:table-cell>
          <table:table-cell table:style-name="ce335" table:formula="of:=1/[.BJ4]" office:value-type="float" office:value="0.833333333333333" calcext:value-type="float">
            <text:p><text:s/>5/6 </text:p>
          </table:table-cell>
          <table:table-cell table:style-name="ce309" office:value-type="string" calcext:value-type="string">
            <text:p>5/6</text:p>
          </table:table-cell>
          <table:table-cell table:style-name="ce338" table:formula="of:=(1-[.BK4])*100" office:value-type="float" office:value="16.6666666666667" calcext:value-type="float">
            <text:p>50/3</text:p>
          </table:table-cell>
          <table:table-cell table:style-name="ce309" office:value-type="string" calcext:value-type="string">
            <text:p>-50/3</text:p>
          </table:table-cell>
          <table:table-cell table:style-name="ce287" table:formula="of:=RANK([.BE4];[.$BE$3:.$BE$29];0)" office:value-type="float" office:value="21" calcext:value-type="float">
            <text:p>21</text:p>
          </table:table-cell>
          <table:table-cell table:style-name="ce284" office:value-type="float" office:value="2" calcext:value-type="float">
            <text:p>2</text:p>
          </table:table-cell>
          <table:table-cell/>
          <table:table-cell table:style-name="ce342" table:formula="of:=IF(ISBLANK([$'%'.D4]);&quot;&quot;;IF(OR(ISNUMBER([$'%'.D4]);ISERROR(VALUE([$'%'.D4])));&quot;FAUX&quot;;IF(AND([$Synthèse.$G$1];[.$AA$1]);IF(VALUE([$'%'.D4])=INDEX([$Données.AK$1:$Données.AK$1048576];[$Données.AL3]+2);&quot;VRAI&quot;;&quot;FAUX&quot;);&quot;&quot;)))">
            <text:p/>
          </table:table-cell>
          <table:table-cell table:style-name="ce342" table:formula="of:=IF(ISBLANK([$'% --&gt; x'.C4]);&quot;&quot;;IF(OR(ISNUMBER([$'% --&gt; x'.C4]);ISERROR(VALUE([$'% --&gt; x'.C4])));&quot;FAUX&quot;;IF(AND([$Synthèse.$G$1];[.$AA$1]);IF(VALUE([$'% --&gt; x'.C4])=INDEX([$Données.G$1:$Données.G$1048576];[$Données.H3]+2);&quot;VRAI&quot;;&quot;FAUX&quot;);&quot;&quot;)))">
            <text:p/>
          </table:table-cell>
          <table:table-cell table:style-name="ce342" table:formula="of:=IF(ISBLANK([$'% --&gt; x'.H4]);&quot;&quot;;IF(OR(ISNUMBER([$'% --&gt; x'.H4]);ISERROR(VALUE([$'% --&gt; x'.H4])));&quot;FAUX&quot;;IF(AND([$Synthèse.$G$1];[.$AA$1]);IF(VALUE([$'% --&gt; x'.H4])=INDEX([$Données.G$1:$Données.G$1048576];[$Données.H13]+2);&quot;VRAI&quot;;&quot;FAUX&quot;);&quot;&quot;)))">
            <text:p/>
          </table:table-cell>
          <table:table-cell table:style-name="ce342" table:formula="of:=IF(ISBLANK([$'x --&gt; %'.C4]);&quot;&quot;;IF(OR(ISNUMBER([$'x --&gt; %'.C4]);ISERROR(VALUE([$'x --&gt; %'.C4])));&quot;FAUX&quot;;IF(AND([$Synthèse.$G$1];[.$AA$1]);IF([$'x --&gt; %'.C4]=INDEX([$Données.W$1:$Données.W$1048576];[$Données.X3]+2);&quot;VRAI&quot;;&quot;FAUX&quot;);&quot;&quot;)))">
            <text:p/>
          </table:table-cell>
          <table:table-cell table:style-name="ce342" table:formula="of:=IF(ISBLANK([$'x --&gt; %'.H4]);&quot;&quot;;IF(OR(ISNUMBER([$'x --&gt; %'.H4]);ISERROR(VALUE([$'x --&gt; %'.H4])));&quot;FAUX&quot;;IF(AND([$Synthèse.$G$1];[.$AA$1]);IF([$'x --&gt; %'.H4]=INDEX([$Données.W$1:$Données.W$1048576];[$Données.X13]+2);&quot;VRAI&quot;;&quot;FAUX&quot;);&quot;&quot;)))">
            <text:p/>
          </table:table-cell>
          <table:table-cell table:style-name="ce342" table:formula="of:=IF(ISBLANK([$'% successifs'.D4]);&quot;&quot;;IF(OR(ISNUMBER([$'% successifs'.D4]);ISERROR(VALUE([$'% successifs'.D4])));&quot;FAUX&quot;;IF(AND([$Synthèse.$G$1];[.$AA$1]);IF([$'% successifs'.D4]=INDEX([$Données.BB$1:$Données.BB$1048576];[$Données.BC3]+2);&quot;VRAI&quot;;&quot;FAUX&quot;);&quot;&quot;)))">
            <text:p/>
          </table:table-cell>
          <table:table-cell table:style-name="ce342" table:formula="of:=IF(ISBLANK([$'x1 &lt;--&gt; x2'.C4]);&quot;&quot;;IF(ISNUMBER([$'x1 &lt;--&gt; x2'.C4]);&quot;FAUX&quot;;IF(AND([$Synthèse.$G$1];[.$AA$1]);IF([$'x1 &lt;--&gt; x2'.C4]=INDEX([$Données.BL$1:$Données.BL$1048576];[$Données.BO3]+2);&quot;VRAI&quot;;&quot;FAUX&quot;);&quot;&quot;)))">
            <text:p/>
          </table:table-cell>
          <table:table-cell table:style-name="ce342" table:formula="of:=IF(ISBLANK([$'x1 &lt;--&gt; x2'.H4]);&quot;&quot;;IF(ISNUMBER([$'x1 &lt;--&gt; x2'.H4]);&quot;FAUX&quot;;IF(AND([$Synthèse.$G$1];[.$AA$1]);IF([$'x1 &lt;--&gt; x2'.H4]=INDEX([$Données.BN$1:$Données.BN$1048576];[$Données.BO13]+2);&quot;VRAI&quot;;&quot;FAUX&quot;);&quot;&quot;)))">
            <text:p/>
          </table:table-cell>
        </table:table-row>
        <table:table-row table:style-name="ro5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250190022438156" calcext:value-type="float">
            <text:p>0,25019002243815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5:.E5])" office:value-type="string" office:string-value="+30%" calcext:value-type="string">
            <text:p>+30%</text:p>
          </table:table-cell>
          <table:table-cell table:style-name="ce296" office:value-type="float" office:value="1.3" calcext:value-type="float">
            <text:p>1,3</text:p>
          </table:table-cell>
          <table:table-cell table:style-name="ce287" table:formula="of:=RANK([.B5];[.$B$3:.$B$26];0)" office:value-type="float" office:value="17" calcext:value-type="float">
            <text:p>17</text:p>
          </table:table-cell>
          <table:table-cell table:style-name="ce287" office:value-type="float" office:value="0.404134634896059" calcext:value-type="float">
            <text:p>0,40413463489605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5:.L5])" office:value-type="string" office:string-value="-30%" calcext:value-type="string">
            <text:p>-30%</text:p>
          </table:table-cell>
          <table:table-cell table:style-name="ce296" office:value-type="float" office:value="0.7" calcext:value-type="float">
            <text:p>0,7</text:p>
          </table:table-cell>
          <table:table-cell table:style-name="ce287" table:formula="of:=RANK([.I5];[.$I$3:.$I$25];0)" office:value-type="float" office:value="16" calcext:value-type="float">
            <text:p>16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479459321067673" calcext:value-type="float">
            <text:p>0,479459321067673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5]" office:value-type="float" office:value="1.3" calcext:value-type="float">
            <text:p>1,3</text:p>
          </table:table-cell>
          <table:table-cell table:style-name="ce287" table:formula="of:=COM.MICROSOFT.CONCAT([.R5:.S5])" office:value-type="string" office:string-value=" x 1,3" calcext:value-type="string">
            <text:p><text:s/>x 1,3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U5:.V5])" office:value-type="string" office:string-value="+30" calcext:value-type="string">
            <text:p>+30</text:p>
          </table:table-cell>
          <table:table-cell table:style-name="ce287" table:formula="of:=RANK([.Q5];[.$Q$3:.$Q$26];0)" office:value-type="float" office:value="10" calcext:value-type="float">
            <text:p>10</text:p>
          </table:table-cell>
          <table:table-cell table:style-name="ce287" office:value-type="float" office:value="0.76792397757686" calcext:value-type="float">
            <text:p>0,76792397757686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7" calcext:value-type="float">
            <text:p>0,7</text:p>
          </table:table-cell>
          <table:table-cell table:style-name="ce287" table:formula="of:=COM.MICROSOFT.CONCAT([.Z5:.AA5])" office:value-type="string" office:string-value=" x 0,7" calcext:value-type="string">
            <text:p><text:s/>x 0,7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AC5:.AD5])" office:value-type="string" office:string-value="-30" calcext:value-type="string">
            <text:p>-30</text:p>
          </table:table-cell>
          <table:table-cell table:style-name="ce287" table:formula="of:=RANK([.Y5];[.$Y$3:.$Y$26];0)" office:value-type="float" office:value="6" calcext:value-type="float">
            <text:p>6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762772623112962" calcext:value-type="float">
            <text:p>0,762772623112962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770" calcext:value-type="float">
            <text:p>770</text:p>
          </table:table-cell>
          <table:table-cell table:style-name="ce296" table:formula="of:=[.AI5]*[.AJ5]" office:value-type="float" office:value="77" calcext:value-type="float">
            <text:p>77</text:p>
          </table:table-cell>
          <table:table-cell table:style-name="ce287" table:formula="of:=RANK([.AH5];[.$AH$3:.$AH$27];0)" office:value-type="float" office:value="7" calcext:value-type="float">
            <text:p>7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247913283096123" calcext:value-type="float">
            <text:p>0,24791328309612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5:.AQ5])" office:value-type="string" office:string-value="-10%" calcext:value-type="string">
            <text:p>-10%</text:p>
          </table:table-cell>
          <table:table-cell table:style-name="ce325" table:formula="of:=IF([.AO5]=&quot;+&quot;;1+[.AP5]/100;1-[.AP5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5:.AV5])" office:value-type="string" office:string-value="+60%" calcext:value-type="string">
            <text:p>+60%</text:p>
          </table:table-cell>
          <table:table-cell table:style-name="ce325" table:formula="of:=IF([.AT5]=&quot;+&quot;;1+[.AU5]/100;1-[.AU5]/100)" office:value-type="float" office:value="1.6" calcext:value-type="float">
            <text:p>1,6</text:p>
          </table:table-cell>
          <table:table-cell table:style-name="ce296" table:formula="of:=[.AX5]*[.AS5]" office:value-type="float" office:value="1.44" calcext:value-type="float">
            <text:p>1,44</text:p>
          </table:table-cell>
          <table:table-cell table:style-name="ce309" table:formula="of:=IF([.AY5]&lt;1;&quot;-&quot;;&quot;+&quot;)" office:value-type="string" office:string-value="+" calcext:value-type="string">
            <text:p>+</text:p>
          </table:table-cell>
          <table:table-cell table:style-name="ce296" table:formula="of:=ROUND(100*IF([.AY5]&gt;=1;[.AY5]-1;1-[.AY5]);0)" office:value-type="float" office:value="44" calcext:value-type="float">
            <text:p>44</text:p>
          </table:table-cell>
          <table:table-cell table:style-name="ce309" table:formula="of:=IF([.BA5]=0;&quot;0&quot;;COM.MICROSOFT.CONCAT([.AZ5:.BA5]))" office:value-type="string" office:string-value="+44" calcext:value-type="string">
            <text:p>+44</text:p>
          </table:table-cell>
          <table:table-cell table:style-name="ce287" table:formula="of:=RANK([.AN5];[.$AN$3:.$AN$32];0)" office:value-type="float" office:value="21" calcext:value-type="float">
            <text:p>21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557545494452693" calcext:value-type="float">
            <text:p>0,55754549445269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5:.BH5])" office:value-type="string" office:string-value="+30%" calcext:value-type="string">
            <text:p>+30%</text:p>
          </table:table-cell>
          <table:table-cell table:style-name="ce296" table:formula="of:=1+[.BG5]/100" office:value-type="float" office:value="1.3" calcext:value-type="float">
            <text:p>1,3</text:p>
          </table:table-cell>
          <table:table-cell table:style-name="ce335" table:formula="of:=1/[.BJ5]" office:value-type="float" office:value="0.769230769230769" calcext:value-type="float">
            <text:p>10/13</text:p>
          </table:table-cell>
          <table:table-cell table:style-name="ce309" office:value-type="string" calcext:value-type="string">
            <text:p>10/13</text:p>
          </table:table-cell>
          <table:table-cell table:style-name="ce338" table:formula="of:=(1-[.BK5])*100" office:value-type="float" office:value="23.0769230769231" calcext:value-type="float">
            <text:p>300/13</text:p>
          </table:table-cell>
          <table:table-cell table:style-name="ce309" office:value-type="string" calcext:value-type="string">
            <text:p>-300/13</text:p>
          </table:table-cell>
          <table:table-cell table:style-name="ce287" table:formula="of:=RANK([.BE5];[.$BE$3:.$BE$29];0)" office:value-type="float" office:value="13" calcext:value-type="float">
            <text:p>13</text:p>
          </table:table-cell>
          <table:table-cell table:style-name="ce284" office:value-type="float" office:value="3" calcext:value-type="float">
            <text:p>3</text:p>
          </table:table-cell>
          <table:table-cell/>
          <table:table-cell table:style-name="ce343" table:formula="of:=IF(ISBLANK([$'%'.D5]);&quot;&quot;;IF(OR(ISNUMBER([$'%'.D5]);ISERROR(VALUE([$'%'.D5])));&quot;FAUX&quot;;IF(AND([$Synthèse.$G$1];[.$AA$1]);IF(VALUE([$'%'.D5])=INDEX([$Données.AK$1:$Données.AK$1048576];[$Données.AL4]+2);&quot;VRAI&quot;;&quot;FAUX&quot;);&quot;&quot;)))">
            <text:p/>
          </table:table-cell>
          <table:table-cell table:style-name="ce343" table:formula="of:=IF(ISBLANK([$'% --&gt; x'.C5]);&quot;&quot;;IF(OR(ISNUMBER([$'% --&gt; x'.C5]);ISERROR(VALUE([$'% --&gt; x'.C5])));&quot;FAUX&quot;;IF(AND([$Synthèse.$G$1];[.$AA$1]);IF(VALUE([$'% --&gt; x'.C5])=INDEX([$Données.G$1:$Données.G$1048576];[$Données.H4]+2);&quot;VRAI&quot;;&quot;FAUX&quot;);&quot;&quot;)))">
            <text:p/>
          </table:table-cell>
          <table:table-cell table:style-name="ce343" table:formula="of:=IF(ISBLANK([$'% --&gt; x'.H5]);&quot;&quot;;IF(OR(ISNUMBER([$'% --&gt; x'.H5]);ISERROR(VALUE([$'% --&gt; x'.H5])));&quot;FAUX&quot;;IF(AND([$Synthèse.$G$1];[.$AA$1]);IF(VALUE([$'% --&gt; x'.H5])=INDEX([$Données.G$1:$Données.G$1048576];[$Données.H14]+2);&quot;VRAI&quot;;&quot;FAUX&quot;);&quot;&quot;)))">
            <text:p/>
          </table:table-cell>
          <table:table-cell table:style-name="ce343" table:formula="of:=IF(ISBLANK([$'x --&gt; %'.C5]);&quot;&quot;;IF(OR(ISNUMBER([$'x --&gt; %'.C5]);ISERROR(VALUE([$'x --&gt; %'.C5])));&quot;FAUX&quot;;IF(AND([$Synthèse.$G$1];[.$AA$1]);IF([$'x --&gt; %'.C5]=INDEX([$Données.W$1:$Données.W$1048576];[$Données.X4]+2);&quot;VRAI&quot;;&quot;FAUX&quot;);&quot;&quot;)))">
            <text:p/>
          </table:table-cell>
          <table:table-cell table:style-name="ce343" table:formula="of:=IF(ISBLANK([$'x --&gt; %'.H5]);&quot;&quot;;IF(OR(ISNUMBER([$'x --&gt; %'.H5]);ISERROR(VALUE([$'x --&gt; %'.H5])));&quot;FAUX&quot;;IF(AND([$Synthèse.$G$1];[.$AA$1]);IF([$'x --&gt; %'.H5]=INDEX([$Données.W$1:$Données.W$1048576];[$Données.X14]+2);&quot;VRAI&quot;;&quot;FAUX&quot;);&quot;&quot;)))">
            <text:p/>
          </table:table-cell>
          <table:table-cell table:style-name="ce343" table:formula="of:=IF(ISBLANK([$'% successifs'.D5]);&quot;&quot;;IF(OR(ISNUMBER([$'% successifs'.D5]);ISERROR(VALUE([$'% successifs'.D5])));&quot;FAUX&quot;;IF(AND([$Synthèse.$G$1];[.$AA$1]);IF([$'% successifs'.D5]=INDEX([$Données.BB$1:$Données.BB$1048576];[$Données.BC4]+2);&quot;VRAI&quot;;&quot;FAUX&quot;);&quot;&quot;)))">
            <text:p/>
          </table:table-cell>
          <table:table-cell table:style-name="ce343" table:formula="of:=IF(ISBLANK([$'x1 &lt;--&gt; x2'.C5]);&quot;&quot;;IF(ISNUMBER([$'x1 &lt;--&gt; x2'.C5]);&quot;FAUX&quot;;IF(AND([$Synthèse.$G$1];[.$AA$1]);IF([$'x1 &lt;--&gt; x2'.C5]=INDEX([$Données.BL$1:$Données.BL$1048576];[$Données.BO4]+2);&quot;VRAI&quot;;&quot;FAUX&quot;);&quot;&quot;)))">
            <text:p/>
          </table:table-cell>
          <table:table-cell table:style-name="ce343" table:formula="of:=IF(ISBLANK([$'x1 &lt;--&gt; x2'.H5]);&quot;&quot;;IF(ISNUMBER([$'x1 &lt;--&gt; x2'.H5]);&quot;FAUX&quot;;IF(AND([$Synthèse.$G$1];[.$AA$1]);IF([$'x1 &lt;--&gt; x2'.H5]=INDEX([$Données.BN$1:$Données.BN$1048576];[$Données.BO14]+2);&quot;VRAI&quot;;&quot;FAUX&quot;);&quot;&quot;)))">
            <text:p/>
          </table:table-cell>
        </table:table-row>
        <table:table-row table:style-name="ro5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218556255094472" calcext:value-type="float">
            <text:p>0,21855625509447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6:.E6])" office:value-type="string" office:string-value="+40%" calcext:value-type="string">
            <text:p>+40%</text:p>
          </table:table-cell>
          <table:table-cell table:style-name="ce296" office:value-type="float" office:value="1.4" calcext:value-type="float">
            <text:p>1,4</text:p>
          </table:table-cell>
          <table:table-cell table:style-name="ce287" table:formula="of:=RANK([.B6];[.$B$3:.$B$26];0)" office:value-type="float" office:value="18" calcext:value-type="float">
            <text:p>18</text:p>
          </table:table-cell>
          <table:table-cell table:style-name="ce287" office:value-type="float" office:value="0.19668386622376" calcext:value-type="float">
            <text:p>0,1966838662237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6:.L6])" office:value-type="string" office:string-value="-40%" calcext:value-type="string">
            <text:p>-40%</text:p>
          </table:table-cell>
          <table:table-cell table:style-name="ce296" office:value-type="float" office:value="0.6" calcext:value-type="float">
            <text:p>0,6</text:p>
          </table:table-cell>
          <table:table-cell table:style-name="ce287" table:formula="of:=RANK([.I6];[.$I$3:.$I$25];0)" office:value-type="float" office:value="23" calcext:value-type="float">
            <text:p>23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603241642412453" calcext:value-type="float">
            <text:p>0,603241642412453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6]" office:value-type="float" office:value="1.4" calcext:value-type="float">
            <text:p>1,4</text:p>
          </table:table-cell>
          <table:table-cell table:style-name="ce287" table:formula="of:=COM.MICROSOFT.CONCAT([.R6:.S6])" office:value-type="string" office:string-value=" x 1,4" calcext:value-type="string">
            <text:p><text:s/>x 1,4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U6:.V6])" office:value-type="string" office:string-value="+40" calcext:value-type="string">
            <text:p>+40</text:p>
          </table:table-cell>
          <table:table-cell table:style-name="ce287" table:formula="of:=RANK([.Q6];[.$Q$3:.$Q$26];0)" office:value-type="float" office:value="8" calcext:value-type="float">
            <text:p>8</text:p>
          </table:table-cell>
          <table:table-cell table:style-name="ce287" office:value-type="float" office:value="0.779332312104113" calcext:value-type="float">
            <text:p>0,779332312104113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6" calcext:value-type="float">
            <text:p>0,6</text:p>
          </table:table-cell>
          <table:table-cell table:style-name="ce287" table:formula="of:=COM.MICROSOFT.CONCAT([.Z6:.AA6])" office:value-type="string" office:string-value=" x 0,6" calcext:value-type="string">
            <text:p><text:s/>x 0,6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AC6:.AD6])" office:value-type="string" office:string-value="-40" calcext:value-type="string">
            <text:p>-40</text:p>
          </table:table-cell>
          <table:table-cell table:style-name="ce287" table:formula="of:=RANK([.Y6];[.$Y$3:.$Y$26];0)" office:value-type="float" office:value="5" calcext:value-type="float">
            <text:p>5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7217509260795" calcext:value-type="float">
            <text:p>0,7217509260795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410" calcext:value-type="float">
            <text:p>410</text:p>
          </table:table-cell>
          <table:table-cell table:style-name="ce296" table:formula="of:=[.AI6]*[.AJ6]" office:value-type="float" office:value="41" calcext:value-type="float">
            <text:p>41</text:p>
          </table:table-cell>
          <table:table-cell table:style-name="ce287" table:formula="of:=RANK([.AH6];[.$AH$3:.$AH$27];0)" office:value-type="float" office:value="8" calcext:value-type="float">
            <text:p>8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748764526215622" calcext:value-type="float">
            <text:p>0,74876452621562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6:.AQ6])" office:value-type="string" office:string-value="-10%" calcext:value-type="string">
            <text:p>-10%</text:p>
          </table:table-cell>
          <table:table-cell table:style-name="ce325" table:formula="of:=IF([.AO6]=&quot;+&quot;;1+[.AP6]/100;1-[.AP6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6:.AV6])" office:value-type="string" office:string-value="+90%" calcext:value-type="string">
            <text:p>+90%</text:p>
          </table:table-cell>
          <table:table-cell table:style-name="ce325" table:formula="of:=IF([.AT6]=&quot;+&quot;;1+[.AU6]/100;1-[.AU6]/100)" office:value-type="float" office:value="1.9" calcext:value-type="float">
            <text:p>1,9</text:p>
          </table:table-cell>
          <table:table-cell table:style-name="ce296" table:formula="of:=[.AX6]*[.AS6]" office:value-type="float" office:value="1.71" calcext:value-type="float">
            <text:p>1,71</text:p>
          </table:table-cell>
          <table:table-cell table:style-name="ce309" table:formula="of:=IF([.AY6]&lt;1;&quot;-&quot;;&quot;+&quot;)" office:value-type="string" office:string-value="+" calcext:value-type="string">
            <text:p>+</text:p>
          </table:table-cell>
          <table:table-cell table:style-name="ce296" table:formula="of:=ROUND(100*IF([.AY6]&gt;=1;[.AY6]-1;1-[.AY6]);0)" office:value-type="float" office:value="71" calcext:value-type="float">
            <text:p>71</text:p>
          </table:table-cell>
          <table:table-cell table:style-name="ce309" table:formula="of:=IF([.BA6]=0;&quot;0&quot;;COM.MICROSOFT.CONCAT([.AZ6:.BA6]))" office:value-type="string" office:string-value="+71" calcext:value-type="string">
            <text:p>+71</text:p>
          </table:table-cell>
          <table:table-cell table:style-name="ce287" table:formula="of:=RANK([.AN6];[.$AN$3:.$AN$32];0)" office:value-type="float" office:value="7" calcext:value-type="float">
            <text:p>7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660827175565672" calcext:value-type="float">
            <text:p>0,66082717556567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6:.BH6])" office:value-type="string" office:string-value="+40%" calcext:value-type="string">
            <text:p>+40%</text:p>
          </table:table-cell>
          <table:table-cell table:style-name="ce296" table:formula="of:=1+[.BG6]/100" office:value-type="float" office:value="1.4" calcext:value-type="float">
            <text:p>1,4</text:p>
          </table:table-cell>
          <table:table-cell table:style-name="ce335" table:formula="of:=1/[.BJ6]" office:value-type="float" office:value="0.714285714285714" calcext:value-type="float">
            <text:p><text:s/>5/7 </text:p>
          </table:table-cell>
          <table:table-cell table:style-name="ce309" office:value-type="string" calcext:value-type="string">
            <text:p>5/7</text:p>
          </table:table-cell>
          <table:table-cell table:style-name="ce338" table:formula="of:=(1-[.BK6])*100" office:value-type="float" office:value="28.5714285714286" calcext:value-type="float">
            <text:p>200/7</text:p>
          </table:table-cell>
          <table:table-cell table:style-name="ce309" office:value-type="string" calcext:value-type="string">
            <text:p>-200/7</text:p>
          </table:table-cell>
          <table:table-cell table:style-name="ce287" table:formula="of:=RANK([.BE6];[.$BE$3:.$BE$29];0)" office:value-type="float" office:value="10" calcext:value-type="float">
            <text:p>10</text:p>
          </table:table-cell>
          <table:table-cell table:style-name="ce284" office:value-type="float" office:value="4" calcext:value-type="float">
            <text:p>4</text:p>
          </table:table-cell>
          <table:table-cell/>
          <table:table-cell table:style-name="ce342" table:formula="of:=IF(ISBLANK([$'%'.D6]);&quot;&quot;;IF(OR(ISNUMBER([$'%'.D6]);ISERROR(VALUE([$'%'.D6])));&quot;FAUX&quot;;IF(AND([$Synthèse.$G$1];[.$AA$1]);IF(VALUE([$'%'.D6])=INDEX([$Données.AK$1:$Données.AK$1048576];[$Données.AL5]+2);&quot;VRAI&quot;;&quot;FAUX&quot;);&quot;&quot;)))">
            <text:p/>
          </table:table-cell>
          <table:table-cell table:style-name="ce342" table:formula="of:=IF(ISBLANK([$'% --&gt; x'.C6]);&quot;&quot;;IF(OR(ISNUMBER([$'% --&gt; x'.C6]);ISERROR(VALUE([$'% --&gt; x'.C6])));&quot;FAUX&quot;;IF(AND([$Synthèse.$G$1];[.$AA$1]);IF(VALUE([$'% --&gt; x'.C6])=INDEX([$Données.G$1:$Données.G$1048576];[$Données.H5]+2);&quot;VRAI&quot;;&quot;FAUX&quot;);&quot;&quot;)))">
            <text:p/>
          </table:table-cell>
          <table:table-cell table:style-name="ce342" table:formula="of:=IF(ISBLANK([$'% --&gt; x'.H6]);&quot;&quot;;IF(OR(ISNUMBER([$'% --&gt; x'.H6]);ISERROR(VALUE([$'% --&gt; x'.H6])));&quot;FAUX&quot;;IF(AND([$Synthèse.$G$1];[.$AA$1]);IF(VALUE([$'% --&gt; x'.H6])=INDEX([$Données.G$1:$Données.G$1048576];[$Données.H15]+2);&quot;VRAI&quot;;&quot;FAUX&quot;);&quot;&quot;)))">
            <text:p/>
          </table:table-cell>
          <table:table-cell table:style-name="ce342" table:formula="of:=IF(ISBLANK([$'x --&gt; %'.C6]);&quot;&quot;;IF(OR(ISNUMBER([$'x --&gt; %'.C6]);ISERROR(VALUE([$'x --&gt; %'.C6])));&quot;FAUX&quot;;IF(AND([$Synthèse.$G$1];[.$AA$1]);IF([$'x --&gt; %'.C6]=INDEX([$Données.W$1:$Données.W$1048576];[$Données.X5]+2);&quot;VRAI&quot;;&quot;FAUX&quot;);&quot;&quot;)))">
            <text:p/>
          </table:table-cell>
          <table:table-cell table:style-name="ce342" table:formula="of:=IF(ISBLANK([$'x --&gt; %'.H6]);&quot;&quot;;IF(OR(ISNUMBER([$'x --&gt; %'.H6]);ISERROR(VALUE([$'x --&gt; %'.H6])));&quot;FAUX&quot;;IF(AND([$Synthèse.$G$1];[.$AA$1]);IF([$'x --&gt; %'.H6]=INDEX([$Données.W$1:$Données.W$1048576];[$Données.X15]+2);&quot;VRAI&quot;;&quot;FAUX&quot;);&quot;&quot;)))">
            <text:p/>
          </table:table-cell>
          <table:table-cell table:style-name="ce342" table:formula="of:=IF(ISBLANK([$'% successifs'.D6]);&quot;&quot;;IF(OR(ISNUMBER([$'% successifs'.D6]);ISERROR(VALUE([$'% successifs'.D6])));&quot;FAUX&quot;;IF(AND([$Synthèse.$G$1];[.$AA$1]);IF([$'% successifs'.D6]=INDEX([$Données.BB$1:$Données.BB$1048576];[$Données.BC5]+2);&quot;VRAI&quot;;&quot;FAUX&quot;);&quot;&quot;)))">
            <text:p/>
          </table:table-cell>
          <table:table-cell table:style-name="ce342" table:formula="of:=IF(ISBLANK([$'x1 &lt;--&gt; x2'.C6]);&quot;&quot;;IF(ISNUMBER([$'x1 &lt;--&gt; x2'.C6]);&quot;FAUX&quot;;IF(AND([$Synthèse.$G$1];[.$AA$1]);IF([$'x1 &lt;--&gt; x2'.C6]=INDEX([$Données.BL$1:$Données.BL$1048576];[$Données.BO5]+2);&quot;VRAI&quot;;&quot;FAUX&quot;);&quot;&quot;)))">
            <text:p/>
          </table:table-cell>
          <table:table-cell table:style-name="ce342" table:formula="of:=IF(ISBLANK([$'x1 &lt;--&gt; x2'.H6]);&quot;&quot;;IF(ISNUMBER([$'x1 &lt;--&gt; x2'.H6]);&quot;FAUX&quot;;IF(AND([$Synthèse.$G$1];[.$AA$1]);IF([$'x1 &lt;--&gt; x2'.H6]=INDEX([$Données.BN$1:$Données.BN$1048576];[$Données.BO15]+2);&quot;VRAI&quot;;&quot;FAUX&quot;);&quot;&quot;)))">
            <text:p/>
          </table:table-cell>
        </table:table-row>
        <table:table-row table:style-name="ro5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405172096329781" calcext:value-type="float">
            <text:p>0,40517209632978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7:.E7])" office:value-type="string" office:string-value="+50%" calcext:value-type="string">
            <text:p>+50%</text:p>
          </table:table-cell>
          <table:table-cell table:style-name="ce296" office:value-type="float" office:value="1.5" calcext:value-type="float">
            <text:p>1,5</text:p>
          </table:table-cell>
          <table:table-cell table:style-name="ce287" table:formula="of:=RANK([.B7];[.$B$3:.$B$26];0)" office:value-type="float" office:value="13" calcext:value-type="float">
            <text:p>13</text:p>
          </table:table-cell>
          <table:table-cell table:style-name="ce287" office:value-type="float" office:value="0.478299537483177" calcext:value-type="float">
            <text:p>0,47829953748317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7:.L7])" office:value-type="string" office:string-value="-50%" calcext:value-type="string">
            <text:p>-50%</text:p>
          </table:table-cell>
          <table:table-cell table:style-name="ce296" office:value-type="float" office:value="0.5" calcext:value-type="float">
            <text:p>0,5</text:p>
          </table:table-cell>
          <table:table-cell table:style-name="ce287" table:formula="of:=RANK([.I7];[.$I$3:.$I$25];0)" office:value-type="float" office:value="14" calcext:value-type="float">
            <text:p>14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427641290712019" calcext:value-type="float">
            <text:p>0,427641290712019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7]" office:value-type="float" office:value="1.5" calcext:value-type="float">
            <text:p>1,5</text:p>
          </table:table-cell>
          <table:table-cell table:style-name="ce287" table:formula="of:=COM.MICROSOFT.CONCAT([.R7:.S7])" office:value-type="string" office:string-value=" x 1,5" calcext:value-type="string">
            <text:p><text:s/>x 1,5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U7:.V7])" office:value-type="string" office:string-value="+50" calcext:value-type="string">
            <text:p>+50</text:p>
          </table:table-cell>
          <table:table-cell table:style-name="ce287" table:formula="of:=RANK([.Q7];[.$Q$3:.$Q$26];0)" office:value-type="float" office:value="12" calcext:value-type="float">
            <text:p>12</text:p>
          </table:table-cell>
          <table:table-cell table:style-name="ce287" office:value-type="float" office:value="0.230931104246519" calcext:value-type="float">
            <text:p>0,230931104246519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5" calcext:value-type="float">
            <text:p>0,5</text:p>
          </table:table-cell>
          <table:table-cell table:style-name="ce287" table:formula="of:=COM.MICROSOFT.CONCAT([.Z7:.AA7])" office:value-type="string" office:string-value=" x 0,5" calcext:value-type="string">
            <text:p><text:s/>x 0,5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AC7:.AD7])" office:value-type="string" office:string-value="-50" calcext:value-type="string">
            <text:p>-50</text:p>
          </table:table-cell>
          <table:table-cell table:style-name="ce287" table:formula="of:=RANK([.Y7];[.$Y$3:.$Y$26];0)" office:value-type="float" office:value="20" calcext:value-type="float">
            <text:p>20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0520008560754871" calcext:value-type="float">
            <text:p>0,052000856075487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820" calcext:value-type="float">
            <text:p>820</text:p>
          </table:table-cell>
          <table:table-cell table:style-name="ce296" table:formula="of:=[.AI7]*[.AJ7]" office:value-type="float" office:value="164" calcext:value-type="float">
            <text:p>164</text:p>
          </table:table-cell>
          <table:table-cell table:style-name="ce287" table:formula="of:=RANK([.AH7];[.$AH$3:.$AH$27];0)" office:value-type="float" office:value="25" calcext:value-type="float">
            <text:p>25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0229524740859278" calcext:value-type="float">
            <text:p>0,02295247408592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7:.AQ7])" office:value-type="string" office:string-value="-10%" calcext:value-type="string">
            <text:p>-10%</text:p>
          </table:table-cell>
          <table:table-cell table:style-name="ce325" table:formula="of:=IF([.AO7]=&quot;+&quot;;1+[.AP7]/100;1-[.AP7]/100)" office:value-type="float" office:value="0.9" calcext:value-type="float">
            <text:p>0,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7:.AV7])" office:value-type="string" office:string-value="-50%" calcext:value-type="string">
            <text:p>-50%</text:p>
          </table:table-cell>
          <table:table-cell table:style-name="ce325" table:formula="of:=IF([.AT7]=&quot;+&quot;;1+[.AU7]/100;1-[.AU7]/100)" office:value-type="float" office:value="0.5" calcext:value-type="float">
            <text:p>0,5</text:p>
          </table:table-cell>
          <table:table-cell table:style-name="ce296" table:formula="of:=[.AX7]*[.AS7]" office:value-type="float" office:value="0.45" calcext:value-type="float">
            <text:p>0,45</text:p>
          </table:table-cell>
          <table:table-cell table:style-name="ce309" table:formula="of:=IF([.AY7]&lt;1;&quot;-&quot;;&quot;+&quot;)" office:value-type="string" office:string-value="-" calcext:value-type="string">
            <text:p>-</text:p>
          </table:table-cell>
          <table:table-cell table:style-name="ce296" table:formula="of:=ROUND(100*IF([.AY7]&gt;=1;[.AY7]-1;1-[.AY7]);0)" office:value-type="float" office:value="55" calcext:value-type="float">
            <text:p>55</text:p>
          </table:table-cell>
          <table:table-cell table:style-name="ce309" table:formula="of:=IF([.BA7]=0;&quot;0&quot;;COM.MICROSOFT.CONCAT([.AZ7:.BA7]))" office:value-type="string" office:string-value="-55" calcext:value-type="string">
            <text:p>-55</text:p>
          </table:table-cell>
          <table:table-cell table:style-name="ce287" table:formula="of:=RANK([.AN7];[.$AN$3:.$AN$32];0)" office:value-type="float" office:value="30" calcext:value-type="float">
            <text:p>30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987480709432895" calcext:value-type="float">
            <text:p>0,98748070943289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7:.BH7])" office:value-type="string" office:string-value="+50%" calcext:value-type="string">
            <text:p>+50%</text:p>
          </table:table-cell>
          <table:table-cell table:style-name="ce296" table:formula="of:=1+[.BG7]/100" office:value-type="float" office:value="1.5" calcext:value-type="float">
            <text:p>1,5</text:p>
          </table:table-cell>
          <table:table-cell table:style-name="ce335" table:formula="of:=1/[.BJ7]" office:value-type="float" office:value="0.666666666666667" calcext:value-type="float">
            <text:p><text:s/>2/3 </text:p>
          </table:table-cell>
          <table:table-cell table:style-name="ce309" office:value-type="string" calcext:value-type="string">
            <text:p>2/3</text:p>
          </table:table-cell>
          <table:table-cell table:style-name="ce338" table:formula="of:=(1-[.BK7])*100" office:value-type="float" office:value="33.3333333333333" calcext:value-type="float">
            <text:p>100/3</text:p>
          </table:table-cell>
          <table:table-cell table:style-name="ce309" office:value-type="string" calcext:value-type="string">
            <text:p>-100/3</text:p>
          </table:table-cell>
          <table:table-cell table:style-name="ce287" table:formula="of:=RANK([.BE7];[.$BE$3:.$BE$29];0)" office:value-type="float" office:value="1" calcext:value-type="float">
            <text:p>1</text:p>
          </table:table-cell>
          <table:table-cell table:style-name="ce284" office:value-type="float" office:value="5" calcext:value-type="float">
            <text:p>5</text:p>
          </table:table-cell>
          <table:table-cell/>
          <table:table-cell table:style-name="ce343" table:formula="of:=IF(ISBLANK([$'%'.D7]);&quot;&quot;;IF(OR(ISNUMBER([$'%'.D7]);ISERROR(VALUE([$'%'.D7])));&quot;FAUX&quot;;IF(AND([$Synthèse.$G$1];[.$AA$1]);IF(VALUE([$'%'.D7])=INDEX([$Données.AK$1:$Données.AK$1048576];[$Données.AL6]+2);&quot;VRAI&quot;;&quot;FAUX&quot;);&quot;&quot;)))">
            <text:p/>
          </table:table-cell>
          <table:table-cell table:style-name="ce343" table:formula="of:=IF(ISBLANK([$'% --&gt; x'.C7]);&quot;&quot;;IF(OR(ISNUMBER([$'% --&gt; x'.C7]);ISERROR(VALUE([$'% --&gt; x'.C7])));&quot;FAUX&quot;;IF(AND([$Synthèse.$G$1];[.$AA$1]);IF(VALUE([$'% --&gt; x'.C7])=INDEX([$Données.G$1:$Données.G$1048576];[$Données.H6]+2);&quot;VRAI&quot;;&quot;FAUX&quot;);&quot;&quot;)))">
            <text:p/>
          </table:table-cell>
          <table:table-cell table:style-name="ce343" table:formula="of:=IF(ISBLANK([$'% --&gt; x'.H7]);&quot;&quot;;IF(OR(ISNUMBER([$'% --&gt; x'.H7]);ISERROR(VALUE([$'% --&gt; x'.H7])));&quot;FAUX&quot;;IF(AND([$Synthèse.$G$1];[.$AA$1]);IF(VALUE([$'% --&gt; x'.H7])=INDEX([$Données.G$1:$Données.G$1048576];[$Données.H16]+2);&quot;VRAI&quot;;&quot;FAUX&quot;);&quot;&quot;)))">
            <text:p/>
          </table:table-cell>
          <table:table-cell table:style-name="ce343" table:formula="of:=IF(ISBLANK([$'x --&gt; %'.C7]);&quot;&quot;;IF(OR(ISNUMBER([$'x --&gt; %'.C7]);ISERROR(VALUE([$'x --&gt; %'.C7])));&quot;FAUX&quot;;IF(AND([$Synthèse.$G$1];[.$AA$1]);IF([$'x --&gt; %'.C7]=INDEX([$Données.W$1:$Données.W$1048576];[$Données.X6]+2);&quot;VRAI&quot;;&quot;FAUX&quot;);&quot;&quot;)))">
            <text:p/>
          </table:table-cell>
          <table:table-cell table:style-name="ce343" table:formula="of:=IF(ISBLANK([$'x --&gt; %'.H7]);&quot;&quot;;IF(OR(ISNUMBER([$'x --&gt; %'.H7]);ISERROR(VALUE([$'x --&gt; %'.H7])));&quot;FAUX&quot;;IF(AND([$Synthèse.$G$1];[.$AA$1]);IF([$'x --&gt; %'.H7]=INDEX([$Données.W$1:$Données.W$1048576];[$Données.X16]+2);&quot;VRAI&quot;;&quot;FAUX&quot;);&quot;&quot;)))">
            <text:p/>
          </table:table-cell>
          <table:table-cell table:style-name="ce343" table:formula="of:=IF(ISBLANK([$'% successifs'.D7]);&quot;&quot;;IF(OR(ISNUMBER([$'% successifs'.D7]);ISERROR(VALUE([$'% successifs'.D7])));&quot;FAUX&quot;;IF(AND([$Synthèse.$G$1];[.$AA$1]);IF([$'% successifs'.D7]=INDEX([$Données.BB$1:$Données.BB$1048576];[$Données.BC6]+2);&quot;VRAI&quot;;&quot;FAUX&quot;);&quot;&quot;)))">
            <text:p/>
          </table:table-cell>
          <table:table-cell table:style-name="ce343" table:formula="of:=IF(ISBLANK([$'x1 &lt;--&gt; x2'.C7]);&quot;&quot;;IF(ISNUMBER([$'x1 &lt;--&gt; x2'.C7]);&quot;FAUX&quot;;IF(AND([$Synthèse.$G$1];[.$AA$1]);IF([$'x1 &lt;--&gt; x2'.C7]=INDEX([$Données.BL$1:$Données.BL$1048576];[$Données.BO6]+2);&quot;VRAI&quot;;&quot;FAUX&quot;);&quot;&quot;)))">
            <text:p/>
          </table:table-cell>
          <table:table-cell table:style-name="ce343" table:formula="of:=IF(ISBLANK([$'x1 &lt;--&gt; x2'.H7]);&quot;&quot;;IF(ISNUMBER([$'x1 &lt;--&gt; x2'.H7]);&quot;FAUX&quot;;IF(AND([$Synthèse.$G$1];[.$AA$1]);IF([$'x1 &lt;--&gt; x2'.H7]=INDEX([$Données.BN$1:$Données.BN$1048576];[$Données.BO16]+2);&quot;VRAI&quot;;&quot;FAUX&quot;);&quot;&quot;)))">
            <text:p/>
          </table:table-cell>
        </table:table-row>
        <table:table-row table:style-name="ro5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317718174566899" calcext:value-type="float">
            <text:p>0,31771817456689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8:.E8])" office:value-type="string" office:string-value="+60%" calcext:value-type="string">
            <text:p>+60%</text:p>
          </table:table-cell>
          <table:table-cell table:style-name="ce296" office:value-type="float" office:value="1.6" calcext:value-type="float">
            <text:p>1,6</text:p>
          </table:table-cell>
          <table:table-cell table:style-name="ce287" table:formula="of:=RANK([.B8];[.$B$3:.$B$26];0)" office:value-type="float" office:value="15" calcext:value-type="float">
            <text:p>15</text:p>
          </table:table-cell>
          <table:table-cell table:style-name="ce287" office:value-type="float" office:value="0.577594416652412" calcext:value-type="float">
            <text:p>0,57759441665241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8:.L8])" office:value-type="string" office:string-value="-60%" calcext:value-type="string">
            <text:p>-60%</text:p>
          </table:table-cell>
          <table:table-cell table:style-name="ce296" office:value-type="float" office:value="0.4" calcext:value-type="float">
            <text:p>0,4</text:p>
          </table:table-cell>
          <table:table-cell table:style-name="ce287" table:formula="of:=RANK([.I8];[.$I$3:.$I$25];0)" office:value-type="float" office:value="9" calcext:value-type="float">
            <text:p>9</text:p>
          </table:table-cell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730795740561646" calcext:value-type="float">
            <text:p>0,730795740561646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8]" office:value-type="float" office:value="1.6" calcext:value-type="float">
            <text:p>1,6</text:p>
          </table:table-cell>
          <table:table-cell table:style-name="ce287" table:formula="of:=COM.MICROSOFT.CONCAT([.R8:.S8])" office:value-type="string" office:string-value=" x 1,6" calcext:value-type="string">
            <text:p><text:s/>x 1,6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U8:.V8])" office:value-type="string" office:string-value="+60" calcext:value-type="string">
            <text:p>+60</text:p>
          </table:table-cell>
          <table:table-cell table:style-name="ce287" table:formula="of:=RANK([.Q8];[.$Q$3:.$Q$26];0)" office:value-type="float" office:value="6" calcext:value-type="float">
            <text:p>6</text:p>
          </table:table-cell>
          <table:table-cell table:style-name="ce287" office:value-type="float" office:value="0.269034471269139" calcext:value-type="float">
            <text:p>0,269034471269139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4" calcext:value-type="float">
            <text:p>0,4</text:p>
          </table:table-cell>
          <table:table-cell table:style-name="ce287" table:formula="of:=COM.MICROSOFT.CONCAT([.Z8:.AA8])" office:value-type="string" office:string-value=" x 0,4" calcext:value-type="string">
            <text:p><text:s/>x 0,4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AC8:.AD8])" office:value-type="string" office:string-value="-60" calcext:value-type="string">
            <text:p>-60</text:p>
          </table:table-cell>
          <table:table-cell table:style-name="ce287" table:formula="of:=RANK([.Y8];[.$Y$3:.$Y$26];0)" office:value-type="float" office:value="19" calcext:value-type="float">
            <text:p>19</text:p>
          </table:table-cell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657555859740958" calcext:value-type="float">
            <text:p>0,657555859740958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410" calcext:value-type="float">
            <text:p>410</text:p>
          </table:table-cell>
          <table:table-cell table:style-name="ce296" table:formula="of:=[.AI8]*[.AJ8]" office:value-type="float" office:value="205" calcext:value-type="float">
            <text:p>205</text:p>
          </table:table-cell>
          <table:table-cell table:style-name="ce287" table:formula="of:=RANK([.AH8];[.$AH$3:.$AH$27];0)" office:value-type="float" office:value="10" calcext:value-type="float">
            <text:p>10</text:p>
          </table:table-cell>
          <table:table-cell table:style-name="ce284" office:value-type="float" office:value="6" calcext:value-type="float">
            <text:p>6</text:p>
          </table:table-cell>
          <table:table-cell table:style-name="ce316" office:value-type="float" office:value="0.194818376528099" calcext:value-type="float">
            <text:p>0,194818376528099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8:.AQ8])" office:value-type="string" office:string-value="+10%" calcext:value-type="string">
            <text:p>+10%</text:p>
          </table:table-cell>
          <table:table-cell table:style-name="ce326" table:formula="of:=IF([.AO8]=&quot;+&quot;;1+[.AP8]/100;1-[.AP8]/100)" office:value-type="float" office:value="1.1" calcext:value-type="float">
            <text:p>1,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90" calcext:value-type="float">
            <text:p>9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8:.AV8])" office:value-type="string" office:string-value="+90%" calcext:value-type="string">
            <text:p>+90%</text:p>
          </table:table-cell>
          <table:table-cell table:style-name="ce326" table:formula="of:=IF([.AT8]=&quot;+&quot;;1+[.AU8]/100;1-[.AU8]/100)" office:value-type="float" office:value="1.9" calcext:value-type="float">
            <text:p>1,9</text:p>
          </table:table-cell>
          <table:table-cell table:style-name="ce289" table:formula="of:=[.AX8]*[.AS8]" office:value-type="float" office:value="2.09" calcext:value-type="float">
            <text:p>2,09</text:p>
          </table:table-cell>
          <table:table-cell table:style-name="ce314" table:formula="of:=IF([.AY8]&lt;1;&quot;-&quot;;&quot;+&quot;)" office:value-type="string" office:string-value="+" calcext:value-type="string">
            <text:p>+</text:p>
          </table:table-cell>
          <table:table-cell table:style-name="ce330" table:formula="of:=ROUND(100*IF([.AY8]&gt;=1;[.AY8]-1;1-[.AY8]);0)" office:value-type="float" office:value="109" calcext:value-type="float">
            <text:p>109</text:p>
          </table:table-cell>
          <table:table-cell table:style-name="ce314" table:formula="of:=IF([.BA8]=0;&quot;0&quot;;COM.MICROSOFT.CONCAT([.AZ8:.BA8]))" office:value-type="string" office:string-value="+109" calcext:value-type="string">
            <text:p>+109</text:p>
          </table:table-cell>
          <table:table-cell table:style-name="ce316" table:formula="of:=RANK([.AN8];[.$AN$3:.$AN$32];0)" office:value-type="float" office:value="23" calcext:value-type="float">
            <text:p>23</text:p>
          </table:table-cell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550793651216371" calcext:value-type="float">
            <text:p>0,55079365121637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8:.BH8])" office:value-type="string" office:string-value="+60%" calcext:value-type="string">
            <text:p>+60%</text:p>
          </table:table-cell>
          <table:table-cell table:style-name="ce296" table:formula="of:=1+[.BG8]/100" office:value-type="float" office:value="1.6" calcext:value-type="float">
            <text:p>1,6</text:p>
          </table:table-cell>
          <table:table-cell table:style-name="ce335" table:formula="of:=1/[.BJ8]" office:value-type="float" office:value="0.625" calcext:value-type="float">
            <text:p><text:s/>5/8 </text:p>
          </table:table-cell>
          <table:table-cell table:style-name="ce309" office:value-type="string" calcext:value-type="string">
            <text:p>5/8</text:p>
          </table:table-cell>
          <table:table-cell table:style-name="ce338" table:formula="of:=(1-[.BK8])*100" office:value-type="float" office:value="37.5" calcext:value-type="float">
            <text:p>75/2</text:p>
          </table:table-cell>
          <table:table-cell table:style-name="ce309" office:value-type="string" calcext:value-type="string">
            <text:p>-75/2</text:p>
          </table:table-cell>
          <table:table-cell table:style-name="ce287" table:formula="of:=RANK([.BE8];[.$BE$3:.$BE$29];0)" office:value-type="float" office:value="14" calcext:value-type="float">
            <text:p>14</text:p>
          </table:table-cell>
          <table:table-cell table:style-name="ce284" office:value-type="float" office:value="6" calcext:value-type="float">
            <text:p>6</text:p>
          </table:table-cell>
          <table:table-cell/>
          <table:table-cell table:style-name="ce342" table:formula="of:=IF(ISBLANK([$'%'.D8]);&quot;&quot;;IF(OR(ISNUMBER([$'%'.D8]);ISERROR(VALUE([$'%'.D8])));&quot;FAUX&quot;;IF(AND([$Synthèse.$G$1];[.$AA$1]);IF(VALUE([$'%'.D8])=INDEX([$Données.AK$1:$Données.AK$1048576];[$Données.AL7]+2);&quot;VRAI&quot;;&quot;FAUX&quot;);&quot;&quot;)))">
            <text:p/>
          </table:table-cell>
          <table:table-cell table:style-name="ce342" table:formula="of:=IF(ISBLANK([$'% --&gt; x'.C8]);&quot;&quot;;IF(OR(ISNUMBER([$'% --&gt; x'.C8]);ISERROR(VALUE([$'% --&gt; x'.C8])));&quot;FAUX&quot;;IF(AND([$Synthèse.$G$1];[.$AA$1]);IF(VALUE([$'% --&gt; x'.C8])=INDEX([$Données.G$1:$Données.G$1048576];[$Données.H7]+2);&quot;VRAI&quot;;&quot;FAUX&quot;);&quot;&quot;)))">
            <text:p/>
          </table:table-cell>
          <table:table-cell table:style-name="ce342" table:formula="of:=IF(ISBLANK([$'% --&gt; x'.H8]);&quot;&quot;;IF(OR(ISNUMBER([$'% --&gt; x'.H8]);ISERROR(VALUE([$'% --&gt; x'.H8])));&quot;FAUX&quot;;IF(AND([$Synthèse.$G$1];[.$AA$1]);IF(VALUE([$'% --&gt; x'.H8])=INDEX([$Données.G$1:$Données.G$1048576];[$Données.H17]+2);&quot;VRAI&quot;;&quot;FAUX&quot;);&quot;&quot;)))">
            <text:p/>
          </table:table-cell>
          <table:table-cell table:style-name="ce342" table:formula="of:=IF(ISBLANK([$'x --&gt; %'.C8]);&quot;&quot;;IF(OR(ISNUMBER([$'x --&gt; %'.C8]);ISERROR(VALUE([$'x --&gt; %'.C8])));&quot;FAUX&quot;;IF(AND([$Synthèse.$G$1];[.$AA$1]);IF([$'x --&gt; %'.C8]=INDEX([$Données.W$1:$Données.W$1048576];[$Données.X7]+2);&quot;VRAI&quot;;&quot;FAUX&quot;);&quot;&quot;)))">
            <text:p/>
          </table:table-cell>
          <table:table-cell table:style-name="ce342" table:formula="of:=IF(ISBLANK([$'x --&gt; %'.H8]);&quot;&quot;;IF(OR(ISNUMBER([$'x --&gt; %'.H8]);ISERROR(VALUE([$'x --&gt; %'.H8])));&quot;FAUX&quot;;IF(AND([$Synthèse.$G$1];[.$AA$1]);IF([$'x --&gt; %'.H8]=INDEX([$Données.W$1:$Données.W$1048576];[$Données.X17]+2);&quot;VRAI&quot;;&quot;FAUX&quot;);&quot;&quot;)))">
            <text:p/>
          </table:table-cell>
          <table:table-cell table:style-name="ce342" table:formula="of:=IF(ISBLANK([$'% successifs'.D8]);&quot;&quot;;IF(OR(ISNUMBER([$'% successifs'.D8]);ISERROR(VALUE([$'% successifs'.D8])));&quot;FAUX&quot;;IF(AND([$Synthèse.$G$1];[.$AA$1]);IF([$'% successifs'.D8]=INDEX([$Données.BB$1:$Données.BB$1048576];[$Données.BC7]+2);&quot;VRAI&quot;;&quot;FAUX&quot;);&quot;&quot;)))">
            <text:p/>
          </table:table-cell>
          <table:table-cell table:style-name="ce342" table:formula="of:=IF(ISBLANK([$'x1 &lt;--&gt; x2'.C8]);&quot;&quot;;IF(ISNUMBER([$'x1 &lt;--&gt; x2'.C8]);&quot;FAUX&quot;;IF(AND([$Synthèse.$G$1];[.$AA$1]);IF([$'x1 &lt;--&gt; x2'.C8]=INDEX([$Données.BL$1:$Données.BL$1048576];[$Données.BO7]+2);&quot;VRAI&quot;;&quot;FAUX&quot;);&quot;&quot;)))">
            <text:p/>
          </table:table-cell>
          <table:table-cell table:style-name="ce342" table:formula="of:=IF(ISBLANK([$'x1 &lt;--&gt; x2'.H8]);&quot;&quot;;IF(ISNUMBER([$'x1 &lt;--&gt; x2'.H8]);&quot;FAUX&quot;;IF(AND([$Synthèse.$G$1];[.$AA$1]);IF([$'x1 &lt;--&gt; x2'.H8]=INDEX([$Données.BN$1:$Données.BN$1048576];[$Données.BO17]+2);&quot;VRAI&quot;;&quot;FAUX&quot;);&quot;&quot;)))">
            <text:p/>
          </table:table-cell>
        </table:table-row>
        <table:table-row table:style-name="ro5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31511649459068" calcext:value-type="float">
            <text:p>0,3151164945906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9:.E9])" office:value-type="string" office:string-value="+70%" calcext:value-type="string">
            <text:p>+70%</text:p>
          </table:table-cell>
          <table:table-cell table:style-name="ce296" office:value-type="float" office:value="1.7" calcext:value-type="float">
            <text:p>1,7</text:p>
          </table:table-cell>
          <table:table-cell table:style-name="ce287" table:formula="of:=RANK([.B9];[.$B$3:.$B$26];0)" office:value-type="float" office:value="16" calcext:value-type="float">
            <text:p>16</text:p>
          </table:table-cell>
          <table:table-cell table:style-name="ce287" office:value-type="float" office:value="0.879911106288906" calcext:value-type="float">
            <text:p>0,87991110628890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9:.L9])" office:value-type="string" office:string-value="-70%" calcext:value-type="string">
            <text:p>-70%</text:p>
          </table:table-cell>
          <table:table-cell table:style-name="ce296" office:value-type="float" office:value="0.3" calcext:value-type="float">
            <text:p>0,3</text:p>
          </table:table-cell>
          <table:table-cell table:style-name="ce287" table:formula="of:=RANK([.I9];[.$I$3:.$I$25];0)" office:value-type="float" office:value="1" calcext:value-type="float">
            <text:p>1</text:p>
          </table:table-cell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776753267080656" calcext:value-type="float">
            <text:p>0,776753267080656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9]" office:value-type="float" office:value="1.7" calcext:value-type="float">
            <text:p>1,7</text:p>
          </table:table-cell>
          <table:table-cell table:style-name="ce287" table:formula="of:=COM.MICROSOFT.CONCAT([.R9:.S9])" office:value-type="string" office:string-value=" x 1,7" calcext:value-type="string">
            <text:p><text:s/>x 1,7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U9:.V9])" office:value-type="string" office:string-value="+70" calcext:value-type="string">
            <text:p>+70</text:p>
          </table:table-cell>
          <table:table-cell table:style-name="ce287" table:formula="of:=RANK([.Q9];[.$Q$3:.$Q$26];0)" office:value-type="float" office:value="3" calcext:value-type="float">
            <text:p>3</text:p>
          </table:table-cell>
          <table:table-cell table:style-name="ce287" office:value-type="float" office:value="0.37276034597654" calcext:value-type="float">
            <text:p>0,37276034597654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3" calcext:value-type="float">
            <text:p>0,3</text:p>
          </table:table-cell>
          <table:table-cell table:style-name="ce287" table:formula="of:=COM.MICROSOFT.CONCAT([.Z9:.AA9])" office:value-type="string" office:string-value=" x 0,3" calcext:value-type="string">
            <text:p><text:s/>x 0,3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AC9:.AD9])" office:value-type="string" office:string-value="-70" calcext:value-type="string">
            <text:p>-70</text:p>
          </table:table-cell>
          <table:table-cell table:style-name="ce287" table:formula="of:=RANK([.Y9];[.$Y$3:.$Y$26];0)" office:value-type="float" office:value="17" calcext:value-type="float">
            <text:p>17</text:p>
          </table:table-cell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821370508466758" calcext:value-type="float">
            <text:p>0,821370508466758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790" calcext:value-type="float">
            <text:p>790</text:p>
          </table:table-cell>
          <table:table-cell table:style-name="ce296" table:formula="of:=[.AI9]*[.AJ9]" office:value-type="float" office:value="395" calcext:value-type="float">
            <text:p>395</text:p>
          </table:table-cell>
          <table:table-cell table:style-name="ce287" table:formula="of:=RANK([.AH9];[.$AH$3:.$AH$27];0)" office:value-type="float" office:value="3" calcext:value-type="float">
            <text:p>3</text:p>
          </table:table-cell>
          <table:table-cell table:style-name="ce284" office:value-type="float" office:value="7" calcext:value-type="float">
            <text:p>7</text:p>
          </table:table-cell>
          <table:table-cell table:style-name="ce316" office:value-type="float" office:value="0.723003684116225" calcext:value-type="float">
            <text:p>0,723003684116225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9:.AQ9])" office:value-type="string" office:string-value="+10%" calcext:value-type="string">
            <text:p>+10%</text:p>
          </table:table-cell>
          <table:table-cell table:style-name="ce326" table:formula="of:=IF([.AO9]=&quot;+&quot;;1+[.AP9]/100;1-[.AP9]/100)" office:value-type="float" office:value="1.1" calcext:value-type="float">
            <text:p>1,1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60" calcext:value-type="float">
            <text:p>6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9:.AV9])" office:value-type="string" office:string-value="-60%" calcext:value-type="string">
            <text:p>-60%</text:p>
          </table:table-cell>
          <table:table-cell table:style-name="ce326" table:formula="of:=IF([.AT9]=&quot;+&quot;;1+[.AU9]/100;1-[.AU9]/100)" office:value-type="float" office:value="0.4" calcext:value-type="float">
            <text:p>0,4</text:p>
          </table:table-cell>
          <table:table-cell table:style-name="ce289" table:formula="of:=[.AX9]*[.AS9]" office:value-type="float" office:value="0.44" calcext:value-type="float">
            <text:p>0,44</text:p>
          </table:table-cell>
          <table:table-cell table:style-name="ce314" table:formula="of:=IF([.AY9]&lt;1;&quot;-&quot;;&quot;+&quot;)" office:value-type="string" office:string-value="-" calcext:value-type="string">
            <text:p>-</text:p>
          </table:table-cell>
          <table:table-cell table:style-name="ce289" table:formula="of:=ROUND(100*IF([.AY9]&gt;=1;[.AY9]-1;1-[.AY9]);0)" office:value-type="float" office:value="56" calcext:value-type="float">
            <text:p>56</text:p>
          </table:table-cell>
          <table:table-cell table:style-name="ce314" table:formula="of:=IF([.BA9]=0;&quot;0&quot;;COM.MICROSOFT.CONCAT([.AZ9:.BA9]))" office:value-type="string" office:string-value="-56" calcext:value-type="string">
            <text:p>-56</text:p>
          </table:table-cell>
          <table:table-cell table:style-name="ce316" table:formula="of:=RANK([.AN9];[.$AN$3:.$AN$32];0)" office:value-type="float" office:value="9" calcext:value-type="float">
            <text:p>9</text:p>
          </table:table-cell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733569691176174" calcext:value-type="float">
            <text:p>0,73356969117617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9:.BH9])" office:value-type="string" office:string-value="+70%" calcext:value-type="string">
            <text:p>+70%</text:p>
          </table:table-cell>
          <table:table-cell table:style-name="ce296" table:formula="of:=1+[.BG9]/100" office:value-type="float" office:value="1.7" calcext:value-type="float">
            <text:p>1,7</text:p>
          </table:table-cell>
          <table:table-cell table:style-name="ce335" table:formula="of:=1/[.BJ9]" office:value-type="float" office:value="0.588235294117647" calcext:value-type="float">
            <text:p>10/17</text:p>
          </table:table-cell>
          <table:table-cell table:style-name="ce309" office:value-type="string" calcext:value-type="string">
            <text:p>10/17</text:p>
          </table:table-cell>
          <table:table-cell table:style-name="ce338" table:formula="of:=(1-[.BK9])*100" office:value-type="float" office:value="41.1764705882353" calcext:value-type="float">
            <text:p>700/17</text:p>
          </table:table-cell>
          <table:table-cell table:style-name="ce309" office:value-type="string" calcext:value-type="string">
            <text:p>-700/17</text:p>
          </table:table-cell>
          <table:table-cell table:style-name="ce287" table:formula="of:=RANK([.BE9];[.$BE$3:.$BE$29];0)" office:value-type="float" office:value="7" calcext:value-type="float">
            <text:p>7</text:p>
          </table:table-cell>
          <table:table-cell table:style-name="ce284" office:value-type="float" office:value="7" calcext:value-type="float">
            <text:p>7</text:p>
          </table:table-cell>
          <table:table-cell/>
          <table:table-cell table:style-name="ce343" table:formula="of:=IF(ISBLANK([$'%'.D9]);&quot;&quot;;IF(OR(ISNUMBER([$'%'.D9]);ISERROR(VALUE([$'%'.D9])));&quot;FAUX&quot;;IF(AND([$Synthèse.$G$1];[.$AA$1]);IF(VALUE([$'%'.D9])=INDEX([$Données.AK$1:$Données.AK$1048576];[$Données.AL8]+2);&quot;VRAI&quot;;&quot;FAUX&quot;);&quot;&quot;)))">
            <text:p/>
          </table:table-cell>
          <table:table-cell table:style-name="ce343" table:formula="of:=IF(ISBLANK([$'% --&gt; x'.C9]);&quot;&quot;;IF(OR(ISNUMBER([$'% --&gt; x'.C9]);ISERROR(VALUE([$'% --&gt; x'.C9])));&quot;FAUX&quot;;IF(AND([$Synthèse.$G$1];[.$AA$1]);IF(VALUE([$'% --&gt; x'.C9])=INDEX([$Données.G$1:$Données.G$1048576];[$Données.H8]+2);&quot;VRAI&quot;;&quot;FAUX&quot;);&quot;&quot;)))">
            <text:p/>
          </table:table-cell>
          <table:table-cell table:style-name="ce343" table:formula="of:=IF(ISBLANK([$'% --&gt; x'.H9]);&quot;&quot;;IF(OR(ISNUMBER([$'% --&gt; x'.H9]);ISERROR(VALUE([$'% --&gt; x'.H9])));&quot;FAUX&quot;;IF(AND([$Synthèse.$G$1];[.$AA$1]);IF(VALUE([$'% --&gt; x'.H9])=INDEX([$Données.G$1:$Données.G$1048576];[$Données.H18]+2);&quot;VRAI&quot;;&quot;FAUX&quot;);&quot;&quot;)))">
            <text:p/>
          </table:table-cell>
          <table:table-cell table:style-name="ce343" table:formula="of:=IF(ISBLANK([$'x --&gt; %'.C9]);&quot;&quot;;IF(OR(ISNUMBER([$'x --&gt; %'.C9]);ISERROR(VALUE([$'x --&gt; %'.C9])));&quot;FAUX&quot;;IF(AND([$Synthèse.$G$1];[.$AA$1]);IF([$'x --&gt; %'.C9]=INDEX([$Données.W$1:$Données.W$1048576];[$Données.X8]+2);&quot;VRAI&quot;;&quot;FAUX&quot;);&quot;&quot;)))">
            <text:p/>
          </table:table-cell>
          <table:table-cell table:style-name="ce343" table:formula="of:=IF(ISBLANK([$'x --&gt; %'.H9]);&quot;&quot;;IF(OR(ISNUMBER([$'x --&gt; %'.H9]);ISERROR(VALUE([$'x --&gt; %'.H9])));&quot;FAUX&quot;;IF(AND([$Synthèse.$G$1];[.$AA$1]);IF([$'x --&gt; %'.H9]=INDEX([$Données.W$1:$Données.W$1048576];[$Données.X18]+2);&quot;VRAI&quot;;&quot;FAUX&quot;);&quot;&quot;)))">
            <text:p/>
          </table:table-cell>
          <table:table-cell table:style-name="ce343" table:formula="of:=IF(ISBLANK([$'% successifs'.D9]);&quot;&quot;;IF(OR(ISNUMBER([$'% successifs'.D9]);ISERROR(VALUE([$'% successifs'.D9])));&quot;FAUX&quot;;IF(AND([$Synthèse.$G$1];[.$AA$1]);IF([$'% successifs'.D9]=INDEX([$Données.BB$1:$Données.BB$1048576];[$Données.BC8]+2);&quot;VRAI&quot;;&quot;FAUX&quot;);&quot;&quot;)))">
            <text:p/>
          </table:table-cell>
          <table:table-cell table:style-name="ce343" table:formula="of:=IF(ISBLANK([$'x1 &lt;--&gt; x2'.C9]);&quot;&quot;;IF(ISNUMBER([$'x1 &lt;--&gt; x2'.C9]);&quot;FAUX&quot;;IF(AND([$Synthèse.$G$1];[.$AA$1]);IF([$'x1 &lt;--&gt; x2'.C9]=INDEX([$Données.BL$1:$Données.BL$1048576];[$Données.BO8]+2);&quot;VRAI&quot;;&quot;FAUX&quot;);&quot;&quot;)))">
            <text:p/>
          </table:table-cell>
          <table:table-cell table:style-name="ce343" table:formula="of:=IF(ISBLANK([$'x1 &lt;--&gt; x2'.H9]);&quot;&quot;;IF(ISNUMBER([$'x1 &lt;--&gt; x2'.H9]);&quot;FAUX&quot;;IF(AND([$Synthèse.$G$1];[.$AA$1]);IF([$'x1 &lt;--&gt; x2'.H9]=INDEX([$Données.BN$1:$Données.BN$1048576];[$Données.BO18]+2);&quot;VRAI&quot;;&quot;FAUX&quot;);&quot;&quot;)))">
            <text:p/>
          </table:table-cell>
        </table:table-row>
        <table:table-row table:style-name="ro5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817194288248693" calcext:value-type="float">
            <text:p>0,81719428824869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10:.E10])" office:value-type="string" office:string-value="+80%" calcext:value-type="string">
            <text:p>+80%</text:p>
          </table:table-cell>
          <table:table-cell table:style-name="ce296" office:value-type="float" office:value="1.8" calcext:value-type="float">
            <text:p>1,8</text:p>
          </table:table-cell>
          <table:table-cell table:style-name="ce287" table:formula="of:=RANK([.B10];[.$B$3:.$B$26];0)" office:value-type="float" office:value="3" calcext:value-type="float">
            <text:p>3</text:p>
          </table:table-cell>
          <table:table-cell table:style-name="ce287" office:value-type="float" office:value="0.706552288286732" calcext:value-type="float">
            <text:p>0,70655228828673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10:.L10])" office:value-type="string" office:string-value="-80%" calcext:value-type="string">
            <text:p>-80%</text:p>
          </table:table-cell>
          <table:table-cell table:style-name="ce296" office:value-type="float" office:value="0.2" calcext:value-type="float">
            <text:p>0,2</text:p>
          </table:table-cell>
          <table:table-cell table:style-name="ce287" table:formula="of:=RANK([.I10];[.$I$3:.$I$25];0)" office:value-type="float" office:value="4" calcext:value-type="float">
            <text:p>4</text:p>
          </table:table-cell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772681675642488" calcext:value-type="float">
            <text:p>0,772681675642488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10]" office:value-type="float" office:value="1.8" calcext:value-type="float">
            <text:p>1,8</text:p>
          </table:table-cell>
          <table:table-cell table:style-name="ce287" table:formula="of:=COM.MICROSOFT.CONCAT([.R10:.S10])" office:value-type="string" office:string-value=" x 1,8" calcext:value-type="string">
            <text:p><text:s/>x 1,8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U10:.V10])" office:value-type="string" office:string-value="+80" calcext:value-type="string">
            <text:p>+80</text:p>
          </table:table-cell>
          <table:table-cell table:style-name="ce287" table:formula="of:=RANK([.Q10];[.$Q$3:.$Q$26];0)" office:value-type="float" office:value="4" calcext:value-type="float">
            <text:p>4</text:p>
          </table:table-cell>
          <table:table-cell table:style-name="ce287" office:value-type="float" office:value="0.162401808153543" calcext:value-type="float">
            <text:p>0,162401808153543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2" calcext:value-type="float">
            <text:p>0,2</text:p>
          </table:table-cell>
          <table:table-cell table:style-name="ce287" table:formula="of:=COM.MICROSOFT.CONCAT([.Z10:.AA10])" office:value-type="string" office:string-value=" x 0,2" calcext:value-type="string">
            <text:p><text:s/>x 0,2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AC10:.AD10])" office:value-type="string" office:string-value="-80" calcext:value-type="string">
            <text:p>-80</text:p>
          </table:table-cell>
          <table:table-cell table:style-name="ce287" table:formula="of:=RANK([.Y10];[.$Y$3:.$Y$26];0)" office:value-type="float" office:value="22" calcext:value-type="float">
            <text:p>22</text:p>
          </table:table-cell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525116594728504" calcext:value-type="float">
            <text:p>0,525116594728504</text:p>
          </table:table-cell>
          <table:table-cell table:style-name="ce321" office:value-type="percentage" office:value="0.3" calcext:value-type="percentage">
            <text:p>30%</text:p>
          </table:table-cell>
          <table:table-cell table:style-name="ce287" office:value-type="float" office:value="840" calcext:value-type="float">
            <text:p>840</text:p>
          </table:table-cell>
          <table:table-cell table:style-name="ce296" table:formula="of:=[.AI10]*[.AJ10]" office:value-type="float" office:value="252" calcext:value-type="float">
            <text:p>252</text:p>
          </table:table-cell>
          <table:table-cell table:style-name="ce287" table:formula="of:=RANK([.AH10];[.$AH$3:.$AH$27];0)" office:value-type="float" office:value="12" calcext:value-type="float">
            <text:p>12</text:p>
          </table:table-cell>
          <table:table-cell table:style-name="ce284" office:value-type="float" office:value="8" calcext:value-type="float">
            <text:p>8</text:p>
          </table:table-cell>
          <table:table-cell table:style-name="ce316" office:value-type="float" office:value="0.36207141224231" calcext:value-type="float">
            <text:p>0,3620714122423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10:.AQ10])" office:value-type="string" office:string-value="+10%" calcext:value-type="string">
            <text:p>+10%</text:p>
          </table:table-cell>
          <table:table-cell table:style-name="ce326" table:formula="of:=IF([.AO10]=&quot;+&quot;;1+[.AP10]/100;1-[.AP10]/100)" office:value-type="float" office:value="1.1" calcext:value-type="float">
            <text:p>1,1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20" calcext:value-type="float">
            <text:p>2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10:.AV10])" office:value-type="string" office:string-value="-20%" calcext:value-type="string">
            <text:p>-20%</text:p>
          </table:table-cell>
          <table:table-cell table:style-name="ce326" table:formula="of:=IF([.AT10]=&quot;+&quot;;1+[.AU10]/100;1-[.AU10]/100)" office:value-type="float" office:value="0.8" calcext:value-type="float">
            <text:p>0,8</text:p>
          </table:table-cell>
          <table:table-cell table:style-name="ce289" table:formula="of:=[.AX10]*[.AS10]" office:value-type="float" office:value="0.88" calcext:value-type="float">
            <text:p>0,88</text:p>
          </table:table-cell>
          <table:table-cell table:style-name="ce314" table:formula="of:=IF([.AY10]&lt;1;&quot;-&quot;;&quot;+&quot;)" office:value-type="string" office:string-value="-" calcext:value-type="string">
            <text:p>-</text:p>
          </table:table-cell>
          <table:table-cell table:style-name="ce289" table:formula="of:=ROUND(100*IF([.AY10]&gt;=1;[.AY10]-1;1-[.AY10]);0)" office:value-type="float" office:value="12" calcext:value-type="float">
            <text:p>12</text:p>
          </table:table-cell>
          <table:table-cell table:style-name="ce314" table:formula="of:=IF([.BA10]=0;&quot;0&quot;;COM.MICROSOFT.CONCAT([.AZ10:.BA10]))" office:value-type="string" office:string-value="-12" calcext:value-type="string">
            <text:p>-12</text:p>
          </table:table-cell>
          <table:table-cell table:style-name="ce316" table:formula="of:=RANK([.AN10];[.$AN$3:.$AN$32];0)" office:value-type="float" office:value="16" calcext:value-type="float">
            <text:p>16</text:p>
          </table:table-cell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601381962300437" calcext:value-type="float">
            <text:p>0,60138196230043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0:.BH10])" office:value-type="string" office:string-value="+80%" calcext:value-type="string">
            <text:p>+80%</text:p>
          </table:table-cell>
          <table:table-cell table:style-name="ce296" table:formula="of:=1+[.BG10]/100" office:value-type="float" office:value="1.8" calcext:value-type="float">
            <text:p>1,8</text:p>
          </table:table-cell>
          <table:table-cell table:style-name="ce335" table:formula="of:=1/[.BJ10]" office:value-type="float" office:value="0.555555555555556" calcext:value-type="float">
            <text:p><text:s/>5/9 </text:p>
          </table:table-cell>
          <table:table-cell table:style-name="ce309" office:value-type="string" calcext:value-type="string">
            <text:p>5/9</text:p>
          </table:table-cell>
          <table:table-cell table:style-name="ce338" table:formula="of:=(1-[.BK10])*100" office:value-type="float" office:value="44.4444444444444" calcext:value-type="float">
            <text:p>400/9</text:p>
          </table:table-cell>
          <table:table-cell table:style-name="ce309" office:value-type="string" calcext:value-type="string">
            <text:p>-400/9</text:p>
          </table:table-cell>
          <table:table-cell table:style-name="ce287" table:formula="of:=RANK([.BE10];[.$BE$3:.$BE$29];0)" office:value-type="float" office:value="12" calcext:value-type="float">
            <text:p>12</text:p>
          </table:table-cell>
          <table:table-cell table:style-name="ce284" office:value-type="float" office:value="8" calcext:value-type="float">
            <text:p>8</text:p>
          </table:table-cell>
          <table:table-cell/>
          <table:table-cell table:style-name="ce342" table:formula="of:=IF(ISBLANK([$'%'.D10]);&quot;&quot;;IF(OR(ISNUMBER([$'%'.D10]);ISERROR(VALUE([$'%'.D10])));&quot;FAUX&quot;;IF(AND([$Synthèse.$G$1];[.$AA$1]);IF(VALUE([$'%'.D10])=INDEX([$Données.AK$1:$Données.AK$1048576];[$Données.AL9]+2);&quot;VRAI&quot;;&quot;FAUX&quot;);&quot;&quot;)))">
            <text:p/>
          </table:table-cell>
          <table:table-cell table:style-name="ce342" table:formula="of:=IF(ISBLANK([$'% --&gt; x'.C10]);&quot;&quot;;IF(OR(ISNUMBER([$'% --&gt; x'.C10]);ISERROR(VALUE([$'% --&gt; x'.C10])));&quot;FAUX&quot;;IF(AND([$Synthèse.$G$1];[.$AA$1]);IF(VALUE([$'% --&gt; x'.C10])=INDEX([$Données.G$1:$Données.G$1048576];[$Données.H9]+2);&quot;VRAI&quot;;&quot;FAUX&quot;);&quot;&quot;)))">
            <text:p/>
          </table:table-cell>
          <table:table-cell table:style-name="ce342" table:formula="of:=IF(ISBLANK([$'% --&gt; x'.H10]);&quot;&quot;;IF(OR(ISNUMBER([$'% --&gt; x'.H10]);ISERROR(VALUE([$'% --&gt; x'.H10])));&quot;FAUX&quot;;IF(AND([$Synthèse.$G$1];[.$AA$1]);IF(VALUE([$'% --&gt; x'.H10])=INDEX([$Données.G$1:$Données.G$1048576];[$Données.H19]+2);&quot;VRAI&quot;;&quot;FAUX&quot;);&quot;&quot;)))">
            <text:p/>
          </table:table-cell>
          <table:table-cell table:style-name="ce342" table:formula="of:=IF(ISBLANK([$'x --&gt; %'.C10]);&quot;&quot;;IF(OR(ISNUMBER([$'x --&gt; %'.C10]);ISERROR(VALUE([$'x --&gt; %'.C10])));&quot;FAUX&quot;;IF(AND([$Synthèse.$G$1];[.$AA$1]);IF([$'x --&gt; %'.C10]=INDEX([$Données.W$1:$Données.W$1048576];[$Données.X9]+2);&quot;VRAI&quot;;&quot;FAUX&quot;);&quot;&quot;)))">
            <text:p/>
          </table:table-cell>
          <table:table-cell table:style-name="ce342" table:formula="of:=IF(ISBLANK([$'x --&gt; %'.H10]);&quot;&quot;;IF(OR(ISNUMBER([$'x --&gt; %'.H10]);ISERROR(VALUE([$'x --&gt; %'.H10])));&quot;FAUX&quot;;IF(AND([$Synthèse.$G$1];[.$AA$1]);IF([$'x --&gt; %'.H10]=INDEX([$Données.W$1:$Données.W$1048576];[$Données.X19]+2);&quot;VRAI&quot;;&quot;FAUX&quot;);&quot;&quot;)))">
            <text:p/>
          </table:table-cell>
          <table:table-cell table:style-name="ce342" table:formula="of:=IF(ISBLANK([$'% successifs'.D10]);&quot;&quot;;IF(OR(ISNUMBER([$'% successifs'.D10]);ISERROR(VALUE([$'% successifs'.D10])));&quot;FAUX&quot;;IF(AND([$Synthèse.$G$1];[.$AA$1]);IF([$'% successifs'.D10]=INDEX([$Données.BB$1:$Données.BB$1048576];[$Données.BC9]+2);&quot;VRAI&quot;;&quot;FAUX&quot;);&quot;&quot;)))">
            <text:p/>
          </table:table-cell>
          <table:table-cell table:style-name="ce342" table:formula="of:=IF(ISBLANK([$'x1 &lt;--&gt; x2'.C10]);&quot;&quot;;IF(ISNUMBER([$'x1 &lt;--&gt; x2'.C10]);&quot;FAUX&quot;;IF(AND([$Synthèse.$G$1];[.$AA$1]);IF([$'x1 &lt;--&gt; x2'.C10]=INDEX([$Données.BL$1:$Données.BL$1048576];[$Données.BO9]+2);&quot;VRAI&quot;;&quot;FAUX&quot;);&quot;&quot;)))">
            <text:p/>
          </table:table-cell>
          <table:table-cell table:style-name="ce342" table:formula="of:=IF(ISBLANK([$'x1 &lt;--&gt; x2'.H10]);&quot;&quot;;IF(ISNUMBER([$'x1 &lt;--&gt; x2'.H10]);&quot;FAUX&quot;;IF(AND([$Synthèse.$G$1];[.$AA$1]);IF([$'x1 &lt;--&gt; x2'.H10]=INDEX([$Données.BN$1:$Données.BN$1048576];[$Données.BO19]+2);&quot;VRAI&quot;;&quot;FAUX&quot;);&quot;&quot;)))">
            <text:p/>
          </table:table-cell>
        </table:table-row>
        <table:table-row table:style-name="ro5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179013633620074" calcext:value-type="float">
            <text:p>0,17901363362007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11:.E11])" office:value-type="string" office:string-value="+90%" calcext:value-type="string">
            <text:p>+90%</text:p>
          </table:table-cell>
          <table:table-cell table:style-name="ce296" office:value-type="float" office:value="1.9" calcext:value-type="float">
            <text:p>1,9</text:p>
          </table:table-cell>
          <table:table-cell table:style-name="ce287" table:formula="of:=RANK([.B11];[.$B$3:.$B$26];0)" office:value-type="float" office:value="22" calcext:value-type="float">
            <text:p>22</text:p>
          </table:table-cell>
          <table:table-cell table:style-name="ce287" office:value-type="float" office:value="0.375939986303255" calcext:value-type="float">
            <text:p>0,37593998630325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11:.L11])" office:value-type="string" office:string-value="-90%" calcext:value-type="string">
            <text:p>-90%</text:p>
          </table:table-cell>
          <table:table-cell table:style-name="ce296" office:value-type="float" office:value="0.1" calcext:value-type="float">
            <text:p>0,1</text:p>
          </table:table-cell>
          <table:table-cell table:style-name="ce287" table:formula="of:=RANK([.I11];[.$I$3:.$I$25];0)" office:value-type="float" office:value="17" calcext:value-type="float">
            <text:p>17</text:p>
          </table:table-cell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0776165241358163" calcext:value-type="float">
            <text:p>0,077616524135816</text:p>
          </table:table-cell>
          <table:table-cell table:style-name="ce287" office:value-type="string" calcext:value-type="string">
            <text:p><text:s/>x </text:p>
          </table:table-cell>
          <table:table-cell table:style-name="ce287" table:formula="of:=[.G11]" office:value-type="float" office:value="1.9" calcext:value-type="float">
            <text:p>1,9</text:p>
          </table:table-cell>
          <table:table-cell table:style-name="ce287" table:formula="of:=COM.MICROSOFT.CONCAT([.R11:.S11])" office:value-type="string" office:string-value=" x 1,9" calcext:value-type="string">
            <text:p><text:s/>x 1,9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U11:.V11])" office:value-type="string" office:string-value="+90" calcext:value-type="string">
            <text:p>+90</text:p>
          </table:table-cell>
          <table:table-cell table:style-name="ce287" table:formula="of:=RANK([.Q11];[.$Q$3:.$Q$26];0)" office:value-type="float" office:value="21" calcext:value-type="float">
            <text:p>21</text:p>
          </table:table-cell>
          <table:table-cell table:style-name="ce287" office:value-type="float" office:value="0.712734068967329" calcext:value-type="float">
            <text:p>0,712734068967329</text:p>
          </table:table-cell>
          <table:table-cell table:style-name="ce287" office:value-type="string" calcext:value-type="string">
            <text:p><text:s/>x </text:p>
          </table:table-cell>
          <table:table-cell table:style-name="ce287" office:value-type="float" office:value="0.1" calcext:value-type="float">
            <text:p>0,1</text:p>
          </table:table-cell>
          <table:table-cell table:style-name="ce287" table:formula="of:=COM.MICROSOFT.CONCAT([.Z11:.AA11])" office:value-type="string" office:string-value=" x 0,1" calcext:value-type="string">
            <text:p><text:s/>x 0,1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AC11:.AD11])" office:value-type="string" office:string-value="-90" calcext:value-type="string">
            <text:p>-90</text:p>
          </table:table-cell>
          <table:table-cell table:style-name="ce287" table:formula="of:=RANK([.Y11];[.$Y$3:.$Y$26];0)" office:value-type="float" office:value="9" calcext:value-type="float">
            <text:p>9</text:p>
          </table:table-cell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387776417282742" calcext:value-type="float">
            <text:p>0,387776417282742</text:p>
          </table:table-cell>
          <table:table-cell table:style-name="ce321" office:value-type="percentage" office:value="0.3" calcext:value-type="percentage">
            <text:p>30%</text:p>
          </table:table-cell>
          <table:table-cell table:style-name="ce287" office:value-type="float" office:value="990" calcext:value-type="float">
            <text:p>990</text:p>
          </table:table-cell>
          <table:table-cell table:style-name="ce296" table:formula="of:=[.AI11]*[.AJ11]" office:value-type="float" office:value="297" calcext:value-type="float">
            <text:p>297</text:p>
          </table:table-cell>
          <table:table-cell table:style-name="ce287" table:formula="of:=RANK([.AH11];[.$AH$3:.$AH$27];0)" office:value-type="float" office:value="16" calcext:value-type="float">
            <text:p>16</text:p>
          </table:table-cell>
          <table:table-cell table:style-name="ce284" office:value-type="float" office:value="9" calcext:value-type="float">
            <text:p>9</text:p>
          </table:table-cell>
          <table:table-cell table:style-name="ce316" office:value-type="float" office:value="0.347531108513222" calcext:value-type="float">
            <text:p>0,347531108513222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11:.AQ11])" office:value-type="string" office:string-value="+10%" calcext:value-type="string">
            <text:p>+10%</text:p>
          </table:table-cell>
          <table:table-cell table:style-name="ce326" table:formula="of:=IF([.AO11]=&quot;+&quot;;1+[.AP11]/100;1-[.AP11]/100)" office:value-type="float" office:value="1.1" calcext:value-type="float">
            <text:p>1,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11:.AV11])" office:value-type="string" office:string-value="+10%" calcext:value-type="string">
            <text:p>+10%</text:p>
          </table:table-cell>
          <table:table-cell table:style-name="ce326" table:formula="of:=IF([.AT11]=&quot;+&quot;;1+[.AU11]/100;1-[.AU11]/100)" office:value-type="float" office:value="1.1" calcext:value-type="float">
            <text:p>1,1</text:p>
          </table:table-cell>
          <table:table-cell table:style-name="ce289" table:formula="of:=[.AX11]*[.AS11]" office:value-type="float" office:value="1.21" calcext:value-type="float">
            <text:p>1,21</text:p>
          </table:table-cell>
          <table:table-cell table:style-name="ce314" table:formula="of:=IF([.AY11]&lt;1;&quot;-&quot;;&quot;+&quot;)" office:value-type="string" office:string-value="+" calcext:value-type="string">
            <text:p>+</text:p>
          </table:table-cell>
          <table:table-cell table:style-name="ce289" table:formula="of:=ROUND(100*IF([.AY11]&gt;=1;[.AY11]-1;1-[.AY11]);0)" office:value-type="float" office:value="21" calcext:value-type="float">
            <text:p>21</text:p>
          </table:table-cell>
          <table:table-cell table:style-name="ce314" table:formula="of:=IF([.BA11]=0;&quot;0&quot;;COM.MICROSOFT.CONCAT([.AZ11:.BA11]))" office:value-type="string" office:string-value="+21" calcext:value-type="string">
            <text:p>+21</text:p>
          </table:table-cell>
          <table:table-cell table:style-name="ce316" table:formula="of:=RANK([.AN11];[.$AN$3:.$AN$32];0)" office:value-type="float" office:value="17" calcext:value-type="float">
            <text:p>17</text:p>
          </table:table-cell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835740056746808" calcext:value-type="float">
            <text:p>0,83574005674680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25" calcext:value-type="float">
            <text:p>525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1:.BH11])" office:value-type="string" office:string-value="+525%" calcext:value-type="string">
            <text:p>+525%</text:p>
          </table:table-cell>
          <table:table-cell table:style-name="ce296" table:formula="of:=1+[.BG11]/100" office:value-type="float" office:value="6.25" calcext:value-type="float">
            <text:p>6,25</text:p>
          </table:table-cell>
          <table:table-cell table:style-name="ce335" table:formula="of:=1/[.BJ11]" office:value-type="float" office:value="0.16" calcext:value-type="float">
            <text:p><text:s/>4/25</text:p>
          </table:table-cell>
          <table:table-cell table:style-name="ce309" office:value-type="string" calcext:value-type="string">
            <text:p>4/25</text:p>
          </table:table-cell>
          <table:table-cell table:style-name="ce338" table:formula="of:=(1-[.BK11])*100" office:value-type="float" office:value="84" calcext:value-type="float">
            <text:p>84/1</text:p>
          </table:table-cell>
          <table:table-cell table:style-name="ce309" office:value-type="string" calcext:value-type="string">
            <text:p>-84</text:p>
          </table:table-cell>
          <table:table-cell table:style-name="ce287" table:formula="of:=RANK([.BE11];[.$BE$3:.$BE$29];0)" office:value-type="float" office:value="4" calcext:value-type="float">
            <text:p>4</text:p>
          </table:table-cell>
          <table:table-cell table:style-name="ce284" office:value-type="float" office:value="9" calcext:value-type="float">
            <text:p>9</text:p>
          </table:table-cell>
          <table:table-cell/>
          <table:table-cell table:style-name="ce343" table:formula="of:=IF(ISBLANK([$'%'.D11]);&quot;&quot;;IF(OR(ISNUMBER([$'%'.D11]);ISERROR(VALUE([$'%'.D11])));&quot;FAUX&quot;;IF(AND([$Synthèse.$G$1];[.$AA$1]);IF(VALUE([$'%'.D11])=INDEX([$Données.AK$1:$Données.AK$1048576];[$Données.AL10]+2);&quot;VRAI&quot;;&quot;FAUX&quot;);&quot;&quot;)))">
            <text:p/>
          </table:table-cell>
          <table:table-cell table:style-name="ce343" table:formula="of:=IF(ISBLANK([$'% --&gt; x'.C11]);&quot;&quot;;IF(OR(ISNUMBER([$'% --&gt; x'.C11]);ISERROR(VALUE([$'% --&gt; x'.C11])));&quot;FAUX&quot;;IF(AND([$Synthèse.$G$1];[.$AA$1]);IF(VALUE([$'% --&gt; x'.C11])=INDEX([$Données.G$1:$Données.G$1048576];[$Données.H10]+2);&quot;VRAI&quot;;&quot;FAUX&quot;);&quot;&quot;)))">
            <text:p/>
          </table:table-cell>
          <table:table-cell table:style-name="ce343" table:formula="of:=IF(ISBLANK([$'% --&gt; x'.H11]);&quot;&quot;;IF(OR(ISNUMBER([$'% --&gt; x'.H11]);ISERROR(VALUE([$'% --&gt; x'.H11])));&quot;FAUX&quot;;IF(AND([$Synthèse.$G$1];[.$AA$1]);IF(VALUE([$'% --&gt; x'.H11])=INDEX([$Données.G$1:$Données.G$1048576];[$Données.H20]+2);&quot;VRAI&quot;;&quot;FAUX&quot;);&quot;&quot;)))">
            <text:p/>
          </table:table-cell>
          <table:table-cell table:style-name="ce343" table:formula="of:=IF(ISBLANK([$'x --&gt; %'.C11]);&quot;&quot;;IF(OR(ISNUMBER([$'x --&gt; %'.C11]);ISERROR(VALUE([$'x --&gt; %'.C11])));&quot;FAUX&quot;;IF(AND([$Synthèse.$G$1];[.$AA$1]);IF([$'x --&gt; %'.C11]=INDEX([$Données.W$1:$Données.W$1048576];[$Données.X10]+2);&quot;VRAI&quot;;&quot;FAUX&quot;);&quot;&quot;)))">
            <text:p/>
          </table:table-cell>
          <table:table-cell table:style-name="ce343" table:formula="of:=IF(ISBLANK([$'x --&gt; %'.H11]);&quot;&quot;;IF(OR(ISNUMBER([$'x --&gt; %'.H11]);ISERROR(VALUE([$'x --&gt; %'.H11])));&quot;FAUX&quot;;IF(AND([$Synthèse.$G$1];[.$AA$1]);IF([$'x --&gt; %'.H11]=INDEX([$Données.W$1:$Données.W$1048576];[$Données.X20]+2);&quot;VRAI&quot;;&quot;FAUX&quot;);&quot;&quot;)))">
            <text:p/>
          </table:table-cell>
          <table:table-cell table:style-name="ce343" table:formula="of:=IF(ISBLANK([$'% successifs'.D11]);&quot;&quot;;IF(OR(ISNUMBER([$'% successifs'.D11]);ISERROR(VALUE([$'% successifs'.D11])));&quot;FAUX&quot;;IF(AND([$Synthèse.$G$1];[.$AA$1]);IF([$'% successifs'.D11]=INDEX([$Données.BB$1:$Données.BB$1048576];[$Données.BC10]+2);&quot;VRAI&quot;;&quot;FAUX&quot;);&quot;&quot;)))">
            <text:p/>
          </table:table-cell>
          <table:table-cell table:style-name="ce343" table:formula="of:=IF(ISBLANK([$'x1 &lt;--&gt; x2'.C11]);&quot;&quot;;IF(ISNUMBER([$'x1 &lt;--&gt; x2'.C11]);&quot;FAUX&quot;;IF(AND([$Synthèse.$G$1];[.$AA$1]);IF([$'x1 &lt;--&gt; x2'.C11]=INDEX([$Données.BL$1:$Données.BL$1048576];[$Données.BO10]+2);&quot;VRAI&quot;;&quot;FAUX&quot;);&quot;&quot;)))">
            <text:p/>
          </table:table-cell>
          <table:table-cell table:style-name="ce343" table:formula="of:=IF(ISBLANK([$'x1 &lt;--&gt; x2'.H11]);&quot;&quot;;IF(ISNUMBER([$'x1 &lt;--&gt; x2'.H11]);&quot;FAUX&quot;;IF(AND([$Synthèse.$G$1];[.$AA$1]);IF([$'x1 &lt;--&gt; x2'.H11]=INDEX([$Données.BN$1:$Données.BN$1048576];[$Données.BO20]+2);&quot;VRAI&quot;;&quot;FAUX&quot;);&quot;&quot;)))">
            <text:p/>
          </table:table-cell>
        </table:table-row>
        <table:table-row table:style-name="ro5">
          <table:table-cell table:style-name="ce284" office:value-type="float" office:value="10" calcext:value-type="float">
            <text:p>10</text:p>
          </table:table-cell>
          <table:table-cell table:style-name="ce288" office:value-type="float" office:value="0.352726828286988" calcext:value-type="float">
            <text:p>0,35272682828698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" calcext:value-type="float">
            <text:p>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2:.E12])" office:value-type="string" office:string-value="-4%" calcext:value-type="string">
            <text:p>-4%</text:p>
          </table:table-cell>
          <table:table-cell table:style-name="ce301" table:formula="of:=1-[.D12]/100" office:value-type="float" office:value="0.96" calcext:value-type="float">
            <text:p>0,96</text:p>
          </table:table-cell>
          <table:table-cell table:style-name="ce288" table:formula="of:=RANK([.B12];[.$B$3:.$B$26];0)" office:value-type="float" office:value="14" calcext:value-type="float">
            <text:p>14</text:p>
          </table:table-cell>
          <table:table-cell table:style-name="ce288" office:value-type="float" office:value="0.555015860159471" calcext:value-type="float">
            <text:p>0,555015860159471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3" calcext:value-type="float">
            <text:p>3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2:.L12])" office:value-type="string" office:string-value="+3%" calcext:value-type="string">
            <text:p>+3%</text:p>
          </table:table-cell>
          <table:table-cell table:style-name="ce301" table:formula="of:=1+[.K12]/100" office:value-type="float" office:value="1.03" calcext:value-type="float">
            <text:p>1,03</text:p>
          </table:table-cell>
          <table:table-cell table:style-name="ce288" table:formula="of:=RANK([.I12];[.$I$3:.$I$25];0)" office:value-type="float" office:value="10" calcext:value-type="float">
            <text:p>10</text:p>
          </table:table-cell>
          <table:table-cell table:style-name="ce284" office:value-type="float" office:value="10" calcext:value-type="float">
            <text:p>10</text:p>
          </table:table-cell>
          <table:table-cell table:style-name="ce301" office:value-type="float" office:value="0.409301475275305" calcext:value-type="float">
            <text:p>0,40930147527530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96" calcext:value-type="float">
            <text:p>0,96</text:p>
          </table:table-cell>
          <table:table-cell table:style-name="ce301" table:formula="of:=COM.MICROSOFT.CONCAT([.R12:.S12])" office:value-type="string" office:string-value=" x 0,96" calcext:value-type="string">
            <text:p><text:s/>x 0,96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2]))" office:value-type="float" office:value="4" calcext:value-type="float">
            <text:p>4</text:p>
          </table:table-cell>
          <table:table-cell table:style-name="ce312" table:formula="of:=COM.MICROSOFT.CONCAT([.U12:.V12])" office:value-type="string" office:string-value="-4" calcext:value-type="string">
            <text:p>-4</text:p>
          </table:table-cell>
          <table:table-cell table:style-name="ce301" table:formula="of:=RANK([.Q12];[.$Q$3:.$Q$26];0)" office:value-type="float" office:value="13" calcext:value-type="float">
            <text:p>13</text:p>
          </table:table-cell>
          <table:table-cell table:style-name="ce301" office:value-type="float" office:value="0.146036928191543" calcext:value-type="float">
            <text:p>0,146036928191543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04" calcext:value-type="float">
            <text:p>1,04</text:p>
          </table:table-cell>
          <table:table-cell table:style-name="ce301" table:formula="of:=COM.MICROSOFT.CONCAT([.Z12:.AA12])" office:value-type="string" office:string-value=" x 1,04" calcext:value-type="string">
            <text:p><text:s/>x 1,04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2]-1))" office:value-type="float" office:value="4" calcext:value-type="float">
            <text:p>4</text:p>
          </table:table-cell>
          <table:table-cell table:style-name="ce320" table:formula="of:=COM.MICROSOFT.CONCAT([.AC12:.AD12])" office:value-type="string" office:string-value="+4" calcext:value-type="string">
            <text:p>+4</text:p>
          </table:table-cell>
          <table:table-cell table:style-name="ce301" table:formula="of:=RANK([.Y12];[.$Y$3:.$Y$26];0)" office:value-type="float" office:value="23" calcext:value-type="float">
            <text:p>23</text:p>
          </table:table-cell>
          <table:table-cell table:style-name="ce284" office:value-type="float" office:value="10" calcext:value-type="float">
            <text:p>10</text:p>
          </table:table-cell>
          <table:table-cell table:style-name="ce287" office:value-type="float" office:value="0.187004339559588" calcext:value-type="float">
            <text:p>0,187004339559588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220" calcext:value-type="float">
            <text:p>220</text:p>
          </table:table-cell>
          <table:table-cell table:style-name="ce296" table:formula="of:=[.AI12]*[.AJ12]" office:value-type="float" office:value="44" calcext:value-type="float">
            <text:p>44</text:p>
          </table:table-cell>
          <table:table-cell table:style-name="ce287" table:formula="of:=RANK([.AH12];[.$AH$3:.$AH$27];0)" office:value-type="float" office:value="21" calcext:value-type="float">
            <text:p>21</text:p>
          </table:table-cell>
          <table:table-cell table:style-name="ce284" office:value-type="float" office:value="10" calcext:value-type="float">
            <text:p>10</text:p>
          </table:table-cell>
          <table:table-cell table:style-name="ce316" office:value-type="float" office:value="0.967672718574708" calcext:value-type="float">
            <text:p>0,967672718574708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12:.AQ12])" office:value-type="string" office:string-value="+10%" calcext:value-type="string">
            <text:p>+10%</text:p>
          </table:table-cell>
          <table:table-cell table:style-name="ce326" table:formula="of:=IF([.AO12]=&quot;+&quot;;1+[.AP12]/100;1-[.AP12]/100)" office:value-type="float" office:value="1.1" calcext:value-type="float">
            <text:p>1,1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30" calcext:value-type="float">
            <text:p>3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12:.AV12])" office:value-type="string" office:string-value="-30%" calcext:value-type="string">
            <text:p>-30%</text:p>
          </table:table-cell>
          <table:table-cell table:style-name="ce326" table:formula="of:=IF([.AT12]=&quot;+&quot;;1+[.AU12]/100;1-[.AU12]/100)" office:value-type="float" office:value="0.7" calcext:value-type="float">
            <text:p>0,7</text:p>
          </table:table-cell>
          <table:table-cell table:style-name="ce289" table:formula="of:=[.AX12]*[.AS12]" office:value-type="float" office:value="0.77" calcext:value-type="float">
            <text:p>0,77</text:p>
          </table:table-cell>
          <table:table-cell table:style-name="ce314" table:formula="of:=IF([.AY12]&lt;1;&quot;-&quot;;&quot;+&quot;)" office:value-type="string" office:string-value="-" calcext:value-type="string">
            <text:p>-</text:p>
          </table:table-cell>
          <table:table-cell table:style-name="ce289" table:formula="of:=ROUND(100*IF([.AY12]&gt;=1;[.AY12]-1;1-[.AY12]);0)" office:value-type="float" office:value="23" calcext:value-type="float">
            <text:p>23</text:p>
          </table:table-cell>
          <table:table-cell table:style-name="ce314" table:formula="of:=IF([.BA12]=0;&quot;0&quot;;COM.MICROSOFT.CONCAT([.AZ12:.BA12]))" office:value-type="string" office:string-value="-23" calcext:value-type="string">
            <text:p>-23</text:p>
          </table:table-cell>
          <table:table-cell table:style-name="ce316" table:formula="of:=RANK([.AN12];[.$AN$3:.$AN$32];0)" office:value-type="float" office:value="1" calcext:value-type="float">
            <text:p>1</text:p>
          </table:table-cell>
          <table:table-cell table:style-name="ce284" office:value-type="float" office:value="10" calcext:value-type="float">
            <text:p>10</text:p>
          </table:table-cell>
          <table:table-cell table:style-name="ce287" office:value-type="float" office:value="0.713344478834194" calcext:value-type="float">
            <text:p>0,71334447883419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0" calcext:value-type="float">
            <text:p>1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2:.BH12])" office:value-type="string" office:string-value="+100%" calcext:value-type="string">
            <text:p>+100%</text:p>
          </table:table-cell>
          <table:table-cell table:style-name="ce296" table:formula="of:=1+[.BG12]/100" office:value-type="float" office:value="2" calcext:value-type="float">
            <text:p>2</text:p>
          </table:table-cell>
          <table:table-cell table:style-name="ce335" table:formula="of:=1/[.BJ12]" office:value-type="float" office:value="0.5" calcext:value-type="float">
            <text:p><text:s/>1/2 </text:p>
          </table:table-cell>
          <table:table-cell table:style-name="ce309" office:value-type="string" calcext:value-type="string">
            <text:p>1/2</text:p>
          </table:table-cell>
          <table:table-cell table:style-name="ce338" table:formula="of:=(1-[.BK12])*100" office:value-type="float" office:value="50" calcext:value-type="float">
            <text:p>50/1</text:p>
          </table:table-cell>
          <table:table-cell table:style-name="ce309" office:value-type="string" calcext:value-type="string">
            <text:p>-50</text:p>
          </table:table-cell>
          <table:table-cell table:style-name="ce287" table:formula="of:=RANK([.BE12];[.$BE$3:.$BE$29];0)" office:value-type="float" office:value="9" calcext:value-type="float">
            <text:p>9</text:p>
          </table:table-cell>
          <table:table-cell table:style-name="ce284" office:value-type="float" office:value="10" calcext:value-type="float">
            <text:p>10</text:p>
          </table:table-cell>
          <table:table-cell/>
          <table:table-cell table:style-name="ce342" table:formula="of:=IF(ISBLANK([$'%'.D12]);&quot;&quot;;IF(OR(ISNUMBER([$'%'.D12]);ISERROR(VALUE([$'%'.D12])));&quot;FAUX&quot;;IF(AND([$Synthèse.$G$1];[.$AA$1]);IF(VALUE([$'%'.D12])=INDEX([$Données.AK$1:$Données.AK$1048576];[$Données.AL11]+2);&quot;VRAI&quot;;&quot;FAUX&quot;);&quot;&quot;)))">
            <text:p/>
          </table:table-cell>
          <table:table-cell table:style-name="ce342" table:formula="of:=IF(ISBLANK([$'% --&gt; x'.C12]);&quot;&quot;;IF(OR(ISNUMBER([$'% --&gt; x'.C12]);ISERROR(VALUE([$'% --&gt; x'.C12])));&quot;FAUX&quot;;IF(AND([$Synthèse.$G$1];[.$AA$1]);IF(VALUE([$'% --&gt; x'.C12])=INDEX([$Données.G$1:$Données.G$1048576];[$Données.H11]+2);&quot;VRAI&quot;;&quot;FAUX&quot;);&quot;&quot;)))">
            <text:p/>
          </table:table-cell>
          <table:table-cell table:style-name="ce342" table:formula="of:=IF(ISBLANK([$'% --&gt; x'.H12]);&quot;&quot;;IF(OR(ISNUMBER([$'% --&gt; x'.H12]);ISERROR(VALUE([$'% --&gt; x'.H12])));&quot;FAUX&quot;;IF(AND([$Synthèse.$G$1];[.$AA$1]);IF(VALUE([$'% --&gt; x'.H12])=INDEX([$Données.G$1:$Données.G$1048576];[$Données.H21]+2);&quot;VRAI&quot;;&quot;FAUX&quot;);&quot;&quot;)))">
            <text:p/>
          </table:table-cell>
          <table:table-cell table:style-name="ce342" table:formula="of:=IF(ISBLANK([$'x --&gt; %'.C12]);&quot;&quot;;IF(OR(ISNUMBER([$'x --&gt; %'.C12]);ISERROR(VALUE([$'x --&gt; %'.C12])));&quot;FAUX&quot;;IF(AND([$Synthèse.$G$1];[.$AA$1]);IF([$'x --&gt; %'.C12]=INDEX([$Données.W$1:$Données.W$1048576];[$Données.X11]+2);&quot;VRAI&quot;;&quot;FAUX&quot;);&quot;&quot;)))">
            <text:p/>
          </table:table-cell>
          <table:table-cell table:style-name="ce342" table:formula="of:=IF(ISBLANK([$'x --&gt; %'.H12]);&quot;&quot;;IF(OR(ISNUMBER([$'x --&gt; %'.H12]);ISERROR(VALUE([$'x --&gt; %'.H12])));&quot;FAUX&quot;;IF(AND([$Synthèse.$G$1];[.$AA$1]);IF([$'x --&gt; %'.H12]=INDEX([$Données.W$1:$Données.W$1048576];[$Données.X21]+2);&quot;VRAI&quot;;&quot;FAUX&quot;);&quot;&quot;)))">
            <text:p/>
          </table:table-cell>
          <table:table-cell table:style-name="ce342" table:formula="of:=IF(ISBLANK([$'% successifs'.D12]);&quot;&quot;;IF(OR(ISNUMBER([$'% successifs'.D12]);ISERROR(VALUE([$'% successifs'.D12])));&quot;FAUX&quot;;IF(AND([$Synthèse.$G$1];[.$AA$1]);IF([$'% successifs'.D12]=INDEX([$Données.BB$1:$Données.BB$1048576];[$Données.BC11]+2);&quot;VRAI&quot;;&quot;FAUX&quot;);&quot;&quot;)))">
            <text:p/>
          </table:table-cell>
          <table:table-cell table:style-name="ce342" table:formula="of:=IF(ISBLANK([$'x1 &lt;--&gt; x2'.C12]);&quot;&quot;;IF(ISNUMBER([$'x1 &lt;--&gt; x2'.C12]);&quot;FAUX&quot;;IF(AND([$Synthèse.$G$1];[.$AA$1]);IF([$'x1 &lt;--&gt; x2'.C12]=INDEX([$Données.BL$1:$Données.BL$1048576];[$Données.BO11]+2);&quot;VRAI&quot;;&quot;FAUX&quot;);&quot;&quot;)))">
            <text:p/>
          </table:table-cell>
          <table:table-cell table:style-name="ce342" table:formula="of:=IF(ISBLANK([$'x1 &lt;--&gt; x2'.H12]);&quot;&quot;;IF(ISNUMBER([$'x1 &lt;--&gt; x2'.H12]);&quot;FAUX&quot;;IF(AND([$Synthèse.$G$1];[.$AA$1]);IF([$'x1 &lt;--&gt; x2'.H12]=INDEX([$Données.BN$1:$Données.BN$1048576];[$Données.BO21]+2);&quot;VRAI&quot;;&quot;FAUX&quot;);&quot;&quot;)))">
            <text:p/>
          </table:table-cell>
        </table:table-row>
        <table:table-row table:style-name="ro5">
          <table:table-cell table:style-name="ce284" office:value-type="float" office:value="11" calcext:value-type="float">
            <text:p>11</text:p>
          </table:table-cell>
          <table:table-cell table:style-name="ce288" office:value-type="float" office:value="0.73866521952452" calcext:value-type="float">
            <text:p>0,73866521952452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16" calcext:value-type="float">
            <text:p>1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3:.E13])" office:value-type="string" office:string-value="+16%" calcext:value-type="string">
            <text:p>+16%</text:p>
          </table:table-cell>
          <table:table-cell table:style-name="ce301" table:formula="of:=1+[.D13]/100" office:value-type="float" office:value="1.16" calcext:value-type="float">
            <text:p>1,16</text:p>
          </table:table-cell>
          <table:table-cell table:style-name="ce288" table:formula="of:=RANK([.B13];[.$B$3:.$B$26];0)" office:value-type="float" office:value="6" calcext:value-type="float">
            <text:p>6</text:p>
          </table:table-cell>
          <table:table-cell table:style-name="ce288" office:value-type="float" office:value="0.312757035203685" calcext:value-type="float">
            <text:p>0,31275703520368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15" calcext:value-type="float">
            <text:p>1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3:.L13])" office:value-type="string" office:string-value="-15%" calcext:value-type="string">
            <text:p>-15%</text:p>
          </table:table-cell>
          <table:table-cell table:style-name="ce301" table:formula="of:=1-[.K13]/100" office:value-type="float" office:value="0.85" calcext:value-type="float">
            <text:p>0,85</text:p>
          </table:table-cell>
          <table:table-cell table:style-name="ce288" table:formula="of:=RANK([.I13];[.$I$3:.$I$25];0)" office:value-type="float" office:value="18" calcext:value-type="float">
            <text:p>18</text:p>
          </table:table-cell>
          <table:table-cell table:style-name="ce284" office:value-type="float" office:value="11" calcext:value-type="float">
            <text:p>11</text:p>
          </table:table-cell>
          <table:table-cell table:style-name="ce301" office:value-type="float" office:value="0.0830602886877464" calcext:value-type="float">
            <text:p>0,08306028868774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17" calcext:value-type="float">
            <text:p>1,17</text:p>
          </table:table-cell>
          <table:table-cell table:style-name="ce301" table:formula="of:=COM.MICROSOFT.CONCAT([.R13:.S13])" office:value-type="string" office:string-value=" x 1,17" calcext:value-type="string">
            <text:p><text:s/>x 1,17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3]-1))" office:value-type="float" office:value="17" calcext:value-type="float">
            <text:p>17</text:p>
          </table:table-cell>
          <table:table-cell table:style-name="ce312" table:formula="of:=COM.MICROSOFT.CONCAT([.U13:.V13])" office:value-type="string" office:string-value="+17" calcext:value-type="string">
            <text:p>+17</text:p>
          </table:table-cell>
          <table:table-cell table:style-name="ce301" table:formula="of:=RANK([.Q13];[.$Q$3:.$Q$26];0)" office:value-type="float" office:value="20" calcext:value-type="float">
            <text:p>20</text:p>
          </table:table-cell>
          <table:table-cell table:style-name="ce301" office:value-type="float" office:value="0.618715786327692" calcext:value-type="float">
            <text:p>0,61871578632769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84" calcext:value-type="float">
            <text:p>0,84</text:p>
          </table:table-cell>
          <table:table-cell table:style-name="ce301" table:formula="of:=COM.MICROSOFT.CONCAT([.Z13:.AA13])" office:value-type="string" office:string-value=" x 0,84" calcext:value-type="string">
            <text:p><text:s/>x 0,8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3]))" office:value-type="float" office:value="16" calcext:value-type="float">
            <text:p>16</text:p>
          </table:table-cell>
          <table:table-cell table:style-name="ce320" table:formula="of:=COM.MICROSOFT.CONCAT([.AC13:.AD13])" office:value-type="string" office:string-value="-16" calcext:value-type="string">
            <text:p>-16</text:p>
          </table:table-cell>
          <table:table-cell table:style-name="ce301" table:formula="of:=RANK([.Y13];[.$Y$3:.$Y$26];0)" office:value-type="float" office:value="10" calcext:value-type="float">
            <text:p>10</text:p>
          </table:table-cell>
          <table:table-cell table:style-name="ce284" office:value-type="float" office:value="11" calcext:value-type="float">
            <text:p>11</text:p>
          </table:table-cell>
          <table:table-cell table:style-name="ce287" office:value-type="float" office:value="0.286635053933919" calcext:value-type="float">
            <text:p>0,286635053933919</text:p>
          </table:table-cell>
          <table:table-cell table:style-name="ce321" office:value-type="percentage" office:value="0.4" calcext:value-type="percentage">
            <text:p>40%</text:p>
          </table:table-cell>
          <table:table-cell table:style-name="ce287" office:value-type="float" office:value="210" calcext:value-type="float">
            <text:p>210</text:p>
          </table:table-cell>
          <table:table-cell table:style-name="ce296" table:formula="of:=[.AI13]*[.AJ13]" office:value-type="float" office:value="84" calcext:value-type="float">
            <text:p>84</text:p>
          </table:table-cell>
          <table:table-cell table:style-name="ce287" table:formula="of:=RANK([.AH13];[.$AH$3:.$AH$27];0)" office:value-type="float" office:value="19" calcext:value-type="float">
            <text:p>19</text:p>
          </table:table-cell>
          <table:table-cell table:style-name="ce284" office:value-type="float" office:value="11" calcext:value-type="float">
            <text:p>11</text:p>
          </table:table-cell>
          <table:table-cell table:style-name="ce322" office:value-type="float" office:value="0.392955180255205" calcext:value-type="float">
            <text:p>0,392955180255205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3:.AQ13])" office:value-type="string" office:string-value="+100%" calcext:value-type="string">
            <text:p>+100%</text:p>
          </table:table-cell>
          <table:table-cell table:style-name="ce327" table:formula="of:=IF([.AO13]=&quot;+&quot;;1+[.AP13]/100;1-[.AP13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20" calcext:value-type="float">
            <text:p>2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3:.AV13])" office:value-type="string" office:string-value="+20%" calcext:value-type="string">
            <text:p>+20%</text:p>
          </table:table-cell>
          <table:table-cell table:style-name="ce327" table:formula="of:=IF([.AT13]=&quot;+&quot;;1+[.AU13]/100;1-[.AU13]/100)" office:value-type="float" office:value="1.2" calcext:value-type="float">
            <text:p>1,2</text:p>
          </table:table-cell>
          <table:table-cell table:style-name="ce328" table:formula="of:=[.AX13]*[.AS13]" office:value-type="float" office:value="2.4" calcext:value-type="float">
            <text:p>2,4</text:p>
          </table:table-cell>
          <table:table-cell table:style-name="ce329" table:formula="of:=IF([.AY13]&lt;1;&quot;-&quot;;&quot;+&quot;)" office:value-type="string" office:string-value="+" calcext:value-type="string">
            <text:p>+</text:p>
          </table:table-cell>
          <table:table-cell table:style-name="ce328" table:formula="of:=ROUND(100*IF([.AY13]&gt;=1;[.AY13]-1;1-[.AY13]);0)" office:value-type="float" office:value="140" calcext:value-type="float">
            <text:p>140</text:p>
          </table:table-cell>
          <table:table-cell table:style-name="ce329" table:formula="of:=IF([.BA13]=0;&quot;0&quot;;COM.MICROSOFT.CONCAT([.AZ13:.BA13]))" office:value-type="string" office:string-value="+140" calcext:value-type="string">
            <text:p>+140</text:p>
          </table:table-cell>
          <table:table-cell table:style-name="ce322" table:formula="of:=RANK([.AN13];[.$AN$3:.$AN$32];0)" office:value-type="float" office:value="13" calcext:value-type="float">
            <text:p>13</text:p>
          </table:table-cell>
          <table:table-cell table:style-name="ce284" office:value-type="float" office:value="11" calcext:value-type="float">
            <text:p>11</text:p>
          </table:table-cell>
          <table:table-cell table:style-name="ce287" office:value-type="float" office:value="0.91695236013109" calcext:value-type="float">
            <text:p>0,9169523601310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0" calcext:value-type="float">
            <text:p>2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3:.BH13])" office:value-type="string" office:string-value="+200%" calcext:value-type="string">
            <text:p>+200%</text:p>
          </table:table-cell>
          <table:table-cell table:style-name="ce296" table:formula="of:=1+[.BG13]/100" office:value-type="float" office:value="3" calcext:value-type="float">
            <text:p>3</text:p>
          </table:table-cell>
          <table:table-cell table:style-name="ce335" table:formula="of:=1/[.BJ13]" office:value-type="float" office:value="0.333333333333333" calcext:value-type="float">
            <text:p><text:s/>1/3 </text:p>
          </table:table-cell>
          <table:table-cell table:style-name="ce309" office:value-type="string" calcext:value-type="string">
            <text:p>1/3</text:p>
          </table:table-cell>
          <table:table-cell table:style-name="ce338" table:formula="of:=(1-[.BK13])*100" office:value-type="float" office:value="66.6666666666667" calcext:value-type="float">
            <text:p>200/3</text:p>
          </table:table-cell>
          <table:table-cell table:style-name="ce309" office:value-type="string" calcext:value-type="string">
            <text:p>-200/3</text:p>
          </table:table-cell>
          <table:table-cell table:style-name="ce287" table:formula="of:=RANK([.BE13];[.$BE$3:.$BE$29];0)" office:value-type="float" office:value="3" calcext:value-type="float">
            <text:p>3</text:p>
          </table:table-cell>
          <table:table-cell table:style-name="ce284" office:value-type="float" office:value="11" calcext:value-type="float">
            <text:p>11</text:p>
          </table:table-cell>
          <table:table-cell/>
          <table:table-cell table:style-name="ce343" table:formula="of:=IF(ISBLANK([$'%'.D13]);&quot;&quot;;IF(OR(ISNUMBER([$'%'.D13]);ISERROR(VALUE([$'%'.D13])));&quot;FAUX&quot;;IF(AND([$Synthèse.$G$1];[.$AA$1]);IF(VALUE([$'%'.D13])=INDEX([$Données.AK$1:$Données.AK$1048576];[$Données.AL12]+2);&quot;VRAI&quot;;&quot;FAUX&quot;);&quot;&quot;)))">
            <text:p/>
          </table:table-cell>
          <table:table-cell table:style-name="ce343" table:formula="of:=IF(ISBLANK([$'% --&gt; x'.C13]);&quot;&quot;;IF(OR(ISNUMBER([$'% --&gt; x'.C13]);ISERROR(VALUE([$'% --&gt; x'.C13])));&quot;FAUX&quot;;IF(AND([$Synthèse.$G$1];[.$AA$1]);IF(VALUE([$'% --&gt; x'.C13])=INDEX([$Données.G$1:$Données.G$1048576];[$Données.H12]+2);&quot;VRAI&quot;;&quot;FAUX&quot;);&quot;&quot;)))">
            <text:p/>
          </table:table-cell>
          <table:table-cell table:style-name="ce343" table:formula="of:=IF(ISBLANK([$'% --&gt; x'.H13]);&quot;&quot;;IF(OR(ISNUMBER([$'% --&gt; x'.H13]);ISERROR(VALUE([$'% --&gt; x'.H13])));&quot;FAUX&quot;;IF(AND([$Synthèse.$G$1];[.$AA$1]);IF(VALUE([$'% --&gt; x'.H13])=INDEX([$Données.G$1:$Données.G$1048576];[$Données.H22]+2);&quot;VRAI&quot;;&quot;FAUX&quot;);&quot;&quot;)))">
            <text:p/>
          </table:table-cell>
          <table:table-cell table:style-name="ce343" table:formula="of:=IF(ISBLANK([$'x --&gt; %'.C13]);&quot;&quot;;IF(OR(ISNUMBER([$'x --&gt; %'.C13]);ISERROR(VALUE([$'x --&gt; %'.C13])));&quot;FAUX&quot;;IF(AND([$Synthèse.$G$1];[.$AA$1]);IF([$'x --&gt; %'.C13]=INDEX([$Données.W$1:$Données.W$1048576];[$Données.X12]+2);&quot;VRAI&quot;;&quot;FAUX&quot;);&quot;&quot;)))">
            <text:p/>
          </table:table-cell>
          <table:table-cell table:style-name="ce343" table:formula="of:=IF(ISBLANK([$'x --&gt; %'.H13]);&quot;&quot;;IF(OR(ISNUMBER([$'x --&gt; %'.H13]);ISERROR(VALUE([$'x --&gt; %'.H13])));&quot;FAUX&quot;;IF(AND([$Synthèse.$G$1];[.$AA$1]);IF([$'x --&gt; %'.H13]=INDEX([$Données.W$1:$Données.W$1048576];[$Données.X22]+2);&quot;VRAI&quot;;&quot;FAUX&quot;);&quot;&quot;)))">
            <text:p/>
          </table:table-cell>
          <table:table-cell table:style-name="ce343" table:formula="of:=IF(ISBLANK([$'% successifs'.D13]);&quot;&quot;;IF(OR(ISNUMBER([$'% successifs'.D13]);ISERROR(VALUE([$'% successifs'.D13])));&quot;FAUX&quot;;IF(AND([$Synthèse.$G$1];[.$AA$1]);IF([$'% successifs'.D13]=INDEX([$Données.BB$1:$Données.BB$1048576];[$Données.BC12]+2);&quot;VRAI&quot;;&quot;FAUX&quot;);&quot;&quot;)))">
            <text:p/>
          </table:table-cell>
          <table:table-cell table:style-name="ce343" table:formula="of:=IF(ISBLANK([$'x1 &lt;--&gt; x2'.C13]);&quot;&quot;;IF(ISNUMBER([$'x1 &lt;--&gt; x2'.C13]);&quot;FAUX&quot;;IF(AND([$Synthèse.$G$1];[.$AA$1]);IF([$'x1 &lt;--&gt; x2'.C13]=INDEX([$Données.BL$1:$Données.BL$1048576];[$Données.BO12]+2);&quot;VRAI&quot;;&quot;FAUX&quot;);&quot;&quot;)))">
            <text:p/>
          </table:table-cell>
          <table:table-cell table:style-name="ce343" table:formula="of:=IF(ISBLANK([$'x1 &lt;--&gt; x2'.H13]);&quot;&quot;;IF(ISNUMBER([$'x1 &lt;--&gt; x2'.H13]);&quot;FAUX&quot;;IF(AND([$Synthèse.$G$1];[.$AA$1]);IF([$'x1 &lt;--&gt; x2'.H13]=INDEX([$Données.BN$1:$Données.BN$1048576];[$Données.BO22]+2);&quot;VRAI&quot;;&quot;FAUX&quot;);&quot;&quot;)))">
            <text:p/>
          </table:table-cell>
        </table:table-row>
        <table:table-row table:style-name="ro5">
          <table:table-cell table:style-name="ce284" office:value-type="float" office:value="12" calcext:value-type="float">
            <text:p>12</text:p>
          </table:table-cell>
          <table:table-cell table:style-name="ce288" office:value-type="float" office:value="0.462126175705154" calcext:value-type="float">
            <text:p>0,462126175705154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21" calcext:value-type="float">
            <text:p>21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4:.E14])" office:value-type="string" office:string-value="-21%" calcext:value-type="string">
            <text:p>-21%</text:p>
          </table:table-cell>
          <table:table-cell table:style-name="ce301" table:formula="of:=1-[.D14]/100" office:value-type="float" office:value="0.79" calcext:value-type="float">
            <text:p>0,79</text:p>
          </table:table-cell>
          <table:table-cell table:style-name="ce288" table:formula="of:=RANK([.B14];[.$B$3:.$B$26];0)" office:value-type="float" office:value="12" calcext:value-type="float">
            <text:p>12</text:p>
          </table:table-cell>
          <table:table-cell table:style-name="ce288" office:value-type="float" office:value="0.233774311732573" calcext:value-type="float">
            <text:p>0,233774311732573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26" calcext:value-type="float">
            <text:p>2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4:.L14])" office:value-type="string" office:string-value="+26%" calcext:value-type="string">
            <text:p>+26%</text:p>
          </table:table-cell>
          <table:table-cell table:style-name="ce301" table:formula="of:=1+[.K14]/100" office:value-type="float" office:value="1.26" calcext:value-type="float">
            <text:p>1,26</text:p>
          </table:table-cell>
          <table:table-cell table:style-name="ce288" table:formula="of:=RANK([.I14];[.$I$3:.$I$25];0)" office:value-type="float" office:value="20" calcext:value-type="float">
            <text:p>20</text:p>
          </table:table-cell>
          <table:table-cell table:style-name="ce284" office:value-type="float" office:value="12" calcext:value-type="float">
            <text:p>12</text:p>
          </table:table-cell>
          <table:table-cell table:style-name="ce301" office:value-type="float" office:value="0.18922858295807" calcext:value-type="float">
            <text:p>0,1892285829580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72" calcext:value-type="float">
            <text:p>0,72</text:p>
          </table:table-cell>
          <table:table-cell table:style-name="ce301" table:formula="of:=COM.MICROSOFT.CONCAT([.R14:.S14])" office:value-type="string" office:string-value=" x 0,72" calcext:value-type="string">
            <text:p><text:s/>x 0,72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4]))" office:value-type="float" office:value="28" calcext:value-type="float">
            <text:p>28</text:p>
          </table:table-cell>
          <table:table-cell table:style-name="ce312" table:formula="of:=COM.MICROSOFT.CONCAT([.U14:.V14])" office:value-type="string" office:string-value="-28" calcext:value-type="string">
            <text:p>-28</text:p>
          </table:table-cell>
          <table:table-cell table:style-name="ce301" table:formula="of:=RANK([.Q14];[.$Q$3:.$Q$26];0)" office:value-type="float" office:value="16" calcext:value-type="float">
            <text:p>16</text:p>
          </table:table-cell>
          <table:table-cell table:style-name="ce301" office:value-type="float" office:value="0.780701629148926" calcext:value-type="float">
            <text:p>0,78070162914892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27" calcext:value-type="float">
            <text:p>1,27</text:p>
          </table:table-cell>
          <table:table-cell table:style-name="ce301" table:formula="of:=COM.MICROSOFT.CONCAT([.Z14:.AA14])" office:value-type="string" office:string-value=" x 1,27" calcext:value-type="string">
            <text:p><text:s/>x 1,27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4]-1))" office:value-type="float" office:value="27" calcext:value-type="float">
            <text:p>27</text:p>
          </table:table-cell>
          <table:table-cell table:style-name="ce320" table:formula="of:=COM.MICROSOFT.CONCAT([.AC14:.AD14])" office:value-type="string" office:string-value="+27" calcext:value-type="string">
            <text:p>+27</text:p>
          </table:table-cell>
          <table:table-cell table:style-name="ce301" table:formula="of:=RANK([.Y14];[.$Y$3:.$Y$26];0)" office:value-type="float" office:value="4" calcext:value-type="float">
            <text:p>4</text:p>
          </table:table-cell>
          <table:table-cell table:style-name="ce284" office:value-type="float" office:value="12" calcext:value-type="float">
            <text:p>12</text:p>
          </table:table-cell>
          <table:table-cell table:style-name="ce287" office:value-type="float" office:value="0.248101818780981" calcext:value-type="float">
            <text:p>0,248101818780981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110" calcext:value-type="float">
            <text:p>110</text:p>
          </table:table-cell>
          <table:table-cell table:style-name="ce296" table:formula="of:=[.AI14]*[.AJ14]" office:value-type="float" office:value="55" calcext:value-type="float">
            <text:p>55</text:p>
          </table:table-cell>
          <table:table-cell table:style-name="ce287" table:formula="of:=RANK([.AH14];[.$AH$3:.$AH$27];0)" office:value-type="float" office:value="20" calcext:value-type="float">
            <text:p>20</text:p>
          </table:table-cell>
          <table:table-cell table:style-name="ce284" office:value-type="float" office:value="12" calcext:value-type="float">
            <text:p>12</text:p>
          </table:table-cell>
          <table:table-cell table:style-name="ce322" office:value-type="float" office:value="0.385934095348864" calcext:value-type="float">
            <text:p>0,385934095348864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4:.AQ14])" office:value-type="string" office:string-value="+100%" calcext:value-type="string">
            <text:p>+100%</text:p>
          </table:table-cell>
          <table:table-cell table:style-name="ce327" table:formula="of:=IF([.AO14]=&quot;+&quot;;1+[.AP14]/100;1-[.AP14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80" calcext:value-type="float">
            <text:p>8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4:.AV14])" office:value-type="string" office:string-value="+80%" calcext:value-type="string">
            <text:p>+80%</text:p>
          </table:table-cell>
          <table:table-cell table:style-name="ce327" table:formula="of:=IF([.AT14]=&quot;+&quot;;1+[.AU14]/100;1-[.AU14]/100)" office:value-type="float" office:value="1.8" calcext:value-type="float">
            <text:p>1,8</text:p>
          </table:table-cell>
          <table:table-cell table:style-name="ce328" table:formula="of:=[.AX14]*[.AS14]" office:value-type="float" office:value="3.6" calcext:value-type="float">
            <text:p>3,6</text:p>
          </table:table-cell>
          <table:table-cell table:style-name="ce329" table:formula="of:=IF([.AY14]&lt;1;&quot;-&quot;;&quot;+&quot;)" office:value-type="string" office:string-value="+" calcext:value-type="string">
            <text:p>+</text:p>
          </table:table-cell>
          <table:table-cell table:style-name="ce328" table:formula="of:=ROUND(100*IF([.AY14]&gt;=1;[.AY14]-1;1-[.AY14]);0)" office:value-type="float" office:value="260" calcext:value-type="float">
            <text:p>260</text:p>
          </table:table-cell>
          <table:table-cell table:style-name="ce329" table:formula="of:=IF([.BA14]=0;&quot;0&quot;;COM.MICROSOFT.CONCAT([.AZ14:.BA14]))" office:value-type="string" office:string-value="+260" calcext:value-type="string">
            <text:p>+260</text:p>
          </table:table-cell>
          <table:table-cell table:style-name="ce322" table:formula="of:=RANK([.AN14];[.$AN$3:.$AN$32];0)" office:value-type="float" office:value="14" calcext:value-type="float">
            <text:p>14</text:p>
          </table:table-cell>
          <table:table-cell table:style-name="ce284" office:value-type="float" office:value="12" calcext:value-type="float">
            <text:p>12</text:p>
          </table:table-cell>
          <table:table-cell table:style-name="ce287" office:value-type="float" office:value="0.720649056140075" calcext:value-type="float">
            <text:p>0,72064905614007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0" calcext:value-type="float">
            <text:p>3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4:.BH14])" office:value-type="string" office:string-value="+300%" calcext:value-type="string">
            <text:p>+300%</text:p>
          </table:table-cell>
          <table:table-cell table:style-name="ce296" table:formula="of:=1+[.BG14]/100" office:value-type="float" office:value="4" calcext:value-type="float">
            <text:p>4</text:p>
          </table:table-cell>
          <table:table-cell table:style-name="ce335" table:formula="of:=1/[.BJ14]" office:value-type="float" office:value="0.25" calcext:value-type="float">
            <text:p><text:s/>1/4 </text:p>
          </table:table-cell>
          <table:table-cell table:style-name="ce309" office:value-type="string" calcext:value-type="string">
            <text:p>1/4</text:p>
          </table:table-cell>
          <table:table-cell table:style-name="ce338" table:formula="of:=(1-[.BK14])*100" office:value-type="float" office:value="75" calcext:value-type="float">
            <text:p>75/1</text:p>
          </table:table-cell>
          <table:table-cell table:style-name="ce309" office:value-type="string" calcext:value-type="string">
            <text:p>-75</text:p>
          </table:table-cell>
          <table:table-cell table:style-name="ce287" table:formula="of:=RANK([.BE14];[.$BE$3:.$BE$29];0)" office:value-type="float" office:value="8" calcext:value-type="float">
            <text:p>8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9"/>
        </table:table-row>
        <table:table-row table:style-name="ro5">
          <table:table-cell table:style-name="ce284" office:value-type="float" office:value="13" calcext:value-type="float">
            <text:p>13</text:p>
          </table:table-cell>
          <table:table-cell table:style-name="ce288" office:value-type="float" office:value="0.775973485104999" calcext:value-type="float">
            <text:p>0,77597348510499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33" calcext:value-type="float">
            <text:p>33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5:.E15])" office:value-type="string" office:string-value="+33%" calcext:value-type="string">
            <text:p>+33%</text:p>
          </table:table-cell>
          <table:table-cell table:style-name="ce301" table:formula="of:=1+[.D15]/100" office:value-type="float" office:value="1.33" calcext:value-type="float">
            <text:p>1,33</text:p>
          </table:table-cell>
          <table:table-cell table:style-name="ce288" table:formula="of:=RANK([.B15];[.$B$3:.$B$26];0)" office:value-type="float" office:value="4" calcext:value-type="float">
            <text:p>4</text:p>
          </table:table-cell>
          <table:table-cell table:style-name="ce288" office:value-type="float" office:value="0.879132932267005" calcext:value-type="float">
            <text:p>0,87913293226700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35" calcext:value-type="float">
            <text:p>3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5:.L15])" office:value-type="string" office:string-value="-35%" calcext:value-type="string">
            <text:p>-35%</text:p>
          </table:table-cell>
          <table:table-cell table:style-name="ce301" table:formula="of:=1-[.K15]/100" office:value-type="float" office:value="0.65" calcext:value-type="float">
            <text:p>0,65</text:p>
          </table:table-cell>
          <table:table-cell table:style-name="ce288" table:formula="of:=RANK([.I15];[.$I$3:.$I$25];0)" office:value-type="float" office:value="2" calcext:value-type="float">
            <text:p>2</text:p>
          </table:table-cell>
          <table:table-cell table:style-name="ce284" office:value-type="float" office:value="13" calcext:value-type="float">
            <text:p>13</text:p>
          </table:table-cell>
          <table:table-cell table:style-name="ce301" office:value-type="float" office:value="0.0067318837777361" calcext:value-type="float">
            <text:p>0,00673188377773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31" calcext:value-type="float">
            <text:p>1,31</text:p>
          </table:table-cell>
          <table:table-cell table:style-name="ce301" table:formula="of:=COM.MICROSOFT.CONCAT([.R15:.S15])" office:value-type="string" office:string-value=" x 1,31" calcext:value-type="string">
            <text:p><text:s/>x 1,3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5]-1))" office:value-type="float" office:value="31" calcext:value-type="float">
            <text:p>31</text:p>
          </table:table-cell>
          <table:table-cell table:style-name="ce312" table:formula="of:=COM.MICROSOFT.CONCAT([.U15:.V15])" office:value-type="string" office:string-value="+31" calcext:value-type="string">
            <text:p>+31</text:p>
          </table:table-cell>
          <table:table-cell table:style-name="ce301" table:formula="of:=RANK([.Q15];[.$Q$3:.$Q$26];0)" office:value-type="float" office:value="22" calcext:value-type="float">
            <text:p>22</text:p>
          </table:table-cell>
          <table:table-cell table:style-name="ce301" office:value-type="float" office:value="0.806286896362427" calcext:value-type="float">
            <text:p>0,80628689636242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64" calcext:value-type="float">
            <text:p>0,64</text:p>
          </table:table-cell>
          <table:table-cell table:style-name="ce301" table:formula="of:=COM.MICROSOFT.CONCAT([.Z15:.AA15])" office:value-type="string" office:string-value=" x 0,64" calcext:value-type="string">
            <text:p><text:s/>x 0,6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5]))" office:value-type="float" office:value="36" calcext:value-type="float">
            <text:p>36</text:p>
          </table:table-cell>
          <table:table-cell table:style-name="ce320" table:formula="of:=COM.MICROSOFT.CONCAT([.AC15:.AD15])" office:value-type="string" office:string-value="-36" calcext:value-type="string">
            <text:p>-36</text:p>
          </table:table-cell>
          <table:table-cell table:style-name="ce301" table:formula="of:=RANK([.Y15];[.$Y$3:.$Y$26];0)" office:value-type="float" office:value="3" calcext:value-type="float">
            <text:p>3</text:p>
          </table:table-cell>
          <table:table-cell table:style-name="ce284" office:value-type="float" office:value="13" calcext:value-type="float">
            <text:p>13</text:p>
          </table:table-cell>
          <table:table-cell table:style-name="ce287" office:value-type="float" office:value="0.346469733168447" calcext:value-type="float">
            <text:p>0,346469733168447</text:p>
          </table:table-cell>
          <table:table-cell table:style-name="ce321" office:value-type="percentage" office:value="0.6" calcext:value-type="percentage">
            <text:p>60%</text:p>
          </table:table-cell>
          <table:table-cell table:style-name="ce287" office:value-type="float" office:value="950" calcext:value-type="float">
            <text:p>950</text:p>
          </table:table-cell>
          <table:table-cell table:style-name="ce296" table:formula="of:=[.AI15]*[.AJ15]" office:value-type="float" office:value="570" calcext:value-type="float">
            <text:p>570</text:p>
          </table:table-cell>
          <table:table-cell table:style-name="ce287" table:formula="of:=RANK([.AH15];[.$AH$3:.$AH$27];0)" office:value-type="float" office:value="17" calcext:value-type="float">
            <text:p>17</text:p>
          </table:table-cell>
          <table:table-cell table:style-name="ce284" office:value-type="float" office:value="13" calcext:value-type="float">
            <text:p>13</text:p>
          </table:table-cell>
          <table:table-cell table:style-name="ce322" office:value-type="float" office:value="0.917229879058839" calcext:value-type="float">
            <text:p>0,917229879058839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5:.AQ15])" office:value-type="string" office:string-value="+100%" calcext:value-type="string">
            <text:p>+100%</text:p>
          </table:table-cell>
          <table:table-cell table:style-name="ce327" table:formula="of:=IF([.AO15]=&quot;+&quot;;1+[.AP15]/100;1-[.AP15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70" calcext:value-type="float">
            <text:p>7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5:.AV15])" office:value-type="string" office:string-value="+70%" calcext:value-type="string">
            <text:p>+70%</text:p>
          </table:table-cell>
          <table:table-cell table:style-name="ce327" table:formula="of:=IF([.AT15]=&quot;+&quot;;1+[.AU15]/100;1-[.AU15]/100)" office:value-type="float" office:value="1.7" calcext:value-type="float">
            <text:p>1,7</text:p>
          </table:table-cell>
          <table:table-cell table:style-name="ce328" table:formula="of:=[.AX15]*[.AS15]" office:value-type="float" office:value="3.4" calcext:value-type="float">
            <text:p>3,4</text:p>
          </table:table-cell>
          <table:table-cell table:style-name="ce329" table:formula="of:=IF([.AY15]&lt;1;&quot;-&quot;;&quot;+&quot;)" office:value-type="string" office:string-value="+" calcext:value-type="string">
            <text:p>+</text:p>
          </table:table-cell>
          <table:table-cell table:style-name="ce328" table:formula="of:=ROUND(100*IF([.AY15]&gt;=1;[.AY15]-1;1-[.AY15]);0)" office:value-type="float" office:value="240" calcext:value-type="float">
            <text:p>240</text:p>
          </table:table-cell>
          <table:table-cell table:style-name="ce329" table:formula="of:=IF([.BA15]=0;&quot;0&quot;;COM.MICROSOFT.CONCAT([.AZ15:.BA15]))" office:value-type="string" office:string-value="+240" calcext:value-type="string">
            <text:p>+240</text:p>
          </table:table-cell>
          <table:table-cell table:style-name="ce322" table:formula="of:=RANK([.AN15];[.$AN$3:.$AN$32];0)" office:value-type="float" office:value="2" calcext:value-type="float">
            <text:p>2</text:p>
          </table:table-cell>
          <table:table-cell table:style-name="ce284" office:value-type="float" office:value="13" calcext:value-type="float">
            <text:p>13</text:p>
          </table:table-cell>
          <table:table-cell table:style-name="ce287" office:value-type="float" office:value="0.217658912848929" calcext:value-type="float">
            <text:p>0,21765891284892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5:.BH15])" office:value-type="string" office:string-value="+400%" calcext:value-type="string">
            <text:p>+400%</text:p>
          </table:table-cell>
          <table:table-cell table:style-name="ce296" table:formula="of:=1+[.BG15]/100" office:value-type="float" office:value="5" calcext:value-type="float">
            <text:p>5</text:p>
          </table:table-cell>
          <table:table-cell table:style-name="ce335" table:formula="of:=1/[.BJ15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BK15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E15];[.$BE$3:.$BE$29];0)" office:value-type="float" office:value="20" calcext:value-type="float">
            <text:p>20</text:p>
          </table:table-cell>
          <table:table-cell table:style-name="ce284" office:value-type="float" office:value="13" calcext:value-type="float">
            <text:p>13</text:p>
          </table:table-cell>
          <table:table-cell/>
          <table:table-cell table:style-name="ce345" office:value-type="string" calcext:value-type="string" table:number-columns-spanned="8" table:number-rows-spanned="1">
            <text:p>Total</text:p>
          </table:table-cell>
          <table:covered-table-cell table:number-columns-repeated="7" table:style-name="ce349"/>
        </table:table-row>
        <table:table-row table:style-name="ro5">
          <table:table-cell table:style-name="ce284" office:value-type="float" office:value="14" calcext:value-type="float">
            <text:p>14</text:p>
          </table:table-cell>
          <table:table-cell table:style-name="ce288" office:value-type="float" office:value="0.608919174342289" calcext:value-type="float">
            <text:p>0,608919174342289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4" calcext:value-type="float">
            <text:p>4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6:.E16])" office:value-type="string" office:string-value="-44%" calcext:value-type="string">
            <text:p>-44%</text:p>
          </table:table-cell>
          <table:table-cell table:style-name="ce301" table:formula="of:=1-[.D16]/100" office:value-type="float" office:value="0.56" calcext:value-type="float">
            <text:p>0,56</text:p>
          </table:table-cell>
          <table:table-cell table:style-name="ce288" table:formula="of:=RANK([.B16];[.$B$3:.$B$26];0)" office:value-type="float" office:value="9" calcext:value-type="float">
            <text:p>9</text:p>
          </table:table-cell>
          <table:table-cell table:style-name="ce288" office:value-type="float" office:value="0.288612467295448" calcext:value-type="float">
            <text:p>0,28861246729544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45" calcext:value-type="float">
            <text:p>4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6:.L16])" office:value-type="string" office:string-value="+45%" calcext:value-type="string">
            <text:p>+45%</text:p>
          </table:table-cell>
          <table:table-cell table:style-name="ce301" table:formula="of:=1+[.K16]/100" office:value-type="float" office:value="1.45" calcext:value-type="float">
            <text:p>1,45</text:p>
          </table:table-cell>
          <table:table-cell table:style-name="ce288" table:formula="of:=RANK([.I16];[.$I$3:.$I$25];0)" office:value-type="float" office:value="19" calcext:value-type="float">
            <text:p>19</text:p>
          </table:table-cell>
          <table:table-cell table:style-name="ce284" office:value-type="float" office:value="14" calcext:value-type="float">
            <text:p>14</text:p>
          </table:table-cell>
          <table:table-cell table:style-name="ce301" office:value-type="float" office:value="0.089353132140194" calcext:value-type="float">
            <text:p>0,08935313214019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53" calcext:value-type="float">
            <text:p>0,53</text:p>
          </table:table-cell>
          <table:table-cell table:style-name="ce301" table:formula="of:=COM.MICROSOFT.CONCAT([.R16:.S16])" office:value-type="string" office:string-value=" x 0,53" calcext:value-type="string">
            <text:p><text:s/>x 0,53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6]))" office:value-type="float" office:value="47" calcext:value-type="float">
            <text:p>47</text:p>
          </table:table-cell>
          <table:table-cell table:style-name="ce312" table:formula="of:=COM.MICROSOFT.CONCAT([.U16:.V16])" office:value-type="string" office:string-value="-47" calcext:value-type="string">
            <text:p>-47</text:p>
          </table:table-cell>
          <table:table-cell table:style-name="ce301" table:formula="of:=RANK([.Q16];[.$Q$3:.$Q$26];0)" office:value-type="float" office:value="18" calcext:value-type="float">
            <text:p>18</text:p>
          </table:table-cell>
          <table:table-cell table:style-name="ce301" office:value-type="float" office:value="0.761540119614937" calcext:value-type="float">
            <text:p>0,76154011961493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48" calcext:value-type="float">
            <text:p>1,48</text:p>
          </table:table-cell>
          <table:table-cell table:style-name="ce301" table:formula="of:=COM.MICROSOFT.CONCAT([.Z16:.AA16])" office:value-type="string" office:string-value=" x 1,48" calcext:value-type="string">
            <text:p><text:s/>x 1,48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6]-1))" office:value-type="float" office:value="48" calcext:value-type="float">
            <text:p>48</text:p>
          </table:table-cell>
          <table:table-cell table:style-name="ce320" table:formula="of:=COM.MICROSOFT.CONCAT([.AC16:.AD16])" office:value-type="string" office:string-value="+48" calcext:value-type="string">
            <text:p>+48</text:p>
          </table:table-cell>
          <table:table-cell table:style-name="ce301" table:formula="of:=RANK([.Y16];[.$Y$3:.$Y$26];0)" office:value-type="float" office:value="7" calcext:value-type="float">
            <text:p>7</text:p>
          </table:table-cell>
          <table:table-cell table:style-name="ce284" office:value-type="float" office:value="14" calcext:value-type="float">
            <text:p>14</text:p>
          </table:table-cell>
          <table:table-cell table:style-name="ce287" office:value-type="float" office:value="0.856682318837289" calcext:value-type="float">
            <text:p>0,856682318837289</text:p>
          </table:table-cell>
          <table:table-cell table:style-name="ce321" office:value-type="percentage" office:value="0.3" calcext:value-type="percentage">
            <text:p>30%</text:p>
          </table:table-cell>
          <table:table-cell table:style-name="ce287" office:value-type="float" office:value="760" calcext:value-type="float">
            <text:p>760</text:p>
          </table:table-cell>
          <table:table-cell table:style-name="ce296" table:formula="of:=[.AI16]*[.AJ16]" office:value-type="float" office:value="228" calcext:value-type="float">
            <text:p>228</text:p>
          </table:table-cell>
          <table:table-cell table:style-name="ce287" table:formula="of:=RANK([.AH16];[.$AH$3:.$AH$27];0)" office:value-type="float" office:value="2" calcext:value-type="float">
            <text:p>2</text:p>
          </table:table-cell>
          <table:table-cell table:style-name="ce284" office:value-type="float" office:value="14" calcext:value-type="float">
            <text:p>14</text:p>
          </table:table-cell>
          <table:table-cell table:style-name="ce322" office:value-type="float" office:value="0.204703864947952" calcext:value-type="float">
            <text:p>0,20470386494795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6:.AQ16])" office:value-type="string" office:string-value="+100%" calcext:value-type="string">
            <text:p>+100%</text:p>
          </table:table-cell>
          <table:table-cell table:style-name="ce327" table:formula="of:=IF([.AO16]=&quot;+&quot;;1+[.AP16]/100;1-[.AP16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60" calcext:value-type="float">
            <text:p>6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6:.AV16])" office:value-type="string" office:string-value="+60%" calcext:value-type="string">
            <text:p>+60%</text:p>
          </table:table-cell>
          <table:table-cell table:style-name="ce327" table:formula="of:=IF([.AT16]=&quot;+&quot;;1+[.AU16]/100;1-[.AU16]/100)" office:value-type="float" office:value="1.6" calcext:value-type="float">
            <text:p>1,6</text:p>
          </table:table-cell>
          <table:table-cell table:style-name="ce328" table:formula="of:=[.AX16]*[.AS16]" office:value-type="float" office:value="3.2" calcext:value-type="float">
            <text:p>3,2</text:p>
          </table:table-cell>
          <table:table-cell table:style-name="ce329" table:formula="of:=IF([.AY16]&lt;1;&quot;-&quot;;&quot;+&quot;)" office:value-type="string" office:string-value="+" calcext:value-type="string">
            <text:p>+</text:p>
          </table:table-cell>
          <table:table-cell table:style-name="ce328" table:formula="of:=ROUND(100*IF([.AY16]&gt;=1;[.AY16]-1;1-[.AY16]);0)" office:value-type="float" office:value="220" calcext:value-type="float">
            <text:p>220</text:p>
          </table:table-cell>
          <table:table-cell table:style-name="ce329" table:formula="of:=IF([.BA16]=0;&quot;0&quot;;COM.MICROSOFT.CONCAT([.AZ16:.BA16]))" office:value-type="string" office:string-value="+220" calcext:value-type="string">
            <text:p>+220</text:p>
          </table:table-cell>
          <table:table-cell table:style-name="ce322" table:formula="of:=RANK([.AN16];[.$AN$3:.$AN$32];0)" office:value-type="float" office:value="22" calcext:value-type="float">
            <text:p>22</text:p>
          </table:table-cell>
          <table:table-cell table:style-name="ce284" office:value-type="float" office:value="14" calcext:value-type="float">
            <text:p>14</text:p>
          </table:table-cell>
          <table:table-cell table:style-name="ce287" office:value-type="float" office:value="0.104622187166575" calcext:value-type="float">
            <text:p>0,10462218716657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0" calcext:value-type="float">
            <text:p>5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6:.BH16])" office:value-type="string" office:string-value="+500%" calcext:value-type="string">
            <text:p>+500%</text:p>
          </table:table-cell>
          <table:table-cell table:style-name="ce296" table:formula="of:=1+[.BG16]/100" office:value-type="float" office:value="6" calcext:value-type="float">
            <text:p>6</text:p>
          </table:table-cell>
          <table:table-cell table:style-name="ce335" table:formula="of:=1/[.BJ16]" office:value-type="float" office:value="0.166666666666667" calcext:value-type="float">
            <text:p><text:s/>1/6 </text:p>
          </table:table-cell>
          <table:table-cell table:style-name="ce309" office:value-type="string" calcext:value-type="string">
            <text:p>1/6</text:p>
          </table:table-cell>
          <table:table-cell table:style-name="ce338" table:formula="of:=(1-[.BK16])*100" office:value-type="float" office:value="83.3333333333333" calcext:value-type="float">
            <text:p>250/3</text:p>
          </table:table-cell>
          <table:table-cell table:style-name="ce309" office:value-type="string" calcext:value-type="string">
            <text:p>-250/3</text:p>
          </table:table-cell>
          <table:table-cell table:style-name="ce287" table:formula="of:=RANK([.BE16];[.$BE$3:.$BE$29];0)" office:value-type="float" office:value="25" calcext:value-type="float">
            <text:p>25</text:p>
          </table:table-cell>
          <table:table-cell table:style-name="ce284" office:value-type="float" office:value="14" calcext:value-type="float">
            <text:p>14</text:p>
          </table:table-cell>
          <table:table-cell/>
          <table:table-cell table:style-name="ce346" table:formula="of:=IF(2*COUNTIF([.BR4:.BR13];&quot;VRAI&quot;)-COUNTIF([.BR4:.BR13];&quot;FAUX&quot;)&lt;0;0;2*COUNTIF([.BR4:.BR13];&quot;VRAI&quot;)-COUNTIF([.BR4:.BR13];&quot;FAUX&quot;))" office:value-type="float" office:value="0" calcext:value-type="float">
            <text:p>0</text:p>
          </table:table-cell>
          <table:table-cell table:style-name="ce350" table:formula="of:=IF(COUNTIF([.BS4:.BT13];&quot;VRAI&quot;)-0.5*COUNTIF([.BS4:.BT13];&quot;FAUX&quot;)&lt;0;0;COUNTIF([.BS4:.BT13];&quot;VRAI&quot;)-0.5*COUNTIF([.BS4:.BT13];&quot;FAUX&quot;))" office:value-type="float" office:value="0" calcext:value-type="float" table:number-columns-spanned="2" table:number-rows-spanned="1">
            <text:p>0</text:p>
          </table:table-cell>
          <table:covered-table-cell table:style-name="ce351"/>
          <table:table-cell table:style-name="ce350" table:formula="of:=IF(COUNTIF([.BU4:.BV13];&quot;VRAI&quot;)-0.5*COUNTIF([.BU4:.BV13];&quot;FAUX&quot;)&lt;0;0;COUNTIF([.BU4:.BV13];&quot;VRAI&quot;)-0.5*COUNTIF([.BU4:.BV13];&quot;FAUX&quot;))" office:value-type="float" office:value="0" calcext:value-type="float" table:number-columns-spanned="2" table:number-rows-spanned="1">
            <text:p>0</text:p>
          </table:table-cell>
          <table:covered-table-cell table:style-name="ce351"/>
          <table:table-cell table:style-name="ce346" table:formula="of:=IF(2*COUNTIF([.BW4:.BW13];&quot;VRAI&quot;)-COUNTIF([.BW4:.BW13];&quot;FAUX&quot;)&lt;0;0;2*COUNTIF([.BW4:.BW13];&quot;VRAI&quot;)-COUNTIF([.BW4:.BW13];&quot;FAUX&quot;))" office:value-type="float" office:value="0" calcext:value-type="float">
            <text:p>0</text:p>
          </table:table-cell>
          <table:table-cell table:style-name="ce350" table:formula="of:=IF(COUNTIF([.BX4:.BY13];&quot;VRAI&quot;)-0.5*COUNTIF([.BX4:.BY13];&quot;FAUX&quot;)&lt;0;0;COUNTIF([.BX4:.BY13];&quot;VRAI&quot;)-0.5*COUNTIF([.BX4:.BY13];&quot;FAUX&quot;))" office:value-type="float" office:value="0" calcext:value-type="float" table:number-columns-spanned="2" table:number-rows-spanned="1">
            <text:p>0</text:p>
          </table:table-cell>
          <table:covered-table-cell/>
        </table:table-row>
        <table:table-row table:style-name="ro5">
          <table:table-cell table:style-name="ce284" office:value-type="float" office:value="15" calcext:value-type="float">
            <text:p>15</text:p>
          </table:table-cell>
          <table:table-cell table:style-name="ce288" office:value-type="float" office:value="0.474385795870022" calcext:value-type="float">
            <text:p>0,474385795870022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56" calcext:value-type="float">
            <text:p>5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7:.E17])" office:value-type="string" office:string-value="+56%" calcext:value-type="string">
            <text:p>+56%</text:p>
          </table:table-cell>
          <table:table-cell table:style-name="ce301" table:formula="of:=1+[.D17]/100" office:value-type="float" office:value="1.56" calcext:value-type="float">
            <text:p>1,56</text:p>
          </table:table-cell>
          <table:table-cell table:style-name="ce288" table:formula="of:=RANK([.B17];[.$B$3:.$B$26];0)" office:value-type="float" office:value="11" calcext:value-type="float">
            <text:p>11</text:p>
          </table:table-cell>
          <table:table-cell table:style-name="ce288" office:value-type="float" office:value="0.554950830166979" calcext:value-type="float">
            <text:p>0,554950830166979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58" calcext:value-type="float">
            <text:p>58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7:.L17])" office:value-type="string" office:string-value="-58%" calcext:value-type="string">
            <text:p>-58%</text:p>
          </table:table-cell>
          <table:table-cell table:style-name="ce301" table:formula="of:=1-[.K17]/100" office:value-type="float" office:value="0.42" calcext:value-type="float">
            <text:p>0,42</text:p>
          </table:table-cell>
          <table:table-cell table:style-name="ce288" table:formula="of:=RANK([.I17];[.$I$3:.$I$25];0)" office:value-type="float" office:value="11" calcext:value-type="float">
            <text:p>11</text:p>
          </table:table-cell>
          <table:table-cell table:style-name="ce284" office:value-type="float" office:value="15" calcext:value-type="float">
            <text:p>15</text:p>
          </table:table-cell>
          <table:table-cell table:style-name="ce301" office:value-type="float" office:value="0.871398062421912" calcext:value-type="float">
            <text:p>0,87139806242191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58" calcext:value-type="float">
            <text:p>1,58</text:p>
          </table:table-cell>
          <table:table-cell table:style-name="ce301" table:formula="of:=COM.MICROSOFT.CONCAT([.R17:.S17])" office:value-type="string" office:string-value=" x 1,58" calcext:value-type="string">
            <text:p><text:s/>x 1,58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7]-1))" office:value-type="float" office:value="58" calcext:value-type="float">
            <text:p>58</text:p>
          </table:table-cell>
          <table:table-cell table:style-name="ce312" table:formula="of:=COM.MICROSOFT.CONCAT([.U17:.V17])" office:value-type="string" office:string-value="+58" calcext:value-type="string">
            <text:p>+58</text:p>
          </table:table-cell>
          <table:table-cell table:style-name="ce301" table:formula="of:=RANK([.Q17];[.$Q$3:.$Q$26];0)" office:value-type="float" office:value="2" calcext:value-type="float">
            <text:p>2</text:p>
          </table:table-cell>
          <table:table-cell table:style-name="ce301" office:value-type="float" office:value="0.464709068574084" calcext:value-type="float">
            <text:p>0,46470906857408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45" calcext:value-type="float">
            <text:p>0,45</text:p>
          </table:table-cell>
          <table:table-cell table:style-name="ce301" table:formula="of:=COM.MICROSOFT.CONCAT([.Z17:.AA17])" office:value-type="string" office:string-value=" x 0,45" calcext:value-type="string">
            <text:p><text:s/>x 0,45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7]))" office:value-type="float" office:value="55" calcext:value-type="float">
            <text:p>55</text:p>
          </table:table-cell>
          <table:table-cell table:style-name="ce320" table:formula="of:=COM.MICROSOFT.CONCAT([.AC17:.AD17])" office:value-type="string" office:string-value="-55" calcext:value-type="string">
            <text:p>-55</text:p>
          </table:table-cell>
          <table:table-cell table:style-name="ce301" table:formula="of:=RANK([.Y17];[.$Y$3:.$Y$26];0)" office:value-type="float" office:value="12" calcext:value-type="float">
            <text:p>12</text:p>
          </table:table-cell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406120460296744" calcext:value-type="float">
            <text:p>0,406120460296744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160" calcext:value-type="float">
            <text:p>160</text:p>
          </table:table-cell>
          <table:table-cell table:style-name="ce296" table:formula="of:=[.AI17]*[.AJ17]" office:value-type="float" office:value="32" calcext:value-type="float">
            <text:p>32</text:p>
          </table:table-cell>
          <table:table-cell table:style-name="ce287" table:formula="of:=RANK([.AH17];[.$AH$3:.$AH$27];0)" office:value-type="float" office:value="15" calcext:value-type="float">
            <text:p>15</text:p>
          </table:table-cell>
          <table:table-cell table:style-name="ce284" office:value-type="float" office:value="15" calcext:value-type="float">
            <text:p>15</text:p>
          </table:table-cell>
          <table:table-cell table:style-name="ce322" office:value-type="float" office:value="0.166986819025202" calcext:value-type="float">
            <text:p>0,16698681902520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7:.AQ17])" office:value-type="string" office:string-value="+100%" calcext:value-type="string">
            <text:p>+100%</text:p>
          </table:table-cell>
          <table:table-cell table:style-name="ce327" table:formula="of:=IF([.AO17]=&quot;+&quot;;1+[.AP17]/100;1-[.AP17]/100)" office:value-type="float" office:value="2" calcext:value-type="float">
            <text:p>2</text:p>
          </table:table-cell>
          <table:table-cell table:style-name="ce322" office:value-type="string" calcext:value-type="string">
            <text:p>-</text:p>
          </table:table-cell>
          <table:table-cell table:style-name="ce324" office:value-type="float" office:value="30" calcext:value-type="float">
            <text:p>3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7:.AV17])" office:value-type="string" office:string-value="-30%" calcext:value-type="string">
            <text:p>-30%</text:p>
          </table:table-cell>
          <table:table-cell table:style-name="ce327" table:formula="of:=IF([.AT17]=&quot;+&quot;;1+[.AU17]/100;1-[.AU17]/100)" office:value-type="float" office:value="0.7" calcext:value-type="float">
            <text:p>0,7</text:p>
          </table:table-cell>
          <table:table-cell table:style-name="ce328" table:formula="of:=[.AX17]*[.AS17]" office:value-type="float" office:value="1.4" calcext:value-type="float">
            <text:p>1,4</text:p>
          </table:table-cell>
          <table:table-cell table:style-name="ce329" table:formula="of:=IF([.AY17]&lt;1;&quot;-&quot;;&quot;+&quot;)" office:value-type="string" office:string-value="+" calcext:value-type="string">
            <text:p>+</text:p>
          </table:table-cell>
          <table:table-cell table:style-name="ce328" table:formula="of:=ROUND(100*IF([.AY17]&gt;=1;[.AY17]-1;1-[.AY17]);0)" office:value-type="float" office:value="40" calcext:value-type="float">
            <text:p>40</text:p>
          </table:table-cell>
          <table:table-cell table:style-name="ce329" table:formula="of:=IF([.BA17]=0;&quot;0&quot;;COM.MICROSOFT.CONCAT([.AZ17:.BA17]))" office:value-type="string" office:string-value="+40" calcext:value-type="string">
            <text:p>+40</text:p>
          </table:table-cell>
          <table:table-cell table:style-name="ce322" table:formula="of:=RANK([.AN17];[.$AN$3:.$AN$32];0)" office:value-type="float" office:value="24" calcext:value-type="float">
            <text:p>24</text:p>
          </table:table-cell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756888394339354" calcext:value-type="float">
            <text:p>0,75688839433935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50" calcext:value-type="float">
            <text:p>1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7:.BH17])" office:value-type="string" office:string-value="+150%" calcext:value-type="string">
            <text:p>+150%</text:p>
          </table:table-cell>
          <table:table-cell table:style-name="ce296" table:formula="of:=1+[.BG17]/100" office:value-type="float" office:value="2.5" calcext:value-type="float">
            <text:p>2,5</text:p>
          </table:table-cell>
          <table:table-cell table:style-name="ce335" table:formula="of:=1/[.BJ17]" office:value-type="float" office:value="0.4" calcext:value-type="float">
            <text:p><text:s/>2/5 </text:p>
          </table:table-cell>
          <table:table-cell table:style-name="ce309" office:value-type="string" calcext:value-type="string">
            <text:p>2/5</text:p>
          </table:table-cell>
          <table:table-cell table:style-name="ce338" table:formula="of:=(1-[.BK17])*100" office:value-type="float" office:value="60" calcext:value-type="float">
            <text:p>60/1</text:p>
          </table:table-cell>
          <table:table-cell table:style-name="ce309" office:value-type="string" calcext:value-type="string">
            <text:p>-60</text:p>
          </table:table-cell>
          <table:table-cell table:style-name="ce287" table:formula="of:=RANK([.BE17];[.$BE$3:.$BE$29];0)" office:value-type="float" office:value="6" calcext:value-type="float">
            <text:p>6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9"/>
        </table:table-row>
        <table:table-row table:style-name="ro5">
          <table:table-cell table:style-name="ce284" office:value-type="float" office:value="16" calcext:value-type="float">
            <text:p>16</text:p>
          </table:table-cell>
          <table:table-cell table:style-name="ce288" office:value-type="float" office:value="0.123925912908627" calcext:value-type="float">
            <text:p>0,123925912908627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67" calcext:value-type="float">
            <text:p>67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8:.E18])" office:value-type="string" office:string-value="-67%" calcext:value-type="string">
            <text:p>-67%</text:p>
          </table:table-cell>
          <table:table-cell table:style-name="ce301" table:formula="of:=1-[.D18]/100" office:value-type="float" office:value="0.33" calcext:value-type="float">
            <text:p>0,33</text:p>
          </table:table-cell>
          <table:table-cell table:style-name="ce288" table:formula="of:=RANK([.B18];[.$B$3:.$B$26];0)" office:value-type="float" office:value="23" calcext:value-type="float">
            <text:p>23</text:p>
          </table:table-cell>
          <table:table-cell table:style-name="ce288" office:value-type="float" office:value="0.222408569782319" calcext:value-type="float">
            <text:p>0,22240856978231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69" calcext:value-type="float">
            <text:p>6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8:.L18])" office:value-type="string" office:string-value="+69%" calcext:value-type="string">
            <text:p>+69%</text:p>
          </table:table-cell>
          <table:table-cell table:style-name="ce301" table:formula="of:=1+[.K18]/100" office:value-type="float" office:value="1.69" calcext:value-type="float">
            <text:p>1,69</text:p>
          </table:table-cell>
          <table:table-cell table:style-name="ce288" table:formula="of:=RANK([.I18];[.$I$3:.$I$25];0)" office:value-type="float" office:value="21" calcext:value-type="float">
            <text:p>21</text:p>
          </table:table-cell>
          <table:table-cell table:style-name="ce284" office:value-type="float" office:value="16" calcext:value-type="float">
            <text:p>16</text:p>
          </table:table-cell>
          <table:table-cell table:style-name="ce301" office:value-type="float" office:value="0.00547768582268859" calcext:value-type="float">
            <text:p>0,00547768582268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39" calcext:value-type="float">
            <text:p>0,39</text:p>
          </table:table-cell>
          <table:table-cell table:style-name="ce301" table:formula="of:=COM.MICROSOFT.CONCAT([.R18:.S18])" office:value-type="string" office:string-value=" x 0,39" calcext:value-type="string">
            <text:p><text:s/>x 0,39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8]))" office:value-type="float" office:value="61" calcext:value-type="float">
            <text:p>61</text:p>
          </table:table-cell>
          <table:table-cell table:style-name="ce312" table:formula="of:=COM.MICROSOFT.CONCAT([.U18:.V18])" office:value-type="string" office:string-value="-61" calcext:value-type="string">
            <text:p>-61</text:p>
          </table:table-cell>
          <table:table-cell table:style-name="ce301" table:formula="of:=RANK([.Q18];[.$Q$3:.$Q$26];0)" office:value-type="float" office:value="23" calcext:value-type="float">
            <text:p>23</text:p>
          </table:table-cell>
          <table:table-cell table:style-name="ce301" office:value-type="float" office:value="0.504361123984006" calcext:value-type="float">
            <text:p>0,50436112398400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63" calcext:value-type="float">
            <text:p>1,63</text:p>
          </table:table-cell>
          <table:table-cell table:style-name="ce301" table:formula="of:=COM.MICROSOFT.CONCAT([.Z18:.AA18])" office:value-type="string" office:string-value=" x 1,63" calcext:value-type="string">
            <text:p><text:s/>x 1,63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8]-1))" office:value-type="float" office:value="63" calcext:value-type="float">
            <text:p>63</text:p>
          </table:table-cell>
          <table:table-cell table:style-name="ce320" table:formula="of:=COM.MICROSOFT.CONCAT([.AC18:.AD18])" office:value-type="string" office:string-value="+63" calcext:value-type="string">
            <text:p>+63</text:p>
          </table:table-cell>
          <table:table-cell table:style-name="ce301" table:formula="of:=RANK([.Y18];[.$Y$3:.$Y$26];0)" office:value-type="float" office:value="11" calcext:value-type="float">
            <text:p>11</text:p>
          </table:table-cell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130510397115402" calcext:value-type="float">
            <text:p>0,130510397115402</text:p>
          </table:table-cell>
          <table:table-cell table:style-name="ce321" office:value-type="percentage" office:value="0.7" calcext:value-type="percentage">
            <text:p>70%</text:p>
          </table:table-cell>
          <table:table-cell table:style-name="ce287" office:value-type="float" office:value="650" calcext:value-type="float">
            <text:p>650</text:p>
          </table:table-cell>
          <table:table-cell table:style-name="ce296" table:formula="of:=[.AI18]*[.AJ18]" office:value-type="float" office:value="455" calcext:value-type="float">
            <text:p>455</text:p>
          </table:table-cell>
          <table:table-cell table:style-name="ce287" table:formula="of:=RANK([.AH18];[.$AH$3:.$AH$27];0)" office:value-type="float" office:value="23" calcext:value-type="float">
            <text:p>23</text:p>
          </table:table-cell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0285156784959627" calcext:value-type="float">
            <text:p>0,02851567849596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18:.AQ18])" office:value-type="string" office:string-value="+10%" calcext:value-type="string">
            <text:p>+10%</text:p>
          </table:table-cell>
          <table:table-cell table:style-name="ce325" table:formula="of:=IF([.AO18]=&quot;+&quot;;1+[.AP18]/100;1-[.AP18]/100)" office:value-type="float" office:value="1.1" calcext:value-type="float">
            <text:p>1,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18:.AV18])" office:value-type="string" office:string-value="+60%" calcext:value-type="string">
            <text:p>+60%</text:p>
          </table:table-cell>
          <table:table-cell table:style-name="ce325" table:formula="of:=IF([.AT18]=&quot;+&quot;;1+[.AU18]/100;1-[.AU18]/100)" office:value-type="float" office:value="1.6" calcext:value-type="float">
            <text:p>1,6</text:p>
          </table:table-cell>
          <table:table-cell table:style-name="ce296" table:formula="of:=[.AX18]*[.AS18]" office:value-type="float" office:value="1.76" calcext:value-type="float">
            <text:p>1,76</text:p>
          </table:table-cell>
          <table:table-cell table:style-name="ce309" table:formula="of:=IF([.AY18]&lt;1;&quot;-&quot;;&quot;+&quot;)" office:value-type="string" office:string-value="+" calcext:value-type="string">
            <text:p>+</text:p>
          </table:table-cell>
          <table:table-cell table:style-name="ce296" table:formula="of:=ROUND(100*IF([.AY18]&gt;=1;[.AY18]-1;1-[.AY18]);0)" office:value-type="float" office:value="76" calcext:value-type="float">
            <text:p>76</text:p>
          </table:table-cell>
          <table:table-cell table:style-name="ce309" table:formula="of:=IF([.BA18]=0;&quot;0&quot;;COM.MICROSOFT.CONCAT([.AZ18:.BA18]))" office:value-type="string" office:string-value="+76" calcext:value-type="string">
            <text:p>+76</text:p>
          </table:table-cell>
          <table:table-cell table:style-name="ce287" table:formula="of:=RANK([.AN18];[.$AN$3:.$AN$32];0)" office:value-type="float" office:value="28" calcext:value-type="float">
            <text:p>28</text:p>
          </table:table-cell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29779444430991" calcext:value-type="float">
            <text:p>0,2977944443099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8:.BH18])" office:value-type="string" office:string-value="+400%" calcext:value-type="string">
            <text:p>+400%</text:p>
          </table:table-cell>
          <table:table-cell table:style-name="ce296" table:formula="of:=1+[.BG18]/100" office:value-type="float" office:value="5" calcext:value-type="float">
            <text:p>5</text:p>
          </table:table-cell>
          <table:table-cell table:style-name="ce335" table:formula="of:=1/[.BJ18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BK18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E18];[.$BE$3:.$BE$29];0)" office:value-type="float" office:value="19" calcext:value-type="float">
            <text:p>19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9"/>
        </table:table-row>
        <table:table-row table:style-name="ro5">
          <table:table-cell table:style-name="ce284" office:value-type="float" office:value="17" calcext:value-type="float">
            <text:p>17</text:p>
          </table:table-cell>
          <table:table-cell table:style-name="ce288" office:value-type="float" office:value="0.974375566208456" calcext:value-type="float">
            <text:p>0,974375566208456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75" calcext:value-type="float">
            <text:p>7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9:.E19])" office:value-type="string" office:string-value="+75%" calcext:value-type="string">
            <text:p>+75%</text:p>
          </table:table-cell>
          <table:table-cell table:style-name="ce301" table:formula="of:=1+[.D19]/100" office:value-type="float" office:value="1.75" calcext:value-type="float">
            <text:p>1,75</text:p>
          </table:table-cell>
          <table:table-cell table:style-name="ce288" table:formula="of:=RANK([.B19];[.$B$3:.$B$26];0)" office:value-type="float" office:value="1" calcext:value-type="float">
            <text:p>1</text:p>
          </table:table-cell>
          <table:table-cell table:style-name="ce288" office:value-type="float" office:value="0.197491360493127" calcext:value-type="float">
            <text:p>0,197491360493127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74" calcext:value-type="float">
            <text:p>7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9:.L19])" office:value-type="string" office:string-value="-74%" calcext:value-type="string">
            <text:p>-74%</text:p>
          </table:table-cell>
          <table:table-cell table:style-name="ce301" table:formula="of:=1-[.K19]/100" office:value-type="float" office:value="0.26" calcext:value-type="float">
            <text:p>0,26</text:p>
          </table:table-cell>
          <table:table-cell table:style-name="ce288" table:formula="of:=RANK([.I19];[.$I$3:.$I$25];0)" office:value-type="float" office:value="22" calcext:value-type="float">
            <text:p>22</text:p>
          </table:table-cell>
          <table:table-cell table:style-name="ce284" office:value-type="float" office:value="17" calcext:value-type="float">
            <text:p>17</text:p>
          </table:table-cell>
          <table:table-cell table:style-name="ce301" office:value-type="float" office:value="0.378444233845047" calcext:value-type="float">
            <text:p>0,37844423384504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73" calcext:value-type="float">
            <text:p>1,73</text:p>
          </table:table-cell>
          <table:table-cell table:style-name="ce301" table:formula="of:=COM.MICROSOFT.CONCAT([.R19:.S19])" office:value-type="string" office:string-value=" x 1,73" calcext:value-type="string">
            <text:p><text:s/>x 1,73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9]-1))" office:value-type="float" office:value="73" calcext:value-type="float">
            <text:p>73</text:p>
          </table:table-cell>
          <table:table-cell table:style-name="ce312" table:formula="of:=COM.MICROSOFT.CONCAT([.U19:.V19])" office:value-type="string" office:string-value="+73" calcext:value-type="string">
            <text:p>+73</text:p>
          </table:table-cell>
          <table:table-cell table:style-name="ce301" table:formula="of:=RANK([.Q19];[.$Q$3:.$Q$26];0)" office:value-type="float" office:value="14" calcext:value-type="float">
            <text:p>14</text:p>
          </table:table-cell>
          <table:table-cell table:style-name="ce301" office:value-type="float" office:value="0.813143096319072" calcext:value-type="float">
            <text:p>0,81314309631907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28" calcext:value-type="float">
            <text:p>0,28</text:p>
          </table:table-cell>
          <table:table-cell table:style-name="ce301" table:formula="of:=COM.MICROSOFT.CONCAT([.Z19:.AA19])" office:value-type="string" office:string-value=" x 0,28" calcext:value-type="string">
            <text:p><text:s/>x 0,28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9]))" office:value-type="float" office:value="72" calcext:value-type="float">
            <text:p>72</text:p>
          </table:table-cell>
          <table:table-cell table:style-name="ce320" table:formula="of:=COM.MICROSOFT.CONCAT([.AC19:.AD19])" office:value-type="string" office:string-value="-72" calcext:value-type="string">
            <text:p>-72</text:p>
          </table:table-cell>
          <table:table-cell table:style-name="ce301" table:formula="of:=RANK([.Y19];[.$Y$3:.$Y$26];0)" office:value-type="float" office:value="2" calcext:value-type="float">
            <text:p>2</text:p>
          </table:table-cell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575331523751586" calcext:value-type="float">
            <text:p>0,575331523751586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920" calcext:value-type="float">
            <text:p>920</text:p>
          </table:table-cell>
          <table:table-cell table:style-name="ce296" table:formula="of:=[.AI19]*[.AJ19]" office:value-type="float" office:value="460" calcext:value-type="float">
            <text:p>460</text:p>
          </table:table-cell>
          <table:table-cell table:style-name="ce287" table:formula="of:=RANK([.AH19];[.$AH$3:.$AH$27];0)" office:value-type="float" office:value="11" calcext:value-type="float">
            <text:p>11</text:p>
          </table:table-cell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258103330229521" calcext:value-type="float">
            <text:p>0,25810333022952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19:.AQ19])" office:value-type="string" office:string-value="+70%" calcext:value-type="string">
            <text:p>+70%</text:p>
          </table:table-cell>
          <table:table-cell table:style-name="ce325" table:formula="of:=IF([.AO19]=&quot;+&quot;;1+[.AP19]/100;1-[.AP19]/100)" office:value-type="float" office:value="1.7" calcext:value-type="float">
            <text:p>1,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19:.AV19])" office:value-type="string" office:string-value="+70%" calcext:value-type="string">
            <text:p>+70%</text:p>
          </table:table-cell>
          <table:table-cell table:style-name="ce325" table:formula="of:=IF([.AT19]=&quot;+&quot;;1+[.AU19]/100;1-[.AU19]/100)" office:value-type="float" office:value="1.7" calcext:value-type="float">
            <text:p>1,7</text:p>
          </table:table-cell>
          <table:table-cell table:style-name="ce296" table:formula="of:=[.AX19]*[.AS19]" office:value-type="float" office:value="2.89" calcext:value-type="float">
            <text:p>2,89</text:p>
          </table:table-cell>
          <table:table-cell table:style-name="ce309" table:formula="of:=IF([.AY19]&lt;1;&quot;-&quot;;&quot;+&quot;)" office:value-type="string" office:string-value="+" calcext:value-type="string">
            <text:p>+</text:p>
          </table:table-cell>
          <table:table-cell table:style-name="ce296" table:formula="of:=ROUND(100*IF([.AY19]&gt;=1;[.AY19]-1;1-[.AY19]);0)" office:value-type="float" office:value="189" calcext:value-type="float">
            <text:p>189</text:p>
          </table:table-cell>
          <table:table-cell table:style-name="ce309" table:formula="of:=IF([.BA19]=0;&quot;0&quot;;COM.MICROSOFT.CONCAT([.AZ19:.BA19]))" office:value-type="string" office:string-value="+189" calcext:value-type="string">
            <text:p>+189</text:p>
          </table:table-cell>
          <table:table-cell table:style-name="ce287" table:formula="of:=RANK([.AN19];[.$AN$3:.$AN$32];0)" office:value-type="float" office:value="20" calcext:value-type="float">
            <text:p>20</text:p>
          </table:table-cell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340398129922062" calcext:value-type="float">
            <text:p>0,34039812992206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0" calcext:value-type="float">
            <text:p>9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9:.BH19])" office:value-type="string" office:string-value="+900%" calcext:value-type="string">
            <text:p>+900%</text:p>
          </table:table-cell>
          <table:table-cell table:style-name="ce296" table:formula="of:=1+[.BG19]/100" office:value-type="float" office:value="10" calcext:value-type="float">
            <text:p>10</text:p>
          </table:table-cell>
          <table:table-cell table:style-name="ce335" table:formula="of:=1/[.BJ19]" office:value-type="float" office:value="0.1" calcext:value-type="float">
            <text:p><text:s/>1/10</text:p>
          </table:table-cell>
          <table:table-cell table:style-name="ce309" office:value-type="string" calcext:value-type="string">
            <text:p>1/10</text:p>
          </table:table-cell>
          <table:table-cell table:style-name="ce338" table:formula="of:=(1-[.BK19])*100" office:value-type="float" office:value="90" calcext:value-type="float">
            <text:p>90/1</text:p>
          </table:table-cell>
          <table:table-cell table:style-name="ce309" office:value-type="string" calcext:value-type="string">
            <text:p>-90</text:p>
          </table:table-cell>
          <table:table-cell table:style-name="ce287" table:formula="of:=RANK([.BE19];[.$BE$3:.$BE$29];0)" office:value-type="float" office:value="18" calcext:value-type="float">
            <text:p>18</text:p>
          </table:table-cell>
          <table:table-cell table:style-name="ce284" office:value-type="float" office:value="17" calcext:value-type="float">
            <text:p>17</text:p>
          </table:table-cell>
          <table:table-cell/>
          <table:table-cell table:style-name="ce347"/>
          <table:table-cell table:number-columns-repeated="7"/>
        </table:table-row>
        <table:table-row table:style-name="ro5">
          <table:table-cell table:style-name="ce284" office:value-type="float" office:value="18" calcext:value-type="float">
            <text:p>18</text:p>
          </table:table-cell>
          <table:table-cell table:style-name="ce288" office:value-type="float" office:value="0.628019939882539" calcext:value-type="float">
            <text:p>0,628019939882539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89" calcext:value-type="float">
            <text:p>8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20:.E20])" office:value-type="string" office:string-value="-89%" calcext:value-type="string">
            <text:p>-89%</text:p>
          </table:table-cell>
          <table:table-cell table:style-name="ce301" table:formula="of:=1-[.D20]/100" office:value-type="float" office:value="0.11" calcext:value-type="float">
            <text:p>0,11</text:p>
          </table:table-cell>
          <table:table-cell table:style-name="ce288" table:formula="of:=RANK([.B20];[.$B$3:.$B$26];0)" office:value-type="float" office:value="8" calcext:value-type="float">
            <text:p>8</text:p>
          </table:table-cell>
          <table:table-cell table:style-name="ce288" office:value-type="float" office:value="0.744896836465774" calcext:value-type="float">
            <text:p>0,744896836465774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82" calcext:value-type="float">
            <text:p>82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20:.L20])" office:value-type="string" office:string-value="+82%" calcext:value-type="string">
            <text:p>+82%</text:p>
          </table:table-cell>
          <table:table-cell table:style-name="ce301" table:formula="of:=1+[.K20]/100" office:value-type="float" office:value="1.82" calcext:value-type="float">
            <text:p>1,82</text:p>
          </table:table-cell>
          <table:table-cell table:style-name="ce288" table:formula="of:=RANK([.I20];[.$I$3:.$I$25];0)" office:value-type="float" office:value="3" calcext:value-type="float">
            <text:p>3</text:p>
          </table:table-cell>
          <table:table-cell table:style-name="ce284" office:value-type="float" office:value="18" calcext:value-type="float">
            <text:p>18</text:p>
          </table:table-cell>
          <table:table-cell table:style-name="ce301" office:value-type="float" office:value="0.000554731400571597" calcext:value-type="float">
            <text:p>0,00055473140057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14" calcext:value-type="float">
            <text:p>0,14</text:p>
          </table:table-cell>
          <table:table-cell table:style-name="ce301" table:formula="of:=COM.MICROSOFT.CONCAT([.R20:.S20])" office:value-type="string" office:string-value=" x 0,14" calcext:value-type="string">
            <text:p><text:s/>x 0,1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20]))" office:value-type="float" office:value="86" calcext:value-type="float">
            <text:p>86</text:p>
          </table:table-cell>
          <table:table-cell table:style-name="ce312" table:formula="of:=COM.MICROSOFT.CONCAT([.U20:.V20])" office:value-type="string" office:string-value="-86" calcext:value-type="string">
            <text:p>-86</text:p>
          </table:table-cell>
          <table:table-cell table:style-name="ce301" table:formula="of:=RANK([.Q20];[.$Q$3:.$Q$26];0)" office:value-type="float" office:value="24" calcext:value-type="float">
            <text:p>24</text:p>
          </table:table-cell>
          <table:table-cell table:style-name="ce301" office:value-type="float" office:value="0.448036195156421" calcext:value-type="float">
            <text:p>0,448036195156421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81" calcext:value-type="float">
            <text:p>1,81</text:p>
          </table:table-cell>
          <table:table-cell table:style-name="ce301" table:formula="of:=COM.MICROSOFT.CONCAT([.Z20:.AA20])" office:value-type="string" office:string-value=" x 1,81" calcext:value-type="string">
            <text:p><text:s/>x 1,8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20]-1))" office:value-type="float" office:value="81" calcext:value-type="float">
            <text:p>81</text:p>
          </table:table-cell>
          <table:table-cell table:style-name="ce320" table:formula="of:=COM.MICROSOFT.CONCAT([.AC20:.AD20])" office:value-type="string" office:string-value="+81" calcext:value-type="string">
            <text:p>+81</text:p>
          </table:table-cell>
          <table:table-cell table:style-name="ce301" table:formula="of:=RANK([.Y20];[.$Y$3:.$Y$26];0)" office:value-type="float" office:value="15" calcext:value-type="float">
            <text:p>15</text:p>
          </table:table-cell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0652679367076236" calcext:value-type="float">
            <text:p>0,065267936707624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520" calcext:value-type="float">
            <text:p>520</text:p>
          </table:table-cell>
          <table:table-cell table:style-name="ce296" table:formula="of:=[.AI20]*[.AJ20]" office:value-type="float" office:value="104" calcext:value-type="float">
            <text:p>104</text:p>
          </table:table-cell>
          <table:table-cell table:style-name="ce287" table:formula="of:=RANK([.AH20];[.$AH$3:.$AH$27];0)" office:value-type="float" office:value="24" calcext:value-type="float">
            <text:p>24</text:p>
          </table:table-cell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303101524591804" calcext:value-type="float">
            <text:p>0,30310152459180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0:.AQ20])" office:value-type="string" office:string-value="-50%" calcext:value-type="string">
            <text:p>-50%</text:p>
          </table:table-cell>
          <table:table-cell table:style-name="ce325" table:formula="of:=IF([.AO20]=&quot;+&quot;;1+[.AP20]/100;1-[.AP20]/100)" office:value-type="float" office:value="0.5" calcext:value-type="float">
            <text:p>0,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0:.AV20])" office:value-type="string" office:string-value="+20%" calcext:value-type="string">
            <text:p>+20%</text:p>
          </table:table-cell>
          <table:table-cell table:style-name="ce325" table:formula="of:=IF([.AT20]=&quot;+&quot;;1+[.AU20]/100;1-[.AU20]/100)" office:value-type="float" office:value="1.2" calcext:value-type="float">
            <text:p>1,2</text:p>
          </table:table-cell>
          <table:table-cell table:style-name="ce296" table:formula="of:=[.AX20]*[.AS20]" office:value-type="float" office:value="0.6" calcext:value-type="float">
            <text:p>0,6</text:p>
          </table:table-cell>
          <table:table-cell table:style-name="ce309" table:formula="of:=IF([.AY20]&lt;1;&quot;-&quot;;&quot;+&quot;)" office:value-type="string" office:string-value="-" calcext:value-type="string">
            <text:p>-</text:p>
          </table:table-cell>
          <table:table-cell table:style-name="ce296" table:formula="of:=ROUND(100*IF([.AY20]&gt;=1;[.AY20]-1;1-[.AY20]);0)" office:value-type="float" office:value="40" calcext:value-type="float">
            <text:p>40</text:p>
          </table:table-cell>
          <table:table-cell table:style-name="ce309" table:formula="of:=IF([.BA20]=0;&quot;0&quot;;COM.MICROSOFT.CONCAT([.AZ20:.BA20]))" office:value-type="string" office:string-value="-40" calcext:value-type="string">
            <text:p>-40</text:p>
          </table:table-cell>
          <table:table-cell table:style-name="ce287" table:formula="of:=RANK([.AN20];[.$AN$3:.$AN$32];0)" office:value-type="float" office:value="18" calcext:value-type="float">
            <text:p>18</text:p>
          </table:table-cell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112477629144729" calcext:value-type="float">
            <text:p>0,11247762914472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5" calcext:value-type="float">
            <text:p>25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20:.BH20])" office:value-type="string" office:string-value="+25%" calcext:value-type="string">
            <text:p>+25%</text:p>
          </table:table-cell>
          <table:table-cell table:style-name="ce296" table:formula="of:=1+[.BG20]/100" office:value-type="float" office:value="1.25" calcext:value-type="float">
            <text:p>1,25</text:p>
          </table:table-cell>
          <table:table-cell table:style-name="ce335" table:formula="of:=1/[.BJ20]" office:value-type="float" office:value="0.8" calcext:value-type="float">
            <text:p><text:s/>4/5 </text:p>
          </table:table-cell>
          <table:table-cell table:style-name="ce309" office:value-type="string" calcext:value-type="string">
            <text:p>4/5</text:p>
          </table:table-cell>
          <table:table-cell table:style-name="ce296" table:formula="of:=(1-[.BK20])*100" office:value-type="float" office:value="20" calcext:value-type="float">
            <text:p>20</text:p>
          </table:table-cell>
          <table:table-cell table:style-name="ce309" office:value-type="string" calcext:value-type="string">
            <text:p>-20</text:p>
          </table:table-cell>
          <table:table-cell table:style-name="ce287" table:formula="of:=RANK([.BE20];[.$BE$3:.$BE$29];0)" office:value-type="float" office:value="24" calcext:value-type="float">
            <text:p>24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9"/>
        </table:table-row>
        <table:table-row table:style-name="ro5">
          <table:table-cell table:style-name="ce284" office:value-type="float" office:value="19" calcext:value-type="float">
            <text:p>19</text:p>
          </table:table-cell>
          <table:table-cell table:style-name="ce288" office:value-type="float" office:value="0.900305560465359" calcext:value-type="float">
            <text:p>0,90030556046535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97" calcext:value-type="float">
            <text:p>97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21:.E21])" office:value-type="string" office:string-value="+97%" calcext:value-type="string">
            <text:p>+97%</text:p>
          </table:table-cell>
          <table:table-cell table:style-name="ce301" table:formula="of:=1+[.D21]/100" office:value-type="float" office:value="1.97" calcext:value-type="float">
            <text:p>1,97</text:p>
          </table:table-cell>
          <table:table-cell table:style-name="ce288" table:formula="of:=RANK([.B21];[.$B$3:.$B$26];0)" office:value-type="float" office:value="2" calcext:value-type="float">
            <text:p>2</text:p>
          </table:table-cell>
          <table:table-cell table:style-name="ce288" office:value-type="float" office:value="0.599271365110758" calcext:value-type="float">
            <text:p>0,59927136511075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99" calcext:value-type="float">
            <text:p>9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21:.L21])" office:value-type="string" office:string-value="-99%" calcext:value-type="string">
            <text:p>-99%</text:p>
          </table:table-cell>
          <table:table-cell table:style-name="ce301" table:formula="of:=1-[.K21]/100" office:value-type="float" office:value="0.01" calcext:value-type="float">
            <text:p>0,01</text:p>
          </table:table-cell>
          <table:table-cell table:style-name="ce288" table:formula="of:=RANK([.I21];[.$I$3:.$I$25];0)" office:value-type="float" office:value="8" calcext:value-type="float">
            <text:p>8</text:p>
          </table:table-cell>
          <table:table-cell table:style-name="ce284" office:value-type="float" office:value="19" calcext:value-type="float">
            <text:p>19</text:p>
          </table:table-cell>
          <table:table-cell table:style-name="ce301" office:value-type="float" office:value="0.0868462248733246" calcext:value-type="float">
            <text:p>0,08684622487332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91" calcext:value-type="float">
            <text:p>1,91</text:p>
          </table:table-cell>
          <table:table-cell table:style-name="ce301" table:formula="of:=COM.MICROSOFT.CONCAT([.R21:.S21])" office:value-type="string" office:string-value=" x 1,91" calcext:value-type="string">
            <text:p><text:s/>x 1,9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21]-1))" office:value-type="float" office:value="91" calcext:value-type="float">
            <text:p>91</text:p>
          </table:table-cell>
          <table:table-cell table:style-name="ce312" table:formula="of:=COM.MICROSOFT.CONCAT([.U21:.V21])" office:value-type="string" office:string-value="+91" calcext:value-type="string">
            <text:p>+91</text:p>
          </table:table-cell>
          <table:table-cell table:style-name="ce301" table:formula="of:=RANK([.Q21];[.$Q$3:.$Q$26];0)" office:value-type="float" office:value="19" calcext:value-type="float">
            <text:p>19</text:p>
          </table:table-cell>
          <table:table-cell table:style-name="ce301" office:value-type="float" office:value="0.739045703690433" calcext:value-type="float">
            <text:p>0,739045703690433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09" calcext:value-type="float">
            <text:p>0,09</text:p>
          </table:table-cell>
          <table:table-cell table:style-name="ce301" table:formula="of:=COM.MICROSOFT.CONCAT([.Z21:.AA21])" office:value-type="string" office:string-value=" x 0,09" calcext:value-type="string">
            <text:p><text:s/>x 0,09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21]))" office:value-type="float" office:value="91" calcext:value-type="float">
            <text:p>91</text:p>
          </table:table-cell>
          <table:table-cell table:style-name="ce320" table:formula="of:=COM.MICROSOFT.CONCAT([.AC21:.AD21])" office:value-type="string" office:string-value="-91" calcext:value-type="string">
            <text:p>-91</text:p>
          </table:table-cell>
          <table:table-cell table:style-name="ce301" table:formula="of:=RANK([.Y21];[.$Y$3:.$Y$26];0)" office:value-type="float" office:value="8" calcext:value-type="float">
            <text:p>8</text:p>
          </table:table-cell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447036417780387" calcext:value-type="float">
            <text:p>0,447036417780387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210" calcext:value-type="float">
            <text:p>210</text:p>
          </table:table-cell>
          <table:table-cell table:style-name="ce296" table:formula="of:=[.AI21]*[.AJ21]" office:value-type="float" office:value="42" calcext:value-type="float">
            <text:p>42</text:p>
          </table:table-cell>
          <table:table-cell table:style-name="ce287" table:formula="of:=RANK([.AH21];[.$AH$3:.$AH$27];0)" office:value-type="float" office:value="14" calcext:value-type="float">
            <text:p>14</text:p>
          </table:table-cell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0293283041545686" calcext:value-type="float">
            <text:p>0,02932830415456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1:.AQ21])" office:value-type="string" office:string-value="+70%" calcext:value-type="string">
            <text:p>+70%</text:p>
          </table:table-cell>
          <table:table-cell table:style-name="ce325" table:formula="of:=IF([.AO21]=&quot;+&quot;;1+[.AP21]/100;1-[.AP21]/100)" office:value-type="float" office:value="1.7" calcext:value-type="float">
            <text:p>1,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1:.AV21])" office:value-type="string" office:string-value="-10%" calcext:value-type="string">
            <text:p>-10%</text:p>
          </table:table-cell>
          <table:table-cell table:style-name="ce325" table:formula="of:=IF([.AT21]=&quot;+&quot;;1+[.AU21]/100;1-[.AU21]/100)" office:value-type="float" office:value="0.9" calcext:value-type="float">
            <text:p>0,9</text:p>
          </table:table-cell>
          <table:table-cell table:style-name="ce296" table:formula="of:=[.AX21]*[.AS21]" office:value-type="float" office:value="1.53" calcext:value-type="float">
            <text:p>1,53</text:p>
          </table:table-cell>
          <table:table-cell table:style-name="ce309" table:formula="of:=IF([.AY21]&lt;1;&quot;-&quot;;&quot;+&quot;)" office:value-type="string" office:string-value="+" calcext:value-type="string">
            <text:p>+</text:p>
          </table:table-cell>
          <table:table-cell table:style-name="ce296" table:formula="of:=ROUND(100*IF([.AY21]&gt;=1;[.AY21]-1;1-[.AY21]);0)" office:value-type="float" office:value="53" calcext:value-type="float">
            <text:p>53</text:p>
          </table:table-cell>
          <table:table-cell table:style-name="ce309" table:formula="of:=IF([.BA21]=0;&quot;0&quot;;COM.MICROSOFT.CONCAT([.AZ21:.BA21]))" office:value-type="string" office:string-value="+53" calcext:value-type="string">
            <text:p>+53</text:p>
          </table:table-cell>
          <table:table-cell table:style-name="ce287" table:formula="of:=RANK([.AN21];[.$AN$3:.$AN$32];0)" office:value-type="float" office:value="27" calcext:value-type="float">
            <text:p>27</text:p>
          </table:table-cell>
          <table:table-cell table:style-name="ce284" office:value-type="float" office:value="19" calcext:value-type="float">
            <text:p>19</text:p>
          </table:table-cell>
          <table:table-cell table:style-name="ce331" office:value-type="float" office:value="0.129825334812036" calcext:value-type="float">
            <text:p>0,129825334812036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10" calcext:value-type="float">
            <text:p>1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1:.BH21])" office:value-type="string" office:string-value="-10%" calcext:value-type="string">
            <text:p>-10%</text:p>
          </table:table-cell>
          <table:table-cell table:style-name="ce334" table:formula="of:=1-[.BG21]/100" office:value-type="float" office:value="0.9" calcext:value-type="float">
            <text:p>0,9</text:p>
          </table:table-cell>
          <table:table-cell table:style-name="ce336" table:formula="of:=1/[.BJ21]" office:value-type="float" office:value="1.11111111111111" calcext:value-type="float">
            <text:p>10/9 </text:p>
          </table:table-cell>
          <table:table-cell table:style-name="ce337" office:value-type="string" calcext:value-type="string">
            <text:p>10/9</text:p>
          </table:table-cell>
          <table:table-cell table:style-name="ce340" table:formula="of:=([.BK21]-1)*100" office:value-type="float" office:value="11.1111111111111" calcext:value-type="float">
            <text:p>100/9</text:p>
          </table:table-cell>
          <table:table-cell table:style-name="ce337" office:value-type="string" calcext:value-type="string">
            <text:p>+100/9</text:p>
          </table:table-cell>
          <table:table-cell table:style-name="ce331" table:formula="of:=RANK([.BE21];[.$BE$3:.$BE$29];0)" office:value-type="float" office:value="22" calcext:value-type="float">
            <text:p>22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9"/>
        </table:table-row>
        <table:table-row table:style-name="ro5">
          <table:table-cell table:style-name="ce284" office:value-type="float" office:value="20" calcext:value-type="float">
            <text:p>20</text:p>
          </table:table-cell>
          <table:table-cell table:style-name="ce289" office:value-type="float" office:value="0.195543595455834" calcext:value-type="float">
            <text:p>0,195543595455834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500" calcext:value-type="float">
            <text:p>5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2:.E22])" office:value-type="string" office:string-value="+500%" calcext:value-type="string">
            <text:p>+500%</text:p>
          </table:table-cell>
          <table:table-cell table:style-name="ce289" office:value-type="float" office:value="6" calcext:value-type="float">
            <text:p>6</text:p>
          </table:table-cell>
          <table:table-cell table:style-name="ce289" table:formula="of:=RANK([.B22];[.$B$3:.$B$26];0)" office:value-type="float" office:value="20" calcext:value-type="float">
            <text:p>20</text:p>
          </table:table-cell>
          <table:table-cell table:style-name="ce289" office:value-type="float" office:value="0.704298529441638" calcext:value-type="float">
            <text:p>0,704298529441638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100" calcext:value-type="float">
            <text:p>1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2:.L22])" office:value-type="string" office:string-value="+100%" calcext:value-type="string">
            <text:p>+100%</text:p>
          </table:table-cell>
          <table:table-cell table:style-name="ce289" office:value-type="float" office:value="2" calcext:value-type="float">
            <text:p>2</text:p>
          </table:table-cell>
          <table:table-cell table:style-name="ce289" table:formula="of:=RANK([.I22];[.$I$3:.$I$25];0)" office:value-type="float" office:value="5" calcext:value-type="float">
            <text:p>5</text:p>
          </table:table-cell>
          <table:table-cell table:style-name="ce284" office:value-type="float" office:value="20" calcext:value-type="float">
            <text:p>20</text:p>
          </table:table-cell>
          <table:table-cell table:style-name="ce303" office:value-type="float" office:value="0.168122289177451" calcext:value-type="float">
            <text:p>0,16812228917745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R22:.S22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U22:.V22])" office:value-type="string" office:string-value="+500" calcext:value-type="string">
            <text:p>+500</text:p>
          </table:table-cell>
          <table:table-cell table:style-name="ce289" table:formula="of:=RANK([.Q22];[.$Q$3:.$Q$26];0)" office:value-type="float" office:value="17" calcext:value-type="float">
            <text:p>17</text:p>
          </table:table-cell>
          <table:table-cell table:style-name="ce303" office:value-type="float" office:value="0.294125997450112" calcext:value-type="float">
            <text:p>0,294125997450112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Z22:.AA22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AC22:.AD22])" office:value-type="string" office:string-value="+500" calcext:value-type="string">
            <text:p>+500</text:p>
          </table:table-cell>
          <table:table-cell table:style-name="ce289" table:formula="of:=RANK([.Y22];[.$Y$3:.$Y$26];0)" office:value-type="float" office:value="18" calcext:value-type="float">
            <text:p>18</text:p>
          </table:table-cell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775784084328879" calcext:value-type="float">
            <text:p>0,775784084328879</text:p>
          </table:table-cell>
          <table:table-cell table:style-name="ce321" office:value-type="percentage" office:value="0.9" calcext:value-type="percentage">
            <text:p>90%</text:p>
          </table:table-cell>
          <table:table-cell table:style-name="ce287" office:value-type="float" office:value="810" calcext:value-type="float">
            <text:p>810</text:p>
          </table:table-cell>
          <table:table-cell table:style-name="ce296" table:formula="of:=[.AI22]*[.AJ22]" office:value-type="float" office:value="729" calcext:value-type="float">
            <text:p>729</text:p>
          </table:table-cell>
          <table:table-cell table:style-name="ce287" table:formula="of:=RANK([.AH22];[.$AH$3:.$AH$27];0)" office:value-type="float" office:value="6" calcext:value-type="float">
            <text:p>6</text:p>
          </table:table-cell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878862132530559" calcext:value-type="float">
            <text:p>0,87886213253055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2:.AQ22])" office:value-type="string" office:string-value="-20%" calcext:value-type="string">
            <text:p>-20%</text:p>
          </table:table-cell>
          <table:table-cell table:style-name="ce325" table:formula="of:=IF([.AO22]=&quot;+&quot;;1+[.AP22]/100;1-[.AP22]/100)" office:value-type="float" office:value="0.8" calcext:value-type="float">
            <text:p>0,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2:.AV22])" office:value-type="string" office:string-value="-90%" calcext:value-type="string">
            <text:p>-90%</text:p>
          </table:table-cell>
          <table:table-cell table:style-name="ce325" table:formula="of:=IF([.AT22]=&quot;+&quot;;1+[.AU22]/100;1-[.AU22]/100)" office:value-type="float" office:value="0.1" calcext:value-type="float">
            <text:p>0,1</text:p>
          </table:table-cell>
          <table:table-cell table:style-name="ce296" table:formula="of:=[.AX22]*[.AS22]" office:value-type="float" office:value="0.08" calcext:value-type="float">
            <text:p>0,08</text:p>
          </table:table-cell>
          <table:table-cell table:style-name="ce309" table:formula="of:=IF([.AY22]&lt;1;&quot;-&quot;;&quot;+&quot;)" office:value-type="string" office:string-value="-" calcext:value-type="string">
            <text:p>-</text:p>
          </table:table-cell>
          <table:table-cell table:style-name="ce296" table:formula="of:=ROUND(100*IF([.AY22]&gt;=1;[.AY22]-1;1-[.AY22]);0)" office:value-type="float" office:value="92" calcext:value-type="float">
            <text:p>92</text:p>
          </table:table-cell>
          <table:table-cell table:style-name="ce309" table:formula="of:=IF([.BA22]=0;&quot;0&quot;;COM.MICROSOFT.CONCAT([.AZ22:.BA22]))" office:value-type="string" office:string-value="-92" calcext:value-type="string">
            <text:p>-92</text:p>
          </table:table-cell>
          <table:table-cell table:style-name="ce287" table:formula="of:=RANK([.AN22];[.$AN$3:.$AN$32];0)" office:value-type="float" office:value="3" calcext:value-type="float">
            <text:p>3</text:p>
          </table:table-cell>
          <table:table-cell table:style-name="ce284" office:value-type="float" office:value="20" calcext:value-type="float">
            <text:p>20</text:p>
          </table:table-cell>
          <table:table-cell table:style-name="ce331" office:value-type="float" office:value="0.0102997423261187" calcext:value-type="float">
            <text:p>0,01029974232611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20" calcext:value-type="float">
            <text:p>2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2:.BH22])" office:value-type="string" office:string-value="-20%" calcext:value-type="string">
            <text:p>-20%</text:p>
          </table:table-cell>
          <table:table-cell table:style-name="ce334" table:formula="of:=1-[.BG22]/100" office:value-type="float" office:value="0.8" calcext:value-type="float">
            <text:p>0,8</text:p>
          </table:table-cell>
          <table:table-cell table:style-name="ce336" table:formula="of:=1/[.BJ22]" office:value-type="float" office:value="1.25" calcext:value-type="float">
            <text:p><text:s/>5/4 </text:p>
          </table:table-cell>
          <table:table-cell table:style-name="ce337" office:value-type="string" calcext:value-type="string">
            <text:p>5/4</text:p>
          </table:table-cell>
          <table:table-cell table:style-name="ce340" table:formula="of:=([.BK22]-1)*100" office:value-type="float" office:value="25" calcext:value-type="float">
            <text:p>25/1</text:p>
          </table:table-cell>
          <table:table-cell table:style-name="ce337" office:value-type="string" calcext:value-type="string">
            <text:p>+25</text:p>
          </table:table-cell>
          <table:table-cell table:style-name="ce331" table:formula="of:=RANK([.BE22];[.$BE$3:.$BE$29];0)" office:value-type="float" office:value="27" calcext:value-type="float">
            <text:p>27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9"/>
        </table:table-row>
        <table:table-row table:style-name="ro5">
          <table:table-cell table:style-name="ce284" office:value-type="float" office:value="21" calcext:value-type="float">
            <text:p>21</text:p>
          </table:table-cell>
          <table:table-cell table:style-name="ce289" office:value-type="float" office:value="0.772947443494126" calcext:value-type="float">
            <text:p>0,772947443494126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600" calcext:value-type="float">
            <text:p>6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3:.E23])" office:value-type="string" office:string-value="+600%" calcext:value-type="string">
            <text:p>+600%</text:p>
          </table:table-cell>
          <table:table-cell table:style-name="ce289" office:value-type="float" office:value="7" calcext:value-type="float">
            <text:p>7</text:p>
          </table:table-cell>
          <table:table-cell table:style-name="ce289" table:formula="of:=RANK([.B23];[.$B$3:.$B$26];0)" office:value-type="float" office:value="5" calcext:value-type="float">
            <text:p>5</text:p>
          </table:table-cell>
          <table:table-cell table:style-name="ce289" office:value-type="float" office:value="0.542927754132052" calcext:value-type="float">
            <text:p>0,542927754132052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200" calcext:value-type="float">
            <text:p>2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3:.L23])" office:value-type="string" office:string-value="+200%" calcext:value-type="string">
            <text:p>+200%</text:p>
          </table:table-cell>
          <table:table-cell table:style-name="ce289" office:value-type="float" office:value="3" calcext:value-type="float">
            <text:p>3</text:p>
          </table:table-cell>
          <table:table-cell table:style-name="ce289" table:formula="of:=RANK([.I23];[.$I$3:.$I$25];0)" office:value-type="float" office:value="12" calcext:value-type="float">
            <text:p>12</text:p>
          </table:table-cell>
          <table:table-cell table:style-name="ce284" office:value-type="float" office:value="21" calcext:value-type="float">
            <text:p>21</text:p>
          </table:table-cell>
          <table:table-cell table:style-name="ce303" office:value-type="float" office:value="0.470301879934989" calcext:value-type="float">
            <text:p>0,470301879934989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R23:.S23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U23:.V23])" office:value-type="string" office:string-value="+600" calcext:value-type="string">
            <text:p>+600</text:p>
          </table:table-cell>
          <table:table-cell table:style-name="ce289" table:formula="of:=RANK([.Q23];[.$Q$3:.$Q$26];0)" office:value-type="float" office:value="11" calcext:value-type="float">
            <text:p>11</text:p>
          </table:table-cell>
          <table:table-cell table:style-name="ce303" office:value-type="float" office:value="0.0811548564088737" calcext:value-type="float">
            <text:p>0,081154856408874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Z23:.AA23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AC23:.AD23])" office:value-type="string" office:string-value="+600" calcext:value-type="string">
            <text:p>+600</text:p>
          </table:table-cell>
          <table:table-cell table:style-name="ce289" table:formula="of:=RANK([.Y23];[.$Y$3:.$Y$26];0)" office:value-type="float" office:value="24" calcext:value-type="float">
            <text:p>24</text:p>
          </table:table-cell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302862848993584" calcext:value-type="float">
            <text:p>0,302862848993584</text:p>
          </table:table-cell>
          <table:table-cell table:style-name="ce321" office:value-type="percentage" office:value="0.8" calcext:value-type="percentage">
            <text:p>80%</text:p>
          </table:table-cell>
          <table:table-cell table:style-name="ce287" office:value-type="float" office:value="890" calcext:value-type="float">
            <text:p>890</text:p>
          </table:table-cell>
          <table:table-cell table:style-name="ce296" table:formula="of:=[.AI23]*[.AJ23]" office:value-type="float" office:value="712" calcext:value-type="float">
            <text:p>712</text:p>
          </table:table-cell>
          <table:table-cell table:style-name="ce287" table:formula="of:=RANK([.AH23];[.$AH$3:.$AH$27];0)" office:value-type="float" office:value="18" calcext:value-type="float">
            <text:p>18</text:p>
          </table:table-cell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0445537939503639" calcext:value-type="float">
            <text:p>0,04455379395036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3:.AQ23])" office:value-type="string" office:string-value="-50%" calcext:value-type="string">
            <text:p>-50%</text:p>
          </table:table-cell>
          <table:table-cell table:style-name="ce325" table:formula="of:=IF([.AO23]=&quot;+&quot;;1+[.AP23]/100;1-[.AP23]/100)" office:value-type="float" office:value="0.5" calcext:value-type="float">
            <text:p>0,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3:.AV23])" office:value-type="string" office:string-value="-20%" calcext:value-type="string">
            <text:p>-20%</text:p>
          </table:table-cell>
          <table:table-cell table:style-name="ce325" table:formula="of:=IF([.AT23]=&quot;+&quot;;1+[.AU23]/100;1-[.AU23]/100)" office:value-type="float" office:value="0.8" calcext:value-type="float">
            <text:p>0,8</text:p>
          </table:table-cell>
          <table:table-cell table:style-name="ce296" table:formula="of:=[.AX23]*[.AS23]" office:value-type="float" office:value="0.4" calcext:value-type="float">
            <text:p>0,4</text:p>
          </table:table-cell>
          <table:table-cell table:style-name="ce309" table:formula="of:=IF([.AY23]&lt;1;&quot;-&quot;;&quot;+&quot;)" office:value-type="string" office:string-value="-" calcext:value-type="string">
            <text:p>-</text:p>
          </table:table-cell>
          <table:table-cell table:style-name="ce296" table:formula="of:=ROUND(100*IF([.AY23]&gt;=1;[.AY23]-1;1-[.AY23]);0)" office:value-type="float" office:value="60" calcext:value-type="float">
            <text:p>60</text:p>
          </table:table-cell>
          <table:table-cell table:style-name="ce309" table:formula="of:=IF([.BA23]=0;&quot;0&quot;;COM.MICROSOFT.CONCAT([.AZ23:.BA23]))" office:value-type="string" office:string-value="-60" calcext:value-type="string">
            <text:p>-60</text:p>
          </table:table-cell>
          <table:table-cell table:style-name="ce287" table:formula="of:=RANK([.AN23];[.$AN$3:.$AN$32];0)" office:value-type="float" office:value="26" calcext:value-type="float">
            <text:p>26</text:p>
          </table:table-cell>
          <table:table-cell table:style-name="ce284" office:value-type="float" office:value="21" calcext:value-type="float">
            <text:p>21</text:p>
          </table:table-cell>
          <table:table-cell table:style-name="ce331" office:value-type="float" office:value="0.122861704412591" calcext:value-type="float">
            <text:p>0,122861704412591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4" calcext:value-type="float">
            <text:p>84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3:.BH23])" office:value-type="string" office:string-value="-84%" calcext:value-type="string">
            <text:p>-84%</text:p>
          </table:table-cell>
          <table:table-cell table:style-name="ce334" table:formula="of:=1-[.BG23]/100" office:value-type="float" office:value="0.16" calcext:value-type="float">
            <text:p>0,16</text:p>
          </table:table-cell>
          <table:table-cell table:style-name="ce336" table:formula="of:=1/[.BJ23]" office:value-type="float" office:value="6.25" calcext:value-type="float">
            <text:p>25/4 </text:p>
          </table:table-cell>
          <table:table-cell table:style-name="ce337" office:value-type="string" calcext:value-type="string">
            <text:p>25/4</text:p>
          </table:table-cell>
          <table:table-cell table:style-name="ce334" table:formula="of:=([.BK23]-1)*100" office:value-type="float" office:value="525" calcext:value-type="float">
            <text:p>525</text:p>
          </table:table-cell>
          <table:table-cell table:style-name="ce337" office:value-type="string" calcext:value-type="string">
            <text:p>+525</text:p>
          </table:table-cell>
          <table:table-cell table:style-name="ce331" table:formula="of:=RANK([.BE23];[.$BE$3:.$BE$29];0)" office:value-type="float" office:value="23" calcext:value-type="float">
            <text:p>23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9"/>
        </table:table-row>
        <table:table-row table:style-name="ro5">
          <table:table-cell table:style-name="ce284" office:value-type="float" office:value="22" calcext:value-type="float">
            <text:p>22</text:p>
          </table:table-cell>
          <table:table-cell table:style-name="ce289" office:value-type="float" office:value="0.082146788828008" calcext:value-type="float">
            <text:p>0,082146788828008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700" calcext:value-type="float">
            <text:p>7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4:.E24])" office:value-type="string" office:string-value="+700%" calcext:value-type="string">
            <text:p>+700%</text:p>
          </table:table-cell>
          <table:table-cell table:style-name="ce289" office:value-type="float" office:value="8" calcext:value-type="float">
            <text:p>8</text:p>
          </table:table-cell>
          <table:table-cell table:style-name="ce289" table:formula="of:=RANK([.B24];[.$B$3:.$B$26];0)" office:value-type="float" office:value="24" calcext:value-type="float">
            <text:p>24</text:p>
          </table:table-cell>
          <table:table-cell table:style-name="ce289" office:value-type="float" office:value="0.669581042317627" calcext:value-type="float">
            <text:p>0,669581042317627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300" calcext:value-type="float">
            <text:p>3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4:.L24])" office:value-type="string" office:string-value="+300%" calcext:value-type="string">
            <text:p>+300%</text:p>
          </table:table-cell>
          <table:table-cell table:style-name="ce289" office:value-type="float" office:value="4" calcext:value-type="float">
            <text:p>4</text:p>
          </table:table-cell>
          <table:table-cell table:style-name="ce289" table:formula="of:=RANK([.I24];[.$I$3:.$I$25];0)" office:value-type="float" office:value="6" calcext:value-type="float">
            <text:p>6</text:p>
          </table:table-cell>
          <table:table-cell table:style-name="ce284" office:value-type="float" office:value="22" calcext:value-type="float">
            <text:p>22</text:p>
          </table:table-cell>
          <table:table-cell table:style-name="ce303" office:value-type="float" office:value="0.486793297911401" calcext:value-type="float">
            <text:p>0,48679329791140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R24:.S24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U24:.V24])" office:value-type="string" office:string-value="+700" calcext:value-type="string">
            <text:p>+700</text:p>
          </table:table-cell>
          <table:table-cell table:style-name="ce289" table:formula="of:=RANK([.Q24];[.$Q$3:.$Q$26];0)" office:value-type="float" office:value="9" calcext:value-type="float">
            <text:p>9</text:p>
          </table:table-cell>
          <table:table-cell table:style-name="ce303" office:value-type="float" office:value="0.449434614845973" calcext:value-type="float">
            <text:p>0,44943461484597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Z24:.AA24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AC24:.AD24])" office:value-type="string" office:string-value="+700" calcext:value-type="string">
            <text:p>+700</text:p>
          </table:table-cell>
          <table:table-cell table:style-name="ce289" table:formula="of:=RANK([.Y24];[.$Y$3:.$Y$26];0)" office:value-type="float" office:value="13" calcext:value-type="float">
            <text:p>13</text:p>
          </table:table-cell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798011089108856" calcext:value-type="float">
            <text:p>0,798011089108856</text:p>
          </table:table-cell>
          <table:table-cell table:style-name="ce321" office:value-type="percentage" office:value="0.6" calcext:value-type="percentage">
            <text:p>60%</text:p>
          </table:table-cell>
          <table:table-cell table:style-name="ce287" office:value-type="float" office:value="770" calcext:value-type="float">
            <text:p>770</text:p>
          </table:table-cell>
          <table:table-cell table:style-name="ce296" table:formula="of:=[.AI24]*[.AJ24]" office:value-type="float" office:value="462" calcext:value-type="float">
            <text:p>462</text:p>
          </table:table-cell>
          <table:table-cell table:style-name="ce287" table:formula="of:=RANK([.AH24];[.$AH$3:.$AH$27];0)" office:value-type="float" office:value="4" calcext:value-type="float">
            <text:p>4</text:p>
          </table:table-cell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513990424374037" calcext:value-type="float">
            <text:p>0,51399042437403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4:.AQ24])" office:value-type="string" office:string-value="+90%" calcext:value-type="string">
            <text:p>+90%</text:p>
          </table:table-cell>
          <table:table-cell table:style-name="ce325" table:formula="of:=IF([.AO24]=&quot;+&quot;;1+[.AP24]/100;1-[.AP24]/100)" office:value-type="float" office:value="1.9" calcext:value-type="float">
            <text:p>1,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4:.AV24])" office:value-type="string" office:string-value="-70%" calcext:value-type="string">
            <text:p>-70%</text:p>
          </table:table-cell>
          <table:table-cell table:style-name="ce325" table:formula="of:=IF([.AT24]=&quot;+&quot;;1+[.AU24]/100;1-[.AU24]/100)" office:value-type="float" office:value="0.3" calcext:value-type="float">
            <text:p>0,3</text:p>
          </table:table-cell>
          <table:table-cell table:style-name="ce296" table:formula="of:=[.AX24]*[.AS24]" office:value-type="float" office:value="0.57" calcext:value-type="float">
            <text:p>0,57</text:p>
          </table:table-cell>
          <table:table-cell table:style-name="ce309" table:formula="of:=IF([.AY24]&lt;1;&quot;-&quot;;&quot;+&quot;)" office:value-type="string" office:string-value="-" calcext:value-type="string">
            <text:p>-</text:p>
          </table:table-cell>
          <table:table-cell table:style-name="ce296" table:formula="of:=ROUND(100*IF([.AY24]&gt;=1;[.AY24]-1;1-[.AY24]);0)" office:value-type="float" office:value="43" calcext:value-type="float">
            <text:p>43</text:p>
          </table:table-cell>
          <table:table-cell table:style-name="ce309" table:formula="of:=IF([.BA24]=0;&quot;0&quot;;COM.MICROSOFT.CONCAT([.AZ24:.BA24]))" office:value-type="string" office:string-value="-43" calcext:value-type="string">
            <text:p>-43</text:p>
          </table:table-cell>
          <table:table-cell table:style-name="ce287" table:formula="of:=RANK([.AN24];[.$AN$3:.$AN$32];0)" office:value-type="float" office:value="11" calcext:value-type="float">
            <text:p>11</text:p>
          </table:table-cell>
          <table:table-cell table:style-name="ce284" office:value-type="float" office:value="22" calcext:value-type="float">
            <text:p>22</text:p>
          </table:table-cell>
          <table:table-cell table:style-name="ce331" office:value-type="float" office:value="0.944560197720935" calcext:value-type="float">
            <text:p>0,944560197720935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40" calcext:value-type="float">
            <text:p>4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4:.BH24])" office:value-type="string" office:string-value="-40%" calcext:value-type="string">
            <text:p>-40%</text:p>
          </table:table-cell>
          <table:table-cell table:style-name="ce334" table:formula="of:=1-[.BG24]/100" office:value-type="float" office:value="0.6" calcext:value-type="float">
            <text:p>0,6</text:p>
          </table:table-cell>
          <table:table-cell table:style-name="ce336" table:formula="of:=1/[.BJ24]" office:value-type="float" office:value="1.66666666666667" calcext:value-type="float">
            <text:p><text:s/>5/3 </text:p>
          </table:table-cell>
          <table:table-cell table:style-name="ce337" office:value-type="string" calcext:value-type="string">
            <text:p>5/3</text:p>
          </table:table-cell>
          <table:table-cell table:style-name="ce340" table:formula="of:=([.BK24]-1)*100" office:value-type="float" office:value="66.6666666666667" calcext:value-type="float">
            <text:p>200/3</text:p>
          </table:table-cell>
          <table:table-cell table:style-name="ce337" office:value-type="string" calcext:value-type="string">
            <text:p>+200/3</text:p>
          </table:table-cell>
          <table:table-cell table:style-name="ce331" table:formula="of:=RANK([.BE24];[.$BE$3:.$BE$29];0)" office:value-type="float" office:value="2" calcext:value-type="float">
            <text:p>2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9"/>
        </table:table-row>
        <table:table-row table:style-name="ro5">
          <table:table-cell table:style-name="ce284" office:value-type="float" office:value="23" calcext:value-type="float">
            <text:p>23</text:p>
          </table:table-cell>
          <table:table-cell table:style-name="ce289" office:value-type="float" office:value="0.201350384429273" calcext:value-type="float">
            <text:p>0,201350384429273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800" calcext:value-type="float">
            <text:p>8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5:.E25])" office:value-type="string" office:string-value="+800%" calcext:value-type="string">
            <text:p>+800%</text:p>
          </table:table-cell>
          <table:table-cell table:style-name="ce289" office:value-type="float" office:value="9" calcext:value-type="float">
            <text:p>9</text:p>
          </table:table-cell>
          <table:table-cell table:style-name="ce289" table:formula="of:=RANK([.B25];[.$B$3:.$B$26];0)" office:value-type="float" office:value="19" calcext:value-type="float">
            <text:p>19</text:p>
          </table:table-cell>
          <table:table-cell table:style-name="ce289" office:value-type="float" office:value="0.478243590920947" calcext:value-type="float">
            <text:p>0,478243590920947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400" calcext:value-type="float">
            <text:p>4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5:.L25])" office:value-type="string" office:string-value="+400%" calcext:value-type="string">
            <text:p>+400%</text:p>
          </table:table-cell>
          <table:table-cell table:style-name="ce289" office:value-type="float" office:value="5" calcext:value-type="float">
            <text:p>5</text:p>
          </table:table-cell>
          <table:table-cell table:style-name="ce289" table:formula="of:=RANK([.I25];[.$I$3:.$I$25];0)" office:value-type="float" office:value="15" calcext:value-type="float">
            <text:p>15</text:p>
          </table:table-cell>
          <table:table-cell table:style-name="ce284" office:value-type="float" office:value="23" calcext:value-type="float">
            <text:p>23</text:p>
          </table:table-cell>
          <table:table-cell table:style-name="ce303" office:value-type="float" office:value="0.975739114022454" calcext:value-type="float">
            <text:p>0,975739114022454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R25:.S25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U25:.V25])" office:value-type="string" office:string-value="+800" calcext:value-type="string">
            <text:p>+800</text:p>
          </table:table-cell>
          <table:table-cell table:style-name="ce289" table:formula="of:=RANK([.Q25];[.$Q$3:.$Q$26];0)" office:value-type="float" office:value="1" calcext:value-type="float">
            <text:p>1</text:p>
          </table:table-cell>
          <table:table-cell table:style-name="ce303" office:value-type="float" office:value="0.448337133681578" calcext:value-type="float">
            <text:p>0,448337133681578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Z25:.AA25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AC25:.AD25])" office:value-type="string" office:string-value="+800" calcext:value-type="string">
            <text:p>+800</text:p>
          </table:table-cell>
          <table:table-cell table:style-name="ce289" table:formula="of:=RANK([.Y25];[.$Y$3:.$Y$26];0)" office:value-type="float" office:value="14" calcext:value-type="float">
            <text:p>14</text:p>
          </table:table-cell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151675492645593" calcext:value-type="float">
            <text:p>0,151675492645593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60" calcext:value-type="float">
            <text:p>60</text:p>
          </table:table-cell>
          <table:table-cell table:style-name="ce296" table:formula="of:=[.AI25]*[.AJ25]" office:value-type="float" office:value="6" calcext:value-type="float">
            <text:p>6</text:p>
          </table:table-cell>
          <table:table-cell table:style-name="ce287" table:formula="of:=RANK([.AH25];[.$AH$3:.$AH$27];0)" office:value-type="float" office:value="22" calcext:value-type="float">
            <text:p>22</text:p>
          </table:table-cell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136831406213929" calcext:value-type="float">
            <text:p>0,13683140621392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5:.AQ25])" office:value-type="string" office:string-value="+70%" calcext:value-type="string">
            <text:p>+70%</text:p>
          </table:table-cell>
          <table:table-cell table:style-name="ce325" table:formula="of:=IF([.AO25]=&quot;+&quot;;1+[.AP25]/100;1-[.AP25]/100)" office:value-type="float" office:value="1.7" calcext:value-type="float">
            <text:p>1,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5:.AV25])" office:value-type="string" office:string-value="-40%" calcext:value-type="string">
            <text:p>-40%</text:p>
          </table:table-cell>
          <table:table-cell table:style-name="ce325" table:formula="of:=IF([.AT25]=&quot;+&quot;;1+[.AU25]/100;1-[.AU25]/100)" office:value-type="float" office:value="0.6" calcext:value-type="float">
            <text:p>0,6</text:p>
          </table:table-cell>
          <table:table-cell table:style-name="ce296" table:formula="of:=[.AX25]*[.AS25]" office:value-type="float" office:value="1.02" calcext:value-type="float">
            <text:p>1,02</text:p>
          </table:table-cell>
          <table:table-cell table:style-name="ce309" table:formula="of:=IF([.AY25]&lt;1;&quot;-&quot;;&quot;+&quot;)" office:value-type="string" office:string-value="+" calcext:value-type="string">
            <text:p>+</text:p>
          </table:table-cell>
          <table:table-cell table:style-name="ce296" table:formula="of:=ROUND(100*IF([.AY25]&gt;=1;[.AY25]-1;1-[.AY25]);0)" office:value-type="float" office:value="2" calcext:value-type="float">
            <text:p>2</text:p>
          </table:table-cell>
          <table:table-cell table:style-name="ce309" table:formula="of:=IF([.BA25]=0;&quot;0&quot;;COM.MICROSOFT.CONCAT([.AZ25:.BA25]))" office:value-type="string" office:string-value="+2" calcext:value-type="string">
            <text:p>+2</text:p>
          </table:table-cell>
          <table:table-cell table:style-name="ce287" table:formula="of:=RANK([.AN25];[.$AN$3:.$AN$32];0)" office:value-type="float" office:value="25" calcext:value-type="float">
            <text:p>25</text:p>
          </table:table-cell>
          <table:table-cell table:style-name="ce284" office:value-type="float" office:value="23" calcext:value-type="float">
            <text:p>23</text:p>
          </table:table-cell>
          <table:table-cell table:style-name="ce331" office:value-type="float" office:value="0.479572031304131" calcext:value-type="float">
            <text:p>0,479572031304131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50" calcext:value-type="float">
            <text:p>5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5:.BH25])" office:value-type="string" office:string-value="-50%" calcext:value-type="string">
            <text:p>-50%</text:p>
          </table:table-cell>
          <table:table-cell table:style-name="ce334" table:formula="of:=1-[.BG25]/100" office:value-type="float" office:value="0.5" calcext:value-type="float">
            <text:p>0,5</text:p>
          </table:table-cell>
          <table:table-cell table:style-name="ce336" table:formula="of:=1/[.BJ25]" office:value-type="float" office:value="2" calcext:value-type="float">
            <text:p><text:s/>2/1 </text:p>
          </table:table-cell>
          <table:table-cell table:style-name="ce337" office:value-type="string" calcext:value-type="string">
            <text:p>2</text:p>
          </table:table-cell>
          <table:table-cell table:style-name="ce340" table:formula="of:=([.BK25]-1)*100" office:value-type="float" office:value="100" calcext:value-type="float">
            <text:p>100/1</text:p>
          </table:table-cell>
          <table:table-cell table:style-name="ce337" office:value-type="string" calcext:value-type="string">
            <text:p>+100</text:p>
          </table:table-cell>
          <table:table-cell table:style-name="ce331" table:formula="of:=RANK([.BE25];[.$BE$3:.$BE$29];0)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9"/>
        </table:table-row>
        <table:table-row table:style-name="ro5">
          <table:table-cell table:style-name="ce284" office:value-type="float" office:value="24" calcext:value-type="float">
            <text:p>24</text:p>
          </table:table-cell>
          <table:table-cell table:style-name="ce289" office:value-type="float" office:value="0.735271458469454" calcext:value-type="float">
            <text:p>0,735271458469454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900" calcext:value-type="float">
            <text:p>9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6:.E26])" office:value-type="string" office:string-value="+900%" calcext:value-type="string">
            <text:p>+900%</text:p>
          </table:table-cell>
          <table:table-cell table:style-name="ce289" office:value-type="float" office:value="10" calcext:value-type="float">
            <text:p>10</text:p>
          </table:table-cell>
          <table:table-cell table:style-name="ce289" table:formula="of:=RANK([.B26];[.$B$3:.$B$26];0)" office:value-type="float" office:value="7" calcext:value-type="float">
            <text:p>7</text:p>
          </table:table-cell>
          <table:table-cell table:number-columns-repeated="7"/>
          <table:table-cell table:style-name="ce284" office:value-type="float" office:value="24" calcext:value-type="float">
            <text:p>24</text:p>
          </table:table-cell>
          <table:table-cell table:style-name="ce303" office:value-type="float" office:value="0.200720313060133" calcext:value-type="float">
            <text:p>0,20072031306013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R26:.S26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U26:.V26])" office:value-type="string" office:string-value="+900" calcext:value-type="string">
            <text:p>+900</text:p>
          </table:table-cell>
          <table:table-cell table:style-name="ce316" table:formula="of:=RANK([.Q26];[.$Q$3:.$Q$26];0)" office:value-type="float" office:value="15" calcext:value-type="float">
            <text:p>15</text:p>
          </table:table-cell>
          <table:table-cell table:style-name="ce303" office:value-type="float" office:value="0.391462489625611" calcext:value-type="float">
            <text:p>0,39146248962561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Z26:.AA26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AC26:.AD26])" office:value-type="string" office:string-value="+900" calcext:value-type="string">
            <text:p>+900</text:p>
          </table:table-cell>
          <table:table-cell table:style-name="ce316" table:formula="of:=RANK([.Y26];[.$Y$3:.$Y$26];0)" office:value-type="float" office:value="16" calcext:value-type="float">
            <text:p>16</text:p>
          </table:table-cell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498893626521646" calcext:value-type="float">
            <text:p>0,498893626521646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300" calcext:value-type="float">
            <text:p>300</text:p>
          </table:table-cell>
          <table:table-cell table:style-name="ce296" table:formula="of:=[.AI26]*[.AJ26]" office:value-type="float" office:value="30" calcext:value-type="float">
            <text:p>30</text:p>
          </table:table-cell>
          <table:table-cell table:style-name="ce287" table:formula="of:=RANK([.AH26];[.$AH$3:.$AH$27];0)" office:value-type="float" office:value="13" calcext:value-type="float">
            <text:p>13</text:p>
          </table:table-cell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27861645870731" calcext:value-type="float">
            <text:p>0,2786164587073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6:.AQ26])" office:value-type="string" office:string-value="+80%" calcext:value-type="string">
            <text:p>+80%</text:p>
          </table:table-cell>
          <table:table-cell table:style-name="ce325" table:formula="of:=IF([.AO26]=&quot;+&quot;;1+[.AP26]/100;1-[.AP26]/100)" office:value-type="float" office:value="1.8" calcext:value-type="float">
            <text:p>1,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6:.AV26])" office:value-type="string" office:string-value="-80%" calcext:value-type="string">
            <text:p>-80%</text:p>
          </table:table-cell>
          <table:table-cell table:style-name="ce325" table:formula="of:=IF([.AT26]=&quot;+&quot;;1+[.AU26]/100;1-[.AU26]/100)" office:value-type="float" office:value="0.2" calcext:value-type="float">
            <text:p>0,2</text:p>
          </table:table-cell>
          <table:table-cell table:style-name="ce296" table:formula="of:=[.AX26]*[.AS26]" office:value-type="float" office:value="0.36" calcext:value-type="float">
            <text:p>0,36</text:p>
          </table:table-cell>
          <table:table-cell table:style-name="ce309" table:formula="of:=IF([.AY26]&lt;1;&quot;-&quot;;&quot;+&quot;)" office:value-type="string" office:string-value="-" calcext:value-type="string">
            <text:p>-</text:p>
          </table:table-cell>
          <table:table-cell table:style-name="ce296" table:formula="of:=ROUND(100*IF([.AY26]&gt;=1;[.AY26]-1;1-[.AY26]);0)" office:value-type="float" office:value="64" calcext:value-type="float">
            <text:p>64</text:p>
          </table:table-cell>
          <table:table-cell table:style-name="ce309" table:formula="of:=IF([.BA26]=0;&quot;0&quot;;COM.MICROSOFT.CONCAT([.AZ26:.BA26]))" office:value-type="string" office:string-value="-64" calcext:value-type="string">
            <text:p>-64</text:p>
          </table:table-cell>
          <table:table-cell table:style-name="ce287" table:formula="of:=RANK([.AN26];[.$AN$3:.$AN$32];0)" office:value-type="float" office:value="19" calcext:value-type="float">
            <text:p>19</text:p>
          </table:table-cell>
          <table:table-cell table:style-name="ce284" office:value-type="float" office:value="24" calcext:value-type="float">
            <text:p>24</text:p>
          </table:table-cell>
          <table:table-cell table:style-name="ce331" office:value-type="float" office:value="0.441782487571399" calcext:value-type="float">
            <text:p>0,44178248757139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60" calcext:value-type="float">
            <text:p>6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6:.BH26])" office:value-type="string" office:string-value="-60%" calcext:value-type="string">
            <text:p>-60%</text:p>
          </table:table-cell>
          <table:table-cell table:style-name="ce334" table:formula="of:=1-[.BG26]/100" office:value-type="float" office:value="0.4" calcext:value-type="float">
            <text:p>0,4</text:p>
          </table:table-cell>
          <table:table-cell table:style-name="ce336" table:formula="of:=1/[.BJ26]" office:value-type="float" office:value="2.5" calcext:value-type="float">
            <text:p><text:s/>5/2 </text:p>
          </table:table-cell>
          <table:table-cell table:style-name="ce337" office:value-type="string" calcext:value-type="string">
            <text:p>5/2</text:p>
          </table:table-cell>
          <table:table-cell table:style-name="ce340" table:formula="of:=([.BK26]-1)*100" office:value-type="float" office:value="150" calcext:value-type="float">
            <text:p>150/1</text:p>
          </table:table-cell>
          <table:table-cell table:style-name="ce337" office:value-type="string" calcext:value-type="string">
            <text:p>+150</text:p>
          </table:table-cell>
          <table:table-cell table:style-name="ce331" table:formula="of:=RANK([.BE26];[.$BE$3:.$BE$29];0)" office:value-type="float" office:value="17" calcext:value-type="float">
            <text:p>17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9"/>
        </table:table-row>
        <table:table-row table:style-name="ro5">
          <table:table-cell table:style-name="ce284" office:value-type="float" office:value="25" calcext:value-type="float">
            <text:p>25</text:p>
          </table:table-cell>
          <table:table-cell table:number-columns-repeated="14"/>
          <table:table-cell table:style-name="ce284" office:value-type="float" office:value="25" calcext:value-type="float">
            <text:p>25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795789110224408" calcext:value-type="float">
            <text:p>0,795789110224408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790" calcext:value-type="float">
            <text:p>790</text:p>
          </table:table-cell>
          <table:table-cell table:style-name="ce296" table:formula="of:=[.AI27]*[.AJ27]" office:value-type="float" office:value="395" calcext:value-type="float">
            <text:p>395</text:p>
          </table:table-cell>
          <table:table-cell table:style-name="ce287" table:formula="of:=RANK([.AH27];[.$AH$3:.$AH$27];0)" office:value-type="float" office:value="5" calcext:value-type="float">
            <text:p>5</text:p>
          </table:table-cell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823823051300377" calcext:value-type="float">
            <text:p>0,82382305130037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7:.AQ27])" office:value-type="string" office:string-value="+90%" calcext:value-type="string">
            <text:p>+90%</text:p>
          </table:table-cell>
          <table:table-cell table:style-name="ce325" table:formula="of:=IF([.AO27]=&quot;+&quot;;1+[.AP27]/100;1-[.AP27]/100)" office:value-type="float" office:value="1.9" calcext:value-type="float">
            <text:p>1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7:.AV27])" office:value-type="string" office:string-value="+10%" calcext:value-type="string">
            <text:p>+10%</text:p>
          </table:table-cell>
          <table:table-cell table:style-name="ce325" table:formula="of:=IF([.AT27]=&quot;+&quot;;1+[.AU27]/100;1-[.AU27]/100)" office:value-type="float" office:value="1.1" calcext:value-type="float">
            <text:p>1,1</text:p>
          </table:table-cell>
          <table:table-cell table:style-name="ce296" table:formula="of:=[.AX27]*[.AS27]" office:value-type="float" office:value="2.09" calcext:value-type="float">
            <text:p>2,09</text:p>
          </table:table-cell>
          <table:table-cell table:style-name="ce309" table:formula="of:=IF([.AY27]&lt;1;&quot;-&quot;;&quot;+&quot;)" office:value-type="string" office:string-value="+" calcext:value-type="string">
            <text:p>+</text:p>
          </table:table-cell>
          <table:table-cell table:style-name="ce296" table:formula="of:=ROUND(100*IF([.AY27]&gt;=1;[.AY27]-1;1-[.AY27]);0)" office:value-type="float" office:value="109" calcext:value-type="float">
            <text:p>109</text:p>
          </table:table-cell>
          <table:table-cell table:style-name="ce309" table:formula="of:=IF([.BA27]=0;&quot;0&quot;;COM.MICROSOFT.CONCAT([.AZ27:.BA27]))" office:value-type="string" office:string-value="+109" calcext:value-type="string">
            <text:p>+109</text:p>
          </table:table-cell>
          <table:table-cell table:style-name="ce287" table:formula="of:=RANK([.AN27];[.$AN$3:.$AN$32];0)" office:value-type="float" office:value="5" calcext:value-type="float">
            <text:p>5</text:p>
          </table:table-cell>
          <table:table-cell table:style-name="ce284" office:value-type="float" office:value="25" calcext:value-type="float">
            <text:p>25</text:p>
          </table:table-cell>
          <table:table-cell table:style-name="ce331" office:value-type="float" office:value="0.638668545196718" calcext:value-type="float">
            <text:p>0,638668545196718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75" calcext:value-type="float">
            <text:p>75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7:.BH27])" office:value-type="string" office:string-value="-75%" calcext:value-type="string">
            <text:p>-75%</text:p>
          </table:table-cell>
          <table:table-cell table:style-name="ce334" table:formula="of:=1-[.BG27]/100" office:value-type="float" office:value="0.25" calcext:value-type="float">
            <text:p>0,25</text:p>
          </table:table-cell>
          <table:table-cell table:style-name="ce336" table:formula="of:=1/[.BJ27]" office:value-type="float" office:value="4" calcext:value-type="float">
            <text:p><text:s/>4/1 </text:p>
          </table:table-cell>
          <table:table-cell table:style-name="ce337" office:value-type="string" calcext:value-type="string">
            <text:p>4/5</text:p>
          </table:table-cell>
          <table:table-cell table:style-name="ce340" table:formula="of:=([.BK27]-1)*100" office:value-type="float" office:value="300" calcext:value-type="float">
            <text:p>300/1</text:p>
          </table:table-cell>
          <table:table-cell table:style-name="ce337" office:value-type="string" calcext:value-type="string">
            <text:p>+300</text:p>
          </table:table-cell>
          <table:table-cell table:style-name="ce331" table:formula="of:=RANK([.BE27];[.$BE$3:.$BE$29];0)" office:value-type="float" office:value="11" calcext:value-type="float">
            <text:p>11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9"/>
        </table:table-row>
        <table:table-row table:style-name="ro5">
          <table:table-cell table:style-name="ce284" office:value-type="float" office:value="26" calcext:value-type="float">
            <text:p>26</text:p>
          </table:table-cell>
          <table:table-cell table:number-columns-repeated="14"/>
          <table:table-cell table:style-name="ce284" office:value-type="float" office:value="26" calcext:value-type="float">
            <text:p>26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6" calcext:value-type="float">
            <text:p>26</text:p>
          </table:table-cell>
          <table:table-cell/>
          <table:table-cell table:style-name="ce293"/>
          <table:table-cell table:number-columns-repeated="2"/>
          <table:table-cell table:style-name="ce295"/>
          <table:table-cell table:style-name="ce284" office:value-type="float" office:value="26" calcext:value-type="float">
            <text:p>26</text:p>
          </table:table-cell>
          <table:table-cell table:style-name="ce287" office:value-type="float" office:value="0.448248615668843" calcext:value-type="float">
            <text:p>0,44824861566884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8:.AQ28])" office:value-type="string" office:string-value="-30%" calcext:value-type="string">
            <text:p>-30%</text:p>
          </table:table-cell>
          <table:table-cell table:style-name="ce325" table:formula="of:=IF([.AO28]=&quot;+&quot;;1+[.AP28]/100;1-[.AP28]/100)" office:value-type="float" office:value="0.7" calcext:value-type="float">
            <text:p>0,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8:.AV28])" office:value-type="string" office:string-value="-50%" calcext:value-type="string">
            <text:p>-50%</text:p>
          </table:table-cell>
          <table:table-cell table:style-name="ce325" table:formula="of:=IF([.AT28]=&quot;+&quot;;1+[.AU28]/100;1-[.AU28]/100)" office:value-type="float" office:value="0.5" calcext:value-type="float">
            <text:p>0,5</text:p>
          </table:table-cell>
          <table:table-cell table:style-name="ce296" table:formula="of:=[.AX28]*[.AS28]" office:value-type="float" office:value="0.35" calcext:value-type="float">
            <text:p>0,35</text:p>
          </table:table-cell>
          <table:table-cell table:style-name="ce309" table:formula="of:=IF([.AY28]&lt;1;&quot;-&quot;;&quot;+&quot;)" office:value-type="string" office:string-value="-" calcext:value-type="string">
            <text:p>-</text:p>
          </table:table-cell>
          <table:table-cell table:style-name="ce296" table:formula="of:=ROUND(100*IF([.AY28]&gt;=1;[.AY28]-1;1-[.AY28]);0)" office:value-type="float" office:value="65" calcext:value-type="float">
            <text:p>65</text:p>
          </table:table-cell>
          <table:table-cell table:style-name="ce309" table:formula="of:=IF([.BA28]=0;&quot;0&quot;;COM.MICROSOFT.CONCAT([.AZ28:.BA28]))" office:value-type="string" office:string-value="-65" calcext:value-type="string">
            <text:p>-65</text:p>
          </table:table-cell>
          <table:table-cell table:style-name="ce287" table:formula="of:=RANK([.AN28];[.$AN$3:.$AN$32];0)" office:value-type="float" office:value="12" calcext:value-type="float">
            <text:p>12</text:p>
          </table:table-cell>
          <table:table-cell table:style-name="ce284" office:value-type="float" office:value="26" calcext:value-type="float">
            <text:p>26</text:p>
          </table:table-cell>
          <table:table-cell table:style-name="ce331" office:value-type="float" office:value="0.788929076102969" calcext:value-type="float">
            <text:p>0,78892907610296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0" calcext:value-type="float">
            <text:p>8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8:.BH28])" office:value-type="string" office:string-value="-80%" calcext:value-type="string">
            <text:p>-80%</text:p>
          </table:table-cell>
          <table:table-cell table:style-name="ce334" table:formula="of:=1-[.BG28]/100" office:value-type="float" office:value="0.2" calcext:value-type="float">
            <text:p>0,2</text:p>
          </table:table-cell>
          <table:table-cell table:style-name="ce336" table:formula="of:=1/[.BJ28]" office:value-type="float" office:value="5" calcext:value-type="float">
            <text:p><text:s/>5/1 </text:p>
          </table:table-cell>
          <table:table-cell table:style-name="ce337" office:value-type="string" calcext:value-type="string">
            <text:p>5</text:p>
          </table:table-cell>
          <table:table-cell table:style-name="ce340" table:formula="of:=([.BK28]-1)*100" office:value-type="float" office:value="400" calcext:value-type="float">
            <text:p>400/1</text:p>
          </table:table-cell>
          <table:table-cell table:style-name="ce337" office:value-type="string" calcext:value-type="string">
            <text:p>+400</text:p>
          </table:table-cell>
          <table:table-cell table:style-name="ce331" table:formula="of:=RANK([.BE28];[.$BE$3:.$BE$29];0)" office:value-type="float" office:value="5" calcext:value-type="float">
            <text:p>5</text:p>
          </table:table-cell>
          <table:table-cell table:style-name="ce284" office:value-type="float" office:value="26" calcext:value-type="float">
            <text:p>26</text:p>
          </table:table-cell>
          <table:table-cell table:number-columns-repeated="9"/>
        </table:table-row>
        <table:table-row table:style-name="ro5">
          <table:table-cell table:style-name="ce284" office:value-type="float" office:value="27" calcext:value-type="float">
            <text:p>27</text:p>
          </table:table-cell>
          <table:table-cell table:number-columns-repeated="14"/>
          <table:table-cell table:style-name="ce284" office:value-type="float" office:value="27" calcext:value-type="float">
            <text:p>27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7" calcext:value-type="float">
            <text:p>27</text:p>
          </table:table-cell>
          <table:table-cell/>
          <table:table-cell table:style-name="ce293"/>
          <table:table-cell table:number-columns-repeated="2"/>
          <table:table-cell table:style-name="ce295"/>
          <table:table-cell table:style-name="ce284" office:value-type="float" office:value="27" calcext:value-type="float">
            <text:p>27</text:p>
          </table:table-cell>
          <table:table-cell table:style-name="ce287" office:value-type="float" office:value="0.0283288797209539" calcext:value-type="float">
            <text:p>0,02832887972095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9:.AQ29])" office:value-type="string" office:string-value="-10%" calcext:value-type="string">
            <text:p>-10%</text:p>
          </table:table-cell>
          <table:table-cell table:style-name="ce325" table:formula="of:=IF([.AO29]=&quot;+&quot;;1+[.AP29]/100;1-[.AP29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9:.AV29])" office:value-type="string" office:string-value="+70%" calcext:value-type="string">
            <text:p>+70%</text:p>
          </table:table-cell>
          <table:table-cell table:style-name="ce325" table:formula="of:=IF([.AT29]=&quot;+&quot;;1+[.AU29]/100;1-[.AU29]/100)" office:value-type="float" office:value="1.7" calcext:value-type="float">
            <text:p>1,7</text:p>
          </table:table-cell>
          <table:table-cell table:style-name="ce296" table:formula="of:=[.AX29]*[.AS29]" office:value-type="float" office:value="1.53" calcext:value-type="float">
            <text:p>1,53</text:p>
          </table:table-cell>
          <table:table-cell table:style-name="ce309" table:formula="of:=IF([.AY29]&lt;1;&quot;-&quot;;&quot;+&quot;)" office:value-type="string" office:string-value="+" calcext:value-type="string">
            <text:p>+</text:p>
          </table:table-cell>
          <table:table-cell table:style-name="ce296" table:formula="of:=ROUND(100*IF([.AY29]&gt;=1;[.AY29]-1;1-[.AY29]);0)" office:value-type="float" office:value="53" calcext:value-type="float">
            <text:p>53</text:p>
          </table:table-cell>
          <table:table-cell table:style-name="ce309" table:formula="of:=IF([.BA29]=0;&quot;0&quot;;COM.MICROSOFT.CONCAT([.AZ29:.BA29]))" office:value-type="string" office:string-value="+53" calcext:value-type="string">
            <text:p>+53</text:p>
          </table:table-cell>
          <table:table-cell table:style-name="ce287" table:formula="of:=RANK([.AN29];[.$AN$3:.$AN$32];0)" office:value-type="float" office:value="29" calcext:value-type="float">
            <text:p>29</text:p>
          </table:table-cell>
          <table:table-cell table:style-name="ce284" office:value-type="float" office:value="27" calcext:value-type="float">
            <text:p>27</text:p>
          </table:table-cell>
          <table:table-cell table:style-name="ce331" office:value-type="float" office:value="0.510660555923129" calcext:value-type="float">
            <text:p>0,51066055592312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90" calcext:value-type="float">
            <text:p>9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9:.BH29])" office:value-type="string" office:string-value="-90%" calcext:value-type="string">
            <text:p>-90%</text:p>
          </table:table-cell>
          <table:table-cell table:style-name="ce334" table:formula="of:=1-[.BG29]/100" office:value-type="float" office:value="0.1" calcext:value-type="float">
            <text:p>0,1</text:p>
          </table:table-cell>
          <table:table-cell table:style-name="ce336" table:formula="of:=1/[.BJ29]" office:value-type="float" office:value="10" calcext:value-type="float">
            <text:p>10/1 </text:p>
          </table:table-cell>
          <table:table-cell table:style-name="ce337" office:value-type="string" calcext:value-type="string">
            <text:p>10</text:p>
          </table:table-cell>
          <table:table-cell table:style-name="ce340" table:formula="of:=([.BK29]-1)*100" office:value-type="float" office:value="900" calcext:value-type="float">
            <text:p>900/1</text:p>
          </table:table-cell>
          <table:table-cell table:style-name="ce337" office:value-type="string" calcext:value-type="string">
            <text:p>+900</text:p>
          </table:table-cell>
          <table:table-cell table:style-name="ce331" table:formula="of:=RANK([.BE29];[.$BE$3:.$BE$29];0)" office:value-type="float" office:value="15" calcext:value-type="float">
            <text:p>15</text:p>
          </table:table-cell>
          <table:table-cell table:style-name="ce284" office:value-type="float" office:value="27" calcext:value-type="float">
            <text:p>27</text:p>
          </table:table-cell>
          <table:table-cell table:number-columns-repeated="9"/>
        </table:table-row>
        <table:table-row table:style-name="ro5">
          <table:table-cell table:style-name="ce284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284" office:value-type="float" office:value="28" calcext:value-type="float">
            <text:p>28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8" calcext:value-type="float">
            <text:p>28</text:p>
          </table:table-cell>
          <table:table-cell/>
          <table:table-cell table:style-name="ce293"/>
          <table:table-cell table:number-columns-repeated="2"/>
          <table:table-cell table:style-name="ce295"/>
          <table:table-cell table:style-name="ce284" office:value-type="float" office:value="28" calcext:value-type="float">
            <text:p>28</text:p>
          </table:table-cell>
          <table:table-cell table:style-name="ce287" office:value-type="float" office:value="0.376092297350621" calcext:value-type="float">
            <text:p>0,37609229735062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0:.AQ30])" office:value-type="string" office:string-value="-20%" calcext:value-type="string">
            <text:p>-20%</text:p>
          </table:table-cell>
          <table:table-cell table:style-name="ce325" table:formula="of:=IF([.AO30]=&quot;+&quot;;1+[.AP30]/100;1-[.AP30]/100)" office:value-type="float" office:value="0.8" calcext:value-type="float">
            <text:p>0,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0:.AV30])" office:value-type="string" office:string-value="+30%" calcext:value-type="string">
            <text:p>+30%</text:p>
          </table:table-cell>
          <table:table-cell table:style-name="ce325" table:formula="of:=IF([.AT30]=&quot;+&quot;;1+[.AU30]/100;1-[.AU30]/100)" office:value-type="float" office:value="1.3" calcext:value-type="float">
            <text:p>1,3</text:p>
          </table:table-cell>
          <table:table-cell table:style-name="ce296" table:formula="of:=[.AX30]*[.AS30]" office:value-type="float" office:value="1.04" calcext:value-type="float">
            <text:p>1,04</text:p>
          </table:table-cell>
          <table:table-cell table:style-name="ce309" table:formula="of:=IF([.AY30]&lt;1;&quot;-&quot;;&quot;+&quot;)" office:value-type="string" office:string-value="+" calcext:value-type="string">
            <text:p>+</text:p>
          </table:table-cell>
          <table:table-cell table:style-name="ce296" table:formula="of:=ROUND(100*IF([.AY30]&gt;=1;[.AY30]-1;1-[.AY30]);0)" office:value-type="float" office:value="4" calcext:value-type="float">
            <text:p>4</text:p>
          </table:table-cell>
          <table:table-cell table:style-name="ce309" table:formula="of:=IF([.BA30]=0;&quot;0&quot;;COM.MICROSOFT.CONCAT([.AZ30:.BA30]))" office:value-type="string" office:string-value="+4" calcext:value-type="string">
            <text:p>+4</text:p>
          </table:table-cell>
          <table:table-cell table:style-name="ce287" table:formula="of:=RANK([.AN30];[.$AN$3:.$AN$32];0)" office:value-type="float" office:value="15" calcext:value-type="float">
            <text:p>15</text:p>
          </table:table-cell>
          <table:table-cell table:style-name="ce284" office:value-type="float" office:value="28" calcext:value-type="float">
            <text:p>28</text:p>
          </table:table-cell>
          <table:table-cell table:style-name="ce332"/>
          <table:table-cell table:number-columns-repeated="20"/>
        </table:table-row>
        <table:table-row table:style-name="ro5">
          <table:table-cell table:style-name="ce284" office:value-type="float" office:value="29" calcext:value-type="float">
            <text:p>29</text:p>
          </table:table-cell>
          <table:table-cell table:number-columns-repeated="14"/>
          <table:table-cell table:style-name="ce284" office:value-type="float" office:value="29" calcext:value-type="float">
            <text:p>29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9" calcext:value-type="float">
            <text:p>29</text:p>
          </table:table-cell>
          <table:table-cell/>
          <table:table-cell table:style-name="ce293"/>
          <table:table-cell table:number-columns-repeated="2"/>
          <table:table-cell table:style-name="ce295"/>
          <table:table-cell table:style-name="ce284" office:value-type="float" office:value="29" calcext:value-type="float">
            <text:p>29</text:p>
          </table:table-cell>
          <table:table-cell table:style-name="ce287" office:value-type="float" office:value="0.725634382430451" calcext:value-type="float">
            <text:p>0,72563438243045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1:.AQ31])" office:value-type="string" office:string-value="+30%" calcext:value-type="string">
            <text:p>+30%</text:p>
          </table:table-cell>
          <table:table-cell table:style-name="ce325" table:formula="of:=IF([.AO31]=&quot;+&quot;;1+[.AP31]/100;1-[.AP31]/100)" office:value-type="float" office:value="1.3" calcext:value-type="float">
            <text:p>1,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1:.AV31])" office:value-type="string" office:string-value="+50%" calcext:value-type="string">
            <text:p>+50%</text:p>
          </table:table-cell>
          <table:table-cell table:style-name="ce325" table:formula="of:=IF([.AT31]=&quot;+&quot;;1+[.AU31]/100;1-[.AU31]/100)" office:value-type="float" office:value="1.5" calcext:value-type="float">
            <text:p>1,5</text:p>
          </table:table-cell>
          <table:table-cell table:style-name="ce296" table:formula="of:=[.AX31]*[.AS31]" office:value-type="float" office:value="1.95" calcext:value-type="float">
            <text:p>1,95</text:p>
          </table:table-cell>
          <table:table-cell table:style-name="ce309" table:formula="of:=IF([.AY31]&lt;1;&quot;-&quot;;&quot;+&quot;)" office:value-type="string" office:string-value="+" calcext:value-type="string">
            <text:p>+</text:p>
          </table:table-cell>
          <table:table-cell table:style-name="ce296" table:formula="of:=ROUND(100*IF([.AY31]&gt;=1;[.AY31]-1;1-[.AY31]);0)" office:value-type="float" office:value="95" calcext:value-type="float">
            <text:p>95</text:p>
          </table:table-cell>
          <table:table-cell table:style-name="ce309" table:formula="of:=IF([.BA31]=0;&quot;0&quot;;COM.MICROSOFT.CONCAT([.AZ31:.BA31]))" office:value-type="string" office:string-value="+95" calcext:value-type="string">
            <text:p>+95</text:p>
          </table:table-cell>
          <table:table-cell table:style-name="ce287" table:formula="of:=RANK([.AN31];[.$AN$3:.$AN$32];0)" office:value-type="float" office:value="8" calcext:value-type="float">
            <text:p>8</text:p>
          </table:table-cell>
          <table:table-cell table:style-name="ce284" office:value-type="float" office:value="29" calcext:value-type="float">
            <text:p>29</text:p>
          </table:table-cell>
          <table:table-cell table:number-columns-repeated="21"/>
        </table:table-row>
        <table:table-row table:style-name="ro5">
          <table:table-cell table:style-name="ce284" office:value-type="float" office:value="30" calcext:value-type="float">
            <text:p>30</text:p>
          </table:table-cell>
          <table:table-cell table:number-columns-repeated="14"/>
          <table:table-cell table:style-name="ce284" office:value-type="float" office:value="30" calcext:value-type="float">
            <text:p>30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30" calcext:value-type="float">
            <text:p>30</text:p>
          </table:table-cell>
          <table:table-cell/>
          <table:table-cell table:style-name="ce293"/>
          <table:table-cell table:number-columns-repeated="2"/>
          <table:table-cell table:style-name="ce295"/>
          <table:table-cell table:style-name="ce284" office:value-type="float" office:value="30" calcext:value-type="float">
            <text:p>30</text:p>
          </table:table-cell>
          <table:table-cell table:style-name="ce287" office:value-type="float" office:value="0.778367345034965" calcext:value-type="float">
            <text:p>0,77836734503496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2:.AQ32])" office:value-type="string" office:string-value="-30%" calcext:value-type="string">
            <text:p>-30%</text:p>
          </table:table-cell>
          <table:table-cell table:style-name="ce325" table:formula="of:=IF([.AO32]=&quot;+&quot;;1+[.AP32]/100;1-[.AP32]/100)" office:value-type="float" office:value="0.7" calcext:value-type="float">
            <text:p>0,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2:.AV32])" office:value-type="string" office:string-value="+90%" calcext:value-type="string">
            <text:p>+90%</text:p>
          </table:table-cell>
          <table:table-cell table:style-name="ce325" table:formula="of:=IF([.AT32]=&quot;+&quot;;1+[.AU32]/100;1-[.AU32]/100)" office:value-type="float" office:value="1.9" calcext:value-type="float">
            <text:p>1,9</text:p>
          </table:table-cell>
          <table:table-cell table:style-name="ce296" table:formula="of:=[.AX32]*[.AS32]" office:value-type="float" office:value="1.33" calcext:value-type="float">
            <text:p>1,33</text:p>
          </table:table-cell>
          <table:table-cell table:style-name="ce309" table:formula="of:=IF([.AY32]&lt;1;&quot;-&quot;;&quot;+&quot;)" office:value-type="string" office:string-value="+" calcext:value-type="string">
            <text:p>+</text:p>
          </table:table-cell>
          <table:table-cell table:style-name="ce296" table:formula="of:=ROUND(100*IF([.AY32]&gt;=1;[.AY32]-1;1-[.AY32]);0)" office:value-type="float" office:value="33" calcext:value-type="float">
            <text:p>33</text:p>
          </table:table-cell>
          <table:table-cell table:style-name="ce309" table:formula="of:=IF([.BA32]=0;&quot;0&quot;;COM.MICROSOFT.CONCAT([.AZ32:.BA32]))" office:value-type="string" office:string-value="+33" calcext:value-type="string">
            <text:p>+33</text:p>
          </table:table-cell>
          <table:table-cell table:style-name="ce287" table:formula="of:=RANK([.AN32];[.$AN$3:.$AN$32];0)" office:value-type="float" office:value="6" calcext:value-type="float">
            <text:p>6</text:p>
          </table:table-cell>
          <table:table-cell table:style-name="ce284" office:value-type="float" office:value="30" calcext:value-type="float">
            <text:p>30</text:p>
          </table:table-cell>
          <table:table-cell table:number-columns-repeated="21"/>
        </table:table-row>
        <table:table-row table:style-name="ro5">
          <table:table-cell table:number-columns-repeated="77"/>
        </table:table-row>
        <table:table-row table:style-name="ro5" table:number-rows-repeated="31">
          <table:table-cell/>
          <table:table-cell table:style-name="ce369" table:number-columns-repeated="32"/>
          <table:table-cell table:number-columns-repeated="44"/>
        </table:table-row>
        <table:table-row table:style-name="ro5" table:number-rows-repeated="1048511">
          <table:table-cell table:number-columns-repeated="77"/>
        </table:table-row>
        <table:table-row table:style-name="ro5">
          <table:table-cell table:number-columns-repeated="77"/>
        </table:table-row>
        <calcext:conditional-formats>
          <calcext:conditional-format calcext:target-range-address="Données.BR4:Données.BY13">
            <calcext:condition calcext:apply-style-name="FAUX" calcext:value="formula-is(IF([.$E4]=&quot;FAUX&quot;))" calcext:base-cell-address="Données.BR4"/>
            <calcext:condition calcext:apply-style-name="VRAI" calcext:value="formula-is(IF([.$E4]=&quot;VRAI&quot;))" calcext:base-cell-address="Données.BR4"/>
          </calcext:conditional-format>
        </calcext:conditional-formats>
      </table:table>
      <table:table table:name="Synthèse" table:style-name="ta7" table:protected="true" table:protection-key="TDiqq4RySBoWdGe6y42SHfEMX5M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61" table:default-cell-style-name="ce404"/>
        <table:table-column table:style-name="co62" table:default-cell-style-name="ce404"/>
        <table:table-column table:style-name="co63" table:default-cell-style-name="ce404"/>
        <table:table-column table:style-name="co64" table:default-cell-style-name="ce404"/>
        <table:table-column table:style-name="co65" table:default-cell-style-name="ce404"/>
        <table:table-column table:style-name="co66" table:default-cell-style-name="ce404"/>
        <table:table-column table:style-name="co1" table:number-columns-repeated="58" table:default-cell-style-name="ce404"/>
        <table:table-row table:style-name="ro11">
          <table:table-cell table:style-name="ce426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432"/>
          <table:table-cell table:style-name="ce411" table:formula="of:=IF([.$G$1];&quot;Notes&quot;;&quot;&quot;)" office:value-type="string" office:string-value="Notes" calcext:value-type="string">
            <text:p>Notes</text:p>
          </table:table-cell>
          <table:table-cell table:style-name="ce411" table:formula="of:=IF([.$G$1];&quot;Faît&quot;;&quot;&quot;)" office:value-type="string" office:string-value="Faît" calcext:value-type="string">
            <text:p>Faît</text:p>
          </table:table-cell>
          <table:table-cell table:style-name="ce411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441"/>
          <table:table-cell table:style-name="ce443" table:formula="of:=IF([.A8]=[.B94];1;0)" office:value-type="float" office:value="1" calcext:value-type="float">
            <text:p>1</text:p>
          </table:table-cell>
          <table:table-cell table:style-name="ce419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432"/>
          <table:table-cell table:number-columns-repeated="55"/>
        </table:table-row>
        <table:table-row table:style-name="ro11">
          <table:table-cell table:style-name="ce427" table:formula="of:=IF([.$G$1];&quot;1&quot;;&quot;&quot;)" office:value-type="string" office:string-value="1" calcext:value-type="string">
            <text:p>1</text:p>
          </table:table-cell>
          <table:table-cell table:style-name="ce427" table:formula="of:=IF([.$G$1];&quot;%&quot;;&quot;&quot;)" office:value-type="string" office:string-value="%" calcext:value-type="string">
            <text:p>%</text:p>
          </table:table-cell>
          <table:table-cell table:style-name="ce437" table:formula="of:=IF([.$G$1];[$Données.BR16];&quot;&quot;)" office:value-type="float" office:value="0" calcext:value-type="float">
            <text:p>0</text:p>
          </table:table-cell>
          <table:table-cell table:style-name="ce437" table:formula="of:=IF([.$G$1];IF(COUNTA([$'%'.$D$4:.$D$13])&lt;&gt;0;&quot;Oui&quot;;&quot;Non&quot;);&quot;&quot;)" office:value-type="string" office:string-value="Non" calcext:value-type="string">
            <text:p>Non</text:p>
          </table:table-cell>
          <table:table-cell table:style-name="ce437" table:formula="of:=IF([.$G$1];IF(COUNTA([$'%'.$D$4:.$D$13])&lt;&gt;0;1;0);&quot;&quot;)" office:value-type="float" office:value="0" calcext:value-type="float">
            <text:p>0</text:p>
          </table:table-cell>
          <table:table-cell table:style-name="ce441"/>
          <table:table-cell/>
          <table:covered-table-cell table:style-name="ce411"/>
          <table:covered-table-cell table:style-name="ce437"/>
          <table:table-cell table:number-columns-repeated="55"/>
        </table:table-row>
        <table:table-row table:style-name="ro11">
          <table:table-cell table:style-name="ce428" table:formula="of:=IF([.$G$1];&quot;2&quot;;&quot;&quot;)" office:value-type="string" office:string-value="2" calcext:value-type="string">
            <text:p>2</text:p>
          </table:table-cell>
          <table:table-cell table:style-name="ce428" table:formula="of:=IF([.$G$1];&quot;% --&gt; x&quot;;&quot;&quot;)" office:value-type="string" office:string-value="% --&gt; x" calcext:value-type="string">
            <text:p>% --&gt; x</text:p>
          </table:table-cell>
          <table:table-cell table:style-name="ce438" table:formula="of:=IF([.$G$1];[$Données.BS16];&quot;&quot;)" office:value-type="float" office:value="0" calcext:value-type="float">
            <text:p>0</text:p>
          </table:table-cell>
          <table:table-cell table:style-name="ce438" table:formula="of:=IF([.$G$1];IF(OR(COUNTA([$'% --&gt; x'.$C$4:.$C$13])&lt;&gt;0;COUNTA([$'% --&gt; x'.$H$4:.$H$13])&lt;&gt;0);&quot;Oui&quot;;&quot;Non&quot;);&quot;&quot;)" office:value-type="string" office:string-value="Non" calcext:value-type="string">
            <text:p>Non</text:p>
          </table:table-cell>
          <table:table-cell table:style-name="ce438" table:formula="of:=IF([.$G$1];IF(OR(COUNTA([$'% --&gt; x'.$C$4:.$C$13])&lt;&gt;0;COUNTA([$'% --&gt; x'.$H$4:.$H$13])&lt;&gt;0);1;0);&quot;&quot;)" office:value-type="float" office:value="0" calcext:value-type="float">
            <text:p>0</text:p>
          </table:table-cell>
          <table:table-cell table:number-columns-repeated="2"/>
          <table:table-cell table:style-name="ce445" table:formula="of:=IF([.$G$1];IF(SUM([.E2:.E6])=0;0;ROUND(2*SUMPRODUCT([.C2:.C6];[.E2:.E6])/SUM([.E2:.E6]);0)/2);&quot;&quot;)" office:value-type="float" office:value="0" calcext:value-type="float" table:number-columns-spanned="1" table:number-rows-spanned="2">
            <text:p>0</text:p>
          </table:table-cell>
          <table:table-cell table:style-name="ce419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1">
          <table:table-cell table:style-name="ce427" table:formula="of:=IF([.$G$1];&quot;3&quot;;&quot;&quot;)" office:value-type="string" office:string-value="3" calcext:value-type="string">
            <text:p>3</text:p>
          </table:table-cell>
          <table:table-cell table:style-name="ce427" table:formula="of:=IF([.$G$1];&quot;x --&gt; %&quot;;&quot;&quot;)" office:value-type="string" office:string-value="x --&gt; %" calcext:value-type="string">
            <text:p>x --&gt; %</text:p>
          </table:table-cell>
          <table:table-cell table:style-name="ce437" table:formula="of:=IF([.$G$1];[$Données.BU16];&quot;&quot;)" office:value-type="float" office:value="0" calcext:value-type="float">
            <text:p>0</text:p>
          </table:table-cell>
          <table:table-cell table:style-name="ce437" table:formula="of:=IF([.$G$1];IF(OR(COUNTA([$'x --&gt; %'.$C$4:.$C$13])&lt;&gt;0;COUNTA([$'x --&gt; %'.$H$4:.$H$13])&lt;&gt;0);&quot;Oui&quot;;&quot;Non&quot;);&quot;&quot;)" office:value-type="string" office:string-value="Non" calcext:value-type="string">
            <text:p>Non</text:p>
          </table:table-cell>
          <table:table-cell table:style-name="ce437" table:formula="of:=IF([.$G$1];IF(OR(COUNTA([$'x --&gt; %'.$C$4:.$C$13])&lt;&gt;0;COUNTA([$'x --&gt; %'.$H$4:.$H$13])&lt;&gt;0);1;0);&quot;&quot;)" office:value-type="float" office:value="0" calcext:value-type="float">
            <text:p>0</text:p>
          </table:table-cell>
          <table:table-cell table:style-name="ce442"/>
          <table:table-cell/>
          <table:covered-table-cell table:style-name="ce81"/>
          <table:covered-table-cell table:style-name="ce85"/>
          <table:table-cell table:number-columns-repeated="55"/>
        </table:table-row>
        <table:table-row table:style-name="ro11">
          <table:table-cell table:style-name="ce428" table:formula="of:=IF([.$G$1];&quot;4&quot;;&quot;&quot;)" office:value-type="string" office:string-value="4" calcext:value-type="string">
            <text:p>4</text:p>
          </table:table-cell>
          <table:table-cell table:style-name="ce428" table:formula="of:=IF([.$G$1];&quot;% successifs&quot;;&quot;&quot;)" office:value-type="string" office:string-value="% successifs" calcext:value-type="string">
            <text:p>% successifs</text:p>
          </table:table-cell>
          <table:table-cell table:style-name="ce438" table:formula="of:=IF([.$G$1];[$Données.BW16];&quot;&quot;)" office:value-type="float" office:value="0" calcext:value-type="float">
            <text:p>0</text:p>
          </table:table-cell>
          <table:table-cell table:style-name="ce438" table:formula="of:=IF([.$G$1];IF(COUNTA([$'% successifs'.$D$4:.$D$13])&lt;&gt;0;&quot;Oui&quot;;&quot;Non&quot;);&quot;&quot;)" office:value-type="string" office:string-value="Non" calcext:value-type="string">
            <text:p>Non</text:p>
          </table:table-cell>
          <table:table-cell table:style-name="ce438" table:formula="of:=IF([.$G$1];IF(COUNTA([$'% successifs'.$D$4:.$D$13])&lt;&gt;0;1;0);&quot;&quot;)" office:value-type="float" office:value="0" calcext:value-type="float">
            <text:p>0</text:p>
          </table:table-cell>
          <table:table-cell table:style-name="ce442"/>
          <table:table-cell table:number-columns-repeated="2"/>
          <table:table-cell table:style-name="ce446"/>
          <table:table-cell table:number-columns-repeated="55"/>
        </table:table-row>
        <table:table-row table:style-name="ro11">
          <table:table-cell table:style-name="ce427" table:formula="of:=IF([.$G$1];&quot;5&quot;;&quot;&quot;)" office:value-type="string" office:string-value="5" calcext:value-type="string">
            <text:p>5</text:p>
          </table:table-cell>
          <table:table-cell table:style-name="ce427" table:formula="of:=IF([.$G$1];&quot;x1 &lt;--&gt; x2&quot;;&quot;&quot;)" office:value-type="string" office:string-value="x1 &lt;--&gt; x2" calcext:value-type="string">
            <text:p>x1 &lt;--&gt; x2</text:p>
          </table:table-cell>
          <table:table-cell table:style-name="ce439" table:formula="of:=IF([.$G$1];[$Données.BX16];&quot;&quot;)" office:value-type="float" office:value="0" calcext:value-type="float">
            <text:p>0</text:p>
          </table:table-cell>
          <table:table-cell table:style-name="ce437" table:formula="of:=IF([.$G$1];IF(OR(COUNTA([$'x1 &lt;--&gt; x2'.$C$4:.$C$13])&lt;&gt;0;COUNTA([$'x1 &lt;--&gt; x2'.$H$4:.$H$13])&lt;&gt;0);&quot;Oui&quot;;&quot;Non&quot;);&quot;&quot;)" office:value-type="string" office:string-value="Non" calcext:value-type="string">
            <text:p>Non</text:p>
          </table:table-cell>
          <table:table-cell table:style-name="ce437" table:formula="of:=IF([.$G$1];IF(OR(COUNTA([$'x1 &lt;--&gt; x2'.$C$4:.$C$13])&lt;&gt;0;COUNTA([$'x1 &lt;--&gt; x2'.$H$4:.$H$13])&lt;&gt;0);1;0);&quot;&quot;)" office:value-type="float" office:value="0" calcext:value-type="float">
            <text:p>0</text:p>
          </table:table-cell>
          <table:table-cell table:style-name="ce442"/>
          <table:table-cell table:number-columns-repeated="2"/>
          <table:table-cell table:style-name="ce446"/>
          <table:table-cell table:number-columns-repeated="55"/>
        </table:table-row>
        <table:table-row table:style-name="ro12">
          <table:table-cell table:number-columns-repeated="64"/>
        </table:table-row>
        <table:table-row table:style-name="ro12">
          <table:table-cell table:style-name="ce43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2">
          <table:covered-table-cell table:number-columns-repeated="5"/>
          <table:table-cell table:number-columns-repeated="59"/>
        </table:table-row>
        <table:table-row table:style-name="ro12">
          <table:table-cell table:number-columns-repeated="64"/>
        </table:table-row>
        <table:table-row table:style-name="ro12">
          <table:table-cell table:number-columns-repeated="2"/>
          <table:table-cell table:style-name="ce440"/>
          <table:table-cell table:number-columns-repeated="61"/>
        </table:table-row>
        <table:table-row table:style-name="ro12">
          <table:table-cell table:number-columns-repeated="64"/>
        </table:table-row>
        <table:table-row table:style-name="ro11">
          <table:table-cell table:style-name="ce369"/>
          <table:table-cell table:style-name="ce433"/>
          <table:table-cell table:number-columns-repeated="62"/>
        </table:table-row>
        <table:table-row table:style-name="ro11">
          <table:table-cell/>
          <table:table-cell table:style-name="ce434"/>
          <table:table-cell table:number-columns-repeated="62"/>
        </table:table-row>
        <table:table-row table:style-name="ro11">
          <table:table-cell/>
          <table:table-cell table:style-name="ce435"/>
          <table:table-cell table:number-columns-repeated="62"/>
        </table:table-row>
        <table:table-row table:style-name="ro12" table:number-rows-repeated="78">
          <table:table-cell table:number-columns-repeated="64"/>
        </table:table-row>
        <table:table-row table:style-name="ro12">
          <table:table-cell table:style-name="ce431" office:value-type="string" calcext:value-type="string">
            <text:p>MDP :</text:p>
          </table:table-cell>
          <table:table-cell table:style-name="ce431" office:value-type="string" calcext:value-type="string">
            <text:p>KELLER Stéphane</text:p>
          </table:table-cell>
          <table:table-cell table:number-columns-repeated="62"/>
        </table:table-row>
        <table:table-row table:style-name="ro12" table:number-rows-repeated="1048481">
          <table:table-cell table:number-columns-repeated="64"/>
        </table:table-row>
        <table:table-row table:style-name="ro1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2" svg:font-family="'Times New Roman'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number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number:max-denominator-value="9"/>
    </number:number-style>
    <number:number-style style:name="N112">
      <number:text>M</number:text>
      <number:number number:decimal-places="0" number:min-decimal-places="0" number:min-integer-digits="0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23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number:min-decimal-places="0" number:min-integer-digits="0"/>
      <number:text> / 3</number:text>
    </number:number-style>
    <number:percentage-style style:name="N125">
      <number:number number:decimal-places="0" number:min-decimal-places="0" number:min-integer-digits="1"/>
      <number:text>%</number:text>
    </number:percentage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3" number:min-decimal-places="3" number:min-integer-digits="1" number:grouping="true"/>
    </number:number-style>
    <number:number-style style:name="N128">
      <number:number number:decimal-places="4" number:min-decimal-places="4" number:min-integer-digits="1" number:grouping="true"/>
    </number:number-style>
    <number:number-style style:name="N129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30">
      <number:number number:decimal-places="9" number:min-decimal-places="0" number:min-integer-digits="1" number:decimal-replacement="" number:grouping="true"/>
    </number:number-style>
    <number:number-style style:name="N131">
      <number:number number:decimal-places="2" number:min-decimal-places="0" number:min-integer-digits="0" number:decimal-replacement="" number:grouping="true"/>
    </number:number-style>
    <number:number-style style:name="N132">
      <number:number number:decimal-places="2" number:min-decimal-places="0" number:min-integer-digits="1" number:decimal-replacement="" number:grouping="true"/>
    </number:number-style>
    <number:number-style style:name="N133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34">
      <number:number number:decimal-places="3" number:min-decimal-places="0" number:min-integer-digits="0" number:decimal-replacement="" number:grouping="true"/>
    </number:number-style>
    <number:number-style style:name="N135">
      <number:number number:decimal-places="3" number:min-decimal-places="0" number:min-integer-digits="1" number:decimal-replacement=""/>
    </number:number-style>
    <number:number-style style:name="N136">
      <number:number number:decimal-places="3" number:min-decimal-places="0" number:min-integer-digits="1" number:decimal-replacement="" number:grouping="true"/>
    </number:number-style>
    <number:number-style style:name="N137">
      <number:number number:decimal-places="9" number:min-decimal-places="0" number:min-integer-digits="4" number:decimal-replacement="" number:grouping="true"/>
    </number:number-style>
    <number:number-style style:name="N138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39">
      <number:number number:decimal-places="12" number:min-decimal-places="0" number:min-integer-digits="1" number:decimal-replacement=""/>
    </number:number-style>
    <number:number-style style:name="N140">
      <number:number number:decimal-places="12" number:min-decimal-places="12" number:min-integer-digits="1" number:grouping="true"/>
    </number:number-style>
    <number:currency-style style:name="N142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number:min-decimal-places="0" number:min-integer-digits="0"/>
    </number:number-style>
    <number:number-style style:name="N156">
      <number:number number:decimal-places="1" number:min-decimal-places="1" number:min-integer-digits="0"/>
    </number:number-style>
    <number:number-style style:name="N157">
      <number:number number:decimal-places="1" number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number:max-denominator-value="9"/>
    </number:number-style>
    <number:number-style style:name="N159">
      <number:number number:decimal-places="6" number:min-decimal-places="0" number:min-integer-digits="1" number:decimal-replacement=""/>
    </number:number-style>
    <number:number-style style:name="N160">
      <number:number number:decimal-places="14" number:min-decimal-places="14" number:min-integer-digits="1"/>
    </number:number-style>
    <number:number-style style:name="N161">
      <number:number number:decimal-places="13" number:min-decimal-places="13" number:min-integer-digits="1"/>
    </number:number-style>
    <number:number-style style:name="N162">
      <number:number number:decimal-places="12" number:min-decimal-places="12" number:min-integer-digits="1"/>
    </number:number-style>
    <number:number-style style:name="N163">
      <number:number number:decimal-places="11" number:min-decimal-places="11" number:min-integer-digits="1"/>
    </number:number-style>
    <number:number-style style:name="N164">
      <number:number number:decimal-places="0" number:min-decimal-places="0" number:min-integer-digits="2"/>
    </number:number-style>
    <number:number-style style:name="N165" number:title="Défini par l'utilisateur">
      <number:fraction number:min-numerator-digits="2" loext:max-numerator-digits="2" number:min-denominator-digits="2" number:max-denominator-value="99"/>
    </number:number-style>
    <number:number-style style:name="N166">
      <number:fraction number:min-integer-digits="0" number:min-numerator-digits="2" loext:max-numerator-digits="2" number:min-denominator-digits="1" number:max-denominator-value="9"/>
    </number:number-style>
    <number:number-style style:name="N167">
      <number:number number:decimal-places="2" number:min-decimal-places="0" number:min-integer-digits="1" number:decimal-replacement=""/>
    </number:number-style>
    <number:number-style style:name="N168" number:title="Défini par l'utilisateur">
      <number:fraction number:min-numerator-digits="6" loext:max-numerator-digits="6" number:min-denominator-digits="6" number:max-denominator-value="99999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text-style style:name="N185" number:title="Défini par l'utilisateur">
      <number:text-content/>
      <number:text>%</number:text>
    </number:text-style>
    <number:number-style style:name="N186">
      <number:fraction number:min-integer-digits="0" number:min-numerator-digits="2" loext:max-numerator-digits="2" number:min-denominator-digits="2" number:max-denominator-value="99"/>
    </number:number-style>
    <number:number-style style:name="N187" number:title="Défini par l'utilisateur">
      <number:fraction number:min-numerator-digits="3" loext:max-numerator-digits="3" number:min-denominator-digits="3" number:max-denominator-value="999"/>
    </number:number-style>
    <number:number-style style:name="N188" number:title="Défini par l'utilisateur">
      <number:fraction number:min-numerator-digits="1" loext:max-numerator-digits="4" number:min-denominator-digits="5" number:max-denominator-value="99999"/>
    </number:number-style>
    <number:number-style style:name="N189" number:title="Défini par l'utilisateur">
      <number:fraction number:min-numerator-digits="1" loext:max-numerator-digits="5" number:min-denominator-digits="5" number:max-denominator-value="99999"/>
    </number:number-style>
    <number:number-style style:name="N190" number:title="Défini par l'utilisateur">
      <number:fraction number:min-numerator-digits="1" loext:max-numerator-digits="4" number:min-denominator-digits="1" number:max-denominator-value="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1:07:02.0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2-27T08:27:02.57</meta:creation-date>
    <dc:date>2020-12-09T11:07:34.715000000</dc:date>
    <meta:editing-duration>P2DT2H38M58S</meta:editing-duration>
    <meta:editing-cycles>599</meta:editing-cycles>
    <meta:generator>LibreOffice/7.0.3.1$Windows_X86_64 LibreOffice_project/d7547858d014d4cf69878db179d326fc3483e082</meta:generator>
    <meta:document-statistic meta:table-count="8" meta:cell-count="2417" meta:object-count="31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	Dim Plage1 as Object, Plage2 as Object

	rem purge nombres saisis %
	Feuille = thisComponent.Sheets.getByName("%") 'Accès dans ce classeur à une feuille par son nom
	Plage = Feuille.getCellRangeByName("D4:D13") 'Accès dans cette feuille à une plage par son nom
	Plage.clearContents(5) 'Efface plage avec format nombre + texte

	rem purge nombres saisis % --&gt; x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x --&gt; %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% successifs
	Feuille = thisComponent.Sheets.getByName("% successifs") 'Accès dans ce classeur à une feuille par son nom
	Plage = Feuille.getCellRangeByName("D4:D13") 'Accès dans cette feuille à une plage par son nom
	Plage.clearContents(5) 'Efface plage avec format nombre + texte

	rem purge nombres saisis x1 &lt;--&gt; x2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%
Sub RAZ_Pourcent()
	Dim Feuille as Object, Plage as Object
	Feuille = thisComponent.Sheets.getByName("%") 'Accès dans ce classeur à une feuille par son nom
	Plage = Feuille.getCellRangeByName("D4:D13") 'Accès dans cette feuille à une plage par son nom
	Plage.clearContents(5) 'Efface plage avec format nombre + texte
End Sub

rem purge nombres saisis % --&gt; x
Sub RAZ_Pourcent_coeff_multi()
	Dim Feuille as Object, Plage1 as Object, Plage2 as Object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 --&gt; %
Sub RAZ_Coeff_multi_pourcent()
	Dim Feuille as Object, Plage1 as Object, Plage2 as Object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1 &lt;--&gt; x2
Sub RAZ_Pourcent_reciproque()
	Dim Feuille as Object, Plage1 as Object, Plage2 as Object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% successifs
Sub RAZ_Pourcent_successifs()
	Dim Feuille as Object, Plage as Object
	Feuille = thisComponent.Sheets.getByName("% successifs") 'Accès dans ce classeur à une feuille par son nom
	Plage = Feuille.getCellRangeByName("D4:D13") 'Accès dans cette feuille à une plage par son nom
	Plage.clearContents(5) 'Efface plage avec format nombre + texte
End Sub
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or ligne = 3 to 26
		Feuille.GetCellRangeByName("B" &amp; ligne).value = RND()
	Next ligne

	Feuille.GetCellRangeByName("D12").value = SK_ALEA(1,9)
	Feuille.GetCellRangeByName("D13").value = SK_ALEA(11,19)
	Feuille.GetCellRangeByName("D14").value = SK_ALEA(21,29)
	Feuille.GetCellRangeByName("D15").value = SK_ALEA(31,39)
	Feuille.GetCellRangeByName("D16").value = SK_ALEA(41,49)
	Feuille.GetCellRangeByName("D17").value = SK_ALEA(51,59)
	Feuille.GetCellRangeByName("D18").value = SK_ALEA(61,69)
	Feuille.GetCellRangeByName("D19").value = SK_ALEA(71,79)
	Feuille.GetCellRangeByName("D20").value = SK_ALEA(81,89)
	Feuille.GetCellRangeByName("D21").value = SK_ALEA(91,99)

	For ligne = 3 to 25
		Feuille.GetCellRangeByName("I" &amp; ligne).value = RND()
	Next ligne

	Feuille.GetCellRangeByName("K12").value = SK_ALEA(1,9)
	Feuille.GetCellRangeByName("K13").value = SK_ALEA(11,19)
	Feuille.GetCellRangeByName("K14").value = SK_ALEA(21,29)
	Feuille.GetCellRangeByName("K15").value = SK_ALEA(31,39)
	Feuille.GetCellRangeByName("K16").value = SK_ALEA(41,49)
	Feuille.GetCellRangeByName("K17").value = SK_ALEA(51,59)
	Feuille.GetCellRangeByName("K18").value = SK_ALEA(61,69)
	Feuille.GetCellRangeByName("K19").value = SK_ALEA(71,79)
	Feuille.GetCellRangeByName("K20").value = SK_ALEA(81,89)
	Feuille.GetCellRangeByName("K21").value = SK_ALEA(91,99)

	For ligne = 3 to 26
		Feuille.GetCellRangeByName("Q" &amp; ligne).value = RND()
	Next ligne

	Feuille.GetCellRangeByName("S12").value = 1-SK_ALEA(1,9)/100
	Feuille.GetCellRangeByName("S13").value = 1+SK_ALEA(11,19)/100
	Feuille.GetCellRangeByName("S14").value = 1-SK_ALEA(21,29)/100
	Feuille.GetCellRangeByName("S15").value = 1+SK_ALEA(31,39)/100
	Feuille.GetCellRangeByName("S16").value = 1-SK_ALEA(41,49)/100
	Feuille.GetCellRangeByName("S17").value = 1+SK_ALEA(51,59)/100
	Feuille.GetCellRangeByName("S18").value = 1-SK_ALEA(61,69)/100
	Feuille.GetCellRangeByName("S19").value = 1+SK_ALEA(71,79)/100
	Feuille.GetCellRangeByName("S20").value = 1-SK_ALEA(81,89)/100
	Feuille.GetCellRangeByName("S21").value = 1+SK_ALEA(91,99)/100

	For ligne = 3 to 26
		Feuille.GetCellRangeByName("Y" &amp; ligne).value = RND()
	Next ligne

	Feuille.GetCellRangeByName("AA12").value = 1+SK_ALEA(1,9)/100
	Feuille.GetCellRangeByName("AA13").value = 1-SK_ALEA(11,19)/100
	Feuille.GetCellRangeByName("AA14").value = 1+SK_ALEA(21,29)/100
	Feuille.GetCellRangeByName("AA15").value = 1-SK_ALEA(31,39)/100
	Feuille.GetCellRangeByName("AA16").value = 1+SK_ALEA(41,49)/100
	Feuille.GetCellRangeByName("AA17").value = 1-SK_ALEA(51,59)/100
	Feuille.GetCellRangeByName("AA18").value = 1+SK_ALEA(61,69)/100
	Feuille.GetCellRangeByName("AA19").value = 1-SK_ALEA(71,79)/100
	Feuille.GetCellRangeByName("AA20").value = 1+SK_ALEA(81,89)/100
	Feuille.GetCellRangeByName("AA21").value = 1-SK_ALEA(91,99)/100

	For ligne = 3 to 27
		Feuille.GetCellRangeByName("AH" &amp; ligne).value = RND()
	Next ligne

	For ligne = 3 to 14
		Feuille.GetCellRangeByName("AI" &amp; ligne).value = SK_Alea(1,5)/10
	Next ligne
	For ligne = 15 to 27
		Feuille.GetCellRangeByName("AI" &amp; ligne).value = SK_Alea(1,9)/10
	Next ligne

	For ligne = 3 to 27
		Feuille.GetCellRangeByName("AJ" &amp; ligne).value = 10*SK_Alea(1,99)
	Next ligne

	For ligne = 3 to 32
		Feuille.GetCellRangeByName("AN" &amp; ligne).value = RND()
	Next ligne

	For ligne = 18 to 32
	If SK_Alea(1,2)=1 Then 
		Feuille.GetCellRangeByName("AO" &amp; ligne).string = "+"
		Else Feuille.GetCellRangeByName("AO" &amp; ligne).string = "-"
	End If
	Next ligne

	For ligne = 18 to 32
		Feuille.GetCellRangeByName("AP" &amp; ligne).value = 10*SK_Alea(1,9)
	Next ligne

	For ligne = 3 to 32
	If SK_Alea(1,2)=1 Then 
		Feuille.GetCellRangeByName("AT" &amp; ligne).string = "+"
		Else Feuille.GetCellRangeByName("AT" &amp; ligne).string = "-"
	End If
	Next ligne

	For ligne = 3 to 32
		Feuille.GetCellRangeByName("AU" &amp; ligne).value = 10*SK_ALEA(1,9)
	Next ligne

	For ligne = 3 to 29
		Feuille.GetCellRangeByName("BE" &amp; ligne).value = RND()
	Next ligne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